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0.5264in"/>
    </style:style>
    <style:style style:name="co4" style:family="table-column">
      <style:table-column-properties fo:break-before="auto" style:column-width="0.73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598in"/>
    </style:style>
    <style:style style:name="co7" style:family="table-column">
      <style:table-column-properties fo:break-before="auto" style:column-width="0.3791in"/>
    </style:style>
    <style:style style:name="co8" style:family="table-column">
      <style:table-column-properties fo:break-before="auto" style:column-width="0.0835in"/>
    </style:style>
    <style:style style:name="co9" style:family="table-column">
      <style:table-column-properties fo:break-before="auto" style:column-width="0.0917in"/>
    </style:style>
    <style:style style:name="co10" style:family="table-column">
      <style:table-column-properties fo:break-before="auto" style:column-width="0.1in"/>
    </style:style>
    <style:style style:name="co11" style:family="table-column">
      <style:table-column-properties fo:break-before="auto" style:column-width="0.5181in"/>
    </style:style>
    <style:style style:name="co12" style:family="table-column">
      <style:table-column-properties fo:break-before="auto" style:column-width="0.4091in"/>
    </style:style>
    <style:style style:name="co13" style:family="table-column">
      <style:table-column-properties fo:break-before="auto" style:column-width="0.4126in"/>
    </style:style>
    <style:style style:name="co14" style:family="table-column">
      <style:table-column-properties fo:break-before="auto" style:column-width="0.5882in"/>
    </style:style>
    <style:style style:name="co15" style:family="table-column">
      <style:table-column-properties fo:break-before="auto" style:column-width="0.4925in"/>
    </style:style>
    <style:style style:name="co16" style:family="table-column">
      <style:table-column-properties fo:break-before="auto" style:column-width="0.4291in"/>
    </style:style>
    <style:style style:name="co17" style:family="table-column">
      <style:table-column-properties fo:break-before="auto" style:column-width="0.6047in"/>
    </style:style>
    <style:style style:name="co18" style:family="table-column">
      <style:table-column-properties fo:break-before="auto" style:column-width="0.3374in"/>
    </style:style>
    <style:style style:name="co19" style:family="table-column">
      <style:table-column-properties fo:break-before="auto" style:column-width="0.2591in"/>
    </style:style>
    <style:style style:name="co20" style:family="table-column">
      <style:table-column-properties fo:break-before="auto" style:column-width="0.3425in"/>
    </style:style>
    <style:style style:name="co21" style:family="table-column">
      <style:table-column-properties fo:break-before="auto" style:column-width="0.4626in"/>
    </style:style>
    <style:style style:name="co22" style:family="table-column">
      <style:table-column-properties fo:break-before="auto" style:column-width="0.3339in"/>
    </style:style>
    <style:style style:name="co23" style:family="table-column">
      <style:table-column-properties fo:break-before="auto" style:column-width="0.2783in"/>
    </style:style>
    <style:style style:name="co24" style:family="table-column">
      <style:table-column-properties fo:break-before="auto" style:column-width="0.529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21"/>
    <style:style style:name="ce4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21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 style:data-style-name="N121">
      <style:table-cell-properties fo:background-color="#ffff00"/>
      <style:text-properties fo:color="#cc0000"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122"/>
    <style:style style:name="ce9" style:family="table-cell" style:parent-style-name="Default" style:data-style-name="N122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22">
      <style:table-cell-properties fo:background-color="#ffff00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3" style:family="table-cell" style:parent-style-name="Default">
      <style:text-properties fo:color="#990000" fo:font-weight="bold" style:font-weight-asian="bold" style:font-weight-complex="bold"/>
    </style:style>
    <style:style style:name="ce14" style:family="table-cell" style:parent-style-name="Default">
      <style:table-cell-properties fo:background-color="#ffff99"/>
    </style:style>
    <style:style style:name="ce15" style:family="table-cell" style:parent-style-name="Default">
      <style:text-properties fo:color="#999999"/>
    </style:style>
  </office:automatic-styles>
  <office:body>
    <office:spreadsheet>
      <table:table table:name="FailRa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kil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hanc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.7" calcext:value-type="float">
            <text:p>1.7</text:p>
          </table:table-cell>
          <table:table-cell office:value-type="string" calcext:value-type="string">
            <text:p>Multiplier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string" calcext:value-type="string">
            <text:p>Ext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uming Skill &gt; Fail</text:p>
          </table:table-cell>
          <table:table-cell table:number-columns-repeated="3"/>
          <table:table-cell office:value-type="string" calcext:value-type="string">
            <text:p>Assuming Fail &gt; Skill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string" calcext:value-type="string">
            <text:p>Cutoff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Fail2</text:p>
          </table:table-cell>
          <table:table-cell table:style-name="ce1" office:value-type="string" calcext:value-type="string">
            <text:p>Fail3</text:p>
          </table:table-cell>
          <table:table-cell table:style-name="ce1" office:value-type="string" calcext:value-type="string">
            <text:p>Chance</text:p>
          </table:table-cell>
          <table:table-cell table:style-name="ce1" office:value-type="string" calcext:value-type="string">
            <text:p>Fail4</text:p>
          </table:table-cell>
          <table:table-cell table:style-name="ce4" office:value-type="string" calcext:value-type="string">
            <text:p>Fail</text:p>
          </table:table-cell>
          <table:table-cell table:style-name="ce1" office:value-type="string" calcext:value-type="string">
            <text:p>Lev2</text:p>
          </table:table-cell>
          <table:table-cell table:style-name="ce1" office:value-type="string" calcext:value-type="string">
            <text:p>Chance</text:p>
          </table:table-cell>
          <table:table-cell table:style-name="ce1" office:value-type="string" calcext:value-type="string">
            <text:p>Fail</text:p>
          </table:table-cell>
          <table:table-cell table:style-name="ce9" office:value-type="string" calcext:value-type="string">
            <text:p>Fail2</text:p>
          </table:table-cell>
          <table:table-cell table:style-name="ce1" office:value-type="string" calcext:value-type="string">
            <text:p>Lev3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Fail2</text:p>
          </table:table-cell>
          <table:table-cell table:style-name="ce1" office:value-type="string" calcext:value-type="string">
            <text:p>Fail3</text:p>
          </table:table-cell>
          <table:table-cell table:style-name="ce1" office:value-type="string" calcext:value-type="string">
            <text:p>Chance</text:p>
          </table:table-cell>
          <table:table-cell table:style-name="ce1" office:value-type="string" calcext:value-type="string">
            <text:p>Fail4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Lev3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Fail2</text:p>
          </table:table-cell>
          <table:table-cell table:style-name="ce1" office:value-type="string" calcext:value-type="string">
            <text:p>Fail3</text:p>
          </table:table-cell>
          <table:table-cell table:style-name="ce1" office:value-type="string" calcext:value-type="string">
            <text:p>Chance</text:p>
          </table:table-cell>
          <table:table-cell table:style-name="ce1" office:value-type="string" calcext:value-type="string">
            <text:p>Fail4</text:p>
          </table:table-cell>
          <table:table-cell table:style-name="ce1" office:value-type="string" calcext:value-type="string">
            <text:p>Fail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4]+[.$D$1]" office:value-type="float" office:value="100" calcext:value-type="float">
            <text:p>100</text:p>
          </table:table-cell>
          <table:table-cell table:formula="of:=MAX(3; [.B4]-([.$B$1]-[.B4])*2)" office:value-type="float" office:value="168" calcext:value-type="float">
            <text:p>168</text:p>
          </table:table-cell>
          <table:table-cell table:style-name="ce3" table:formula="of:=[.C4]*1000/([.$B$1]*2)/10" office:value-type="float" office:value="127.272727272727" calcext:value-type="float">
            <text:p>127.3</text:p>
          </table:table-cell>
          <table:table-cell table:formula="of:=MAX(3; [.$B$1]-([.B4] - [.$B$1])*2)" office:value-type="float" office:value="3" calcext:value-type="float">
            <text:p>3</text:p>
          </table:table-cell>
          <table:table-cell table:style-name="ce3" table:formula="of:=(1000 - [.E4]*1000/([.B4]*2))/10" office:value-type="float" office:value="98.5" calcext:value-type="float">
            <text:p>98.5</text:p>
          </table:table-cell>
          <table:table-cell table:style-name="ce5" table:formula="of:=IF([.$B$1]&gt;[.B4];[.D4];[.F4])" office:value-type="float" office:value="98.5" calcext:value-type="float">
            <text:p>98.5</text:p>
          </table:table-cell>
          <table:table-cell table:formula="of:=FLOOR(IF([.A4] &gt; 50; 50 + ([.A4] - 50)/2; [.A4]); 1; 0)" office:value-type="float" office:value="75" calcext:value-type="float">
            <text:p>75</text:p>
          </table:table-cell>
          <table:table-cell table:formula="of:=[.$B$1]-[.H4]" office:value-type="float" office:value="-9" calcext:value-type="float">
            <text:p>-9</text:p>
          </table:table-cell>
          <table:table-cell table:style-name="ce7" table:formula="of:=IF([.I4]&lt;3;1000-FLOOR(1000/(3*(3-[.I4]+1)); 1; 0);FLOOR(2000/[.I4]; 1; 0))" office:value-type="float" office:value="975" calcext:value-type="float">
            <text:p>975</text:p>
          </table:table-cell>
          <table:table-cell table:style-name="ce10" table:formula="of:=[.J4]/1000" office:value-type="percentage" office:value="0.975" calcext:value-type="percentage">
            <text:p>97.5%</text:p>
          </table:table-cell>
          <table:table-cell table:style-name="ce11" table:formula="of:=IF([.A4] &gt; [.$L$2]; [.$L$2] + ([.A4] - [.$L$2])*[.$L$1]; [.A4])" office:value-type="float" office:value="128" calcext:value-type="float">
            <text:p>128</text:p>
          </table:table-cell>
          <table:table-cell table:formula="of:=[.L4]+[.$D$1]" office:value-type="float" office:value="128" calcext:value-type="float">
            <text:p>128</text:p>
          </table:table-cell>
          <table:table-cell table:formula="of:=MAX(3; [.M4]-([.$B$1]-[.M4])*2)" office:value-type="float" office:value="252" calcext:value-type="float">
            <text:p>252</text:p>
          </table:table-cell>
          <table:table-cell table:style-name="ce3" table:formula="of:=[.N4]*1000/([.$B$1]*2)/10" office:value-type="float" office:value="190.909090909091" calcext:value-type="float">
            <text:p>190.9</text:p>
          </table:table-cell>
          <table:table-cell table:formula="of:=MAX(3; [.$B$1]-([.M4] - [.$B$1])*2)" office:value-type="float" office:value="3" calcext:value-type="float">
            <text:p>3</text:p>
          </table:table-cell>
          <table:table-cell table:style-name="ce3" table:formula="of:=(1000 - [.P4]*1000/([.M4]*2))/10" office:value-type="float" office:value="98.828125" calcext:value-type="float">
            <text:p>98.8</text:p>
          </table:table-cell>
          <table:table-cell table:style-name="ce5" table:formula="of:=IF([.$B$1]&gt;[.M4];[.O4];[.Q4])" office:value-type="float" office:value="98.828125" calcext:value-type="float">
            <text:p>98.8</text:p>
          </table:table-cell>
          <table:table-cell table:style-name="ce11" table:formula="of:= [.A4] + FLOOR([.$S$1] * [.A4] * [.A4] * [.A4] / 1000000; 1; 0)" office:value-type="float" office:value="130" calcext:value-type="float">
            <text:p>130</text:p>
          </table:table-cell>
          <table:table-cell table:formula="of:=[.S4]+[.$D$1]" office:value-type="float" office:value="130" calcext:value-type="float">
            <text:p>130</text:p>
          </table:table-cell>
          <table:table-cell table:formula="of:=MAX(3; [.T4]-([.$B$1]-[.T4])*2)" office:value-type="float" office:value="258" calcext:value-type="float">
            <text:p>258</text:p>
          </table:table-cell>
          <table:table-cell table:style-name="ce3" table:formula="of:=[.U4]*1000/([.$B$1]*2)/10" office:value-type="float" office:value="195.454545454545" calcext:value-type="float">
            <text:p>195.5</text:p>
          </table:table-cell>
          <table:table-cell table:formula="of:=MAX(3; [.$B$1]-([.T4] - [.$B$1])*2)" office:value-type="float" office:value="3" calcext:value-type="float">
            <text:p>3</text:p>
          </table:table-cell>
          <table:table-cell table:style-name="ce3" table:formula="of:=(1000 - [.W4]*1000/([.T4]*2))/10" office:value-type="float" office:value="98.8461538461538" calcext:value-type="float">
            <text:p>98.8</text:p>
          </table:table-cell>
          <table:table-cell table:style-name="ce5" table:formula="of:=IF([.$B$1]&gt;[.T4];[.V4];[.X4])" office:value-type="float" office:value="98.8461538461538" calcext:value-type="float">
            <text:p>98.8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formula="of:=[.A5]+[.$D$1]" office:value-type="float" office:value="99" calcext:value-type="float">
            <text:p>99</text:p>
          </table:table-cell>
          <table:table-cell table:formula="of:=MAX(3; [.B5]-([.$B$1]-[.B5])*2)" office:value-type="float" office:value="165" calcext:value-type="float">
            <text:p>165</text:p>
          </table:table-cell>
          <table:table-cell table:style-name="ce3" table:formula="of:=[.C5]*1000/([.$B$1]*2)/10" office:value-type="float" office:value="125" calcext:value-type="float">
            <text:p>125.0</text:p>
          </table:table-cell>
          <table:table-cell table:formula="of:=MAX(3; [.$B$1]-([.B5] - [.$B$1])*2)" office:value-type="float" office:value="3" calcext:value-type="float">
            <text:p>3</text:p>
          </table:table-cell>
          <table:table-cell table:style-name="ce3" table:formula="of:=(1000 - [.E5]*1000/([.B5]*2))/10" office:value-type="float" office:value="98.4848484848485" calcext:value-type="float">
            <text:p>98.5</text:p>
          </table:table-cell>
          <table:table-cell table:style-name="ce5" table:formula="of:=IF([.$B$1]&gt;[.B5];[.D5];[.F5])" office:value-type="float" office:value="98.4848484848485" calcext:value-type="float">
            <text:p>98.5</text:p>
          </table:table-cell>
          <table:table-cell table:formula="of:=FLOOR(IF([.A5] &gt; 50; 50 + ([.A5] - 50)/2; [.A5]); 1; 0)" office:value-type="float" office:value="74" calcext:value-type="float">
            <text:p>74</text:p>
          </table:table-cell>
          <table:table-cell table:formula="of:=[.$B$1]-[.H5]" office:value-type="float" office:value="-8" calcext:value-type="float">
            <text:p>-8</text:p>
          </table:table-cell>
          <table:table-cell table:style-name="ce7" table:formula="of:=IF([.I5]&lt;3;1000-FLOOR(1000/(3*(3-[.I5]+1)); 1; 0);FLOOR(2000/[.I5]; 1; 0))" office:value-type="float" office:value="973" calcext:value-type="float">
            <text:p>973</text:p>
          </table:table-cell>
          <table:table-cell table:style-name="ce10" table:formula="of:=[.J5]/1000" office:value-type="percentage" office:value="0.973" calcext:value-type="percentage">
            <text:p>97.3%</text:p>
          </table:table-cell>
          <table:table-cell table:style-name="ce11" table:formula="of:=IF([.A5] &gt; [.$L$2]; [.$L$2] + ([.A5] - [.$L$2])*[.$L$1]; [.A5])" office:value-type="float" office:value="126.3" calcext:value-type="float">
            <text:p>126.3</text:p>
          </table:table-cell>
          <table:table-cell table:formula="of:=[.L5]+[.$D$1]" office:value-type="float" office:value="126.3" calcext:value-type="float">
            <text:p>126.3</text:p>
          </table:table-cell>
          <table:table-cell table:formula="of:=MAX(3; [.M5]-([.$B$1]-[.M5])*2)" office:value-type="float" office:value="246.9" calcext:value-type="float">
            <text:p>246.9</text:p>
          </table:table-cell>
          <table:table-cell table:style-name="ce3" table:formula="of:=[.N5]*1000/([.$B$1]*2)/10" office:value-type="float" office:value="187.045454545455" calcext:value-type="float">
            <text:p>187.0</text:p>
          </table:table-cell>
          <table:table-cell table:formula="of:=MAX(3; [.$B$1]-([.M5] - [.$B$1])*2)" office:value-type="float" office:value="3" calcext:value-type="float">
            <text:p>3</text:p>
          </table:table-cell>
          <table:table-cell table:style-name="ce3" table:formula="of:=(1000 - [.P5]*1000/([.M5]*2))/10" office:value-type="float" office:value="98.812351543943" calcext:value-type="float">
            <text:p>98.8</text:p>
          </table:table-cell>
          <table:table-cell table:style-name="ce5" table:formula="of:=IF([.$B$1]&gt;[.M5];[.O5];[.Q5])" office:value-type="float" office:value="98.812351543943" calcext:value-type="float">
            <text:p>98.8</text:p>
          </table:table-cell>
          <table:table-cell table:style-name="ce11" table:formula="of:= [.A5] + FLOOR([.$S$1] * [.A5] * [.A5] * [.A5] / 1000000; 1; 0)" office:value-type="float" office:value="128" calcext:value-type="float">
            <text:p>128</text:p>
          </table:table-cell>
          <table:table-cell table:formula="of:=[.S5]+[.$D$1]" office:value-type="float" office:value="128" calcext:value-type="float">
            <text:p>128</text:p>
          </table:table-cell>
          <table:table-cell table:formula="of:=MAX(3; [.T5]-([.$B$1]-[.T5])*2)" office:value-type="float" office:value="252" calcext:value-type="float">
            <text:p>252</text:p>
          </table:table-cell>
          <table:table-cell table:style-name="ce3" table:formula="of:=[.U5]*1000/([.$B$1]*2)/10" office:value-type="float" office:value="190.909090909091" calcext:value-type="float">
            <text:p>190.9</text:p>
          </table:table-cell>
          <table:table-cell table:formula="of:=MAX(3; [.$B$1]-([.T5] - [.$B$1])*2)" office:value-type="float" office:value="3" calcext:value-type="float">
            <text:p>3</text:p>
          </table:table-cell>
          <table:table-cell table:style-name="ce3" table:formula="of:=(1000 - [.W5]*1000/([.T5]*2))/10" office:value-type="float" office:value="98.828125" calcext:value-type="float">
            <text:p>98.8</text:p>
          </table:table-cell>
          <table:table-cell table:style-name="ce5" table:formula="of:=IF([.$B$1]&gt;[.T5];[.V5];[.X5])" office:value-type="float" office:value="98.828125" calcext:value-type="float">
            <text:p>98.8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formula="of:=[.A6]+[.$D$1]" office:value-type="float" office:value="98" calcext:value-type="float">
            <text:p>98</text:p>
          </table:table-cell>
          <table:table-cell table:formula="of:=MAX(3; [.B6]-([.$B$1]-[.B6])*2)" office:value-type="float" office:value="162" calcext:value-type="float">
            <text:p>162</text:p>
          </table:table-cell>
          <table:table-cell table:style-name="ce3" table:formula="of:=[.C6]*1000/([.$B$1]*2)/10" office:value-type="float" office:value="122.727272727273" calcext:value-type="float">
            <text:p>122.7</text:p>
          </table:table-cell>
          <table:table-cell table:formula="of:=MAX(3; [.$B$1]-([.B6] - [.$B$1])*2)" office:value-type="float" office:value="3" calcext:value-type="float">
            <text:p>3</text:p>
          </table:table-cell>
          <table:table-cell table:style-name="ce3" table:formula="of:=(1000 - [.E6]*1000/([.B6]*2))/10" office:value-type="float" office:value="98.469387755102" calcext:value-type="float">
            <text:p>98.5</text:p>
          </table:table-cell>
          <table:table-cell table:style-name="ce5" table:formula="of:=IF([.$B$1]&gt;[.B6];[.D6];[.F6])" office:value-type="float" office:value="98.469387755102" calcext:value-type="float">
            <text:p>98.5</text:p>
          </table:table-cell>
          <table:table-cell table:formula="of:=FLOOR(IF([.A6] &gt; 50; 50 + ([.A6] - 50)/2; [.A6]); 1; 0)" office:value-type="float" office:value="74" calcext:value-type="float">
            <text:p>74</text:p>
          </table:table-cell>
          <table:table-cell table:formula="of:=[.$B$1]-[.H6]" office:value-type="float" office:value="-8" calcext:value-type="float">
            <text:p>-8</text:p>
          </table:table-cell>
          <table:table-cell table:style-name="ce7" table:formula="of:=IF([.I6]&lt;3;1000-FLOOR(1000/(3*(3-[.I6]+1)); 1; 0);FLOOR(2000/[.I6]; 1; 0))" office:value-type="float" office:value="973" calcext:value-type="float">
            <text:p>973</text:p>
          </table:table-cell>
          <table:table-cell table:style-name="ce10" table:formula="of:=[.J6]/1000" office:value-type="percentage" office:value="0.973" calcext:value-type="percentage">
            <text:p>97.3%</text:p>
          </table:table-cell>
          <table:table-cell table:style-name="ce11" table:formula="of:=IF([.A6] &gt; [.$L$2]; [.$L$2] + ([.A6] - [.$L$2])*[.$L$1]; [.A6])" office:value-type="float" office:value="124.6" calcext:value-type="float">
            <text:p>124.6</text:p>
          </table:table-cell>
          <table:table-cell table:formula="of:=[.L6]+[.$D$1]" office:value-type="float" office:value="124.6" calcext:value-type="float">
            <text:p>124.6</text:p>
          </table:table-cell>
          <table:table-cell table:formula="of:=MAX(3; [.M6]-([.$B$1]-[.M6])*2)" office:value-type="float" office:value="241.8" calcext:value-type="float">
            <text:p>241.8</text:p>
          </table:table-cell>
          <table:table-cell table:style-name="ce3" table:formula="of:=[.N6]*1000/([.$B$1]*2)/10" office:value-type="float" office:value="183.181818181818" calcext:value-type="float">
            <text:p>183.2</text:p>
          </table:table-cell>
          <table:table-cell table:formula="of:=MAX(3; [.$B$1]-([.M6] - [.$B$1])*2)" office:value-type="float" office:value="3" calcext:value-type="float">
            <text:p>3</text:p>
          </table:table-cell>
          <table:table-cell table:style-name="ce3" table:formula="of:=(1000 - [.P6]*1000/([.M6]*2))/10" office:value-type="float" office:value="98.7961476725522" calcext:value-type="float">
            <text:p>98.8</text:p>
          </table:table-cell>
          <table:table-cell table:style-name="ce5" table:formula="of:=IF([.$B$1]&gt;[.M6];[.O6];[.Q6])" office:value-type="float" office:value="98.7961476725522" calcext:value-type="float">
            <text:p>98.8</text:p>
          </table:table-cell>
          <table:table-cell table:style-name="ce11" table:formula="of:= [.A6] + FLOOR([.$S$1] * [.A6] * [.A6] * [.A6] / 1000000; 1; 0)" office:value-type="float" office:value="126" calcext:value-type="float">
            <text:p>126</text:p>
          </table:table-cell>
          <table:table-cell table:formula="of:=[.S6]+[.$D$1]" office:value-type="float" office:value="126" calcext:value-type="float">
            <text:p>126</text:p>
          </table:table-cell>
          <table:table-cell table:formula="of:=MAX(3; [.T6]-([.$B$1]-[.T6])*2)" office:value-type="float" office:value="246" calcext:value-type="float">
            <text:p>246</text:p>
          </table:table-cell>
          <table:table-cell table:style-name="ce3" table:formula="of:=[.U6]*1000/([.$B$1]*2)/10" office:value-type="float" office:value="186.363636363636" calcext:value-type="float">
            <text:p>186.4</text:p>
          </table:table-cell>
          <table:table-cell table:formula="of:=MAX(3; [.$B$1]-([.T6] - [.$B$1])*2)" office:value-type="float" office:value="3" calcext:value-type="float">
            <text:p>3</text:p>
          </table:table-cell>
          <table:table-cell table:style-name="ce3" table:formula="of:=(1000 - [.W6]*1000/([.T6]*2))/10" office:value-type="float" office:value="98.8095238095238" calcext:value-type="float">
            <text:p>98.8</text:p>
          </table:table-cell>
          <table:table-cell table:style-name="ce5" table:formula="of:=IF([.$B$1]&gt;[.T6];[.V6];[.X6])" office:value-type="float" office:value="98.8095238095238" calcext:value-type="float">
            <text:p>98.8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formula="of:=[.A7]+[.$D$1]" office:value-type="float" office:value="97" calcext:value-type="float">
            <text:p>97</text:p>
          </table:table-cell>
          <table:table-cell table:formula="of:=MAX(3; [.B7]-([.$B$1]-[.B7])*2)" office:value-type="float" office:value="159" calcext:value-type="float">
            <text:p>159</text:p>
          </table:table-cell>
          <table:table-cell table:style-name="ce3" table:formula="of:=[.C7]*1000/([.$B$1]*2)/10" office:value-type="float" office:value="120.454545454545" calcext:value-type="float">
            <text:p>120.5</text:p>
          </table:table-cell>
          <table:table-cell table:formula="of:=MAX(3; [.$B$1]-([.B7] - [.$B$1])*2)" office:value-type="float" office:value="4" calcext:value-type="float">
            <text:p>4</text:p>
          </table:table-cell>
          <table:table-cell table:style-name="ce3" table:formula="of:=(1000 - [.E7]*1000/([.B7]*2))/10" office:value-type="float" office:value="97.9381443298969" calcext:value-type="float">
            <text:p>97.9</text:p>
          </table:table-cell>
          <table:table-cell table:style-name="ce5" table:formula="of:=IF([.$B$1]&gt;[.B7];[.D7];[.F7])" office:value-type="float" office:value="97.9381443298969" calcext:value-type="float">
            <text:p>97.9</text:p>
          </table:table-cell>
          <table:table-cell table:formula="of:=FLOOR(IF([.A7] &gt; 50; 50 + ([.A7] - 50)/2; [.A7]); 1; 0)" office:value-type="float" office:value="73" calcext:value-type="float">
            <text:p>73</text:p>
          </table:table-cell>
          <table:table-cell table:formula="of:=[.$B$1]-[.H7]" office:value-type="float" office:value="-7" calcext:value-type="float">
            <text:p>-7</text:p>
          </table:table-cell>
          <table:table-cell table:style-name="ce7" table:formula="of:=IF([.I7]&lt;3;1000-FLOOR(1000/(3*(3-[.I7]+1)); 1; 0);FLOOR(2000/[.I7]; 1; 0))" office:value-type="float" office:value="970" calcext:value-type="float">
            <text:p>970</text:p>
          </table:table-cell>
          <table:table-cell table:style-name="ce10" table:formula="of:=[.J7]/1000" office:value-type="percentage" office:value="0.97" calcext:value-type="percentage">
            <text:p>97.0%</text:p>
          </table:table-cell>
          <table:table-cell table:style-name="ce11" table:formula="of:=IF([.A7] &gt; [.$L$2]; [.$L$2] + ([.A7] - [.$L$2])*[.$L$1]; [.A7])" office:value-type="float" office:value="122.9" calcext:value-type="float">
            <text:p>122.9</text:p>
          </table:table-cell>
          <table:table-cell table:formula="of:=[.L7]+[.$D$1]" office:value-type="float" office:value="122.9" calcext:value-type="float">
            <text:p>122.9</text:p>
          </table:table-cell>
          <table:table-cell table:formula="of:=MAX(3; [.M7]-([.$B$1]-[.M7])*2)" office:value-type="float" office:value="236.7" calcext:value-type="float">
            <text:p>236.7</text:p>
          </table:table-cell>
          <table:table-cell table:style-name="ce3" table:formula="of:=[.N7]*1000/([.$B$1]*2)/10" office:value-type="float" office:value="179.318181818182" calcext:value-type="float">
            <text:p>179.3</text:p>
          </table:table-cell>
          <table:table-cell table:formula="of:=MAX(3; [.$B$1]-([.M7] - [.$B$1])*2)" office:value-type="float" office:value="3" calcext:value-type="float">
            <text:p>3</text:p>
          </table:table-cell>
          <table:table-cell table:style-name="ce3" table:formula="of:=(1000 - [.P7]*1000/([.M7]*2))/10" office:value-type="float" office:value="98.7794955248169" calcext:value-type="float">
            <text:p>98.8</text:p>
          </table:table-cell>
          <table:table-cell table:style-name="ce5" table:formula="of:=IF([.$B$1]&gt;[.M7];[.O7];[.Q7])" office:value-type="float" office:value="98.7794955248169" calcext:value-type="float">
            <text:p>98.8</text:p>
          </table:table-cell>
          <table:table-cell table:style-name="ce11" table:formula="of:= [.A7] + FLOOR([.$S$1] * [.A7] * [.A7] * [.A7] / 1000000; 1; 0)" office:value-type="float" office:value="124" calcext:value-type="float">
            <text:p>124</text:p>
          </table:table-cell>
          <table:table-cell table:formula="of:=[.S7]+[.$D$1]" office:value-type="float" office:value="124" calcext:value-type="float">
            <text:p>124</text:p>
          </table:table-cell>
          <table:table-cell table:formula="of:=MAX(3; [.T7]-([.$B$1]-[.T7])*2)" office:value-type="float" office:value="240" calcext:value-type="float">
            <text:p>240</text:p>
          </table:table-cell>
          <table:table-cell table:style-name="ce3" table:formula="of:=[.U7]*1000/([.$B$1]*2)/10" office:value-type="float" office:value="181.818181818182" calcext:value-type="float">
            <text:p>181.8</text:p>
          </table:table-cell>
          <table:table-cell table:formula="of:=MAX(3; [.$B$1]-([.T7] - [.$B$1])*2)" office:value-type="float" office:value="3" calcext:value-type="float">
            <text:p>3</text:p>
          </table:table-cell>
          <table:table-cell table:style-name="ce3" table:formula="of:=(1000 - [.W7]*1000/([.T7]*2))/10" office:value-type="float" office:value="98.7903225806452" calcext:value-type="float">
            <text:p>98.8</text:p>
          </table:table-cell>
          <table:table-cell table:style-name="ce5" table:formula="of:=IF([.$B$1]&gt;[.T7];[.V7];[.X7])" office:value-type="float" office:value="98.7903225806452" calcext:value-type="float">
            <text:p>98.8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formula="of:=[.A8]+[.$D$1]" office:value-type="float" office:value="96" calcext:value-type="float">
            <text:p>96</text:p>
          </table:table-cell>
          <table:table-cell table:formula="of:=MAX(3; [.B8]-([.$B$1]-[.B8])*2)" office:value-type="float" office:value="156" calcext:value-type="float">
            <text:p>156</text:p>
          </table:table-cell>
          <table:table-cell table:style-name="ce3" table:formula="of:=[.C8]*1000/([.$B$1]*2)/10" office:value-type="float" office:value="118.181818181818" calcext:value-type="float">
            <text:p>118.2</text:p>
          </table:table-cell>
          <table:table-cell table:formula="of:=MAX(3; [.$B$1]-([.B8] - [.$B$1])*2)" office:value-type="float" office:value="6" calcext:value-type="float">
            <text:p>6</text:p>
          </table:table-cell>
          <table:table-cell table:style-name="ce3" table:formula="of:=(1000 - [.E8]*1000/([.B8]*2))/10" office:value-type="float" office:value="96.875" calcext:value-type="float">
            <text:p>96.9</text:p>
          </table:table-cell>
          <table:table-cell table:style-name="ce5" table:formula="of:=IF([.$B$1]&gt;[.B8];[.D8];[.F8])" office:value-type="float" office:value="96.875" calcext:value-type="float">
            <text:p>96.9</text:p>
          </table:table-cell>
          <table:table-cell table:formula="of:=FLOOR(IF([.A8] &gt; 50; 50 + ([.A8] - 50)/2; [.A8]); 1; 0)" office:value-type="float" office:value="73" calcext:value-type="float">
            <text:p>73</text:p>
          </table:table-cell>
          <table:table-cell table:formula="of:=[.$B$1]-[.H8]" office:value-type="float" office:value="-7" calcext:value-type="float">
            <text:p>-7</text:p>
          </table:table-cell>
          <table:table-cell table:style-name="ce7" table:formula="of:=IF([.I8]&lt;3;1000-FLOOR(1000/(3*(3-[.I8]+1)); 1; 0);FLOOR(2000/[.I8]; 1; 0))" office:value-type="float" office:value="970" calcext:value-type="float">
            <text:p>970</text:p>
          </table:table-cell>
          <table:table-cell table:style-name="ce10" table:formula="of:=[.J8]/1000" office:value-type="percentage" office:value="0.97" calcext:value-type="percentage">
            <text:p>97.0%</text:p>
          </table:table-cell>
          <table:table-cell table:style-name="ce11" table:formula="of:=IF([.A8] &gt; [.$L$2]; [.$L$2] + ([.A8] - [.$L$2])*[.$L$1]; [.A8])" office:value-type="float" office:value="121.2" calcext:value-type="float">
            <text:p>121.2</text:p>
          </table:table-cell>
          <table:table-cell table:formula="of:=[.L8]+[.$D$1]" office:value-type="float" office:value="121.2" calcext:value-type="float">
            <text:p>121.2</text:p>
          </table:table-cell>
          <table:table-cell table:formula="of:=MAX(3; [.M8]-([.$B$1]-[.M8])*2)" office:value-type="float" office:value="231.6" calcext:value-type="float">
            <text:p>231.6</text:p>
          </table:table-cell>
          <table:table-cell table:style-name="ce3" table:formula="of:=[.N8]*1000/([.$B$1]*2)/10" office:value-type="float" office:value="175.454545454545" calcext:value-type="float">
            <text:p>175.5</text:p>
          </table:table-cell>
          <table:table-cell table:formula="of:=MAX(3; [.$B$1]-([.M8] - [.$B$1])*2)" office:value-type="float" office:value="3" calcext:value-type="float">
            <text:p>3</text:p>
          </table:table-cell>
          <table:table-cell table:style-name="ce3" table:formula="of:=(1000 - [.P8]*1000/([.M8]*2))/10" office:value-type="float" office:value="98.7623762376238" calcext:value-type="float">
            <text:p>98.8</text:p>
          </table:table-cell>
          <table:table-cell table:style-name="ce5" table:formula="of:=IF([.$B$1]&gt;[.M8];[.O8];[.Q8])" office:value-type="float" office:value="98.7623762376238" calcext:value-type="float">
            <text:p>98.8</text:p>
          </table:table-cell>
          <table:table-cell table:style-name="ce11" table:formula="of:= [.A8] + FLOOR([.$S$1] * [.A8] * [.A8] * [.A8] / 1000000; 1; 0)" office:value-type="float" office:value="122" calcext:value-type="float">
            <text:p>122</text:p>
          </table:table-cell>
          <table:table-cell table:formula="of:=[.S8]+[.$D$1]" office:value-type="float" office:value="122" calcext:value-type="float">
            <text:p>122</text:p>
          </table:table-cell>
          <table:table-cell table:formula="of:=MAX(3; [.T8]-([.$B$1]-[.T8])*2)" office:value-type="float" office:value="234" calcext:value-type="float">
            <text:p>234</text:p>
          </table:table-cell>
          <table:table-cell table:style-name="ce3" table:formula="of:=[.U8]*1000/([.$B$1]*2)/10" office:value-type="float" office:value="177.272727272727" calcext:value-type="float">
            <text:p>177.3</text:p>
          </table:table-cell>
          <table:table-cell table:formula="of:=MAX(3; [.$B$1]-([.T8] - [.$B$1])*2)" office:value-type="float" office:value="3" calcext:value-type="float">
            <text:p>3</text:p>
          </table:table-cell>
          <table:table-cell table:style-name="ce3" table:formula="of:=(1000 - [.W8]*1000/([.T8]*2))/10" office:value-type="float" office:value="98.7704918032787" calcext:value-type="float">
            <text:p>98.8</text:p>
          </table:table-cell>
          <table:table-cell table:style-name="ce5" table:formula="of:=IF([.$B$1]&gt;[.T8];[.V8];[.X8])" office:value-type="float" office:value="98.7704918032787" calcext:value-type="float">
            <text:p>98.8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formula="of:=[.A9]+[.$D$1]" office:value-type="float" office:value="95" calcext:value-type="float">
            <text:p>95</text:p>
          </table:table-cell>
          <table:table-cell table:formula="of:=MAX(3; [.B9]-([.$B$1]-[.B9])*2)" office:value-type="float" office:value="153" calcext:value-type="float">
            <text:p>153</text:p>
          </table:table-cell>
          <table:table-cell table:style-name="ce3" table:formula="of:=[.C9]*1000/([.$B$1]*2)/10" office:value-type="float" office:value="115.909090909091" calcext:value-type="float">
            <text:p>115.9</text:p>
          </table:table-cell>
          <table:table-cell table:formula="of:=MAX(3; [.$B$1]-([.B9] - [.$B$1])*2)" office:value-type="float" office:value="8" calcext:value-type="float">
            <text:p>8</text:p>
          </table:table-cell>
          <table:table-cell table:style-name="ce3" table:formula="of:=(1000 - [.E9]*1000/([.B9]*2))/10" office:value-type="float" office:value="95.7894736842105" calcext:value-type="float">
            <text:p>95.8</text:p>
          </table:table-cell>
          <table:table-cell table:style-name="ce5" table:formula="of:=IF([.$B$1]&gt;[.B9];[.D9];[.F9])" office:value-type="float" office:value="95.7894736842105" calcext:value-type="float">
            <text:p>95.8</text:p>
          </table:table-cell>
          <table:table-cell table:formula="of:=FLOOR(IF([.A9] &gt; 50; 50 + ([.A9] - 50)/2; [.A9]); 1; 0)" office:value-type="float" office:value="72" calcext:value-type="float">
            <text:p>72</text:p>
          </table:table-cell>
          <table:table-cell table:formula="of:=[.$B$1]-[.H9]" office:value-type="float" office:value="-6" calcext:value-type="float">
            <text:p>-6</text:p>
          </table:table-cell>
          <table:table-cell table:style-name="ce7" table:formula="of:=IF([.I9]&lt;3;1000-FLOOR(1000/(3*(3-[.I9]+1)); 1; 0);FLOOR(2000/[.I9]; 1; 0))" office:value-type="float" office:value="967" calcext:value-type="float">
            <text:p>967</text:p>
          </table:table-cell>
          <table:table-cell table:style-name="ce10" table:formula="of:=[.J9]/1000" office:value-type="percentage" office:value="0.967" calcext:value-type="percentage">
            <text:p>96.7%</text:p>
          </table:table-cell>
          <table:table-cell table:style-name="ce11" table:formula="of:=IF([.A9] &gt; [.$L$2]; [.$L$2] + ([.A9] - [.$L$2])*[.$L$1]; [.A9])" office:value-type="float" office:value="119.5" calcext:value-type="float">
            <text:p>119.5</text:p>
          </table:table-cell>
          <table:table-cell table:formula="of:=[.L9]+[.$D$1]" office:value-type="float" office:value="119.5" calcext:value-type="float">
            <text:p>119.5</text:p>
          </table:table-cell>
          <table:table-cell table:formula="of:=MAX(3; [.M9]-([.$B$1]-[.M9])*2)" office:value-type="float" office:value="226.5" calcext:value-type="float">
            <text:p>226.5</text:p>
          </table:table-cell>
          <table:table-cell table:style-name="ce3" table:formula="of:=[.N9]*1000/([.$B$1]*2)/10" office:value-type="float" office:value="171.590909090909" calcext:value-type="float">
            <text:p>171.6</text:p>
          </table:table-cell>
          <table:table-cell table:formula="of:=MAX(3; [.$B$1]-([.M9] - [.$B$1])*2)" office:value-type="float" office:value="3" calcext:value-type="float">
            <text:p>3</text:p>
          </table:table-cell>
          <table:table-cell table:style-name="ce3" table:formula="of:=(1000 - [.P9]*1000/([.M9]*2))/10" office:value-type="float" office:value="98.744769874477" calcext:value-type="float">
            <text:p>98.7</text:p>
          </table:table-cell>
          <table:table-cell table:style-name="ce5" table:formula="of:=IF([.$B$1]&gt;[.M9];[.O9];[.Q9])" office:value-type="float" office:value="98.744769874477" calcext:value-type="float">
            <text:p>98.7</text:p>
          </table:table-cell>
          <table:table-cell table:style-name="ce11" table:formula="of:= [.A9] + FLOOR([.$S$1] * [.A9] * [.A9] * [.A9] / 1000000; 1; 0)" office:value-type="float" office:value="120" calcext:value-type="float">
            <text:p>120</text:p>
          </table:table-cell>
          <table:table-cell table:formula="of:=[.S9]+[.$D$1]" office:value-type="float" office:value="120" calcext:value-type="float">
            <text:p>120</text:p>
          </table:table-cell>
          <table:table-cell table:formula="of:=MAX(3; [.T9]-([.$B$1]-[.T9])*2)" office:value-type="float" office:value="228" calcext:value-type="float">
            <text:p>228</text:p>
          </table:table-cell>
          <table:table-cell table:style-name="ce3" table:formula="of:=[.U9]*1000/([.$B$1]*2)/10" office:value-type="float" office:value="172.727272727273" calcext:value-type="float">
            <text:p>172.7</text:p>
          </table:table-cell>
          <table:table-cell table:formula="of:=MAX(3; [.$B$1]-([.T9] - [.$B$1])*2)" office:value-type="float" office:value="3" calcext:value-type="float">
            <text:p>3</text:p>
          </table:table-cell>
          <table:table-cell table:style-name="ce3" table:formula="of:=(1000 - [.W9]*1000/([.T9]*2))/10" office:value-type="float" office:value="98.75" calcext:value-type="float">
            <text:p>98.8</text:p>
          </table:table-cell>
          <table:table-cell table:style-name="ce5" table:formula="of:=IF([.$B$1]&gt;[.T9];[.V9];[.X9])" office:value-type="float" office:value="98.75" calcext:value-type="float">
            <text:p>98.8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formula="of:=[.A10]+[.$D$1]" office:value-type="float" office:value="94" calcext:value-type="float">
            <text:p>94</text:p>
          </table:table-cell>
          <table:table-cell table:formula="of:=MAX(3; [.B10]-([.$B$1]-[.B10])*2)" office:value-type="float" office:value="150" calcext:value-type="float">
            <text:p>150</text:p>
          </table:table-cell>
          <table:table-cell table:style-name="ce3" table:formula="of:=[.C10]*1000/([.$B$1]*2)/10" office:value-type="float" office:value="113.636363636364" calcext:value-type="float">
            <text:p>113.6</text:p>
          </table:table-cell>
          <table:table-cell table:formula="of:=MAX(3; [.$B$1]-([.B10] - [.$B$1])*2)" office:value-type="float" office:value="10" calcext:value-type="float">
            <text:p>10</text:p>
          </table:table-cell>
          <table:table-cell table:style-name="ce3" table:formula="of:=(1000 - [.E10]*1000/([.B10]*2))/10" office:value-type="float" office:value="94.6808510638298" calcext:value-type="float">
            <text:p>94.7</text:p>
          </table:table-cell>
          <table:table-cell table:style-name="ce5" table:formula="of:=IF([.$B$1]&gt;[.B10];[.D10];[.F10])" office:value-type="float" office:value="94.6808510638298" calcext:value-type="float">
            <text:p>94.7</text:p>
          </table:table-cell>
          <table:table-cell table:formula="of:=FLOOR(IF([.A10] &gt; 50; 50 + ([.A10] - 50)/2; [.A10]); 1; 0)" office:value-type="float" office:value="72" calcext:value-type="float">
            <text:p>72</text:p>
          </table:table-cell>
          <table:table-cell table:formula="of:=[.$B$1]-[.H10]" office:value-type="float" office:value="-6" calcext:value-type="float">
            <text:p>-6</text:p>
          </table:table-cell>
          <table:table-cell table:style-name="ce7" table:formula="of:=IF([.I10]&lt;3;1000-FLOOR(1000/(3*(3-[.I10]+1)); 1; 0);FLOOR(2000/[.I10]; 1; 0))" office:value-type="float" office:value="967" calcext:value-type="float">
            <text:p>967</text:p>
          </table:table-cell>
          <table:table-cell table:style-name="ce10" table:formula="of:=[.J10]/1000" office:value-type="percentage" office:value="0.967" calcext:value-type="percentage">
            <text:p>96.7%</text:p>
          </table:table-cell>
          <table:table-cell table:style-name="ce11" table:formula="of:=IF([.A10] &gt; [.$L$2]; [.$L$2] + ([.A10] - [.$L$2])*[.$L$1]; [.A10])" office:value-type="float" office:value="117.8" calcext:value-type="float">
            <text:p>117.8</text:p>
          </table:table-cell>
          <table:table-cell table:formula="of:=[.L10]+[.$D$1]" office:value-type="float" office:value="117.8" calcext:value-type="float">
            <text:p>117.8</text:p>
          </table:table-cell>
          <table:table-cell table:formula="of:=MAX(3; [.M10]-([.$B$1]-[.M10])*2)" office:value-type="float" office:value="221.4" calcext:value-type="float">
            <text:p>221.4</text:p>
          </table:table-cell>
          <table:table-cell table:style-name="ce3" table:formula="of:=[.N10]*1000/([.$B$1]*2)/10" office:value-type="float" office:value="167.727272727273" calcext:value-type="float">
            <text:p>167.7</text:p>
          </table:table-cell>
          <table:table-cell table:formula="of:=MAX(3; [.$B$1]-([.M10] - [.$B$1])*2)" office:value-type="float" office:value="3" calcext:value-type="float">
            <text:p>3</text:p>
          </table:table-cell>
          <table:table-cell table:style-name="ce3" table:formula="of:=(1000 - [.P10]*1000/([.M10]*2))/10" office:value-type="float" office:value="98.7266553480476" calcext:value-type="float">
            <text:p>98.7</text:p>
          </table:table-cell>
          <table:table-cell table:style-name="ce5" table:formula="of:=IF([.$B$1]&gt;[.M10];[.O10];[.Q10])" office:value-type="float" office:value="98.7266553480476" calcext:value-type="float">
            <text:p>98.7</text:p>
          </table:table-cell>
          <table:table-cell table:style-name="ce11" table:formula="of:= [.A10] + FLOOR([.$S$1] * [.A10] * [.A10] * [.A10] / 1000000; 1; 0)" office:value-type="float" office:value="118" calcext:value-type="float">
            <text:p>118</text:p>
          </table:table-cell>
          <table:table-cell table:formula="of:=[.S10]+[.$D$1]" office:value-type="float" office:value="118" calcext:value-type="float">
            <text:p>118</text:p>
          </table:table-cell>
          <table:table-cell table:formula="of:=MAX(3; [.T10]-([.$B$1]-[.T10])*2)" office:value-type="float" office:value="222" calcext:value-type="float">
            <text:p>222</text:p>
          </table:table-cell>
          <table:table-cell table:style-name="ce3" table:formula="of:=[.U10]*1000/([.$B$1]*2)/10" office:value-type="float" office:value="168.181818181818" calcext:value-type="float">
            <text:p>168.2</text:p>
          </table:table-cell>
          <table:table-cell table:formula="of:=MAX(3; [.$B$1]-([.T10] - [.$B$1])*2)" office:value-type="float" office:value="3" calcext:value-type="float">
            <text:p>3</text:p>
          </table:table-cell>
          <table:table-cell table:style-name="ce3" table:formula="of:=(1000 - [.W10]*1000/([.T10]*2))/10" office:value-type="float" office:value="98.728813559322" calcext:value-type="float">
            <text:p>98.7</text:p>
          </table:table-cell>
          <table:table-cell table:style-name="ce5" table:formula="of:=IF([.$B$1]&gt;[.T10];[.V10];[.X10])" office:value-type="float" office:value="98.728813559322" calcext:value-type="float">
            <text:p>98.7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formula="of:=[.A11]+[.$D$1]" office:value-type="float" office:value="93" calcext:value-type="float">
            <text:p>93</text:p>
          </table:table-cell>
          <table:table-cell table:formula="of:=MAX(3; [.B11]-([.$B$1]-[.B11])*2)" office:value-type="float" office:value="147" calcext:value-type="float">
            <text:p>147</text:p>
          </table:table-cell>
          <table:table-cell table:style-name="ce3" table:formula="of:=[.C11]*1000/([.$B$1]*2)/10" office:value-type="float" office:value="111.363636363636" calcext:value-type="float">
            <text:p>111.4</text:p>
          </table:table-cell>
          <table:table-cell table:formula="of:=MAX(3; [.$B$1]-([.B11] - [.$B$1])*2)" office:value-type="float" office:value="12" calcext:value-type="float">
            <text:p>12</text:p>
          </table:table-cell>
          <table:table-cell table:style-name="ce3" table:formula="of:=(1000 - [.E11]*1000/([.B11]*2))/10" office:value-type="float" office:value="93.5483870967742" calcext:value-type="float">
            <text:p>93.5</text:p>
          </table:table-cell>
          <table:table-cell table:style-name="ce5" table:formula="of:=IF([.$B$1]&gt;[.B11];[.D11];[.F11])" office:value-type="float" office:value="93.5483870967742" calcext:value-type="float">
            <text:p>93.5</text:p>
          </table:table-cell>
          <table:table-cell table:formula="of:=FLOOR(IF([.A11] &gt; 50; 50 + ([.A11] - 50)/2; [.A11]); 1; 0)" office:value-type="float" office:value="71" calcext:value-type="float">
            <text:p>71</text:p>
          </table:table-cell>
          <table:table-cell table:formula="of:=[.$B$1]-[.H11]" office:value-type="float" office:value="-5" calcext:value-type="float">
            <text:p>-5</text:p>
          </table:table-cell>
          <table:table-cell table:style-name="ce7" table:formula="of:=IF([.I11]&lt;3;1000-FLOOR(1000/(3*(3-[.I11]+1)); 1; 0);FLOOR(2000/[.I11]; 1; 0))" office:value-type="float" office:value="963" calcext:value-type="float">
            <text:p>963</text:p>
          </table:table-cell>
          <table:table-cell table:style-name="ce10" table:formula="of:=[.J11]/1000" office:value-type="percentage" office:value="0.963" calcext:value-type="percentage">
            <text:p>96.3%</text:p>
          </table:table-cell>
          <table:table-cell table:style-name="ce11" table:formula="of:=IF([.A11] &gt; [.$L$2]; [.$L$2] + ([.A11] - [.$L$2])*[.$L$1]; [.A11])" office:value-type="float" office:value="116.1" calcext:value-type="float">
            <text:p>116.1</text:p>
          </table:table-cell>
          <table:table-cell table:formula="of:=[.L11]+[.$D$1]" office:value-type="float" office:value="116.1" calcext:value-type="float">
            <text:p>116.1</text:p>
          </table:table-cell>
          <table:table-cell table:formula="of:=MAX(3; [.M11]-([.$B$1]-[.M11])*2)" office:value-type="float" office:value="216.3" calcext:value-type="float">
            <text:p>216.3</text:p>
          </table:table-cell>
          <table:table-cell table:style-name="ce3" table:formula="of:=[.N11]*1000/([.$B$1]*2)/10" office:value-type="float" office:value="163.863636363636" calcext:value-type="float">
            <text:p>163.9</text:p>
          </table:table-cell>
          <table:table-cell table:formula="of:=MAX(3; [.$B$1]-([.M11] - [.$B$1])*2)" office:value-type="float" office:value="3" calcext:value-type="float">
            <text:p>3</text:p>
          </table:table-cell>
          <table:table-cell table:style-name="ce3" table:formula="of:=(1000 - [.P11]*1000/([.M11]*2))/10" office:value-type="float" office:value="98.7080103359173" calcext:value-type="float">
            <text:p>98.7</text:p>
          </table:table-cell>
          <table:table-cell table:style-name="ce5" table:formula="of:=IF([.$B$1]&gt;[.M11];[.O11];[.Q11])" office:value-type="float" office:value="98.7080103359173" calcext:value-type="float">
            <text:p>98.7</text:p>
          </table:table-cell>
          <table:table-cell table:style-name="ce11" table:formula="of:= [.A11] + FLOOR([.$S$1] * [.A11] * [.A11] * [.A11] / 1000000; 1; 0)" office:value-type="float" office:value="117" calcext:value-type="float">
            <text:p>117</text:p>
          </table:table-cell>
          <table:table-cell table:formula="of:=[.S11]+[.$D$1]" office:value-type="float" office:value="117" calcext:value-type="float">
            <text:p>117</text:p>
          </table:table-cell>
          <table:table-cell table:formula="of:=MAX(3; [.T11]-([.$B$1]-[.T11])*2)" office:value-type="float" office:value="219" calcext:value-type="float">
            <text:p>219</text:p>
          </table:table-cell>
          <table:table-cell table:style-name="ce3" table:formula="of:=[.U11]*1000/([.$B$1]*2)/10" office:value-type="float" office:value="165.909090909091" calcext:value-type="float">
            <text:p>165.9</text:p>
          </table:table-cell>
          <table:table-cell table:formula="of:=MAX(3; [.$B$1]-([.T11] - [.$B$1])*2)" office:value-type="float" office:value="3" calcext:value-type="float">
            <text:p>3</text:p>
          </table:table-cell>
          <table:table-cell table:style-name="ce3" table:formula="of:=(1000 - [.W11]*1000/([.T11]*2))/10" office:value-type="float" office:value="98.7179487179487" calcext:value-type="float">
            <text:p>98.7</text:p>
          </table:table-cell>
          <table:table-cell table:style-name="ce5" table:formula="of:=IF([.$B$1]&gt;[.T11];[.V11];[.X11])" office:value-type="float" office:value="98.7179487179487" calcext:value-type="float">
            <text:p>98.7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formula="of:=[.A12]+[.$D$1]" office:value-type="float" office:value="92" calcext:value-type="float">
            <text:p>92</text:p>
          </table:table-cell>
          <table:table-cell table:formula="of:=MAX(3; [.B12]-([.$B$1]-[.B12])*2)" office:value-type="float" office:value="144" calcext:value-type="float">
            <text:p>144</text:p>
          </table:table-cell>
          <table:table-cell table:style-name="ce3" table:formula="of:=[.C12]*1000/([.$B$1]*2)/10" office:value-type="float" office:value="109.090909090909" calcext:value-type="float">
            <text:p>109.1</text:p>
          </table:table-cell>
          <table:table-cell table:formula="of:=MAX(3; [.$B$1]-([.B12] - [.$B$1])*2)" office:value-type="float" office:value="14" calcext:value-type="float">
            <text:p>14</text:p>
          </table:table-cell>
          <table:table-cell table:style-name="ce3" table:formula="of:=(1000 - [.E12]*1000/([.B12]*2))/10" office:value-type="float" office:value="92.3913043478261" calcext:value-type="float">
            <text:p>92.4</text:p>
          </table:table-cell>
          <table:table-cell table:style-name="ce5" table:formula="of:=IF([.$B$1]&gt;[.B12];[.D12];[.F12])" office:value-type="float" office:value="92.3913043478261" calcext:value-type="float">
            <text:p>92.4</text:p>
          </table:table-cell>
          <table:table-cell table:formula="of:=FLOOR(IF([.A12] &gt; 50; 50 + ([.A12] - 50)/2; [.A12]); 1; 0)" office:value-type="float" office:value="71" calcext:value-type="float">
            <text:p>71</text:p>
          </table:table-cell>
          <table:table-cell table:formula="of:=[.$B$1]-[.H12]" office:value-type="float" office:value="-5" calcext:value-type="float">
            <text:p>-5</text:p>
          </table:table-cell>
          <table:table-cell table:style-name="ce7" table:formula="of:=IF([.I12]&lt;3;1000-FLOOR(1000/(3*(3-[.I12]+1)); 1; 0);FLOOR(2000/[.I12]; 1; 0))" office:value-type="float" office:value="963" calcext:value-type="float">
            <text:p>963</text:p>
          </table:table-cell>
          <table:table-cell table:style-name="ce10" table:formula="of:=[.J12]/1000" office:value-type="percentage" office:value="0.963" calcext:value-type="percentage">
            <text:p>96.3%</text:p>
          </table:table-cell>
          <table:table-cell table:style-name="ce11" table:formula="of:=IF([.A12] &gt; [.$L$2]; [.$L$2] + ([.A12] - [.$L$2])*[.$L$1]; [.A12])" office:value-type="float" office:value="114.4" calcext:value-type="float">
            <text:p>114.4</text:p>
          </table:table-cell>
          <table:table-cell table:formula="of:=[.L12]+[.$D$1]" office:value-type="float" office:value="114.4" calcext:value-type="float">
            <text:p>114.4</text:p>
          </table:table-cell>
          <table:table-cell table:formula="of:=MAX(3; [.M12]-([.$B$1]-[.M12])*2)" office:value-type="float" office:value="211.2" calcext:value-type="float">
            <text:p>211.2</text:p>
          </table:table-cell>
          <table:table-cell table:style-name="ce3" table:formula="of:=[.N12]*1000/([.$B$1]*2)/10" office:value-type="float" office:value="160" calcext:value-type="float">
            <text:p>160.0</text:p>
          </table:table-cell>
          <table:table-cell table:formula="of:=MAX(3; [.$B$1]-([.M12] - [.$B$1])*2)" office:value-type="float" office:value="3" calcext:value-type="float">
            <text:p>3</text:p>
          </table:table-cell>
          <table:table-cell table:style-name="ce3" table:formula="of:=(1000 - [.P12]*1000/([.M12]*2))/10" office:value-type="float" office:value="98.6888111888112" calcext:value-type="float">
            <text:p>98.7</text:p>
          </table:table-cell>
          <table:table-cell table:style-name="ce5" table:formula="of:=IF([.$B$1]&gt;[.M12];[.O12];[.Q12])" office:value-type="float" office:value="98.6888111888112" calcext:value-type="float">
            <text:p>98.7</text:p>
          </table:table-cell>
          <table:table-cell table:style-name="ce11" table:formula="of:= [.A12] + FLOOR([.$S$1] * [.A12] * [.A12] * [.A12] / 1000000; 1; 0)" office:value-type="float" office:value="115" calcext:value-type="float">
            <text:p>115</text:p>
          </table:table-cell>
          <table:table-cell table:formula="of:=[.S12]+[.$D$1]" office:value-type="float" office:value="115" calcext:value-type="float">
            <text:p>115</text:p>
          </table:table-cell>
          <table:table-cell table:formula="of:=MAX(3; [.T12]-([.$B$1]-[.T12])*2)" office:value-type="float" office:value="213" calcext:value-type="float">
            <text:p>213</text:p>
          </table:table-cell>
          <table:table-cell table:style-name="ce3" table:formula="of:=[.U12]*1000/([.$B$1]*2)/10" office:value-type="float" office:value="161.363636363636" calcext:value-type="float">
            <text:p>161.4</text:p>
          </table:table-cell>
          <table:table-cell table:formula="of:=MAX(3; [.$B$1]-([.T12] - [.$B$1])*2)" office:value-type="float" office:value="3" calcext:value-type="float">
            <text:p>3</text:p>
          </table:table-cell>
          <table:table-cell table:style-name="ce3" table:formula="of:=(1000 - [.W12]*1000/([.T12]*2))/10" office:value-type="float" office:value="98.695652173913" calcext:value-type="float">
            <text:p>98.7</text:p>
          </table:table-cell>
          <table:table-cell table:style-name="ce5" table:formula="of:=IF([.$B$1]&gt;[.T12];[.V12];[.X12])" office:value-type="float" office:value="98.695652173913" calcext:value-type="float">
            <text:p>98.7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formula="of:=[.A13]+[.$D$1]" office:value-type="float" office:value="91" calcext:value-type="float">
            <text:p>91</text:p>
          </table:table-cell>
          <table:table-cell table:formula="of:=MAX(3; [.B13]-([.$B$1]-[.B13])*2)" office:value-type="float" office:value="141" calcext:value-type="float">
            <text:p>141</text:p>
          </table:table-cell>
          <table:table-cell table:style-name="ce3" table:formula="of:=[.C13]*1000/([.$B$1]*2)/10" office:value-type="float" office:value="106.818181818182" calcext:value-type="float">
            <text:p>106.8</text:p>
          </table:table-cell>
          <table:table-cell table:formula="of:=MAX(3; [.$B$1]-([.B13] - [.$B$1])*2)" office:value-type="float" office:value="16" calcext:value-type="float">
            <text:p>16</text:p>
          </table:table-cell>
          <table:table-cell table:style-name="ce3" table:formula="of:=(1000 - [.E13]*1000/([.B13]*2))/10" office:value-type="float" office:value="91.2087912087912" calcext:value-type="float">
            <text:p>91.2</text:p>
          </table:table-cell>
          <table:table-cell table:style-name="ce5" table:formula="of:=IF([.$B$1]&gt;[.B13];[.D13];[.F13])" office:value-type="float" office:value="91.2087912087912" calcext:value-type="float">
            <text:p>91.2</text:p>
          </table:table-cell>
          <table:table-cell table:formula="of:=FLOOR(IF([.A13] &gt; 50; 50 + ([.A13] - 50)/2; [.A13]); 1; 0)" office:value-type="float" office:value="70" calcext:value-type="float">
            <text:p>70</text:p>
          </table:table-cell>
          <table:table-cell table:formula="of:=[.$B$1]-[.H13]" office:value-type="float" office:value="-4" calcext:value-type="float">
            <text:p>-4</text:p>
          </table:table-cell>
          <table:table-cell table:style-name="ce7" table:formula="of:=IF([.I13]&lt;3;1000-FLOOR(1000/(3*(3-[.I13]+1)); 1; 0);FLOOR(2000/[.I13]; 1; 0))" office:value-type="float" office:value="959" calcext:value-type="float">
            <text:p>959</text:p>
          </table:table-cell>
          <table:table-cell table:style-name="ce10" table:formula="of:=[.J13]/1000" office:value-type="percentage" office:value="0.959" calcext:value-type="percentage">
            <text:p>95.9%</text:p>
          </table:table-cell>
          <table:table-cell table:style-name="ce11" table:formula="of:=IF([.A13] &gt; [.$L$2]; [.$L$2] + ([.A13] - [.$L$2])*[.$L$1]; [.A13])" office:value-type="float" office:value="112.7" calcext:value-type="float">
            <text:p>112.7</text:p>
          </table:table-cell>
          <table:table-cell table:formula="of:=[.L13]+[.$D$1]" office:value-type="float" office:value="112.7" calcext:value-type="float">
            <text:p>112.7</text:p>
          </table:table-cell>
          <table:table-cell table:formula="of:=MAX(3; [.M13]-([.$B$1]-[.M13])*2)" office:value-type="float" office:value="206.1" calcext:value-type="float">
            <text:p>206.1</text:p>
          </table:table-cell>
          <table:table-cell table:style-name="ce3" table:formula="of:=[.N13]*1000/([.$B$1]*2)/10" office:value-type="float" office:value="156.136363636364" calcext:value-type="float">
            <text:p>156.1</text:p>
          </table:table-cell>
          <table:table-cell table:formula="of:=MAX(3; [.$B$1]-([.M13] - [.$B$1])*2)" office:value-type="float" office:value="3" calcext:value-type="float">
            <text:p>3</text:p>
          </table:table-cell>
          <table:table-cell table:style-name="ce3" table:formula="of:=(1000 - [.P13]*1000/([.M13]*2))/10" office:value-type="float" office:value="98.6690328305235" calcext:value-type="float">
            <text:p>98.7</text:p>
          </table:table-cell>
          <table:table-cell table:style-name="ce5" table:formula="of:=IF([.$B$1]&gt;[.M13];[.O13];[.Q13])" office:value-type="float" office:value="98.6690328305235" calcext:value-type="float">
            <text:p>98.7</text:p>
          </table:table-cell>
          <table:table-cell table:style-name="ce11" table:formula="of:= [.A13] + FLOOR([.$S$1] * [.A13] * [.A13] * [.A13] / 1000000; 1; 0)" office:value-type="float" office:value="113" calcext:value-type="float">
            <text:p>113</text:p>
          </table:table-cell>
          <table:table-cell table:formula="of:=[.S13]+[.$D$1]" office:value-type="float" office:value="113" calcext:value-type="float">
            <text:p>113</text:p>
          </table:table-cell>
          <table:table-cell table:formula="of:=MAX(3; [.T13]-([.$B$1]-[.T13])*2)" office:value-type="float" office:value="207" calcext:value-type="float">
            <text:p>207</text:p>
          </table:table-cell>
          <table:table-cell table:style-name="ce3" table:formula="of:=[.U13]*1000/([.$B$1]*2)/10" office:value-type="float" office:value="156.818181818182" calcext:value-type="float">
            <text:p>156.8</text:p>
          </table:table-cell>
          <table:table-cell table:formula="of:=MAX(3; [.$B$1]-([.T13] - [.$B$1])*2)" office:value-type="float" office:value="3" calcext:value-type="float">
            <text:p>3</text:p>
          </table:table-cell>
          <table:table-cell table:style-name="ce3" table:formula="of:=(1000 - [.W13]*1000/([.T13]*2))/10" office:value-type="float" office:value="98.6725663716814" calcext:value-type="float">
            <text:p>98.7</text:p>
          </table:table-cell>
          <table:table-cell table:style-name="ce5" table:formula="of:=IF([.$B$1]&gt;[.T13];[.V13];[.X13])" office:value-type="float" office:value="98.6725663716814" calcext:value-type="float">
            <text:p>98.7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formula="of:=[.A14]+[.$D$1]" office:value-type="float" office:value="90" calcext:value-type="float">
            <text:p>90</text:p>
          </table:table-cell>
          <table:table-cell table:formula="of:=MAX(3; [.B14]-([.$B$1]-[.B14])*2)" office:value-type="float" office:value="138" calcext:value-type="float">
            <text:p>138</text:p>
          </table:table-cell>
          <table:table-cell table:style-name="ce3" table:formula="of:=[.C14]*1000/([.$B$1]*2)/10" office:value-type="float" office:value="104.545454545455" calcext:value-type="float">
            <text:p>104.5</text:p>
          </table:table-cell>
          <table:table-cell table:formula="of:=MAX(3; [.$B$1]-([.B14] - [.$B$1])*2)" office:value-type="float" office:value="18" calcext:value-type="float">
            <text:p>18</text:p>
          </table:table-cell>
          <table:table-cell table:style-name="ce3" table:formula="of:=(1000 - [.E14]*1000/([.B14]*2))/10" office:value-type="float" office:value="90" calcext:value-type="float">
            <text:p>90.0</text:p>
          </table:table-cell>
          <table:table-cell table:style-name="ce5" table:formula="of:=IF([.$B$1]&gt;[.B14];[.D14];[.F14])" office:value-type="float" office:value="90" calcext:value-type="float">
            <text:p>90.0</text:p>
          </table:table-cell>
          <table:table-cell table:formula="of:=FLOOR(IF([.A14] &gt; 50; 50 + ([.A14] - 50)/2; [.A14]); 1; 0)" office:value-type="float" office:value="70" calcext:value-type="float">
            <text:p>70</text:p>
          </table:table-cell>
          <table:table-cell table:formula="of:=[.$B$1]-[.H14]" office:value-type="float" office:value="-4" calcext:value-type="float">
            <text:p>-4</text:p>
          </table:table-cell>
          <table:table-cell table:style-name="ce7" table:formula="of:=IF([.I14]&lt;3;1000-FLOOR(1000/(3*(3-[.I14]+1)); 1; 0);FLOOR(2000/[.I14]; 1; 0))" office:value-type="float" office:value="959" calcext:value-type="float">
            <text:p>959</text:p>
          </table:table-cell>
          <table:table-cell table:style-name="ce10" table:formula="of:=[.J14]/1000" office:value-type="percentage" office:value="0.959" calcext:value-type="percentage">
            <text:p>95.9%</text:p>
          </table:table-cell>
          <table:table-cell table:style-name="ce11" table:formula="of:=IF([.A14] &gt; [.$L$2]; [.$L$2] + ([.A14] - [.$L$2])*[.$L$1]; [.A14])" office:value-type="float" office:value="111" calcext:value-type="float">
            <text:p>111</text:p>
          </table:table-cell>
          <table:table-cell table:formula="of:=[.L14]+[.$D$1]" office:value-type="float" office:value="111" calcext:value-type="float">
            <text:p>111</text:p>
          </table:table-cell>
          <table:table-cell table:formula="of:=MAX(3; [.M14]-([.$B$1]-[.M14])*2)" office:value-type="float" office:value="201" calcext:value-type="float">
            <text:p>201</text:p>
          </table:table-cell>
          <table:table-cell table:style-name="ce3" table:formula="of:=[.N14]*1000/([.$B$1]*2)/10" office:value-type="float" office:value="152.272727272727" calcext:value-type="float">
            <text:p>152.3</text:p>
          </table:table-cell>
          <table:table-cell table:formula="of:=MAX(3; [.$B$1]-([.M14] - [.$B$1])*2)" office:value-type="float" office:value="3" calcext:value-type="float">
            <text:p>3</text:p>
          </table:table-cell>
          <table:table-cell table:style-name="ce3" table:formula="of:=(1000 - [.P14]*1000/([.M14]*2))/10" office:value-type="float" office:value="98.6486486486487" calcext:value-type="float">
            <text:p>98.6</text:p>
          </table:table-cell>
          <table:table-cell table:style-name="ce5" table:formula="of:=IF([.$B$1]&gt;[.M14];[.O14];[.Q14])" office:value-type="float" office:value="98.6486486486487" calcext:value-type="float">
            <text:p>98.6</text:p>
          </table:table-cell>
          <table:table-cell table:style-name="ce11" table:formula="of:= [.A14] + FLOOR([.$S$1] * [.A14] * [.A14] * [.A14] / 1000000; 1; 0)" office:value-type="float" office:value="111" calcext:value-type="float">
            <text:p>111</text:p>
          </table:table-cell>
          <table:table-cell table:formula="of:=[.S14]+[.$D$1]" office:value-type="float" office:value="111" calcext:value-type="float">
            <text:p>111</text:p>
          </table:table-cell>
          <table:table-cell table:formula="of:=MAX(3; [.T14]-([.$B$1]-[.T14])*2)" office:value-type="float" office:value="201" calcext:value-type="float">
            <text:p>201</text:p>
          </table:table-cell>
          <table:table-cell table:style-name="ce3" table:formula="of:=[.U14]*1000/([.$B$1]*2)/10" office:value-type="float" office:value="152.272727272727" calcext:value-type="float">
            <text:p>152.3</text:p>
          </table:table-cell>
          <table:table-cell table:formula="of:=MAX(3; [.$B$1]-([.T14] - [.$B$1])*2)" office:value-type="float" office:value="3" calcext:value-type="float">
            <text:p>3</text:p>
          </table:table-cell>
          <table:table-cell table:style-name="ce3" table:formula="of:=(1000 - [.W14]*1000/([.T14]*2))/10" office:value-type="float" office:value="98.6486486486487" calcext:value-type="float">
            <text:p>98.6</text:p>
          </table:table-cell>
          <table:table-cell table:style-name="ce5" table:formula="of:=IF([.$B$1]&gt;[.T14];[.V14];[.X14])" office:value-type="float" office:value="98.6486486486487" calcext:value-type="float">
            <text:p>98.6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formula="of:=[.A15]+[.$D$1]" office:value-type="float" office:value="89" calcext:value-type="float">
            <text:p>89</text:p>
          </table:table-cell>
          <table:table-cell table:formula="of:=MAX(3; [.B15]-([.$B$1]-[.B15])*2)" office:value-type="float" office:value="135" calcext:value-type="float">
            <text:p>135</text:p>
          </table:table-cell>
          <table:table-cell table:style-name="ce3" table:formula="of:=[.C15]*1000/([.$B$1]*2)/10" office:value-type="float" office:value="102.272727272727" calcext:value-type="float">
            <text:p>102.3</text:p>
          </table:table-cell>
          <table:table-cell table:formula="of:=MAX(3; [.$B$1]-([.B15] - [.$B$1])*2)" office:value-type="float" office:value="20" calcext:value-type="float">
            <text:p>20</text:p>
          </table:table-cell>
          <table:table-cell table:style-name="ce3" table:formula="of:=(1000 - [.E15]*1000/([.B15]*2))/10" office:value-type="float" office:value="88.7640449438202" calcext:value-type="float">
            <text:p>88.8</text:p>
          </table:table-cell>
          <table:table-cell table:style-name="ce5" table:formula="of:=IF([.$B$1]&gt;[.B15];[.D15];[.F15])" office:value-type="float" office:value="88.7640449438202" calcext:value-type="float">
            <text:p>88.8</text:p>
          </table:table-cell>
          <table:table-cell table:formula="of:=FLOOR(IF([.A15] &gt; 50; 50 + ([.A15] - 50)/2; [.A15]); 1; 0)" office:value-type="float" office:value="69" calcext:value-type="float">
            <text:p>69</text:p>
          </table:table-cell>
          <table:table-cell table:formula="of:=[.$B$1]-[.H15]" office:value-type="float" office:value="-3" calcext:value-type="float">
            <text:p>-3</text:p>
          </table:table-cell>
          <table:table-cell table:style-name="ce7" table:formula="of:=IF([.I15]&lt;3;1000-FLOOR(1000/(3*(3-[.I15]+1)); 1; 0);FLOOR(2000/[.I15]; 1; 0))" office:value-type="float" office:value="953" calcext:value-type="float">
            <text:p>953</text:p>
          </table:table-cell>
          <table:table-cell table:style-name="ce10" table:formula="of:=[.J15]/1000" office:value-type="percentage" office:value="0.953" calcext:value-type="percentage">
            <text:p>95.3%</text:p>
          </table:table-cell>
          <table:table-cell table:style-name="ce11" table:formula="of:=IF([.A15] &gt; [.$L$2]; [.$L$2] + ([.A15] - [.$L$2])*[.$L$1]; [.A15])" office:value-type="float" office:value="109.3" calcext:value-type="float">
            <text:p>109.3</text:p>
          </table:table-cell>
          <table:table-cell table:formula="of:=[.L15]+[.$D$1]" office:value-type="float" office:value="109.3" calcext:value-type="float">
            <text:p>109.3</text:p>
          </table:table-cell>
          <table:table-cell table:formula="of:=MAX(3; [.M15]-([.$B$1]-[.M15])*2)" office:value-type="float" office:value="195.9" calcext:value-type="float">
            <text:p>195.9</text:p>
          </table:table-cell>
          <table:table-cell table:style-name="ce3" table:formula="of:=[.N15]*1000/([.$B$1]*2)/10" office:value-type="float" office:value="148.409090909091" calcext:value-type="float">
            <text:p>148.4</text:p>
          </table:table-cell>
          <table:table-cell table:formula="of:=MAX(3; [.$B$1]-([.M15] - [.$B$1])*2)" office:value-type="float" office:value="3" calcext:value-type="float">
            <text:p>3</text:p>
          </table:table-cell>
          <table:table-cell table:style-name="ce3" table:formula="of:=(1000 - [.P15]*1000/([.M15]*2))/10" office:value-type="float" office:value="98.6276303751144" calcext:value-type="float">
            <text:p>98.6</text:p>
          </table:table-cell>
          <table:table-cell table:style-name="ce5" table:formula="of:=IF([.$B$1]&gt;[.M15];[.O15];[.Q15])" office:value-type="float" office:value="98.6276303751144" calcext:value-type="float">
            <text:p>98.6</text:p>
          </table:table-cell>
          <table:table-cell table:style-name="ce11" table:formula="of:= [.A15] + FLOOR([.$S$1] * [.A15] * [.A15] * [.A15] / 1000000; 1; 0)" office:value-type="float" office:value="110" calcext:value-type="float">
            <text:p>110</text:p>
          </table:table-cell>
          <table:table-cell table:formula="of:=[.S15]+[.$D$1]" office:value-type="float" office:value="110" calcext:value-type="float">
            <text:p>110</text:p>
          </table:table-cell>
          <table:table-cell table:formula="of:=MAX(3; [.T15]-([.$B$1]-[.T15])*2)" office:value-type="float" office:value="198" calcext:value-type="float">
            <text:p>198</text:p>
          </table:table-cell>
          <table:table-cell table:style-name="ce3" table:formula="of:=[.U15]*1000/([.$B$1]*2)/10" office:value-type="float" office:value="150" calcext:value-type="float">
            <text:p>150.0</text:p>
          </table:table-cell>
          <table:table-cell table:formula="of:=MAX(3; [.$B$1]-([.T15] - [.$B$1])*2)" office:value-type="float" office:value="3" calcext:value-type="float">
            <text:p>3</text:p>
          </table:table-cell>
          <table:table-cell table:style-name="ce3" table:formula="of:=(1000 - [.W15]*1000/([.T15]*2))/10" office:value-type="float" office:value="98.6363636363636" calcext:value-type="float">
            <text:p>98.6</text:p>
          </table:table-cell>
          <table:table-cell table:style-name="ce5" table:formula="of:=IF([.$B$1]&gt;[.T15];[.V15];[.X15])" office:value-type="float" office:value="98.6363636363636" calcext:value-type="float">
            <text:p>98.6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formula="of:=[.A16]+[.$D$1]" office:value-type="float" office:value="88" calcext:value-type="float">
            <text:p>88</text:p>
          </table:table-cell>
          <table:table-cell table:formula="of:=MAX(3; [.B16]-([.$B$1]-[.B16])*2)" office:value-type="float" office:value="132" calcext:value-type="float">
            <text:p>132</text:p>
          </table:table-cell>
          <table:table-cell table:style-name="ce3" table:formula="of:=[.C16]*1000/([.$B$1]*2)/10" office:value-type="float" office:value="100" calcext:value-type="float">
            <text:p>100.0</text:p>
          </table:table-cell>
          <table:table-cell table:formula="of:=MAX(3; [.$B$1]-([.B16] - [.$B$1])*2)" office:value-type="float" office:value="22" calcext:value-type="float">
            <text:p>22</text:p>
          </table:table-cell>
          <table:table-cell table:style-name="ce3" table:formula="of:=(1000 - [.E16]*1000/([.B16]*2))/10" office:value-type="float" office:value="87.5" calcext:value-type="float">
            <text:p>87.5</text:p>
          </table:table-cell>
          <table:table-cell table:style-name="ce5" table:formula="of:=IF([.$B$1]&gt;[.B16];[.D16];[.F16])" office:value-type="float" office:value="87.5" calcext:value-type="float">
            <text:p>87.5</text:p>
          </table:table-cell>
          <table:table-cell table:formula="of:=FLOOR(IF([.A16] &gt; 50; 50 + ([.A16] - 50)/2; [.A16]); 1; 0)" office:value-type="float" office:value="69" calcext:value-type="float">
            <text:p>69</text:p>
          </table:table-cell>
          <table:table-cell table:formula="of:=[.$B$1]-[.H16]" office:value-type="float" office:value="-3" calcext:value-type="float">
            <text:p>-3</text:p>
          </table:table-cell>
          <table:table-cell table:style-name="ce7" table:formula="of:=IF([.I16]&lt;3;1000-FLOOR(1000/(3*(3-[.I16]+1)); 1; 0);FLOOR(2000/[.I16]; 1; 0))" office:value-type="float" office:value="953" calcext:value-type="float">
            <text:p>953</text:p>
          </table:table-cell>
          <table:table-cell table:style-name="ce10" table:formula="of:=[.J16]/1000" office:value-type="percentage" office:value="0.953" calcext:value-type="percentage">
            <text:p>95.3%</text:p>
          </table:table-cell>
          <table:table-cell table:style-name="ce11" table:formula="of:=IF([.A16] &gt; [.$L$2]; [.$L$2] + ([.A16] - [.$L$2])*[.$L$1]; [.A16])" office:value-type="float" office:value="107.6" calcext:value-type="float">
            <text:p>107.6</text:p>
          </table:table-cell>
          <table:table-cell table:formula="of:=[.L16]+[.$D$1]" office:value-type="float" office:value="107.6" calcext:value-type="float">
            <text:p>107.6</text:p>
          </table:table-cell>
          <table:table-cell table:formula="of:=MAX(3; [.M16]-([.$B$1]-[.M16])*2)" office:value-type="float" office:value="190.8" calcext:value-type="float">
            <text:p>190.8</text:p>
          </table:table-cell>
          <table:table-cell table:style-name="ce3" table:formula="of:=[.N16]*1000/([.$B$1]*2)/10" office:value-type="float" office:value="144.545454545455" calcext:value-type="float">
            <text:p>144.5</text:p>
          </table:table-cell>
          <table:table-cell table:formula="of:=MAX(3; [.$B$1]-([.M16] - [.$B$1])*2)" office:value-type="float" office:value="3" calcext:value-type="float">
            <text:p>3</text:p>
          </table:table-cell>
          <table:table-cell table:style-name="ce3" table:formula="of:=(1000 - [.P16]*1000/([.M16]*2))/10" office:value-type="float" office:value="98.6059479553903" calcext:value-type="float">
            <text:p>98.6</text:p>
          </table:table-cell>
          <table:table-cell table:style-name="ce5" table:formula="of:=IF([.$B$1]&gt;[.M16];[.O16];[.Q16])" office:value-type="float" office:value="98.6059479553903" calcext:value-type="float">
            <text:p>98.6</text:p>
          </table:table-cell>
          <table:table-cell table:style-name="ce11" table:formula="of:= [.A16] + FLOOR([.$S$1] * [.A16] * [.A16] * [.A16] / 1000000; 1; 0)" office:value-type="float" office:value="108" calcext:value-type="float">
            <text:p>108</text:p>
          </table:table-cell>
          <table:table-cell table:formula="of:=[.S16]+[.$D$1]" office:value-type="float" office:value="108" calcext:value-type="float">
            <text:p>108</text:p>
          </table:table-cell>
          <table:table-cell table:formula="of:=MAX(3; [.T16]-([.$B$1]-[.T16])*2)" office:value-type="float" office:value="192" calcext:value-type="float">
            <text:p>192</text:p>
          </table:table-cell>
          <table:table-cell table:style-name="ce3" table:formula="of:=[.U16]*1000/([.$B$1]*2)/10" office:value-type="float" office:value="145.454545454545" calcext:value-type="float">
            <text:p>145.5</text:p>
          </table:table-cell>
          <table:table-cell table:formula="of:=MAX(3; [.$B$1]-([.T16] - [.$B$1])*2)" office:value-type="float" office:value="3" calcext:value-type="float">
            <text:p>3</text:p>
          </table:table-cell>
          <table:table-cell table:style-name="ce3" table:formula="of:=(1000 - [.W16]*1000/([.T16]*2))/10" office:value-type="float" office:value="98.6111111111111" calcext:value-type="float">
            <text:p>98.6</text:p>
          </table:table-cell>
          <table:table-cell table:style-name="ce5" table:formula="of:=IF([.$B$1]&gt;[.T16];[.V16];[.X16])" office:value-type="float" office:value="98.6111111111111" calcext:value-type="float">
            <text:p>98.6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formula="of:=[.A17]+[.$D$1]" office:value-type="float" office:value="87" calcext:value-type="float">
            <text:p>87</text:p>
          </table:table-cell>
          <table:table-cell table:formula="of:=MAX(3; [.B17]-([.$B$1]-[.B17])*2)" office:value-type="float" office:value="129" calcext:value-type="float">
            <text:p>129</text:p>
          </table:table-cell>
          <table:table-cell table:style-name="ce3" table:formula="of:=[.C17]*1000/([.$B$1]*2)/10" office:value-type="float" office:value="97.7272727272727" calcext:value-type="float">
            <text:p>97.7</text:p>
          </table:table-cell>
          <table:table-cell table:formula="of:=MAX(3; [.$B$1]-([.B17] - [.$B$1])*2)" office:value-type="float" office:value="24" calcext:value-type="float">
            <text:p>24</text:p>
          </table:table-cell>
          <table:table-cell table:style-name="ce3" table:formula="of:=(1000 - [.E17]*1000/([.B17]*2))/10" office:value-type="float" office:value="86.2068965517241" calcext:value-type="float">
            <text:p>86.2</text:p>
          </table:table-cell>
          <table:table-cell table:style-name="ce5" table:formula="of:=IF([.$B$1]&gt;[.B17];[.D17];[.F17])" office:value-type="float" office:value="86.2068965517241" calcext:value-type="float">
            <text:p>86.2</text:p>
          </table:table-cell>
          <table:table-cell table:formula="of:=FLOOR(IF([.A17] &gt; 50; 50 + ([.A17] - 50)/2; [.A17]); 1; 0)" office:value-type="float" office:value="68" calcext:value-type="float">
            <text:p>68</text:p>
          </table:table-cell>
          <table:table-cell table:formula="of:=[.$B$1]-[.H17]" office:value-type="float" office:value="-2" calcext:value-type="float">
            <text:p>-2</text:p>
          </table:table-cell>
          <table:table-cell table:style-name="ce7" table:formula="of:=IF([.I17]&lt;3;1000-FLOOR(1000/(3*(3-[.I17]+1)); 1; 0);FLOOR(2000/[.I17]; 1; 0))" office:value-type="float" office:value="945" calcext:value-type="float">
            <text:p>945</text:p>
          </table:table-cell>
          <table:table-cell table:style-name="ce10" table:formula="of:=[.J17]/1000" office:value-type="percentage" office:value="0.945" calcext:value-type="percentage">
            <text:p>94.5%</text:p>
          </table:table-cell>
          <table:table-cell table:style-name="ce11" table:formula="of:=IF([.A17] &gt; [.$L$2]; [.$L$2] + ([.A17] - [.$L$2])*[.$L$1]; [.A17])" office:value-type="float" office:value="105.9" calcext:value-type="float">
            <text:p>105.9</text:p>
          </table:table-cell>
          <table:table-cell table:formula="of:=[.L17]+[.$D$1]" office:value-type="float" office:value="105.9" calcext:value-type="float">
            <text:p>105.9</text:p>
          </table:table-cell>
          <table:table-cell table:formula="of:=MAX(3; [.M17]-([.$B$1]-[.M17])*2)" office:value-type="float" office:value="185.7" calcext:value-type="float">
            <text:p>185.7</text:p>
          </table:table-cell>
          <table:table-cell table:style-name="ce3" table:formula="of:=[.N17]*1000/([.$B$1]*2)/10" office:value-type="float" office:value="140.681818181818" calcext:value-type="float">
            <text:p>140.7</text:p>
          </table:table-cell>
          <table:table-cell table:formula="of:=MAX(3; [.$B$1]-([.M17] - [.$B$1])*2)" office:value-type="float" office:value="3" calcext:value-type="float">
            <text:p>3</text:p>
          </table:table-cell>
          <table:table-cell table:style-name="ce3" table:formula="of:=(1000 - [.P17]*1000/([.M17]*2))/10" office:value-type="float" office:value="98.5835694050992" calcext:value-type="float">
            <text:p>98.6</text:p>
          </table:table-cell>
          <table:table-cell table:style-name="ce5" table:formula="of:=IF([.$B$1]&gt;[.M17];[.O17];[.Q17])" office:value-type="float" office:value="98.5835694050992" calcext:value-type="float">
            <text:p>98.6</text:p>
          </table:table-cell>
          <table:table-cell table:style-name="ce11" table:formula="of:= [.A17] + FLOOR([.$S$1] * [.A17] * [.A17] * [.A17] / 1000000; 1; 0)" office:value-type="float" office:value="106" calcext:value-type="float">
            <text:p>106</text:p>
          </table:table-cell>
          <table:table-cell table:formula="of:=[.S17]+[.$D$1]" office:value-type="float" office:value="106" calcext:value-type="float">
            <text:p>106</text:p>
          </table:table-cell>
          <table:table-cell table:formula="of:=MAX(3; [.T17]-([.$B$1]-[.T17])*2)" office:value-type="float" office:value="186" calcext:value-type="float">
            <text:p>186</text:p>
          </table:table-cell>
          <table:table-cell table:style-name="ce3" table:formula="of:=[.U17]*1000/([.$B$1]*2)/10" office:value-type="float" office:value="140.909090909091" calcext:value-type="float">
            <text:p>140.9</text:p>
          </table:table-cell>
          <table:table-cell table:formula="of:=MAX(3; [.$B$1]-([.T17] - [.$B$1])*2)" office:value-type="float" office:value="3" calcext:value-type="float">
            <text:p>3</text:p>
          </table:table-cell>
          <table:table-cell table:style-name="ce3" table:formula="of:=(1000 - [.W17]*1000/([.T17]*2))/10" office:value-type="float" office:value="98.5849056603774" calcext:value-type="float">
            <text:p>98.6</text:p>
          </table:table-cell>
          <table:table-cell table:style-name="ce5" table:formula="of:=IF([.$B$1]&gt;[.T17];[.V17];[.X17])" office:value-type="float" office:value="98.5849056603774" calcext:value-type="float">
            <text:p>98.6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formula="of:=[.A18]+[.$D$1]" office:value-type="float" office:value="86" calcext:value-type="float">
            <text:p>86</text:p>
          </table:table-cell>
          <table:table-cell table:formula="of:=MAX(3; [.B18]-([.$B$1]-[.B18])*2)" office:value-type="float" office:value="126" calcext:value-type="float">
            <text:p>126</text:p>
          </table:table-cell>
          <table:table-cell table:style-name="ce3" table:formula="of:=[.C18]*1000/([.$B$1]*2)/10" office:value-type="float" office:value="95.4545454545455" calcext:value-type="float">
            <text:p>95.5</text:p>
          </table:table-cell>
          <table:table-cell table:formula="of:=MAX(3; [.$B$1]-([.B18] - [.$B$1])*2)" office:value-type="float" office:value="26" calcext:value-type="float">
            <text:p>26</text:p>
          </table:table-cell>
          <table:table-cell table:style-name="ce3" table:formula="of:=(1000 - [.E18]*1000/([.B18]*2))/10" office:value-type="float" office:value="84.8837209302326" calcext:value-type="float">
            <text:p>84.9</text:p>
          </table:table-cell>
          <table:table-cell table:style-name="ce5" table:formula="of:=IF([.$B$1]&gt;[.B18];[.D18];[.F18])" office:value-type="float" office:value="84.8837209302326" calcext:value-type="float">
            <text:p>84.9</text:p>
          </table:table-cell>
          <table:table-cell table:formula="of:=FLOOR(IF([.A18] &gt; 50; 50 + ([.A18] - 50)/2; [.A18]); 1; 0)" office:value-type="float" office:value="68" calcext:value-type="float">
            <text:p>68</text:p>
          </table:table-cell>
          <table:table-cell table:formula="of:=[.$B$1]-[.H18]" office:value-type="float" office:value="-2" calcext:value-type="float">
            <text:p>-2</text:p>
          </table:table-cell>
          <table:table-cell table:style-name="ce7" table:formula="of:=IF([.I18]&lt;3;1000-FLOOR(1000/(3*(3-[.I18]+1)); 1; 0);FLOOR(2000/[.I18]; 1; 0))" office:value-type="float" office:value="945" calcext:value-type="float">
            <text:p>945</text:p>
          </table:table-cell>
          <table:table-cell table:style-name="ce10" table:formula="of:=[.J18]/1000" office:value-type="percentage" office:value="0.945" calcext:value-type="percentage">
            <text:p>94.5%</text:p>
          </table:table-cell>
          <table:table-cell table:style-name="ce11" table:formula="of:=IF([.A18] &gt; [.$L$2]; [.$L$2] + ([.A18] - [.$L$2])*[.$L$1]; [.A18])" office:value-type="float" office:value="104.2" calcext:value-type="float">
            <text:p>104.2</text:p>
          </table:table-cell>
          <table:table-cell table:formula="of:=[.L18]+[.$D$1]" office:value-type="float" office:value="104.2" calcext:value-type="float">
            <text:p>104.2</text:p>
          </table:table-cell>
          <table:table-cell table:formula="of:=MAX(3; [.M18]-([.$B$1]-[.M18])*2)" office:value-type="float" office:value="180.6" calcext:value-type="float">
            <text:p>180.6</text:p>
          </table:table-cell>
          <table:table-cell table:style-name="ce3" table:formula="of:=[.N18]*1000/([.$B$1]*2)/10" office:value-type="float" office:value="136.818181818182" calcext:value-type="float">
            <text:p>136.8</text:p>
          </table:table-cell>
          <table:table-cell table:formula="of:=MAX(3; [.$B$1]-([.M18] - [.$B$1])*2)" office:value-type="float" office:value="3" calcext:value-type="float">
            <text:p>3</text:p>
          </table:table-cell>
          <table:table-cell table:style-name="ce3" table:formula="of:=(1000 - [.P18]*1000/([.M18]*2))/10" office:value-type="float" office:value="98.5604606525912" calcext:value-type="float">
            <text:p>98.6</text:p>
          </table:table-cell>
          <table:table-cell table:style-name="ce5" table:formula="of:=IF([.$B$1]&gt;[.M18];[.O18];[.Q18])" office:value-type="float" office:value="98.5604606525912" calcext:value-type="float">
            <text:p>98.6</text:p>
          </table:table-cell>
          <table:table-cell table:style-name="ce11" table:formula="of:= [.A18] + FLOOR([.$S$1] * [.A18] * [.A18] * [.A18] / 1000000; 1; 0)" office:value-type="float" office:value="105" calcext:value-type="float">
            <text:p>105</text:p>
          </table:table-cell>
          <table:table-cell table:formula="of:=[.S18]+[.$D$1]" office:value-type="float" office:value="105" calcext:value-type="float">
            <text:p>105</text:p>
          </table:table-cell>
          <table:table-cell table:formula="of:=MAX(3; [.T18]-([.$B$1]-[.T18])*2)" office:value-type="float" office:value="183" calcext:value-type="float">
            <text:p>183</text:p>
          </table:table-cell>
          <table:table-cell table:style-name="ce3" table:formula="of:=[.U18]*1000/([.$B$1]*2)/10" office:value-type="float" office:value="138.636363636364" calcext:value-type="float">
            <text:p>138.6</text:p>
          </table:table-cell>
          <table:table-cell table:formula="of:=MAX(3; [.$B$1]-([.T18] - [.$B$1])*2)" office:value-type="float" office:value="3" calcext:value-type="float">
            <text:p>3</text:p>
          </table:table-cell>
          <table:table-cell table:style-name="ce3" table:formula="of:=(1000 - [.W18]*1000/([.T18]*2))/10" office:value-type="float" office:value="98.5714285714286" calcext:value-type="float">
            <text:p>98.6</text:p>
          </table:table-cell>
          <table:table-cell table:style-name="ce5" table:formula="of:=IF([.$B$1]&gt;[.T18];[.V18];[.X18])" office:value-type="float" office:value="98.5714285714286" calcext:value-type="float">
            <text:p>98.6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formula="of:=[.A19]+[.$D$1]" office:value-type="float" office:value="85" calcext:value-type="float">
            <text:p>85</text:p>
          </table:table-cell>
          <table:table-cell table:formula="of:=MAX(3; [.B19]-([.$B$1]-[.B19])*2)" office:value-type="float" office:value="123" calcext:value-type="float">
            <text:p>123</text:p>
          </table:table-cell>
          <table:table-cell table:style-name="ce3" table:formula="of:=[.C19]*1000/([.$B$1]*2)/10" office:value-type="float" office:value="93.1818181818182" calcext:value-type="float">
            <text:p>93.2</text:p>
          </table:table-cell>
          <table:table-cell table:formula="of:=MAX(3; [.$B$1]-([.B19] - [.$B$1])*2)" office:value-type="float" office:value="28" calcext:value-type="float">
            <text:p>28</text:p>
          </table:table-cell>
          <table:table-cell table:style-name="ce3" table:formula="of:=(1000 - [.E19]*1000/([.B19]*2))/10" office:value-type="float" office:value="83.5294117647059" calcext:value-type="float">
            <text:p>83.5</text:p>
          </table:table-cell>
          <table:table-cell table:style-name="ce6" table:formula="of:=IF([.$B$1]&gt;[.B19];[.D19];[.F19])" office:value-type="float" office:value="83.5294117647059" calcext:value-type="float">
            <text:p>83.5</text:p>
          </table:table-cell>
          <table:table-cell table:formula="of:=FLOOR(IF([.A19] &gt; 50; 50 + ([.A19] - 50)/2; [.A19]); 1; 0)" office:value-type="float" office:value="67" calcext:value-type="float">
            <text:p>67</text:p>
          </table:table-cell>
          <table:table-cell table:formula="of:=[.$B$1]-[.H19]" office:value-type="float" office:value="-1" calcext:value-type="float">
            <text:p>-1</text:p>
          </table:table-cell>
          <table:table-cell table:style-name="ce7" table:formula="of:=IF([.I19]&lt;3;1000-FLOOR(1000/(3*(3-[.I19]+1)); 1; 0);FLOOR(2000/[.I19]; 1; 0))" office:value-type="float" office:value="934" calcext:value-type="float">
            <text:p>934</text:p>
          </table:table-cell>
          <table:table-cell table:style-name="ce10" table:formula="of:=[.J19]/1000" office:value-type="percentage" office:value="0.934" calcext:value-type="percentage">
            <text:p>93.4%</text:p>
          </table:table-cell>
          <table:table-cell table:style-name="ce11" table:formula="of:=IF([.A19] &gt; [.$L$2]; [.$L$2] + ([.A19] - [.$L$2])*[.$L$1]; [.A19])" office:value-type="float" office:value="102.5" calcext:value-type="float">
            <text:p>102.5</text:p>
          </table:table-cell>
          <table:table-cell table:formula="of:=[.L19]+[.$D$1]" office:value-type="float" office:value="102.5" calcext:value-type="float">
            <text:p>102.5</text:p>
          </table:table-cell>
          <table:table-cell table:formula="of:=MAX(3; [.M19]-([.$B$1]-[.M19])*2)" office:value-type="float" office:value="175.5" calcext:value-type="float">
            <text:p>175.5</text:p>
          </table:table-cell>
          <table:table-cell table:style-name="ce3" table:formula="of:=[.N19]*1000/([.$B$1]*2)/10" office:value-type="float" office:value="132.954545454545" calcext:value-type="float">
            <text:p>133.0</text:p>
          </table:table-cell>
          <table:table-cell table:formula="of:=MAX(3; [.$B$1]-([.M19] - [.$B$1])*2)" office:value-type="float" office:value="3" calcext:value-type="float">
            <text:p>3</text:p>
          </table:table-cell>
          <table:table-cell table:style-name="ce3" table:formula="of:=(1000 - [.P19]*1000/([.M19]*2))/10" office:value-type="float" office:value="98.5365853658537" calcext:value-type="float">
            <text:p>98.5</text:p>
          </table:table-cell>
          <table:table-cell table:style-name="ce6" table:formula="of:=IF([.$B$1]&gt;[.M19];[.O19];[.Q19])" office:value-type="float" office:value="98.5365853658537" calcext:value-type="float">
            <text:p>98.5</text:p>
          </table:table-cell>
          <table:table-cell table:style-name="ce11" table:formula="of:= [.A19] + FLOOR([.$S$1] * [.A19] * [.A19] * [.A19] / 1000000; 1; 0)" office:value-type="float" office:value="103" calcext:value-type="float">
            <text:p>103</text:p>
          </table:table-cell>
          <table:table-cell table:formula="of:=[.S19]+[.$D$1]" office:value-type="float" office:value="103" calcext:value-type="float">
            <text:p>103</text:p>
          </table:table-cell>
          <table:table-cell table:formula="of:=MAX(3; [.T19]-([.$B$1]-[.T19])*2)" office:value-type="float" office:value="177" calcext:value-type="float">
            <text:p>177</text:p>
          </table:table-cell>
          <table:table-cell table:style-name="ce3" table:formula="of:=[.U19]*1000/([.$B$1]*2)/10" office:value-type="float" office:value="134.090909090909" calcext:value-type="float">
            <text:p>134.1</text:p>
          </table:table-cell>
          <table:table-cell table:formula="of:=MAX(3; [.$B$1]-([.T19] - [.$B$1])*2)" office:value-type="float" office:value="3" calcext:value-type="float">
            <text:p>3</text:p>
          </table:table-cell>
          <table:table-cell table:style-name="ce3" table:formula="of:=(1000 - [.W19]*1000/([.T19]*2))/10" office:value-type="float" office:value="98.5436893203883" calcext:value-type="float">
            <text:p>98.5</text:p>
          </table:table-cell>
          <table:table-cell table:style-name="ce6" table:formula="of:=IF([.$B$1]&gt;[.T19];[.V19];[.X19])" office:value-type="float" office:value="98.5436893203883" calcext:value-type="float">
            <text:p>98.5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formula="of:=[.A20]+[.$D$1]" office:value-type="float" office:value="84" calcext:value-type="float">
            <text:p>84</text:p>
          </table:table-cell>
          <table:table-cell table:formula="of:=MAX(3; [.B20]-([.$B$1]-[.B20])*2)" office:value-type="float" office:value="120" calcext:value-type="float">
            <text:p>120</text:p>
          </table:table-cell>
          <table:table-cell table:style-name="ce3" table:formula="of:=[.C20]*1000/([.$B$1]*2)/10" office:value-type="float" office:value="90.9090909090909" calcext:value-type="float">
            <text:p>90.9</text:p>
          </table:table-cell>
          <table:table-cell table:formula="of:=MAX(3; [.$B$1]-([.B20] - [.$B$1])*2)" office:value-type="float" office:value="30" calcext:value-type="float">
            <text:p>30</text:p>
          </table:table-cell>
          <table:table-cell table:style-name="ce3" table:formula="of:=(1000 - [.E20]*1000/([.B20]*2))/10" office:value-type="float" office:value="82.1428571428571" calcext:value-type="float">
            <text:p>82.1</text:p>
          </table:table-cell>
          <table:table-cell table:style-name="ce5" table:formula="of:=IF([.$B$1]&gt;[.B20];[.D20];[.F20])" office:value-type="float" office:value="82.1428571428571" calcext:value-type="float">
            <text:p>82.1</text:p>
          </table:table-cell>
          <table:table-cell table:formula="of:=FLOOR(IF([.A20] &gt; 50; 50 + ([.A20] - 50)/2; [.A20]); 1; 0)" office:value-type="float" office:value="67" calcext:value-type="float">
            <text:p>67</text:p>
          </table:table-cell>
          <table:table-cell table:formula="of:=[.$B$1]-[.H20]" office:value-type="float" office:value="-1" calcext:value-type="float">
            <text:p>-1</text:p>
          </table:table-cell>
          <table:table-cell table:style-name="ce7" table:formula="of:=IF([.I20]&lt;3;1000-FLOOR(1000/(3*(3-[.I20]+1)); 1; 0);FLOOR(2000/[.I20]; 1; 0))" office:value-type="float" office:value="934" calcext:value-type="float">
            <text:p>934</text:p>
          </table:table-cell>
          <table:table-cell table:style-name="ce10" table:formula="of:=[.J20]/1000" office:value-type="percentage" office:value="0.934" calcext:value-type="percentage">
            <text:p>93.4%</text:p>
          </table:table-cell>
          <table:table-cell table:style-name="ce11" table:formula="of:=IF([.A20] &gt; [.$L$2]; [.$L$2] + ([.A20] - [.$L$2])*[.$L$1]; [.A20])" office:value-type="float" office:value="100.8" calcext:value-type="float">
            <text:p>100.8</text:p>
          </table:table-cell>
          <table:table-cell table:formula="of:=[.L20]+[.$D$1]" office:value-type="float" office:value="100.8" calcext:value-type="float">
            <text:p>100.8</text:p>
          </table:table-cell>
          <table:table-cell table:formula="of:=MAX(3; [.M20]-([.$B$1]-[.M20])*2)" office:value-type="float" office:value="170.4" calcext:value-type="float">
            <text:p>170.4</text:p>
          </table:table-cell>
          <table:table-cell table:style-name="ce3" table:formula="of:=[.N20]*1000/([.$B$1]*2)/10" office:value-type="float" office:value="129.090909090909" calcext:value-type="float">
            <text:p>129.1</text:p>
          </table:table-cell>
          <table:table-cell table:formula="of:=MAX(3; [.$B$1]-([.M20] - [.$B$1])*2)" office:value-type="float" office:value="3" calcext:value-type="float">
            <text:p>3</text:p>
          </table:table-cell>
          <table:table-cell table:style-name="ce3" table:formula="of:=(1000 - [.P20]*1000/([.M20]*2))/10" office:value-type="float" office:value="98.5119047619048" calcext:value-type="float">
            <text:p>98.5</text:p>
          </table:table-cell>
          <table:table-cell table:style-name="ce5" table:formula="of:=IF([.$B$1]&gt;[.M20];[.O20];[.Q20])" office:value-type="float" office:value="98.5119047619048" calcext:value-type="float">
            <text:p>98.5</text:p>
          </table:table-cell>
          <table:table-cell table:style-name="ce11" table:formula="of:= [.A20] + FLOOR([.$S$1] * [.A20] * [.A20] * [.A20] / 1000000; 1; 0)" office:value-type="float" office:value="101" calcext:value-type="float">
            <text:p>101</text:p>
          </table:table-cell>
          <table:table-cell table:formula="of:=[.S20]+[.$D$1]" office:value-type="float" office:value="101" calcext:value-type="float">
            <text:p>101</text:p>
          </table:table-cell>
          <table:table-cell table:formula="of:=MAX(3; [.T20]-([.$B$1]-[.T20])*2)" office:value-type="float" office:value="171" calcext:value-type="float">
            <text:p>171</text:p>
          </table:table-cell>
          <table:table-cell table:style-name="ce3" table:formula="of:=[.U20]*1000/([.$B$1]*2)/10" office:value-type="float" office:value="129.545454545455" calcext:value-type="float">
            <text:p>129.5</text:p>
          </table:table-cell>
          <table:table-cell table:formula="of:=MAX(3; [.$B$1]-([.T20] - [.$B$1])*2)" office:value-type="float" office:value="3" calcext:value-type="float">
            <text:p>3</text:p>
          </table:table-cell>
          <table:table-cell table:style-name="ce3" table:formula="of:=(1000 - [.W20]*1000/([.T20]*2))/10" office:value-type="float" office:value="98.5148514851485" calcext:value-type="float">
            <text:p>98.5</text:p>
          </table:table-cell>
          <table:table-cell table:style-name="ce5" table:formula="of:=IF([.$B$1]&gt;[.T20];[.V20];[.X20])" office:value-type="float" office:value="98.5148514851485" calcext:value-type="float">
            <text:p>98.5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formula="of:=[.A21]+[.$D$1]" office:value-type="float" office:value="83" calcext:value-type="float">
            <text:p>83</text:p>
          </table:table-cell>
          <table:table-cell table:formula="of:=MAX(3; [.B21]-([.$B$1]-[.B21])*2)" office:value-type="float" office:value="117" calcext:value-type="float">
            <text:p>117</text:p>
          </table:table-cell>
          <table:table-cell table:style-name="ce3" table:formula="of:=[.C21]*1000/([.$B$1]*2)/10" office:value-type="float" office:value="88.6363636363636" calcext:value-type="float">
            <text:p>88.6</text:p>
          </table:table-cell>
          <table:table-cell table:formula="of:=MAX(3; [.$B$1]-([.B21] - [.$B$1])*2)" office:value-type="float" office:value="32" calcext:value-type="float">
            <text:p>32</text:p>
          </table:table-cell>
          <table:table-cell table:style-name="ce3" table:formula="of:=(1000 - [.E21]*1000/([.B21]*2))/10" office:value-type="float" office:value="80.7228915662651" calcext:value-type="float">
            <text:p>80.7</text:p>
          </table:table-cell>
          <table:table-cell table:style-name="ce5" table:formula="of:=IF([.$B$1]&gt;[.B21];[.D21];[.F21])" office:value-type="float" office:value="80.7228915662651" calcext:value-type="float">
            <text:p>80.7</text:p>
          </table:table-cell>
          <table:table-cell table:formula="of:=FLOOR(IF([.A21] &gt; 50; 50 + ([.A21] - 50)/2; [.A21]); 1; 0)" office:value-type="float" office:value="66" calcext:value-type="float">
            <text:p>66</text:p>
          </table:table-cell>
          <table:table-cell table:formula="of:=[.$B$1]-[.H21]" office:value-type="float" office:value="0" calcext:value-type="float">
            <text:p>0</text:p>
          </table:table-cell>
          <table:table-cell table:style-name="ce7" table:formula="of:=IF([.I21]&lt;3;1000-FLOOR(1000/(3*(3-[.I21]+1)); 1; 0);FLOOR(2000/[.I21]; 1; 0))" office:value-type="float" office:value="917" calcext:value-type="float">
            <text:p>917</text:p>
          </table:table-cell>
          <table:table-cell table:style-name="ce10" table:formula="of:=[.J21]/1000" office:value-type="percentage" office:value="0.917" calcext:value-type="percentage">
            <text:p>91.7%</text:p>
          </table:table-cell>
          <table:table-cell table:style-name="ce11" table:formula="of:=IF([.A21] &gt; [.$L$2]; [.$L$2] + ([.A21] - [.$L$2])*[.$L$1]; [.A21])" office:value-type="float" office:value="99.1" calcext:value-type="float">
            <text:p>99.1</text:p>
          </table:table-cell>
          <table:table-cell table:formula="of:=[.L21]+[.$D$1]" office:value-type="float" office:value="99.1" calcext:value-type="float">
            <text:p>99.1</text:p>
          </table:table-cell>
          <table:table-cell table:formula="of:=MAX(3; [.M21]-([.$B$1]-[.M21])*2)" office:value-type="float" office:value="165.3" calcext:value-type="float">
            <text:p>165.3</text:p>
          </table:table-cell>
          <table:table-cell table:style-name="ce3" table:formula="of:=[.N21]*1000/([.$B$1]*2)/10" office:value-type="float" office:value="125.227272727273" calcext:value-type="float">
            <text:p>125.2</text:p>
          </table:table-cell>
          <table:table-cell table:formula="of:=MAX(3; [.$B$1]-([.M21] - [.$B$1])*2)" office:value-type="float" office:value="3" calcext:value-type="float">
            <text:p>3</text:p>
          </table:table-cell>
          <table:table-cell table:style-name="ce3" table:formula="of:=(1000 - [.P21]*1000/([.M21]*2))/10" office:value-type="float" office:value="98.4863773965691" calcext:value-type="float">
            <text:p>98.5</text:p>
          </table:table-cell>
          <table:table-cell table:style-name="ce5" table:formula="of:=IF([.$B$1]&gt;[.M21];[.O21];[.Q21])" office:value-type="float" office:value="98.4863773965691" calcext:value-type="float">
            <text:p>98.5</text:p>
          </table:table-cell>
          <table:table-cell table:style-name="ce11" table:formula="of:= [.A21] + FLOOR([.$S$1] * [.A21] * [.A21] * [.A21] / 1000000; 1; 0)" office:value-type="float" office:value="100" calcext:value-type="float">
            <text:p>100</text:p>
          </table:table-cell>
          <table:table-cell table:formula="of:=[.S21]+[.$D$1]" office:value-type="float" office:value="100" calcext:value-type="float">
            <text:p>100</text:p>
          </table:table-cell>
          <table:table-cell table:formula="of:=MAX(3; [.T21]-([.$B$1]-[.T21])*2)" office:value-type="float" office:value="168" calcext:value-type="float">
            <text:p>168</text:p>
          </table:table-cell>
          <table:table-cell table:style-name="ce3" table:formula="of:=[.U21]*1000/([.$B$1]*2)/10" office:value-type="float" office:value="127.272727272727" calcext:value-type="float">
            <text:p>127.3</text:p>
          </table:table-cell>
          <table:table-cell table:formula="of:=MAX(3; [.$B$1]-([.T21] - [.$B$1])*2)" office:value-type="float" office:value="3" calcext:value-type="float">
            <text:p>3</text:p>
          </table:table-cell>
          <table:table-cell table:style-name="ce3" table:formula="of:=(1000 - [.W21]*1000/([.T21]*2))/10" office:value-type="float" office:value="98.5" calcext:value-type="float">
            <text:p>98.5</text:p>
          </table:table-cell>
          <table:table-cell table:style-name="ce5" table:formula="of:=IF([.$B$1]&gt;[.T21];[.V21];[.X21])" office:value-type="float" office:value="98.5" calcext:value-type="float">
            <text:p>98.5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formula="of:=[.A22]+[.$D$1]" office:value-type="float" office:value="82" calcext:value-type="float">
            <text:p>82</text:p>
          </table:table-cell>
          <table:table-cell table:formula="of:=MAX(3; [.B22]-([.$B$1]-[.B22])*2)" office:value-type="float" office:value="114" calcext:value-type="float">
            <text:p>114</text:p>
          </table:table-cell>
          <table:table-cell table:style-name="ce3" table:formula="of:=[.C22]*1000/([.$B$1]*2)/10" office:value-type="float" office:value="86.3636363636364" calcext:value-type="float">
            <text:p>86.4</text:p>
          </table:table-cell>
          <table:table-cell table:formula="of:=MAX(3; [.$B$1]-([.B22] - [.$B$1])*2)" office:value-type="float" office:value="34" calcext:value-type="float">
            <text:p>34</text:p>
          </table:table-cell>
          <table:table-cell table:style-name="ce3" table:formula="of:=(1000 - [.E22]*1000/([.B22]*2))/10" office:value-type="float" office:value="79.2682926829268" calcext:value-type="float">
            <text:p>79.3</text:p>
          </table:table-cell>
          <table:table-cell table:style-name="ce5" table:formula="of:=IF([.$B$1]&gt;[.B22];[.D22];[.F22])" office:value-type="float" office:value="79.2682926829268" calcext:value-type="float">
            <text:p>79.3</text:p>
          </table:table-cell>
          <table:table-cell table:formula="of:=FLOOR(IF([.A22] &gt; 50; 50 + ([.A22] - 50)/2; [.A22]); 1; 0)" office:value-type="float" office:value="66" calcext:value-type="float">
            <text:p>66</text:p>
          </table:table-cell>
          <table:table-cell table:formula="of:=[.$B$1]-[.H22]" office:value-type="float" office:value="0" calcext:value-type="float">
            <text:p>0</text:p>
          </table:table-cell>
          <table:table-cell table:style-name="ce7" table:formula="of:=IF([.I22]&lt;3;1000-FLOOR(1000/(3*(3-[.I22]+1)); 1; 0);FLOOR(2000/[.I22]; 1; 0))" office:value-type="float" office:value="917" calcext:value-type="float">
            <text:p>917</text:p>
          </table:table-cell>
          <table:table-cell table:style-name="ce10" table:formula="of:=[.J22]/1000" office:value-type="percentage" office:value="0.917" calcext:value-type="percentage">
            <text:p>91.7%</text:p>
          </table:table-cell>
          <table:table-cell table:style-name="ce11" table:formula="of:=IF([.A22] &gt; [.$L$2]; [.$L$2] + ([.A22] - [.$L$2])*[.$L$1]; [.A22])" office:value-type="float" office:value="97.4" calcext:value-type="float">
            <text:p>97.4</text:p>
          </table:table-cell>
          <table:table-cell table:formula="of:=[.L22]+[.$D$1]" office:value-type="float" office:value="97.4" calcext:value-type="float">
            <text:p>97.4</text:p>
          </table:table-cell>
          <table:table-cell table:formula="of:=MAX(3; [.M22]-([.$B$1]-[.M22])*2)" office:value-type="float" office:value="160.2" calcext:value-type="float">
            <text:p>160.2</text:p>
          </table:table-cell>
          <table:table-cell table:style-name="ce3" table:formula="of:=[.N22]*1000/([.$B$1]*2)/10" office:value-type="float" office:value="121.363636363636" calcext:value-type="float">
            <text:p>121.4</text:p>
          </table:table-cell>
          <table:table-cell table:formula="of:=MAX(3; [.$B$1]-([.M22] - [.$B$1])*2)" office:value-type="float" office:value="3.19999999999999" calcext:value-type="float">
            <text:p>3.2</text:p>
          </table:table-cell>
          <table:table-cell table:style-name="ce3" table:formula="of:=(1000 - [.P22]*1000/([.M22]*2))/10" office:value-type="float" office:value="98.3572895277207" calcext:value-type="float">
            <text:p>98.4</text:p>
          </table:table-cell>
          <table:table-cell table:style-name="ce5" table:formula="of:=IF([.$B$1]&gt;[.M22];[.O22];[.Q22])" office:value-type="float" office:value="98.3572895277207" calcext:value-type="float">
            <text:p>98.4</text:p>
          </table:table-cell>
          <table:table-cell table:style-name="ce11" table:formula="of:= [.A22] + FLOOR([.$S$1] * [.A22] * [.A22] * [.A22] / 1000000; 1; 0)" office:value-type="float" office:value="98" calcext:value-type="float">
            <text:p>98</text:p>
          </table:table-cell>
          <table:table-cell table:formula="of:=[.S22]+[.$D$1]" office:value-type="float" office:value="98" calcext:value-type="float">
            <text:p>98</text:p>
          </table:table-cell>
          <table:table-cell table:formula="of:=MAX(3; [.T22]-([.$B$1]-[.T22])*2)" office:value-type="float" office:value="162" calcext:value-type="float">
            <text:p>162</text:p>
          </table:table-cell>
          <table:table-cell table:style-name="ce3" table:formula="of:=[.U22]*1000/([.$B$1]*2)/10" office:value-type="float" office:value="122.727272727273" calcext:value-type="float">
            <text:p>122.7</text:p>
          </table:table-cell>
          <table:table-cell table:formula="of:=MAX(3; [.$B$1]-([.T22] - [.$B$1])*2)" office:value-type="float" office:value="3" calcext:value-type="float">
            <text:p>3</text:p>
          </table:table-cell>
          <table:table-cell table:style-name="ce3" table:formula="of:=(1000 - [.W22]*1000/([.T22]*2))/10" office:value-type="float" office:value="98.469387755102" calcext:value-type="float">
            <text:p>98.5</text:p>
          </table:table-cell>
          <table:table-cell table:style-name="ce5" table:formula="of:=IF([.$B$1]&gt;[.T22];[.V22];[.X22])" office:value-type="float" office:value="98.469387755102" calcext:value-type="float">
            <text:p>98.5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formula="of:=[.A23]+[.$D$1]" office:value-type="float" office:value="81" calcext:value-type="float">
            <text:p>81</text:p>
          </table:table-cell>
          <table:table-cell table:formula="of:=MAX(3; [.B23]-([.$B$1]-[.B23])*2)" office:value-type="float" office:value="111" calcext:value-type="float">
            <text:p>111</text:p>
          </table:table-cell>
          <table:table-cell table:style-name="ce3" table:formula="of:=[.C23]*1000/([.$B$1]*2)/10" office:value-type="float" office:value="84.0909090909091" calcext:value-type="float">
            <text:p>84.1</text:p>
          </table:table-cell>
          <table:table-cell table:formula="of:=MAX(3; [.$B$1]-([.B23] - [.$B$1])*2)" office:value-type="float" office:value="36" calcext:value-type="float">
            <text:p>36</text:p>
          </table:table-cell>
          <table:table-cell table:style-name="ce3" table:formula="of:=(1000 - [.E23]*1000/([.B23]*2))/10" office:value-type="float" office:value="77.7777777777778" calcext:value-type="float">
            <text:p>77.8</text:p>
          </table:table-cell>
          <table:table-cell table:style-name="ce5" table:formula="of:=IF([.$B$1]&gt;[.B23];[.D23];[.F23])" office:value-type="float" office:value="77.7777777777778" calcext:value-type="float">
            <text:p>77.8</text:p>
          </table:table-cell>
          <table:table-cell table:formula="of:=FLOOR(IF([.A23] &gt; 50; 50 + ([.A23] - 50)/2; [.A23]); 1; 0)" office:value-type="float" office:value="65" calcext:value-type="float">
            <text:p>65</text:p>
          </table:table-cell>
          <table:table-cell table:formula="of:=[.$B$1]-[.H23]" office:value-type="float" office:value="1" calcext:value-type="float">
            <text:p>1</text:p>
          </table:table-cell>
          <table:table-cell table:style-name="ce7" table:formula="of:=IF([.I23]&lt;3;1000-FLOOR(1000/(3*(3-[.I23]+1)); 1; 0);FLOOR(2000/[.I23]; 1; 0))" office:value-type="float" office:value="889" calcext:value-type="float">
            <text:p>889</text:p>
          </table:table-cell>
          <table:table-cell table:style-name="ce10" table:formula="of:=[.J23]/1000" office:value-type="percentage" office:value="0.889" calcext:value-type="percentage">
            <text:p>88.9%</text:p>
          </table:table-cell>
          <table:table-cell table:style-name="ce11" table:formula="of:=IF([.A23] &gt; [.$L$2]; [.$L$2] + ([.A23] - [.$L$2])*[.$L$1]; [.A23])" office:value-type="float" office:value="95.7" calcext:value-type="float">
            <text:p>95.7</text:p>
          </table:table-cell>
          <table:table-cell table:formula="of:=[.L23]+[.$D$1]" office:value-type="float" office:value="95.7" calcext:value-type="float">
            <text:p>95.7</text:p>
          </table:table-cell>
          <table:table-cell table:formula="of:=MAX(3; [.M23]-([.$B$1]-[.M23])*2)" office:value-type="float" office:value="155.1" calcext:value-type="float">
            <text:p>155.1</text:p>
          </table:table-cell>
          <table:table-cell table:style-name="ce3" table:formula="of:=[.N23]*1000/([.$B$1]*2)/10" office:value-type="float" office:value="117.5" calcext:value-type="float">
            <text:p>117.5</text:p>
          </table:table-cell>
          <table:table-cell table:formula="of:=MAX(3; [.$B$1]-([.M23] - [.$B$1])*2)" office:value-type="float" office:value="6.59999999999999" calcext:value-type="float">
            <text:p>6.6</text:p>
          </table:table-cell>
          <table:table-cell table:style-name="ce3" table:formula="of:=(1000 - [.P23]*1000/([.M23]*2))/10" office:value-type="float" office:value="96.551724137931" calcext:value-type="float">
            <text:p>96.6</text:p>
          </table:table-cell>
          <table:table-cell table:style-name="ce5" table:formula="of:=IF([.$B$1]&gt;[.M23];[.O23];[.Q23])" office:value-type="float" office:value="96.551724137931" calcext:value-type="float">
            <text:p>96.6</text:p>
          </table:table-cell>
          <table:table-cell table:style-name="ce11" table:formula="of:= [.A23] + FLOOR([.$S$1] * [.A23] * [.A23] * [.A23] / 1000000; 1; 0)" office:value-type="float" office:value="96" calcext:value-type="float">
            <text:p>96</text:p>
          </table:table-cell>
          <table:table-cell table:formula="of:=[.S23]+[.$D$1]" office:value-type="float" office:value="96" calcext:value-type="float">
            <text:p>96</text:p>
          </table:table-cell>
          <table:table-cell table:formula="of:=MAX(3; [.T23]-([.$B$1]-[.T23])*2)" office:value-type="float" office:value="156" calcext:value-type="float">
            <text:p>156</text:p>
          </table:table-cell>
          <table:table-cell table:style-name="ce3" table:formula="of:=[.U23]*1000/([.$B$1]*2)/10" office:value-type="float" office:value="118.181818181818" calcext:value-type="float">
            <text:p>118.2</text:p>
          </table:table-cell>
          <table:table-cell table:formula="of:=MAX(3; [.$B$1]-([.T23] - [.$B$1])*2)" office:value-type="float" office:value="6" calcext:value-type="float">
            <text:p>6</text:p>
          </table:table-cell>
          <table:table-cell table:style-name="ce3" table:formula="of:=(1000 - [.W23]*1000/([.T23]*2))/10" office:value-type="float" office:value="96.875" calcext:value-type="float">
            <text:p>96.9</text:p>
          </table:table-cell>
          <table:table-cell table:style-name="ce5" table:formula="of:=IF([.$B$1]&gt;[.T23];[.V23];[.X23])" office:value-type="float" office:value="96.875" calcext:value-type="float">
            <text:p>96.9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formula="of:=[.A24]+[.$D$1]" office:value-type="float" office:value="80" calcext:value-type="float">
            <text:p>80</text:p>
          </table:table-cell>
          <table:table-cell table:formula="of:=MAX(3; [.B24]-([.$B$1]-[.B24])*2)" office:value-type="float" office:value="108" calcext:value-type="float">
            <text:p>108</text:p>
          </table:table-cell>
          <table:table-cell table:style-name="ce3" table:formula="of:=[.C24]*1000/([.$B$1]*2)/10" office:value-type="float" office:value="81.8181818181818" calcext:value-type="float">
            <text:p>81.8</text:p>
          </table:table-cell>
          <table:table-cell table:formula="of:=MAX(3; [.$B$1]-([.B24] - [.$B$1])*2)" office:value-type="float" office:value="38" calcext:value-type="float">
            <text:p>38</text:p>
          </table:table-cell>
          <table:table-cell table:style-name="ce3" table:formula="of:=(1000 - [.E24]*1000/([.B24]*2))/10" office:value-type="float" office:value="76.25" calcext:value-type="float">
            <text:p>76.3</text:p>
          </table:table-cell>
          <table:table-cell table:style-name="ce5" table:formula="of:=IF([.$B$1]&gt;[.B24];[.D24];[.F24])" office:value-type="float" office:value="76.25" calcext:value-type="float">
            <text:p>76.3</text:p>
          </table:table-cell>
          <table:table-cell table:formula="of:=FLOOR(IF([.A24] &gt; 50; 50 + ([.A24] - 50)/2; [.A24]); 1; 0)" office:value-type="float" office:value="65" calcext:value-type="float">
            <text:p>65</text:p>
          </table:table-cell>
          <table:table-cell table:formula="of:=[.$B$1]-[.H24]" office:value-type="float" office:value="1" calcext:value-type="float">
            <text:p>1</text:p>
          </table:table-cell>
          <table:table-cell table:style-name="ce7" table:formula="of:=IF([.I24]&lt;3;1000-FLOOR(1000/(3*(3-[.I24]+1)); 1; 0);FLOOR(2000/[.I24]; 1; 0))" office:value-type="float" office:value="889" calcext:value-type="float">
            <text:p>889</text:p>
          </table:table-cell>
          <table:table-cell table:style-name="ce10" table:formula="of:=[.J24]/1000" office:value-type="percentage" office:value="0.889" calcext:value-type="percentage">
            <text:p>88.9%</text:p>
          </table:table-cell>
          <table:table-cell table:style-name="ce11" table:formula="of:=IF([.A24] &gt; [.$L$2]; [.$L$2] + ([.A24] - [.$L$2])*[.$L$1]; [.A24])" office:value-type="float" office:value="94" calcext:value-type="float">
            <text:p>94</text:p>
          </table:table-cell>
          <table:table-cell table:formula="of:=[.L24]+[.$D$1]" office:value-type="float" office:value="94" calcext:value-type="float">
            <text:p>94</text:p>
          </table:table-cell>
          <table:table-cell table:formula="of:=MAX(3; [.M24]-([.$B$1]-[.M24])*2)" office:value-type="float" office:value="150" calcext:value-type="float">
            <text:p>150</text:p>
          </table:table-cell>
          <table:table-cell table:style-name="ce3" table:formula="of:=[.N24]*1000/([.$B$1]*2)/10" office:value-type="float" office:value="113.636363636364" calcext:value-type="float">
            <text:p>113.6</text:p>
          </table:table-cell>
          <table:table-cell table:formula="of:=MAX(3; [.$B$1]-([.M24] - [.$B$1])*2)" office:value-type="float" office:value="10" calcext:value-type="float">
            <text:p>10</text:p>
          </table:table-cell>
          <table:table-cell table:style-name="ce3" table:formula="of:=(1000 - [.P24]*1000/([.M24]*2))/10" office:value-type="float" office:value="94.6808510638298" calcext:value-type="float">
            <text:p>94.7</text:p>
          </table:table-cell>
          <table:table-cell table:style-name="ce5" table:formula="of:=IF([.$B$1]&gt;[.M24];[.O24];[.Q24])" office:value-type="float" office:value="94.6808510638298" calcext:value-type="float">
            <text:p>94.7</text:p>
          </table:table-cell>
          <table:table-cell table:style-name="ce11" table:formula="of:= [.A24] + FLOOR([.$S$1] * [.A24] * [.A24] * [.A24] / 1000000; 1; 0)" office:value-type="float" office:value="95" calcext:value-type="float">
            <text:p>95</text:p>
          </table:table-cell>
          <table:table-cell table:formula="of:=[.S24]+[.$D$1]" office:value-type="float" office:value="95" calcext:value-type="float">
            <text:p>95</text:p>
          </table:table-cell>
          <table:table-cell table:formula="of:=MAX(3; [.T24]-([.$B$1]-[.T24])*2)" office:value-type="float" office:value="153" calcext:value-type="float">
            <text:p>153</text:p>
          </table:table-cell>
          <table:table-cell table:style-name="ce3" table:formula="of:=[.U24]*1000/([.$B$1]*2)/10" office:value-type="float" office:value="115.909090909091" calcext:value-type="float">
            <text:p>115.9</text:p>
          </table:table-cell>
          <table:table-cell table:formula="of:=MAX(3; [.$B$1]-([.T24] - [.$B$1])*2)" office:value-type="float" office:value="8" calcext:value-type="float">
            <text:p>8</text:p>
          </table:table-cell>
          <table:table-cell table:style-name="ce3" table:formula="of:=(1000 - [.W24]*1000/([.T24]*2))/10" office:value-type="float" office:value="95.7894736842105" calcext:value-type="float">
            <text:p>95.8</text:p>
          </table:table-cell>
          <table:table-cell table:style-name="ce5" table:formula="of:=IF([.$B$1]&gt;[.T24];[.V24];[.X24])" office:value-type="float" office:value="95.7894736842105" calcext:value-type="float">
            <text:p>95.8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formula="of:=[.A25]+[.$D$1]" office:value-type="float" office:value="79" calcext:value-type="float">
            <text:p>79</text:p>
          </table:table-cell>
          <table:table-cell table:formula="of:=MAX(3; [.B25]-([.$B$1]-[.B25])*2)" office:value-type="float" office:value="105" calcext:value-type="float">
            <text:p>105</text:p>
          </table:table-cell>
          <table:table-cell table:style-name="ce3" table:formula="of:=[.C25]*1000/([.$B$1]*2)/10" office:value-type="float" office:value="79.5454545454546" calcext:value-type="float">
            <text:p>79.5</text:p>
          </table:table-cell>
          <table:table-cell table:formula="of:=MAX(3; [.$B$1]-([.B25] - [.$B$1])*2)" office:value-type="float" office:value="40" calcext:value-type="float">
            <text:p>40</text:p>
          </table:table-cell>
          <table:table-cell table:style-name="ce3" table:formula="of:=(1000 - [.E25]*1000/([.B25]*2))/10" office:value-type="float" office:value="74.6835443037975" calcext:value-type="float">
            <text:p>74.7</text:p>
          </table:table-cell>
          <table:table-cell table:style-name="ce5" table:formula="of:=IF([.$B$1]&gt;[.B25];[.D25];[.F25])" office:value-type="float" office:value="74.6835443037975" calcext:value-type="float">
            <text:p>74.7</text:p>
          </table:table-cell>
          <table:table-cell table:formula="of:=FLOOR(IF([.A25] &gt; 50; 50 + ([.A25] - 50)/2; [.A25]); 1; 0)" office:value-type="float" office:value="64" calcext:value-type="float">
            <text:p>64</text:p>
          </table:table-cell>
          <table:table-cell table:formula="of:=[.$B$1]-[.H25]" office:value-type="float" office:value="2" calcext:value-type="float">
            <text:p>2</text:p>
          </table:table-cell>
          <table:table-cell table:style-name="ce7" table:formula="of:=IF([.I25]&lt;3;1000-FLOOR(1000/(3*(3-[.I25]+1)); 1; 0);FLOOR(2000/[.I25]; 1; 0))" office:value-type="float" office:value="834" calcext:value-type="float">
            <text:p>834</text:p>
          </table:table-cell>
          <table:table-cell table:style-name="ce10" table:formula="of:=[.J25]/1000" office:value-type="percentage" office:value="0.834" calcext:value-type="percentage">
            <text:p>83.4%</text:p>
          </table:table-cell>
          <table:table-cell table:style-name="ce11" table:formula="of:=IF([.A25] &gt; [.$L$2]; [.$L$2] + ([.A25] - [.$L$2])*[.$L$1]; [.A25])" office:value-type="float" office:value="92.3" calcext:value-type="float">
            <text:p>92.3</text:p>
          </table:table-cell>
          <table:table-cell table:formula="of:=[.L25]+[.$D$1]" office:value-type="float" office:value="92.3" calcext:value-type="float">
            <text:p>92.3</text:p>
          </table:table-cell>
          <table:table-cell table:formula="of:=MAX(3; [.M25]-([.$B$1]-[.M25])*2)" office:value-type="float" office:value="144.9" calcext:value-type="float">
            <text:p>144.9</text:p>
          </table:table-cell>
          <table:table-cell table:style-name="ce3" table:formula="of:=[.N25]*1000/([.$B$1]*2)/10" office:value-type="float" office:value="109.772727272727" calcext:value-type="float">
            <text:p>109.8</text:p>
          </table:table-cell>
          <table:table-cell table:formula="of:=MAX(3; [.$B$1]-([.M25] - [.$B$1])*2)" office:value-type="float" office:value="13.4" calcext:value-type="float">
            <text:p>13.4</text:p>
          </table:table-cell>
          <table:table-cell table:style-name="ce3" table:formula="of:=(1000 - [.P25]*1000/([.M25]*2))/10" office:value-type="float" office:value="92.7410617551463" calcext:value-type="float">
            <text:p>92.7</text:p>
          </table:table-cell>
          <table:table-cell table:style-name="ce5" table:formula="of:=IF([.$B$1]&gt;[.M25];[.O25];[.Q25])" office:value-type="float" office:value="92.7410617551463" calcext:value-type="float">
            <text:p>92.7</text:p>
          </table:table-cell>
          <table:table-cell table:style-name="ce11" table:formula="of:= [.A25] + FLOOR([.$S$1] * [.A25] * [.A25] * [.A25] / 1000000; 1; 0)" office:value-type="float" office:value="93" calcext:value-type="float">
            <text:p>93</text:p>
          </table:table-cell>
          <table:table-cell table:formula="of:=[.S25]+[.$D$1]" office:value-type="float" office:value="93" calcext:value-type="float">
            <text:p>93</text:p>
          </table:table-cell>
          <table:table-cell table:formula="of:=MAX(3; [.T25]-([.$B$1]-[.T25])*2)" office:value-type="float" office:value="147" calcext:value-type="float">
            <text:p>147</text:p>
          </table:table-cell>
          <table:table-cell table:style-name="ce3" table:formula="of:=[.U25]*1000/([.$B$1]*2)/10" office:value-type="float" office:value="111.363636363636" calcext:value-type="float">
            <text:p>111.4</text:p>
          </table:table-cell>
          <table:table-cell table:formula="of:=MAX(3; [.$B$1]-([.T25] - [.$B$1])*2)" office:value-type="float" office:value="12" calcext:value-type="float">
            <text:p>12</text:p>
          </table:table-cell>
          <table:table-cell table:style-name="ce3" table:formula="of:=(1000 - [.W25]*1000/([.T25]*2))/10" office:value-type="float" office:value="93.5483870967742" calcext:value-type="float">
            <text:p>93.5</text:p>
          </table:table-cell>
          <table:table-cell table:style-name="ce5" table:formula="of:=IF([.$B$1]&gt;[.T25];[.V25];[.X25])" office:value-type="float" office:value="93.5483870967742" calcext:value-type="float">
            <text:p>93.5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formula="of:=[.A26]+[.$D$1]" office:value-type="float" office:value="78" calcext:value-type="float">
            <text:p>78</text:p>
          </table:table-cell>
          <table:table-cell table:formula="of:=MAX(3; [.B26]-([.$B$1]-[.B26])*2)" office:value-type="float" office:value="102" calcext:value-type="float">
            <text:p>102</text:p>
          </table:table-cell>
          <table:table-cell table:style-name="ce3" table:formula="of:=[.C26]*1000/([.$B$1]*2)/10" office:value-type="float" office:value="77.2727272727273" calcext:value-type="float">
            <text:p>77.3</text:p>
          </table:table-cell>
          <table:table-cell table:formula="of:=MAX(3; [.$B$1]-([.B26] - [.$B$1])*2)" office:value-type="float" office:value="42" calcext:value-type="float">
            <text:p>42</text:p>
          </table:table-cell>
          <table:table-cell table:style-name="ce3" table:formula="of:=(1000 - [.E26]*1000/([.B26]*2))/10" office:value-type="float" office:value="73.0769230769231" calcext:value-type="float">
            <text:p>73.1</text:p>
          </table:table-cell>
          <table:table-cell table:style-name="ce5" table:formula="of:=IF([.$B$1]&gt;[.B26];[.D26];[.F26])" office:value-type="float" office:value="73.0769230769231" calcext:value-type="float">
            <text:p>73.1</text:p>
          </table:table-cell>
          <table:table-cell table:formula="of:=FLOOR(IF([.A26] &gt; 50; 50 + ([.A26] - 50)/2; [.A26]); 1; 0)" office:value-type="float" office:value="64" calcext:value-type="float">
            <text:p>64</text:p>
          </table:table-cell>
          <table:table-cell table:formula="of:=[.$B$1]-[.H26]" office:value-type="float" office:value="2" calcext:value-type="float">
            <text:p>2</text:p>
          </table:table-cell>
          <table:table-cell table:style-name="ce7" table:formula="of:=IF([.I26]&lt;3;1000-FLOOR(1000/(3*(3-[.I26]+1)); 1; 0);FLOOR(2000/[.I26]; 1; 0))" office:value-type="float" office:value="834" calcext:value-type="float">
            <text:p>834</text:p>
          </table:table-cell>
          <table:table-cell table:style-name="ce10" table:formula="of:=[.J26]/1000" office:value-type="percentage" office:value="0.834" calcext:value-type="percentage">
            <text:p>83.4%</text:p>
          </table:table-cell>
          <table:table-cell table:style-name="ce11" table:formula="of:=IF([.A26] &gt; [.$L$2]; [.$L$2] + ([.A26] - [.$L$2])*[.$L$1]; [.A26])" office:value-type="float" office:value="90.6" calcext:value-type="float">
            <text:p>90.6</text:p>
          </table:table-cell>
          <table:table-cell table:formula="of:=[.L26]+[.$D$1]" office:value-type="float" office:value="90.6" calcext:value-type="float">
            <text:p>90.6</text:p>
          </table:table-cell>
          <table:table-cell table:formula="of:=MAX(3; [.M26]-([.$B$1]-[.M26])*2)" office:value-type="float" office:value="139.8" calcext:value-type="float">
            <text:p>139.8</text:p>
          </table:table-cell>
          <table:table-cell table:style-name="ce3" table:formula="of:=[.N26]*1000/([.$B$1]*2)/10" office:value-type="float" office:value="105.909090909091" calcext:value-type="float">
            <text:p>105.9</text:p>
          </table:table-cell>
          <table:table-cell table:formula="of:=MAX(3; [.$B$1]-([.M26] - [.$B$1])*2)" office:value-type="float" office:value="16.8" calcext:value-type="float">
            <text:p>16.8</text:p>
          </table:table-cell>
          <table:table-cell table:style-name="ce3" table:formula="of:=(1000 - [.P26]*1000/([.M26]*2))/10" office:value-type="float" office:value="90.7284768211921" calcext:value-type="float">
            <text:p>90.7</text:p>
          </table:table-cell>
          <table:table-cell table:style-name="ce5" table:formula="of:=IF([.$B$1]&gt;[.M26];[.O26];[.Q26])" office:value-type="float" office:value="90.7284768211921" calcext:value-type="float">
            <text:p>90.7</text:p>
          </table:table-cell>
          <table:table-cell table:style-name="ce11" table:formula="of:= [.A26] + FLOOR([.$S$1] * [.A26] * [.A26] * [.A26] / 1000000; 1; 0)" office:value-type="float" office:value="92" calcext:value-type="float">
            <text:p>92</text:p>
          </table:table-cell>
          <table:table-cell table:formula="of:=[.S26]+[.$D$1]" office:value-type="float" office:value="92" calcext:value-type="float">
            <text:p>92</text:p>
          </table:table-cell>
          <table:table-cell table:formula="of:=MAX(3; [.T26]-([.$B$1]-[.T26])*2)" office:value-type="float" office:value="144" calcext:value-type="float">
            <text:p>144</text:p>
          </table:table-cell>
          <table:table-cell table:style-name="ce3" table:formula="of:=[.U26]*1000/([.$B$1]*2)/10" office:value-type="float" office:value="109.090909090909" calcext:value-type="float">
            <text:p>109.1</text:p>
          </table:table-cell>
          <table:table-cell table:formula="of:=MAX(3; [.$B$1]-([.T26] - [.$B$1])*2)" office:value-type="float" office:value="14" calcext:value-type="float">
            <text:p>14</text:p>
          </table:table-cell>
          <table:table-cell table:style-name="ce3" table:formula="of:=(1000 - [.W26]*1000/([.T26]*2))/10" office:value-type="float" office:value="92.3913043478261" calcext:value-type="float">
            <text:p>92.4</text:p>
          </table:table-cell>
          <table:table-cell table:style-name="ce5" table:formula="of:=IF([.$B$1]&gt;[.T26];[.V26];[.X26])" office:value-type="float" office:value="92.3913043478261" calcext:value-type="float">
            <text:p>92.4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formula="of:=[.A27]+[.$D$1]" office:value-type="float" office:value="77" calcext:value-type="float">
            <text:p>77</text:p>
          </table:table-cell>
          <table:table-cell table:formula="of:=MAX(3; [.B27]-([.$B$1]-[.B27])*2)" office:value-type="float" office:value="99" calcext:value-type="float">
            <text:p>99</text:p>
          </table:table-cell>
          <table:table-cell table:style-name="ce3" table:formula="of:=[.C27]*1000/([.$B$1]*2)/10" office:value-type="float" office:value="75" calcext:value-type="float">
            <text:p>75.0</text:p>
          </table:table-cell>
          <table:table-cell table:formula="of:=MAX(3; [.$B$1]-([.B27] - [.$B$1])*2)" office:value-type="float" office:value="44" calcext:value-type="float">
            <text:p>44</text:p>
          </table:table-cell>
          <table:table-cell table:style-name="ce3" table:formula="of:=(1000 - [.E27]*1000/([.B27]*2))/10" office:value-type="float" office:value="71.4285714285714" calcext:value-type="float">
            <text:p>71.4</text:p>
          </table:table-cell>
          <table:table-cell table:style-name="ce5" table:formula="of:=IF([.$B$1]&gt;[.B27];[.D27];[.F27])" office:value-type="float" office:value="71.4285714285714" calcext:value-type="float">
            <text:p>71.4</text:p>
          </table:table-cell>
          <table:table-cell table:formula="of:=FLOOR(IF([.A27] &gt; 50; 50 + ([.A27] - 50)/2; [.A27]); 1; 0)" office:value-type="float" office:value="63" calcext:value-type="float">
            <text:p>63</text:p>
          </table:table-cell>
          <table:table-cell table:formula="of:=[.$B$1]-[.H27]" office:value-type="float" office:value="3" calcext:value-type="float">
            <text:p>3</text:p>
          </table:table-cell>
          <table:table-cell table:style-name="ce7" table:formula="of:=IF([.I27]&lt;3;1000-FLOOR(1000/(3*(3-[.I27]+1)); 1; 0);FLOOR(2000/[.I27]; 1; 0))" office:value-type="float" office:value="666" calcext:value-type="float">
            <text:p>666</text:p>
          </table:table-cell>
          <table:table-cell table:style-name="ce10" table:formula="of:=[.J27]/1000" office:value-type="percentage" office:value="0.666" calcext:value-type="percentage">
            <text:p>66.6%</text:p>
          </table:table-cell>
          <table:table-cell table:style-name="ce11" table:formula="of:=IF([.A27] &gt; [.$L$2]; [.$L$2] + ([.A27] - [.$L$2])*[.$L$1]; [.A27])" office:value-type="float" office:value="88.9" calcext:value-type="float">
            <text:p>88.9</text:p>
          </table:table-cell>
          <table:table-cell table:formula="of:=[.L27]+[.$D$1]" office:value-type="float" office:value="88.9" calcext:value-type="float">
            <text:p>88.9</text:p>
          </table:table-cell>
          <table:table-cell table:formula="of:=MAX(3; [.M27]-([.$B$1]-[.M27])*2)" office:value-type="float" office:value="134.7" calcext:value-type="float">
            <text:p>134.7</text:p>
          </table:table-cell>
          <table:table-cell table:style-name="ce3" table:formula="of:=[.N27]*1000/([.$B$1]*2)/10" office:value-type="float" office:value="102.045454545455" calcext:value-type="float">
            <text:p>102.0</text:p>
          </table:table-cell>
          <table:table-cell table:formula="of:=MAX(3; [.$B$1]-([.M27] - [.$B$1])*2)" office:value-type="float" office:value="20.2" calcext:value-type="float">
            <text:p>20.2</text:p>
          </table:table-cell>
          <table:table-cell table:style-name="ce3" table:formula="of:=(1000 - [.P27]*1000/([.M27]*2))/10" office:value-type="float" office:value="88.6389201349831" calcext:value-type="float">
            <text:p>88.6</text:p>
          </table:table-cell>
          <table:table-cell table:style-name="ce5" table:formula="of:=IF([.$B$1]&gt;[.M27];[.O27];[.Q27])" office:value-type="float" office:value="88.6389201349831" calcext:value-type="float">
            <text:p>88.6</text:p>
          </table:table-cell>
          <table:table-cell table:style-name="ce11" table:formula="of:= [.A27] + FLOOR([.$S$1] * [.A27] * [.A27] * [.A27] / 1000000; 1; 0)" office:value-type="float" office:value="90" calcext:value-type="float">
            <text:p>90</text:p>
          </table:table-cell>
          <table:table-cell table:formula="of:=[.S27]+[.$D$1]" office:value-type="float" office:value="90" calcext:value-type="float">
            <text:p>90</text:p>
          </table:table-cell>
          <table:table-cell table:formula="of:=MAX(3; [.T27]-([.$B$1]-[.T27])*2)" office:value-type="float" office:value="138" calcext:value-type="float">
            <text:p>138</text:p>
          </table:table-cell>
          <table:table-cell table:style-name="ce3" table:formula="of:=[.U27]*1000/([.$B$1]*2)/10" office:value-type="float" office:value="104.545454545455" calcext:value-type="float">
            <text:p>104.5</text:p>
          </table:table-cell>
          <table:table-cell table:formula="of:=MAX(3; [.$B$1]-([.T27] - [.$B$1])*2)" office:value-type="float" office:value="18" calcext:value-type="float">
            <text:p>18</text:p>
          </table:table-cell>
          <table:table-cell table:style-name="ce3" table:formula="of:=(1000 - [.W27]*1000/([.T27]*2))/10" office:value-type="float" office:value="90" calcext:value-type="float">
            <text:p>90.0</text:p>
          </table:table-cell>
          <table:table-cell table:style-name="ce5" table:formula="of:=IF([.$B$1]&gt;[.T27];[.V27];[.X27])" office:value-type="float" office:value="90" calcext:value-type="float">
            <text:p>90.0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formula="of:=[.A28]+[.$D$1]" office:value-type="float" office:value="76" calcext:value-type="float">
            <text:p>76</text:p>
          </table:table-cell>
          <table:table-cell table:formula="of:=MAX(3; [.B28]-([.$B$1]-[.B28])*2)" office:value-type="float" office:value="96" calcext:value-type="float">
            <text:p>96</text:p>
          </table:table-cell>
          <table:table-cell table:style-name="ce3" table:formula="of:=[.C28]*1000/([.$B$1]*2)/10" office:value-type="float" office:value="72.7272727272727" calcext:value-type="float">
            <text:p>72.7</text:p>
          </table:table-cell>
          <table:table-cell table:formula="of:=MAX(3; [.$B$1]-([.B28] - [.$B$1])*2)" office:value-type="float" office:value="46" calcext:value-type="float">
            <text:p>46</text:p>
          </table:table-cell>
          <table:table-cell table:style-name="ce3" table:formula="of:=(1000 - [.E28]*1000/([.B28]*2))/10" office:value-type="float" office:value="69.7368421052632" calcext:value-type="float">
            <text:p>69.7</text:p>
          </table:table-cell>
          <table:table-cell table:style-name="ce5" table:formula="of:=IF([.$B$1]&gt;[.B28];[.D28];[.F28])" office:value-type="float" office:value="69.7368421052632" calcext:value-type="float">
            <text:p>69.7</text:p>
          </table:table-cell>
          <table:table-cell table:formula="of:=FLOOR(IF([.A28] &gt; 50; 50 + ([.A28] - 50)/2; [.A28]); 1; 0)" office:value-type="float" office:value="63" calcext:value-type="float">
            <text:p>63</text:p>
          </table:table-cell>
          <table:table-cell table:formula="of:=[.$B$1]-[.H28]" office:value-type="float" office:value="3" calcext:value-type="float">
            <text:p>3</text:p>
          </table:table-cell>
          <table:table-cell table:style-name="ce7" table:formula="of:=IF([.I28]&lt;3;1000-FLOOR(1000/(3*(3-[.I28]+1)); 1; 0);FLOOR(2000/[.I28]; 1; 0))" office:value-type="float" office:value="666" calcext:value-type="float">
            <text:p>666</text:p>
          </table:table-cell>
          <table:table-cell table:style-name="ce10" table:formula="of:=[.J28]/1000" office:value-type="percentage" office:value="0.666" calcext:value-type="percentage">
            <text:p>66.6%</text:p>
          </table:table-cell>
          <table:table-cell table:style-name="ce11" table:formula="of:=IF([.A28] &gt; [.$L$2]; [.$L$2] + ([.A28] - [.$L$2])*[.$L$1]; [.A28])" office:value-type="float" office:value="87.2" calcext:value-type="float">
            <text:p>87.2</text:p>
          </table:table-cell>
          <table:table-cell table:formula="of:=[.L28]+[.$D$1]" office:value-type="float" office:value="87.2" calcext:value-type="float">
            <text:p>87.2</text:p>
          </table:table-cell>
          <table:table-cell table:formula="of:=MAX(3; [.M28]-([.$B$1]-[.M28])*2)" office:value-type="float" office:value="129.6" calcext:value-type="float">
            <text:p>129.6</text:p>
          </table:table-cell>
          <table:table-cell table:style-name="ce3" table:formula="of:=[.N28]*1000/([.$B$1]*2)/10" office:value-type="float" office:value="98.1818181818182" calcext:value-type="float">
            <text:p>98.2</text:p>
          </table:table-cell>
          <table:table-cell table:formula="of:=MAX(3; [.$B$1]-([.M28] - [.$B$1])*2)" office:value-type="float" office:value="23.6" calcext:value-type="float">
            <text:p>23.6</text:p>
          </table:table-cell>
          <table:table-cell table:style-name="ce3" table:formula="of:=(1000 - [.P28]*1000/([.M28]*2))/10" office:value-type="float" office:value="86.4678899082569" calcext:value-type="float">
            <text:p>86.5</text:p>
          </table:table-cell>
          <table:table-cell table:style-name="ce5" table:formula="of:=IF([.$B$1]&gt;[.M28];[.O28];[.Q28])" office:value-type="float" office:value="86.4678899082569" calcext:value-type="float">
            <text:p>86.5</text:p>
          </table:table-cell>
          <table:table-cell table:style-name="ce11" table:formula="of:= [.A28] + FLOOR([.$S$1] * [.A28] * [.A28] * [.A28] / 1000000; 1; 0)" office:value-type="float" office:value="89" calcext:value-type="float">
            <text:p>89</text:p>
          </table:table-cell>
          <table:table-cell table:formula="of:=[.S28]+[.$D$1]" office:value-type="float" office:value="89" calcext:value-type="float">
            <text:p>89</text:p>
          </table:table-cell>
          <table:table-cell table:formula="of:=MAX(3; [.T28]-([.$B$1]-[.T28])*2)" office:value-type="float" office:value="135" calcext:value-type="float">
            <text:p>135</text:p>
          </table:table-cell>
          <table:table-cell table:style-name="ce3" table:formula="of:=[.U28]*1000/([.$B$1]*2)/10" office:value-type="float" office:value="102.272727272727" calcext:value-type="float">
            <text:p>102.3</text:p>
          </table:table-cell>
          <table:table-cell table:formula="of:=MAX(3; [.$B$1]-([.T28] - [.$B$1])*2)" office:value-type="float" office:value="20" calcext:value-type="float">
            <text:p>20</text:p>
          </table:table-cell>
          <table:table-cell table:style-name="ce3" table:formula="of:=(1000 - [.W28]*1000/([.T28]*2))/10" office:value-type="float" office:value="88.7640449438202" calcext:value-type="float">
            <text:p>88.8</text:p>
          </table:table-cell>
          <table:table-cell table:style-name="ce5" table:formula="of:=IF([.$B$1]&gt;[.T28];[.V28];[.X28])" office:value-type="float" office:value="88.7640449438202" calcext:value-type="float">
            <text:p>88.8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formula="of:=[.A29]+[.$D$1]" office:value-type="float" office:value="75" calcext:value-type="float">
            <text:p>75</text:p>
          </table:table-cell>
          <table:table-cell table:formula="of:=MAX(3; [.B29]-([.$B$1]-[.B29])*2)" office:value-type="float" office:value="93" calcext:value-type="float">
            <text:p>93</text:p>
          </table:table-cell>
          <table:table-cell table:style-name="ce3" table:formula="of:=[.C29]*1000/([.$B$1]*2)/10" office:value-type="float" office:value="70.4545454545455" calcext:value-type="float">
            <text:p>70.5</text:p>
          </table:table-cell>
          <table:table-cell table:formula="of:=MAX(3; [.$B$1]-([.B29] - [.$B$1])*2)" office:value-type="float" office:value="48" calcext:value-type="float">
            <text:p>48</text:p>
          </table:table-cell>
          <table:table-cell table:style-name="ce3" table:formula="of:=(1000 - [.E29]*1000/([.B29]*2))/10" office:value-type="float" office:value="68" calcext:value-type="float">
            <text:p>68.0</text:p>
          </table:table-cell>
          <table:table-cell table:style-name="ce5" table:formula="of:=IF([.$B$1]&gt;[.B29];[.D29];[.F29])" office:value-type="float" office:value="68" calcext:value-type="float">
            <text:p>68.0</text:p>
          </table:table-cell>
          <table:table-cell table:formula="of:=FLOOR(IF([.A29] &gt; 50; 50 + ([.A29] - 50)/2; [.A29]); 1; 0)" office:value-type="float" office:value="62" calcext:value-type="float">
            <text:p>62</text:p>
          </table:table-cell>
          <table:table-cell table:formula="of:=[.$B$1]-[.H29]" office:value-type="float" office:value="4" calcext:value-type="float">
            <text:p>4</text:p>
          </table:table-cell>
          <table:table-cell table:style-name="ce7" table:formula="of:=IF([.I29]&lt;3;1000-FLOOR(1000/(3*(3-[.I29]+1)); 1; 0);FLOOR(2000/[.I29]; 1; 0))" office:value-type="float" office:value="500" calcext:value-type="float">
            <text:p>500</text:p>
          </table:table-cell>
          <table:table-cell table:style-name="ce10" table:formula="of:=[.J29]/1000" office:value-type="percentage" office:value="0.5" calcext:value-type="percentage">
            <text:p>50.0%</text:p>
          </table:table-cell>
          <table:table-cell table:style-name="ce11" table:formula="of:=IF([.A29] &gt; [.$L$2]; [.$L$2] + ([.A29] - [.$L$2])*[.$L$1]; [.A29])" office:value-type="float" office:value="85.5" calcext:value-type="float">
            <text:p>85.5</text:p>
          </table:table-cell>
          <table:table-cell table:formula="of:=[.L29]+[.$D$1]" office:value-type="float" office:value="85.5" calcext:value-type="float">
            <text:p>85.5</text:p>
          </table:table-cell>
          <table:table-cell table:formula="of:=MAX(3; [.M29]-([.$B$1]-[.M29])*2)" office:value-type="float" office:value="124.5" calcext:value-type="float">
            <text:p>124.5</text:p>
          </table:table-cell>
          <table:table-cell table:style-name="ce3" table:formula="of:=[.N29]*1000/([.$B$1]*2)/10" office:value-type="float" office:value="94.3181818181818" calcext:value-type="float">
            <text:p>94.3</text:p>
          </table:table-cell>
          <table:table-cell table:formula="of:=MAX(3; [.$B$1]-([.M29] - [.$B$1])*2)" office:value-type="float" office:value="27" calcext:value-type="float">
            <text:p>27</text:p>
          </table:table-cell>
          <table:table-cell table:style-name="ce3" table:formula="of:=(1000 - [.P29]*1000/([.M29]*2))/10" office:value-type="float" office:value="84.2105263157895" calcext:value-type="float">
            <text:p>84.2</text:p>
          </table:table-cell>
          <table:table-cell table:style-name="ce5" table:formula="of:=IF([.$B$1]&gt;[.M29];[.O29];[.Q29])" office:value-type="float" office:value="84.2105263157895" calcext:value-type="float">
            <text:p>84.2</text:p>
          </table:table-cell>
          <table:table-cell table:style-name="ce11" table:formula="of:= [.A29] + FLOOR([.$S$1] * [.A29] * [.A29] * [.A29] / 1000000; 1; 0)" office:value-type="float" office:value="87" calcext:value-type="float">
            <text:p>87</text:p>
          </table:table-cell>
          <table:table-cell table:formula="of:=[.S29]+[.$D$1]" office:value-type="float" office:value="87" calcext:value-type="float">
            <text:p>87</text:p>
          </table:table-cell>
          <table:table-cell table:formula="of:=MAX(3; [.T29]-([.$B$1]-[.T29])*2)" office:value-type="float" office:value="129" calcext:value-type="float">
            <text:p>129</text:p>
          </table:table-cell>
          <table:table-cell table:style-name="ce3" table:formula="of:=[.U29]*1000/([.$B$1]*2)/10" office:value-type="float" office:value="97.7272727272727" calcext:value-type="float">
            <text:p>97.7</text:p>
          </table:table-cell>
          <table:table-cell table:formula="of:=MAX(3; [.$B$1]-([.T29] - [.$B$1])*2)" office:value-type="float" office:value="24" calcext:value-type="float">
            <text:p>24</text:p>
          </table:table-cell>
          <table:table-cell table:style-name="ce3" table:formula="of:=(1000 - [.W29]*1000/([.T29]*2))/10" office:value-type="float" office:value="86.2068965517241" calcext:value-type="float">
            <text:p>86.2</text:p>
          </table:table-cell>
          <table:table-cell table:style-name="ce5" table:formula="of:=IF([.$B$1]&gt;[.T29];[.V29];[.X29])" office:value-type="float" office:value="86.2068965517241" calcext:value-type="float">
            <text:p>86.2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formula="of:=[.A30]+[.$D$1]" office:value-type="float" office:value="74" calcext:value-type="float">
            <text:p>74</text:p>
          </table:table-cell>
          <table:table-cell table:formula="of:=MAX(3; [.B30]-([.$B$1]-[.B30])*2)" office:value-type="float" office:value="90" calcext:value-type="float">
            <text:p>90</text:p>
          </table:table-cell>
          <table:table-cell table:style-name="ce3" table:formula="of:=[.C30]*1000/([.$B$1]*2)/10" office:value-type="float" office:value="68.1818181818182" calcext:value-type="float">
            <text:p>68.2</text:p>
          </table:table-cell>
          <table:table-cell table:formula="of:=MAX(3; [.$B$1]-([.B30] - [.$B$1])*2)" office:value-type="float" office:value="50" calcext:value-type="float">
            <text:p>50</text:p>
          </table:table-cell>
          <table:table-cell table:style-name="ce3" table:formula="of:=(1000 - [.E30]*1000/([.B30]*2))/10" office:value-type="float" office:value="66.2162162162162" calcext:value-type="float">
            <text:p>66.2</text:p>
          </table:table-cell>
          <table:table-cell table:style-name="ce5" table:formula="of:=IF([.$B$1]&gt;[.B30];[.D30];[.F30])" office:value-type="float" office:value="66.2162162162162" calcext:value-type="float">
            <text:p>66.2</text:p>
          </table:table-cell>
          <table:table-cell table:formula="of:=FLOOR(IF([.A30] &gt; 50; 50 + ([.A30] - 50)/2; [.A30]); 1; 0)" office:value-type="float" office:value="62" calcext:value-type="float">
            <text:p>62</text:p>
          </table:table-cell>
          <table:table-cell table:formula="of:=[.$B$1]-[.H30]" office:value-type="float" office:value="4" calcext:value-type="float">
            <text:p>4</text:p>
          </table:table-cell>
          <table:table-cell table:style-name="ce7" table:formula="of:=IF([.I30]&lt;3;1000-FLOOR(1000/(3*(3-[.I30]+1)); 1; 0);FLOOR(2000/[.I30]; 1; 0))" office:value-type="float" office:value="500" calcext:value-type="float">
            <text:p>500</text:p>
          </table:table-cell>
          <table:table-cell table:style-name="ce10" table:formula="of:=[.J30]/1000" office:value-type="percentage" office:value="0.5" calcext:value-type="percentage">
            <text:p>50.0%</text:p>
          </table:table-cell>
          <table:table-cell table:style-name="ce11" table:formula="of:=IF([.A30] &gt; [.$L$2]; [.$L$2] + ([.A30] - [.$L$2])*[.$L$1]; [.A30])" office:value-type="float" office:value="83.8" calcext:value-type="float">
            <text:p>83.8</text:p>
          </table:table-cell>
          <table:table-cell table:formula="of:=[.L30]+[.$D$1]" office:value-type="float" office:value="83.8" calcext:value-type="float">
            <text:p>83.8</text:p>
          </table:table-cell>
          <table:table-cell table:formula="of:=MAX(3; [.M30]-([.$B$1]-[.M30])*2)" office:value-type="float" office:value="119.4" calcext:value-type="float">
            <text:p>119.4</text:p>
          </table:table-cell>
          <table:table-cell table:style-name="ce3" table:formula="of:=[.N30]*1000/([.$B$1]*2)/10" office:value-type="float" office:value="90.4545454545455" calcext:value-type="float">
            <text:p>90.5</text:p>
          </table:table-cell>
          <table:table-cell table:formula="of:=MAX(3; [.$B$1]-([.M30] - [.$B$1])*2)" office:value-type="float" office:value="30.4" calcext:value-type="float">
            <text:p>30.4</text:p>
          </table:table-cell>
          <table:table-cell table:style-name="ce3" table:formula="of:=(1000 - [.P30]*1000/([.M30]*2))/10" office:value-type="float" office:value="81.8615751789976" calcext:value-type="float">
            <text:p>81.9</text:p>
          </table:table-cell>
          <table:table-cell table:style-name="ce5" table:formula="of:=IF([.$B$1]&gt;[.M30];[.O30];[.Q30])" office:value-type="float" office:value="81.8615751789976" calcext:value-type="float">
            <text:p>81.9</text:p>
          </table:table-cell>
          <table:table-cell table:style-name="ce11" table:formula="of:= [.A30] + FLOOR([.$S$1] * [.A30] * [.A30] * [.A30] / 1000000; 1; 0)" office:value-type="float" office:value="86" calcext:value-type="float">
            <text:p>86</text:p>
          </table:table-cell>
          <table:table-cell table:formula="of:=[.S30]+[.$D$1]" office:value-type="float" office:value="86" calcext:value-type="float">
            <text:p>86</text:p>
          </table:table-cell>
          <table:table-cell table:formula="of:=MAX(3; [.T30]-([.$B$1]-[.T30])*2)" office:value-type="float" office:value="126" calcext:value-type="float">
            <text:p>126</text:p>
          </table:table-cell>
          <table:table-cell table:style-name="ce3" table:formula="of:=[.U30]*1000/([.$B$1]*2)/10" office:value-type="float" office:value="95.4545454545455" calcext:value-type="float">
            <text:p>95.5</text:p>
          </table:table-cell>
          <table:table-cell table:formula="of:=MAX(3; [.$B$1]-([.T30] - [.$B$1])*2)" office:value-type="float" office:value="26" calcext:value-type="float">
            <text:p>26</text:p>
          </table:table-cell>
          <table:table-cell table:style-name="ce3" table:formula="of:=(1000 - [.W30]*1000/([.T30]*2))/10" office:value-type="float" office:value="84.8837209302326" calcext:value-type="float">
            <text:p>84.9</text:p>
          </table:table-cell>
          <table:table-cell table:style-name="ce5" table:formula="of:=IF([.$B$1]&gt;[.T30];[.V30];[.X30])" office:value-type="float" office:value="84.8837209302326" calcext:value-type="float">
            <text:p>84.9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formula="of:=[.A31]+[.$D$1]" office:value-type="float" office:value="73" calcext:value-type="float">
            <text:p>73</text:p>
          </table:table-cell>
          <table:table-cell table:formula="of:=MAX(3; [.B31]-([.$B$1]-[.B31])*2)" office:value-type="float" office:value="87" calcext:value-type="float">
            <text:p>87</text:p>
          </table:table-cell>
          <table:table-cell table:style-name="ce3" table:formula="of:=[.C31]*1000/([.$B$1]*2)/10" office:value-type="float" office:value="65.9090909090909" calcext:value-type="float">
            <text:p>65.9</text:p>
          </table:table-cell>
          <table:table-cell table:formula="of:=MAX(3; [.$B$1]-([.B31] - [.$B$1])*2)" office:value-type="float" office:value="52" calcext:value-type="float">
            <text:p>52</text:p>
          </table:table-cell>
          <table:table-cell table:style-name="ce3" table:formula="of:=(1000 - [.E31]*1000/([.B31]*2))/10" office:value-type="float" office:value="64.3835616438356" calcext:value-type="float">
            <text:p>64.4</text:p>
          </table:table-cell>
          <table:table-cell table:style-name="ce5" table:formula="of:=IF([.$B$1]&gt;[.B31];[.D31];[.F31])" office:value-type="float" office:value="64.3835616438356" calcext:value-type="float">
            <text:p>64.4</text:p>
          </table:table-cell>
          <table:table-cell table:formula="of:=FLOOR(IF([.A31] &gt; 50; 50 + ([.A31] - 50)/2; [.A31]); 1; 0)" office:value-type="float" office:value="61" calcext:value-type="float">
            <text:p>61</text:p>
          </table:table-cell>
          <table:table-cell table:formula="of:=[.$B$1]-[.H31]" office:value-type="float" office:value="5" calcext:value-type="float">
            <text:p>5</text:p>
          </table:table-cell>
          <table:table-cell table:style-name="ce7" table:formula="of:=IF([.I31]&lt;3;1000-FLOOR(1000/(3*(3-[.I31]+1)); 1; 0);FLOOR(2000/[.I31]; 1; 0))" office:value-type="float" office:value="400" calcext:value-type="float">
            <text:p>400</text:p>
          </table:table-cell>
          <table:table-cell table:style-name="ce10" table:formula="of:=[.J31]/1000" office:value-type="percentage" office:value="0.4" calcext:value-type="percentage">
            <text:p>40.0%</text:p>
          </table:table-cell>
          <table:table-cell table:style-name="ce11" table:formula="of:=IF([.A31] &gt; [.$L$2]; [.$L$2] + ([.A31] - [.$L$2])*[.$L$1]; [.A31])" office:value-type="float" office:value="82.1" calcext:value-type="float">
            <text:p>82.1</text:p>
          </table:table-cell>
          <table:table-cell table:formula="of:=[.L31]+[.$D$1]" office:value-type="float" office:value="82.1" calcext:value-type="float">
            <text:p>82.1</text:p>
          </table:table-cell>
          <table:table-cell table:formula="of:=MAX(3; [.M31]-([.$B$1]-[.M31])*2)" office:value-type="float" office:value="114.3" calcext:value-type="float">
            <text:p>114.3</text:p>
          </table:table-cell>
          <table:table-cell table:style-name="ce3" table:formula="of:=[.N31]*1000/([.$B$1]*2)/10" office:value-type="float" office:value="86.5909090909091" calcext:value-type="float">
            <text:p>86.6</text:p>
          </table:table-cell>
          <table:table-cell table:formula="of:=MAX(3; [.$B$1]-([.M31] - [.$B$1])*2)" office:value-type="float" office:value="33.8" calcext:value-type="float">
            <text:p>33.8</text:p>
          </table:table-cell>
          <table:table-cell table:style-name="ce3" table:formula="of:=(1000 - [.P31]*1000/([.M31]*2))/10" office:value-type="float" office:value="79.415347137637" calcext:value-type="float">
            <text:p>79.4</text:p>
          </table:table-cell>
          <table:table-cell table:style-name="ce5" table:formula="of:=IF([.$B$1]&gt;[.M31];[.O31];[.Q31])" office:value-type="float" office:value="79.415347137637" calcext:value-type="float">
            <text:p>79.4</text:p>
          </table:table-cell>
          <table:table-cell table:style-name="ce11" table:formula="of:= [.A31] + FLOOR([.$S$1] * [.A31] * [.A31] * [.A31] / 1000000; 1; 0)" office:value-type="float" office:value="84" calcext:value-type="float">
            <text:p>84</text:p>
          </table:table-cell>
          <table:table-cell table:formula="of:=[.S31]+[.$D$1]" office:value-type="float" office:value="84" calcext:value-type="float">
            <text:p>84</text:p>
          </table:table-cell>
          <table:table-cell table:formula="of:=MAX(3; [.T31]-([.$B$1]-[.T31])*2)" office:value-type="float" office:value="120" calcext:value-type="float">
            <text:p>120</text:p>
          </table:table-cell>
          <table:table-cell table:style-name="ce3" table:formula="of:=[.U31]*1000/([.$B$1]*2)/10" office:value-type="float" office:value="90.9090909090909" calcext:value-type="float">
            <text:p>90.9</text:p>
          </table:table-cell>
          <table:table-cell table:formula="of:=MAX(3; [.$B$1]-([.T31] - [.$B$1])*2)" office:value-type="float" office:value="30" calcext:value-type="float">
            <text:p>30</text:p>
          </table:table-cell>
          <table:table-cell table:style-name="ce3" table:formula="of:=(1000 - [.W31]*1000/([.T31]*2))/10" office:value-type="float" office:value="82.1428571428571" calcext:value-type="float">
            <text:p>82.1</text:p>
          </table:table-cell>
          <table:table-cell table:style-name="ce5" table:formula="of:=IF([.$B$1]&gt;[.T31];[.V31];[.X31])" office:value-type="float" office:value="82.1428571428571" calcext:value-type="float">
            <text:p>82.1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formula="of:=[.A32]+[.$D$1]" office:value-type="float" office:value="72" calcext:value-type="float">
            <text:p>72</text:p>
          </table:table-cell>
          <table:table-cell table:formula="of:=MAX(3; [.B32]-([.$B$1]-[.B32])*2)" office:value-type="float" office:value="84" calcext:value-type="float">
            <text:p>84</text:p>
          </table:table-cell>
          <table:table-cell table:style-name="ce3" table:formula="of:=[.C32]*1000/([.$B$1]*2)/10" office:value-type="float" office:value="63.6363636363636" calcext:value-type="float">
            <text:p>63.6</text:p>
          </table:table-cell>
          <table:table-cell table:formula="of:=MAX(3; [.$B$1]-([.B32] - [.$B$1])*2)" office:value-type="float" office:value="54" calcext:value-type="float">
            <text:p>54</text:p>
          </table:table-cell>
          <table:table-cell table:style-name="ce3" table:formula="of:=(1000 - [.E32]*1000/([.B32]*2))/10" office:value-type="float" office:value="62.5" calcext:value-type="float">
            <text:p>62.5</text:p>
          </table:table-cell>
          <table:table-cell table:style-name="ce5" table:formula="of:=IF([.$B$1]&gt;[.B32];[.D32];[.F32])" office:value-type="float" office:value="62.5" calcext:value-type="float">
            <text:p>62.5</text:p>
          </table:table-cell>
          <table:table-cell table:formula="of:=FLOOR(IF([.A32] &gt; 50; 50 + ([.A32] - 50)/2; [.A32]); 1; 0)" office:value-type="float" office:value="61" calcext:value-type="float">
            <text:p>61</text:p>
          </table:table-cell>
          <table:table-cell table:formula="of:=[.$B$1]-[.H32]" office:value-type="float" office:value="5" calcext:value-type="float">
            <text:p>5</text:p>
          </table:table-cell>
          <table:table-cell table:style-name="ce7" table:formula="of:=IF([.I32]&lt;3;1000-FLOOR(1000/(3*(3-[.I32]+1)); 1; 0);FLOOR(2000/[.I32]; 1; 0))" office:value-type="float" office:value="400" calcext:value-type="float">
            <text:p>400</text:p>
          </table:table-cell>
          <table:table-cell table:style-name="ce10" table:formula="of:=[.J32]/1000" office:value-type="percentage" office:value="0.4" calcext:value-type="percentage">
            <text:p>40.0%</text:p>
          </table:table-cell>
          <table:table-cell table:style-name="ce11" table:formula="of:=IF([.A32] &gt; [.$L$2]; [.$L$2] + ([.A32] - [.$L$2])*[.$L$1]; [.A32])" office:value-type="float" office:value="80.4" calcext:value-type="float">
            <text:p>80.4</text:p>
          </table:table-cell>
          <table:table-cell table:formula="of:=[.L32]+[.$D$1]" office:value-type="float" office:value="80.4" calcext:value-type="float">
            <text:p>80.4</text:p>
          </table:table-cell>
          <table:table-cell table:formula="of:=MAX(3; [.M32]-([.$B$1]-[.M32])*2)" office:value-type="float" office:value="109.2" calcext:value-type="float">
            <text:p>109.2</text:p>
          </table:table-cell>
          <table:table-cell table:style-name="ce3" table:formula="of:=[.N32]*1000/([.$B$1]*2)/10" office:value-type="float" office:value="82.7272727272727" calcext:value-type="float">
            <text:p>82.7</text:p>
          </table:table-cell>
          <table:table-cell table:formula="of:=MAX(3; [.$B$1]-([.M32] - [.$B$1])*2)" office:value-type="float" office:value="37.2" calcext:value-type="float">
            <text:p>37.2</text:p>
          </table:table-cell>
          <table:table-cell table:style-name="ce3" table:formula="of:=(1000 - [.P32]*1000/([.M32]*2))/10" office:value-type="float" office:value="76.8656716417911" calcext:value-type="float">
            <text:p>76.9</text:p>
          </table:table-cell>
          <table:table-cell table:style-name="ce5" table:formula="of:=IF([.$B$1]&gt;[.M32];[.O32];[.Q32])" office:value-type="float" office:value="76.8656716417911" calcext:value-type="float">
            <text:p>76.9</text:p>
          </table:table-cell>
          <table:table-cell table:style-name="ce11" table:formula="of:= [.A32] + FLOOR([.$S$1] * [.A32] * [.A32] * [.A32] / 1000000; 1; 0)" office:value-type="float" office:value="83" calcext:value-type="float">
            <text:p>83</text:p>
          </table:table-cell>
          <table:table-cell table:formula="of:=[.S32]+[.$D$1]" office:value-type="float" office:value="83" calcext:value-type="float">
            <text:p>83</text:p>
          </table:table-cell>
          <table:table-cell table:formula="of:=MAX(3; [.T32]-([.$B$1]-[.T32])*2)" office:value-type="float" office:value="117" calcext:value-type="float">
            <text:p>117</text:p>
          </table:table-cell>
          <table:table-cell table:style-name="ce3" table:formula="of:=[.U32]*1000/([.$B$1]*2)/10" office:value-type="float" office:value="88.6363636363636" calcext:value-type="float">
            <text:p>88.6</text:p>
          </table:table-cell>
          <table:table-cell table:formula="of:=MAX(3; [.$B$1]-([.T32] - [.$B$1])*2)" office:value-type="float" office:value="32" calcext:value-type="float">
            <text:p>32</text:p>
          </table:table-cell>
          <table:table-cell table:style-name="ce3" table:formula="of:=(1000 - [.W32]*1000/([.T32]*2))/10" office:value-type="float" office:value="80.7228915662651" calcext:value-type="float">
            <text:p>80.7</text:p>
          </table:table-cell>
          <table:table-cell table:style-name="ce5" table:formula="of:=IF([.$B$1]&gt;[.T32];[.V32];[.X32])" office:value-type="float" office:value="80.7228915662651" calcext:value-type="float">
            <text:p>80.7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formula="of:=[.A33]+[.$D$1]" office:value-type="float" office:value="71" calcext:value-type="float">
            <text:p>71</text:p>
          </table:table-cell>
          <table:table-cell table:formula="of:=MAX(3; [.B33]-([.$B$1]-[.B33])*2)" office:value-type="float" office:value="81" calcext:value-type="float">
            <text:p>81</text:p>
          </table:table-cell>
          <table:table-cell table:style-name="ce3" table:formula="of:=[.C33]*1000/([.$B$1]*2)/10" office:value-type="float" office:value="61.3636363636364" calcext:value-type="float">
            <text:p>61.4</text:p>
          </table:table-cell>
          <table:table-cell table:formula="of:=MAX(3; [.$B$1]-([.B33] - [.$B$1])*2)" office:value-type="float" office:value="56" calcext:value-type="float">
            <text:p>56</text:p>
          </table:table-cell>
          <table:table-cell table:style-name="ce3" table:formula="of:=(1000 - [.E33]*1000/([.B33]*2))/10" office:value-type="float" office:value="60.5633802816901" calcext:value-type="float">
            <text:p>60.6</text:p>
          </table:table-cell>
          <table:table-cell table:style-name="ce5" table:formula="of:=IF([.$B$1]&gt;[.B33];[.D33];[.F33])" office:value-type="float" office:value="60.5633802816901" calcext:value-type="float">
            <text:p>60.6</text:p>
          </table:table-cell>
          <table:table-cell table:formula="of:=FLOOR(IF([.A33] &gt; 50; 50 + ([.A33] - 50)/2; [.A33]); 1; 0)" office:value-type="float" office:value="60" calcext:value-type="float">
            <text:p>60</text:p>
          </table:table-cell>
          <table:table-cell table:formula="of:=[.$B$1]-[.H33]" office:value-type="float" office:value="6" calcext:value-type="float">
            <text:p>6</text:p>
          </table:table-cell>
          <table:table-cell table:style-name="ce7" table:formula="of:=IF([.I33]&lt;3;1000-FLOOR(1000/(3*(3-[.I33]+1)); 1; 0);FLOOR(2000/[.I33]; 1; 0))" office:value-type="float" office:value="333" calcext:value-type="float">
            <text:p>333</text:p>
          </table:table-cell>
          <table:table-cell table:style-name="ce10" table:formula="of:=[.J33]/1000" office:value-type="percentage" office:value="0.333" calcext:value-type="percentage">
            <text:p>33.3%</text:p>
          </table:table-cell>
          <table:table-cell table:style-name="ce11" table:formula="of:=IF([.A33] &gt; [.$L$2]; [.$L$2] + ([.A33] - [.$L$2])*[.$L$1]; [.A33])" office:value-type="float" office:value="78.7" calcext:value-type="float">
            <text:p>78.7</text:p>
          </table:table-cell>
          <table:table-cell table:formula="of:=[.L33]+[.$D$1]" office:value-type="float" office:value="78.7" calcext:value-type="float">
            <text:p>78.7</text:p>
          </table:table-cell>
          <table:table-cell table:formula="of:=MAX(3; [.M33]-([.$B$1]-[.M33])*2)" office:value-type="float" office:value="104.1" calcext:value-type="float">
            <text:p>104.1</text:p>
          </table:table-cell>
          <table:table-cell table:style-name="ce3" table:formula="of:=[.N33]*1000/([.$B$1]*2)/10" office:value-type="float" office:value="78.8636363636364" calcext:value-type="float">
            <text:p>78.9</text:p>
          </table:table-cell>
          <table:table-cell table:formula="of:=MAX(3; [.$B$1]-([.M33] - [.$B$1])*2)" office:value-type="float" office:value="40.6" calcext:value-type="float">
            <text:p>40.6</text:p>
          </table:table-cell>
          <table:table-cell table:style-name="ce3" table:formula="of:=(1000 - [.P33]*1000/([.M33]*2))/10" office:value-type="float" office:value="74.2058449809403" calcext:value-type="float">
            <text:p>74.2</text:p>
          </table:table-cell>
          <table:table-cell table:style-name="ce5" table:formula="of:=IF([.$B$1]&gt;[.M33];[.O33];[.Q33])" office:value-type="float" office:value="74.2058449809403" calcext:value-type="float">
            <text:p>74.2</text:p>
          </table:table-cell>
          <table:table-cell table:style-name="ce11" table:formula="of:= [.A33] + FLOOR([.$S$1] * [.A33] * [.A33] * [.A33] / 1000000; 1; 0)" office:value-type="float" office:value="81" calcext:value-type="float">
            <text:p>81</text:p>
          </table:table-cell>
          <table:table-cell table:formula="of:=[.S33]+[.$D$1]" office:value-type="float" office:value="81" calcext:value-type="float">
            <text:p>81</text:p>
          </table:table-cell>
          <table:table-cell table:formula="of:=MAX(3; [.T33]-([.$B$1]-[.T33])*2)" office:value-type="float" office:value="111" calcext:value-type="float">
            <text:p>111</text:p>
          </table:table-cell>
          <table:table-cell table:style-name="ce3" table:formula="of:=[.U33]*1000/([.$B$1]*2)/10" office:value-type="float" office:value="84.0909090909091" calcext:value-type="float">
            <text:p>84.1</text:p>
          </table:table-cell>
          <table:table-cell table:formula="of:=MAX(3; [.$B$1]-([.T33] - [.$B$1])*2)" office:value-type="float" office:value="36" calcext:value-type="float">
            <text:p>36</text:p>
          </table:table-cell>
          <table:table-cell table:style-name="ce3" table:formula="of:=(1000 - [.W33]*1000/([.T33]*2))/10" office:value-type="float" office:value="77.7777777777778" calcext:value-type="float">
            <text:p>77.8</text:p>
          </table:table-cell>
          <table:table-cell table:style-name="ce5" table:formula="of:=IF([.$B$1]&gt;[.T33];[.V33];[.X33])" office:value-type="float" office:value="77.7777777777778" calcext:value-type="float">
            <text:p>77.8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formula="of:=[.A34]+[.$D$1]" office:value-type="float" office:value="70" calcext:value-type="float">
            <text:p>70</text:p>
          </table:table-cell>
          <table:table-cell table:formula="of:=MAX(3; [.B34]-([.$B$1]-[.B34])*2)" office:value-type="float" office:value="78" calcext:value-type="float">
            <text:p>78</text:p>
          </table:table-cell>
          <table:table-cell table:style-name="ce3" table:formula="of:=[.C34]*1000/([.$B$1]*2)/10" office:value-type="float" office:value="59.0909090909091" calcext:value-type="float">
            <text:p>59.1</text:p>
          </table:table-cell>
          <table:table-cell table:formula="of:=MAX(3; [.$B$1]-([.B34] - [.$B$1])*2)" office:value-type="float" office:value="58" calcext:value-type="float">
            <text:p>58</text:p>
          </table:table-cell>
          <table:table-cell table:style-name="ce3" table:formula="of:=(1000 - [.E34]*1000/([.B34]*2))/10" office:value-type="float" office:value="58.5714285714286" calcext:value-type="float">
            <text:p>58.6</text:p>
          </table:table-cell>
          <table:table-cell table:style-name="ce5" table:formula="of:=IF([.$B$1]&gt;[.B34];[.D34];[.F34])" office:value-type="float" office:value="58.5714285714286" calcext:value-type="float">
            <text:p>58.6</text:p>
          </table:table-cell>
          <table:table-cell table:formula="of:=FLOOR(IF([.A34] &gt; 50; 50 + ([.A34] - 50)/2; [.A34]); 1; 0)" office:value-type="float" office:value="60" calcext:value-type="float">
            <text:p>60</text:p>
          </table:table-cell>
          <table:table-cell table:formula="of:=[.$B$1]-[.H34]" office:value-type="float" office:value="6" calcext:value-type="float">
            <text:p>6</text:p>
          </table:table-cell>
          <table:table-cell table:style-name="ce7" table:formula="of:=IF([.I34]&lt;3;1000-FLOOR(1000/(3*(3-[.I34]+1)); 1; 0);FLOOR(2000/[.I34]; 1; 0))" office:value-type="float" office:value="333" calcext:value-type="float">
            <text:p>333</text:p>
          </table:table-cell>
          <table:table-cell table:style-name="ce10" table:formula="of:=[.J34]/1000" office:value-type="percentage" office:value="0.333" calcext:value-type="percentage">
            <text:p>33.3%</text:p>
          </table:table-cell>
          <table:table-cell table:style-name="ce11" table:formula="of:=IF([.A34] &gt; [.$L$2]; [.$L$2] + ([.A34] - [.$L$2])*[.$L$1]; [.A34])" office:value-type="float" office:value="77" calcext:value-type="float">
            <text:p>77</text:p>
          </table:table-cell>
          <table:table-cell table:formula="of:=[.L34]+[.$D$1]" office:value-type="float" office:value="77" calcext:value-type="float">
            <text:p>77</text:p>
          </table:table-cell>
          <table:table-cell table:formula="of:=MAX(3; [.M34]-([.$B$1]-[.M34])*2)" office:value-type="float" office:value="99" calcext:value-type="float">
            <text:p>99</text:p>
          </table:table-cell>
          <table:table-cell table:style-name="ce3" table:formula="of:=[.N34]*1000/([.$B$1]*2)/10" office:value-type="float" office:value="75" calcext:value-type="float">
            <text:p>75.0</text:p>
          </table:table-cell>
          <table:table-cell table:formula="of:=MAX(3; [.$B$1]-([.M34] - [.$B$1])*2)" office:value-type="float" office:value="44" calcext:value-type="float">
            <text:p>44</text:p>
          </table:table-cell>
          <table:table-cell table:style-name="ce3" table:formula="of:=(1000 - [.P34]*1000/([.M34]*2))/10" office:value-type="float" office:value="71.4285714285714" calcext:value-type="float">
            <text:p>71.4</text:p>
          </table:table-cell>
          <table:table-cell table:style-name="ce5" table:formula="of:=IF([.$B$1]&gt;[.M34];[.O34];[.Q34])" office:value-type="float" office:value="71.4285714285714" calcext:value-type="float">
            <text:p>71.4</text:p>
          </table:table-cell>
          <table:table-cell table:style-name="ce11" table:formula="of:= [.A34] + FLOOR([.$S$1] * [.A34] * [.A34] * [.A34] / 1000000; 1; 0)" office:value-type="float" office:value="80" calcext:value-type="float">
            <text:p>80</text:p>
          </table:table-cell>
          <table:table-cell table:formula="of:=[.S34]+[.$D$1]" office:value-type="float" office:value="80" calcext:value-type="float">
            <text:p>80</text:p>
          </table:table-cell>
          <table:table-cell table:formula="of:=MAX(3; [.T34]-([.$B$1]-[.T34])*2)" office:value-type="float" office:value="108" calcext:value-type="float">
            <text:p>108</text:p>
          </table:table-cell>
          <table:table-cell table:style-name="ce3" table:formula="of:=[.U34]*1000/([.$B$1]*2)/10" office:value-type="float" office:value="81.8181818181818" calcext:value-type="float">
            <text:p>81.8</text:p>
          </table:table-cell>
          <table:table-cell table:formula="of:=MAX(3; [.$B$1]-([.T34] - [.$B$1])*2)" office:value-type="float" office:value="38" calcext:value-type="float">
            <text:p>38</text:p>
          </table:table-cell>
          <table:table-cell table:style-name="ce3" table:formula="of:=(1000 - [.W34]*1000/([.T34]*2))/10" office:value-type="float" office:value="76.25" calcext:value-type="float">
            <text:p>76.3</text:p>
          </table:table-cell>
          <table:table-cell table:style-name="ce5" table:formula="of:=IF([.$B$1]&gt;[.T34];[.V34];[.X34])" office:value-type="float" office:value="76.25" calcext:value-type="float">
            <text:p>76.3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formula="of:=[.A35]+[.$D$1]" office:value-type="float" office:value="69" calcext:value-type="float">
            <text:p>69</text:p>
          </table:table-cell>
          <table:table-cell table:formula="of:=MAX(3; [.B35]-([.$B$1]-[.B35])*2)" office:value-type="float" office:value="75" calcext:value-type="float">
            <text:p>75</text:p>
          </table:table-cell>
          <table:table-cell table:style-name="ce3" table:formula="of:=[.C35]*1000/([.$B$1]*2)/10" office:value-type="float" office:value="56.8181818181818" calcext:value-type="float">
            <text:p>56.8</text:p>
          </table:table-cell>
          <table:table-cell table:formula="of:=MAX(3; [.$B$1]-([.B35] - [.$B$1])*2)" office:value-type="float" office:value="60" calcext:value-type="float">
            <text:p>60</text:p>
          </table:table-cell>
          <table:table-cell table:style-name="ce3" table:formula="of:=(1000 - [.E35]*1000/([.B35]*2))/10" office:value-type="float" office:value="56.5217391304348" calcext:value-type="float">
            <text:p>56.5</text:p>
          </table:table-cell>
          <table:table-cell table:style-name="ce5" table:formula="of:=IF([.$B$1]&gt;[.B35];[.D35];[.F35])" office:value-type="float" office:value="56.5217391304348" calcext:value-type="float">
            <text:p>56.5</text:p>
          </table:table-cell>
          <table:table-cell table:formula="of:=FLOOR(IF([.A35] &gt; 50; 50 + ([.A35] - 50)/2; [.A35]); 1; 0)" office:value-type="float" office:value="59" calcext:value-type="float">
            <text:p>59</text:p>
          </table:table-cell>
          <table:table-cell table:formula="of:=[.$B$1]-[.H35]" office:value-type="float" office:value="7" calcext:value-type="float">
            <text:p>7</text:p>
          </table:table-cell>
          <table:table-cell table:style-name="ce7" table:formula="of:=IF([.I35]&lt;3;1000-FLOOR(1000/(3*(3-[.I35]+1)); 1; 0);FLOOR(2000/[.I35]; 1; 0))" office:value-type="float" office:value="285" calcext:value-type="float">
            <text:p>285</text:p>
          </table:table-cell>
          <table:table-cell table:style-name="ce10" table:formula="of:=[.J35]/1000" office:value-type="percentage" office:value="0.285" calcext:value-type="percentage">
            <text:p>28.5%</text:p>
          </table:table-cell>
          <table:table-cell table:style-name="ce11" table:formula="of:=IF([.A35] &gt; [.$L$2]; [.$L$2] + ([.A35] - [.$L$2])*[.$L$1]; [.A35])" office:value-type="float" office:value="75.3" calcext:value-type="float">
            <text:p>75.3</text:p>
          </table:table-cell>
          <table:table-cell table:formula="of:=[.L35]+[.$D$1]" office:value-type="float" office:value="75.3" calcext:value-type="float">
            <text:p>75.3</text:p>
          </table:table-cell>
          <table:table-cell table:formula="of:=MAX(3; [.M35]-([.$B$1]-[.M35])*2)" office:value-type="float" office:value="93.9" calcext:value-type="float">
            <text:p>93.9</text:p>
          </table:table-cell>
          <table:table-cell table:style-name="ce3" table:formula="of:=[.N35]*1000/([.$B$1]*2)/10" office:value-type="float" office:value="71.1363636363636" calcext:value-type="float">
            <text:p>71.1</text:p>
          </table:table-cell>
          <table:table-cell table:formula="of:=MAX(3; [.$B$1]-([.M35] - [.$B$1])*2)" office:value-type="float" office:value="47.4" calcext:value-type="float">
            <text:p>47.4</text:p>
          </table:table-cell>
          <table:table-cell table:style-name="ce3" table:formula="of:=(1000 - [.P35]*1000/([.M35]*2))/10" office:value-type="float" office:value="68.5258964143426" calcext:value-type="float">
            <text:p>68.5</text:p>
          </table:table-cell>
          <table:table-cell table:style-name="ce5" table:formula="of:=IF([.$B$1]&gt;[.M35];[.O35];[.Q35])" office:value-type="float" office:value="68.5258964143426" calcext:value-type="float">
            <text:p>68.5</text:p>
          </table:table-cell>
          <table:table-cell table:style-name="ce11" table:formula="of:= [.A35] + FLOOR([.$S$1] * [.A35] * [.A35] * [.A35] / 1000000; 1; 0)" office:value-type="float" office:value="78" calcext:value-type="float">
            <text:p>78</text:p>
          </table:table-cell>
          <table:table-cell table:formula="of:=[.S35]+[.$D$1]" office:value-type="float" office:value="78" calcext:value-type="float">
            <text:p>78</text:p>
          </table:table-cell>
          <table:table-cell table:formula="of:=MAX(3; [.T35]-([.$B$1]-[.T35])*2)" office:value-type="float" office:value="102" calcext:value-type="float">
            <text:p>102</text:p>
          </table:table-cell>
          <table:table-cell table:style-name="ce3" table:formula="of:=[.U35]*1000/([.$B$1]*2)/10" office:value-type="float" office:value="77.2727272727273" calcext:value-type="float">
            <text:p>77.3</text:p>
          </table:table-cell>
          <table:table-cell table:formula="of:=MAX(3; [.$B$1]-([.T35] - [.$B$1])*2)" office:value-type="float" office:value="42" calcext:value-type="float">
            <text:p>42</text:p>
          </table:table-cell>
          <table:table-cell table:style-name="ce3" table:formula="of:=(1000 - [.W35]*1000/([.T35]*2))/10" office:value-type="float" office:value="73.0769230769231" calcext:value-type="float">
            <text:p>73.1</text:p>
          </table:table-cell>
          <table:table-cell table:style-name="ce5" table:formula="of:=IF([.$B$1]&gt;[.T35];[.V35];[.X35])" office:value-type="float" office:value="73.0769230769231" calcext:value-type="float">
            <text:p>73.1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formula="of:=[.A36]+[.$D$1]" office:value-type="float" office:value="68" calcext:value-type="float">
            <text:p>68</text:p>
          </table:table-cell>
          <table:table-cell table:formula="of:=MAX(3; [.B36]-([.$B$1]-[.B36])*2)" office:value-type="float" office:value="72" calcext:value-type="float">
            <text:p>72</text:p>
          </table:table-cell>
          <table:table-cell table:style-name="ce3" table:formula="of:=[.C36]*1000/([.$B$1]*2)/10" office:value-type="float" office:value="54.5454545454546" calcext:value-type="float">
            <text:p>54.5</text:p>
          </table:table-cell>
          <table:table-cell table:formula="of:=MAX(3; [.$B$1]-([.B36] - [.$B$1])*2)" office:value-type="float" office:value="62" calcext:value-type="float">
            <text:p>62</text:p>
          </table:table-cell>
          <table:table-cell table:style-name="ce3" table:formula="of:=(1000 - [.E36]*1000/([.B36]*2))/10" office:value-type="float" office:value="54.4117647058824" calcext:value-type="float">
            <text:p>54.4</text:p>
          </table:table-cell>
          <table:table-cell table:style-name="ce5" table:formula="of:=IF([.$B$1]&gt;[.B36];[.D36];[.F36])" office:value-type="float" office:value="54.4117647058824" calcext:value-type="float">
            <text:p>54.4</text:p>
          </table:table-cell>
          <table:table-cell table:formula="of:=FLOOR(IF([.A36] &gt; 50; 50 + ([.A36] - 50)/2; [.A36]); 1; 0)" office:value-type="float" office:value="59" calcext:value-type="float">
            <text:p>59</text:p>
          </table:table-cell>
          <table:table-cell table:formula="of:=[.$B$1]-[.H36]" office:value-type="float" office:value="7" calcext:value-type="float">
            <text:p>7</text:p>
          </table:table-cell>
          <table:table-cell table:style-name="ce7" table:formula="of:=IF([.I36]&lt;3;1000-FLOOR(1000/(3*(3-[.I36]+1)); 1; 0);FLOOR(2000/[.I36]; 1; 0))" office:value-type="float" office:value="285" calcext:value-type="float">
            <text:p>285</text:p>
          </table:table-cell>
          <table:table-cell table:style-name="ce10" table:formula="of:=[.J36]/1000" office:value-type="percentage" office:value="0.285" calcext:value-type="percentage">
            <text:p>28.5%</text:p>
          </table:table-cell>
          <table:table-cell table:style-name="ce11" table:formula="of:=IF([.A36] &gt; [.$L$2]; [.$L$2] + ([.A36] - [.$L$2])*[.$L$1]; [.A36])" office:value-type="float" office:value="73.6" calcext:value-type="float">
            <text:p>73.6</text:p>
          </table:table-cell>
          <table:table-cell table:formula="of:=[.L36]+[.$D$1]" office:value-type="float" office:value="73.6" calcext:value-type="float">
            <text:p>73.6</text:p>
          </table:table-cell>
          <table:table-cell table:formula="of:=MAX(3; [.M36]-([.$B$1]-[.M36])*2)" office:value-type="float" office:value="88.8" calcext:value-type="float">
            <text:p>88.8</text:p>
          </table:table-cell>
          <table:table-cell table:style-name="ce3" table:formula="of:=[.N36]*1000/([.$B$1]*2)/10" office:value-type="float" office:value="67.2727272727273" calcext:value-type="float">
            <text:p>67.3</text:p>
          </table:table-cell>
          <table:table-cell table:formula="of:=MAX(3; [.$B$1]-([.M36] - [.$B$1])*2)" office:value-type="float" office:value="50.8" calcext:value-type="float">
            <text:p>50.8</text:p>
          </table:table-cell>
          <table:table-cell table:style-name="ce3" table:formula="of:=(1000 - [.P36]*1000/([.M36]*2))/10" office:value-type="float" office:value="65.4891304347826" calcext:value-type="float">
            <text:p>65.5</text:p>
          </table:table-cell>
          <table:table-cell table:style-name="ce5" table:formula="of:=IF([.$B$1]&gt;[.M36];[.O36];[.Q36])" office:value-type="float" office:value="65.4891304347826" calcext:value-type="float">
            <text:p>65.5</text:p>
          </table:table-cell>
          <table:table-cell table:style-name="ce11" table:formula="of:= [.A36] + FLOOR([.$S$1] * [.A36] * [.A36] * [.A36] / 1000000; 1; 0)" office:value-type="float" office:value="77" calcext:value-type="float">
            <text:p>77</text:p>
          </table:table-cell>
          <table:table-cell table:formula="of:=[.S36]+[.$D$1]" office:value-type="float" office:value="77" calcext:value-type="float">
            <text:p>77</text:p>
          </table:table-cell>
          <table:table-cell table:formula="of:=MAX(3; [.T36]-([.$B$1]-[.T36])*2)" office:value-type="float" office:value="99" calcext:value-type="float">
            <text:p>99</text:p>
          </table:table-cell>
          <table:table-cell table:style-name="ce3" table:formula="of:=[.U36]*1000/([.$B$1]*2)/10" office:value-type="float" office:value="75" calcext:value-type="float">
            <text:p>75.0</text:p>
          </table:table-cell>
          <table:table-cell table:formula="of:=MAX(3; [.$B$1]-([.T36] - [.$B$1])*2)" office:value-type="float" office:value="44" calcext:value-type="float">
            <text:p>44</text:p>
          </table:table-cell>
          <table:table-cell table:style-name="ce3" table:formula="of:=(1000 - [.W36]*1000/([.T36]*2))/10" office:value-type="float" office:value="71.4285714285714" calcext:value-type="float">
            <text:p>71.4</text:p>
          </table:table-cell>
          <table:table-cell table:style-name="ce5" table:formula="of:=IF([.$B$1]&gt;[.T36];[.V36];[.X36])" office:value-type="float" office:value="71.4285714285714" calcext:value-type="float">
            <text:p>71.4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formula="of:=[.A37]+[.$D$1]" office:value-type="float" office:value="67" calcext:value-type="float">
            <text:p>67</text:p>
          </table:table-cell>
          <table:table-cell table:formula="of:=MAX(3; [.B37]-([.$B$1]-[.B37])*2)" office:value-type="float" office:value="69" calcext:value-type="float">
            <text:p>69</text:p>
          </table:table-cell>
          <table:table-cell table:style-name="ce3" table:formula="of:=[.C37]*1000/([.$B$1]*2)/10" office:value-type="float" office:value="52.2727272727273" calcext:value-type="float">
            <text:p>52.3</text:p>
          </table:table-cell>
          <table:table-cell table:formula="of:=MAX(3; [.$B$1]-([.B37] - [.$B$1])*2)" office:value-type="float" office:value="64" calcext:value-type="float">
            <text:p>64</text:p>
          </table:table-cell>
          <table:table-cell table:style-name="ce3" table:formula="of:=(1000 - [.E37]*1000/([.B37]*2))/10" office:value-type="float" office:value="52.2388059701492" calcext:value-type="float">
            <text:p>52.2</text:p>
          </table:table-cell>
          <table:table-cell table:style-name="ce5" table:formula="of:=IF([.$B$1]&gt;[.B37];[.D37];[.F37])" office:value-type="float" office:value="52.2388059701492" calcext:value-type="float">
            <text:p>52.2</text:p>
          </table:table-cell>
          <table:table-cell table:formula="of:=FLOOR(IF([.A37] &gt; 50; 50 + ([.A37] - 50)/2; [.A37]); 1; 0)" office:value-type="float" office:value="58" calcext:value-type="float">
            <text:p>58</text:p>
          </table:table-cell>
          <table:table-cell table:formula="of:=[.$B$1]-[.H37]" office:value-type="float" office:value="8" calcext:value-type="float">
            <text:p>8</text:p>
          </table:table-cell>
          <table:table-cell table:style-name="ce7" table:formula="of:=IF([.I37]&lt;3;1000-FLOOR(1000/(3*(3-[.I37]+1)); 1; 0);FLOOR(2000/[.I37]; 1; 0))" office:value-type="float" office:value="250" calcext:value-type="float">
            <text:p>250</text:p>
          </table:table-cell>
          <table:table-cell table:style-name="ce10" table:formula="of:=[.J37]/1000" office:value-type="percentage" office:value="0.25" calcext:value-type="percentage">
            <text:p>25.0%</text:p>
          </table:table-cell>
          <table:table-cell table:style-name="ce11" table:formula="of:=IF([.A37] &gt; [.$L$2]; [.$L$2] + ([.A37] - [.$L$2])*[.$L$1]; [.A37])" office:value-type="float" office:value="71.9" calcext:value-type="float">
            <text:p>71.9</text:p>
          </table:table-cell>
          <table:table-cell table:formula="of:=[.L37]+[.$D$1]" office:value-type="float" office:value="71.9" calcext:value-type="float">
            <text:p>71.9</text:p>
          </table:table-cell>
          <table:table-cell table:formula="of:=MAX(3; [.M37]-([.$B$1]-[.M37])*2)" office:value-type="float" office:value="83.7" calcext:value-type="float">
            <text:p>83.7</text:p>
          </table:table-cell>
          <table:table-cell table:style-name="ce3" table:formula="of:=[.N37]*1000/([.$B$1]*2)/10" office:value-type="float" office:value="63.4090909090909" calcext:value-type="float">
            <text:p>63.4</text:p>
          </table:table-cell>
          <table:table-cell table:formula="of:=MAX(3; [.$B$1]-([.M37] - [.$B$1])*2)" office:value-type="float" office:value="54.2" calcext:value-type="float">
            <text:p>54.2</text:p>
          </table:table-cell>
          <table:table-cell table:style-name="ce3" table:formula="of:=(1000 - [.P37]*1000/([.M37]*2))/10" office:value-type="float" office:value="62.3087621696801" calcext:value-type="float">
            <text:p>62.3</text:p>
          </table:table-cell>
          <table:table-cell table:style-name="ce5" table:formula="of:=IF([.$B$1]&gt;[.M37];[.O37];[.Q37])" office:value-type="float" office:value="62.3087621696801" calcext:value-type="float">
            <text:p>62.3</text:p>
          </table:table-cell>
          <table:table-cell table:style-name="ce11" table:formula="of:= [.A37] + FLOOR([.$S$1] * [.A37] * [.A37] * [.A37] / 1000000; 1; 0)" office:value-type="float" office:value="76" calcext:value-type="float">
            <text:p>76</text:p>
          </table:table-cell>
          <table:table-cell table:formula="of:=[.S37]+[.$D$1]" office:value-type="float" office:value="76" calcext:value-type="float">
            <text:p>76</text:p>
          </table:table-cell>
          <table:table-cell table:formula="of:=MAX(3; [.T37]-([.$B$1]-[.T37])*2)" office:value-type="float" office:value="96" calcext:value-type="float">
            <text:p>96</text:p>
          </table:table-cell>
          <table:table-cell table:style-name="ce3" table:formula="of:=[.U37]*1000/([.$B$1]*2)/10" office:value-type="float" office:value="72.7272727272727" calcext:value-type="float">
            <text:p>72.7</text:p>
          </table:table-cell>
          <table:table-cell table:formula="of:=MAX(3; [.$B$1]-([.T37] - [.$B$1])*2)" office:value-type="float" office:value="46" calcext:value-type="float">
            <text:p>46</text:p>
          </table:table-cell>
          <table:table-cell table:style-name="ce3" table:formula="of:=(1000 - [.W37]*1000/([.T37]*2))/10" office:value-type="float" office:value="69.7368421052632" calcext:value-type="float">
            <text:p>69.7</text:p>
          </table:table-cell>
          <table:table-cell table:style-name="ce5" table:formula="of:=IF([.$B$1]&gt;[.T37];[.V37];[.X37])" office:value-type="float" office:value="69.7368421052632" calcext:value-type="float">
            <text:p>69.7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formula="of:=[.A38]+[.$D$1]" office:value-type="float" office:value="66" calcext:value-type="float">
            <text:p>66</text:p>
          </table:table-cell>
          <table:table-cell table:formula="of:=MAX(3; [.B38]-([.$B$1]-[.B38])*2)" office:value-type="float" office:value="66" calcext:value-type="float">
            <text:p>66</text:p>
          </table:table-cell>
          <table:table-cell table:style-name="ce3" table:formula="of:=[.C38]*1000/([.$B$1]*2)/10" office:value-type="float" office:value="50" calcext:value-type="float">
            <text:p>50.0</text:p>
          </table:table-cell>
          <table:table-cell table:formula="of:=MAX(3; [.$B$1]-([.B38] - [.$B$1])*2)" office:value-type="float" office:value="66" calcext:value-type="float">
            <text:p>66</text:p>
          </table:table-cell>
          <table:table-cell table:style-name="ce3" table:formula="of:=(1000 - [.E38]*1000/([.B38]*2))/10" office:value-type="float" office:value="50" calcext:value-type="float">
            <text:p>50.0</text:p>
          </table:table-cell>
          <table:table-cell table:style-name="ce5" table:formula="of:=IF([.$B$1]&gt;[.B38];[.D38];[.F38])" office:value-type="float" office:value="50" calcext:value-type="float">
            <text:p>50.0</text:p>
          </table:table-cell>
          <table:table-cell table:formula="of:=FLOOR(IF([.A38] &gt; 50; 50 + ([.A38] - 50)/2; [.A38]); 1; 0)" office:value-type="float" office:value="58" calcext:value-type="float">
            <text:p>58</text:p>
          </table:table-cell>
          <table:table-cell table:formula="of:=[.$B$1]-[.H38]" office:value-type="float" office:value="8" calcext:value-type="float">
            <text:p>8</text:p>
          </table:table-cell>
          <table:table-cell table:style-name="ce7" table:formula="of:=IF([.I38]&lt;3;1000-FLOOR(1000/(3*(3-[.I38]+1)); 1; 0);FLOOR(2000/[.I38]; 1; 0))" office:value-type="float" office:value="250" calcext:value-type="float">
            <text:p>250</text:p>
          </table:table-cell>
          <table:table-cell table:style-name="ce10" table:formula="of:=[.J38]/1000" office:value-type="percentage" office:value="0.25" calcext:value-type="percentage">
            <text:p>25.0%</text:p>
          </table:table-cell>
          <table:table-cell table:style-name="ce11" table:formula="of:=IF([.A38] &gt; [.$L$2]; [.$L$2] + ([.A38] - [.$L$2])*[.$L$1]; [.A38])" office:value-type="float" office:value="70.2" calcext:value-type="float">
            <text:p>70.2</text:p>
          </table:table-cell>
          <table:table-cell table:formula="of:=[.L38]+[.$D$1]" office:value-type="float" office:value="70.2" calcext:value-type="float">
            <text:p>70.2</text:p>
          </table:table-cell>
          <table:table-cell table:formula="of:=MAX(3; [.M38]-([.$B$1]-[.M38])*2)" office:value-type="float" office:value="78.6" calcext:value-type="float">
            <text:p>78.6</text:p>
          </table:table-cell>
          <table:table-cell table:style-name="ce3" table:formula="of:=[.N38]*1000/([.$B$1]*2)/10" office:value-type="float" office:value="59.5454545454546" calcext:value-type="float">
            <text:p>59.5</text:p>
          </table:table-cell>
          <table:table-cell table:formula="of:=MAX(3; [.$B$1]-([.M38] - [.$B$1])*2)" office:value-type="float" office:value="57.6" calcext:value-type="float">
            <text:p>57.6</text:p>
          </table:table-cell>
          <table:table-cell table:style-name="ce3" table:formula="of:=(1000 - [.P38]*1000/([.M38]*2))/10" office:value-type="float" office:value="58.974358974359" calcext:value-type="float">
            <text:p>59.0</text:p>
          </table:table-cell>
          <table:table-cell table:style-name="ce5" table:formula="of:=IF([.$B$1]&gt;[.M38];[.O38];[.Q38])" office:value-type="float" office:value="58.974358974359" calcext:value-type="float">
            <text:p>59.0</text:p>
          </table:table-cell>
          <table:table-cell table:style-name="ce11" table:formula="of:= [.A38] + FLOOR([.$S$1] * [.A38] * [.A38] * [.A38] / 1000000; 1; 0)" office:value-type="float" office:value="74" calcext:value-type="float">
            <text:p>74</text:p>
          </table:table-cell>
          <table:table-cell table:formula="of:=[.S38]+[.$D$1]" office:value-type="float" office:value="74" calcext:value-type="float">
            <text:p>74</text:p>
          </table:table-cell>
          <table:table-cell table:formula="of:=MAX(3; [.T38]-([.$B$1]-[.T38])*2)" office:value-type="float" office:value="90" calcext:value-type="float">
            <text:p>90</text:p>
          </table:table-cell>
          <table:table-cell table:style-name="ce3" table:formula="of:=[.U38]*1000/([.$B$1]*2)/10" office:value-type="float" office:value="68.1818181818182" calcext:value-type="float">
            <text:p>68.2</text:p>
          </table:table-cell>
          <table:table-cell table:formula="of:=MAX(3; [.$B$1]-([.T38] - [.$B$1])*2)" office:value-type="float" office:value="50" calcext:value-type="float">
            <text:p>50</text:p>
          </table:table-cell>
          <table:table-cell table:style-name="ce3" table:formula="of:=(1000 - [.W38]*1000/([.T38]*2))/10" office:value-type="float" office:value="66.2162162162162" calcext:value-type="float">
            <text:p>66.2</text:p>
          </table:table-cell>
          <table:table-cell table:style-name="ce5" table:formula="of:=IF([.$B$1]&gt;[.T38];[.V38];[.X38])" office:value-type="float" office:value="66.2162162162162" calcext:value-type="float">
            <text:p>66.2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formula="of:=[.A39]+[.$D$1]" office:value-type="float" office:value="65" calcext:value-type="float">
            <text:p>65</text:p>
          </table:table-cell>
          <table:table-cell table:formula="of:=MAX(3; [.B39]-([.$B$1]-[.B39])*2)" office:value-type="float" office:value="63" calcext:value-type="float">
            <text:p>63</text:p>
          </table:table-cell>
          <table:table-cell table:style-name="ce3" table:formula="of:=[.C39]*1000/([.$B$1]*2)/10" office:value-type="float" office:value="47.7272727272727" calcext:value-type="float">
            <text:p>47.7</text:p>
          </table:table-cell>
          <table:table-cell table:formula="of:=MAX(3; [.$B$1]-([.B39] - [.$B$1])*2)" office:value-type="float" office:value="68" calcext:value-type="float">
            <text:p>68</text:p>
          </table:table-cell>
          <table:table-cell table:style-name="ce3" table:formula="of:=(1000 - [.E39]*1000/([.B39]*2))/10" office:value-type="float" office:value="47.6923076923077" calcext:value-type="float">
            <text:p>47.7</text:p>
          </table:table-cell>
          <table:table-cell table:style-name="ce5" table:formula="of:=IF([.$B$1]&gt;[.B39];[.D39];[.F39])" office:value-type="float" office:value="47.7272727272727" calcext:value-type="float">
            <text:p>47.7</text:p>
          </table:table-cell>
          <table:table-cell table:formula="of:=FLOOR(IF([.A39] &gt; 50; 50 + ([.A39] - 50)/2; [.A39]); 1; 0)" office:value-type="float" office:value="57" calcext:value-type="float">
            <text:p>57</text:p>
          </table:table-cell>
          <table:table-cell table:formula="of:=[.$B$1]-[.H39]" office:value-type="float" office:value="9" calcext:value-type="float">
            <text:p>9</text:p>
          </table:table-cell>
          <table:table-cell table:style-name="ce7" table:formula="of:=IF([.I39]&lt;3;1000-FLOOR(1000/(3*(3-[.I39]+1)); 1; 0);FLOOR(2000/[.I39]; 1; 0))" office:value-type="float" office:value="222" calcext:value-type="float">
            <text:p>222</text:p>
          </table:table-cell>
          <table:table-cell table:style-name="ce10" table:formula="of:=[.J39]/1000" office:value-type="percentage" office:value="0.222" calcext:value-type="percentage">
            <text:p>22.2%</text:p>
          </table:table-cell>
          <table:table-cell table:style-name="ce11" table:formula="of:=IF([.A39] &gt; [.$L$2]; [.$L$2] + ([.A39] - [.$L$2])*[.$L$1]; [.A39])" office:value-type="float" office:value="68.5" calcext:value-type="float">
            <text:p>68.5</text:p>
          </table:table-cell>
          <table:table-cell table:formula="of:=[.L39]+[.$D$1]" office:value-type="float" office:value="68.5" calcext:value-type="float">
            <text:p>68.5</text:p>
          </table:table-cell>
          <table:table-cell table:formula="of:=MAX(3; [.M39]-([.$B$1]-[.M39])*2)" office:value-type="float" office:value="73.5" calcext:value-type="float">
            <text:p>73.5</text:p>
          </table:table-cell>
          <table:table-cell table:style-name="ce3" table:formula="of:=[.N39]*1000/([.$B$1]*2)/10" office:value-type="float" office:value="55.6818181818182" calcext:value-type="float">
            <text:p>55.7</text:p>
          </table:table-cell>
          <table:table-cell table:formula="of:=MAX(3; [.$B$1]-([.M39] - [.$B$1])*2)" office:value-type="float" office:value="61" calcext:value-type="float">
            <text:p>61</text:p>
          </table:table-cell>
          <table:table-cell table:style-name="ce3" table:formula="of:=(1000 - [.P39]*1000/([.M39]*2))/10" office:value-type="float" office:value="55.4744525547445" calcext:value-type="float">
            <text:p>55.5</text:p>
          </table:table-cell>
          <table:table-cell table:style-name="ce5" table:formula="of:=IF([.$B$1]&gt;[.M39];[.O39];[.Q39])" office:value-type="float" office:value="55.4744525547445" calcext:value-type="float">
            <text:p>55.5</text:p>
          </table:table-cell>
          <table:table-cell table:style-name="ce11" table:formula="of:= [.A39] + FLOOR([.$S$1] * [.A39] * [.A39] * [.A39] / 1000000; 1; 0)" office:value-type="float" office:value="73" calcext:value-type="float">
            <text:p>73</text:p>
          </table:table-cell>
          <table:table-cell table:formula="of:=[.S39]+[.$D$1]" office:value-type="float" office:value="73" calcext:value-type="float">
            <text:p>73</text:p>
          </table:table-cell>
          <table:table-cell table:formula="of:=MAX(3; [.T39]-([.$B$1]-[.T39])*2)" office:value-type="float" office:value="87" calcext:value-type="float">
            <text:p>87</text:p>
          </table:table-cell>
          <table:table-cell table:style-name="ce3" table:formula="of:=[.U39]*1000/([.$B$1]*2)/10" office:value-type="float" office:value="65.9090909090909" calcext:value-type="float">
            <text:p>65.9</text:p>
          </table:table-cell>
          <table:table-cell table:formula="of:=MAX(3; [.$B$1]-([.T39] - [.$B$1])*2)" office:value-type="float" office:value="52" calcext:value-type="float">
            <text:p>52</text:p>
          </table:table-cell>
          <table:table-cell table:style-name="ce3" table:formula="of:=(1000 - [.W39]*1000/([.T39]*2))/10" office:value-type="float" office:value="64.3835616438356" calcext:value-type="float">
            <text:p>64.4</text:p>
          </table:table-cell>
          <table:table-cell table:style-name="ce5" table:formula="of:=IF([.$B$1]&gt;[.T39];[.V39];[.X39])" office:value-type="float" office:value="64.3835616438356" calcext:value-type="float">
            <text:p>64.4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formula="of:=[.A40]+[.$D$1]" office:value-type="float" office:value="64" calcext:value-type="float">
            <text:p>64</text:p>
          </table:table-cell>
          <table:table-cell table:formula="of:=MAX(3; [.B40]-([.$B$1]-[.B40])*2)" office:value-type="float" office:value="60" calcext:value-type="float">
            <text:p>60</text:p>
          </table:table-cell>
          <table:table-cell table:style-name="ce3" table:formula="of:=[.C40]*1000/([.$B$1]*2)/10" office:value-type="float" office:value="45.4545454545455" calcext:value-type="float">
            <text:p>45.5</text:p>
          </table:table-cell>
          <table:table-cell table:formula="of:=MAX(3; [.$B$1]-([.B40] - [.$B$1])*2)" office:value-type="float" office:value="70" calcext:value-type="float">
            <text:p>70</text:p>
          </table:table-cell>
          <table:table-cell table:style-name="ce3" table:formula="of:=(1000 - [.E40]*1000/([.B40]*2))/10" office:value-type="float" office:value="45.3125" calcext:value-type="float">
            <text:p>45.3</text:p>
          </table:table-cell>
          <table:table-cell table:style-name="ce5" table:formula="of:=IF([.$B$1]&gt;[.B40];[.D40];[.F40])" office:value-type="float" office:value="45.4545454545455" calcext:value-type="float">
            <text:p>45.5</text:p>
          </table:table-cell>
          <table:table-cell table:formula="of:=FLOOR(IF([.A40] &gt; 50; 50 + ([.A40] - 50)/2; [.A40]); 1; 0)" office:value-type="float" office:value="57" calcext:value-type="float">
            <text:p>57</text:p>
          </table:table-cell>
          <table:table-cell table:formula="of:=[.$B$1]-[.H40]" office:value-type="float" office:value="9" calcext:value-type="float">
            <text:p>9</text:p>
          </table:table-cell>
          <table:table-cell table:style-name="ce7" table:formula="of:=IF([.I40]&lt;3;1000-FLOOR(1000/(3*(3-[.I40]+1)); 1; 0);FLOOR(2000/[.I40]; 1; 0))" office:value-type="float" office:value="222" calcext:value-type="float">
            <text:p>222</text:p>
          </table:table-cell>
          <table:table-cell table:style-name="ce10" table:formula="of:=[.J40]/1000" office:value-type="percentage" office:value="0.222" calcext:value-type="percentage">
            <text:p>22.2%</text:p>
          </table:table-cell>
          <table:table-cell table:style-name="ce11" table:formula="of:=IF([.A40] &gt; [.$L$2]; [.$L$2] + ([.A40] - [.$L$2])*[.$L$1]; [.A40])" office:value-type="float" office:value="66.8" calcext:value-type="float">
            <text:p>66.8</text:p>
          </table:table-cell>
          <table:table-cell table:formula="of:=[.L40]+[.$D$1]" office:value-type="float" office:value="66.8" calcext:value-type="float">
            <text:p>66.8</text:p>
          </table:table-cell>
          <table:table-cell table:formula="of:=MAX(3; [.M40]-([.$B$1]-[.M40])*2)" office:value-type="float" office:value="68.4" calcext:value-type="float">
            <text:p>68.4</text:p>
          </table:table-cell>
          <table:table-cell table:style-name="ce3" table:formula="of:=[.N40]*1000/([.$B$1]*2)/10" office:value-type="float" office:value="51.8181818181818" calcext:value-type="float">
            <text:p>51.8</text:p>
          </table:table-cell>
          <table:table-cell table:formula="of:=MAX(3; [.$B$1]-([.M40] - [.$B$1])*2)" office:value-type="float" office:value="64.4" calcext:value-type="float">
            <text:p>64.4</text:p>
          </table:table-cell>
          <table:table-cell table:style-name="ce3" table:formula="of:=(1000 - [.P40]*1000/([.M40]*2))/10" office:value-type="float" office:value="51.7964071856287" calcext:value-type="float">
            <text:p>51.8</text:p>
          </table:table-cell>
          <table:table-cell table:style-name="ce5" table:formula="of:=IF([.$B$1]&gt;[.M40];[.O40];[.Q40])" office:value-type="float" office:value="51.7964071856287" calcext:value-type="float">
            <text:p>51.8</text:p>
          </table:table-cell>
          <table:table-cell table:style-name="ce11" table:formula="of:= [.A40] + FLOOR([.$S$1] * [.A40] * [.A40] * [.A40] / 1000000; 1; 0)" office:value-type="float" office:value="71" calcext:value-type="float">
            <text:p>71</text:p>
          </table:table-cell>
          <table:table-cell table:formula="of:=[.S40]+[.$D$1]" office:value-type="float" office:value="71" calcext:value-type="float">
            <text:p>71</text:p>
          </table:table-cell>
          <table:table-cell table:formula="of:=MAX(3; [.T40]-([.$B$1]-[.T40])*2)" office:value-type="float" office:value="81" calcext:value-type="float">
            <text:p>81</text:p>
          </table:table-cell>
          <table:table-cell table:style-name="ce3" table:formula="of:=[.U40]*1000/([.$B$1]*2)/10" office:value-type="float" office:value="61.3636363636364" calcext:value-type="float">
            <text:p>61.4</text:p>
          </table:table-cell>
          <table:table-cell table:formula="of:=MAX(3; [.$B$1]-([.T40] - [.$B$1])*2)" office:value-type="float" office:value="56" calcext:value-type="float">
            <text:p>56</text:p>
          </table:table-cell>
          <table:table-cell table:style-name="ce3" table:formula="of:=(1000 - [.W40]*1000/([.T40]*2))/10" office:value-type="float" office:value="60.5633802816901" calcext:value-type="float">
            <text:p>60.6</text:p>
          </table:table-cell>
          <table:table-cell table:style-name="ce5" table:formula="of:=IF([.$B$1]&gt;[.T40];[.V40];[.X40])" office:value-type="float" office:value="60.5633802816901" calcext:value-type="float">
            <text:p>60.6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formula="of:=[.A41]+[.$D$1]" office:value-type="float" office:value="63" calcext:value-type="float">
            <text:p>63</text:p>
          </table:table-cell>
          <table:table-cell table:formula="of:=MAX(3; [.B41]-([.$B$1]-[.B41])*2)" office:value-type="float" office:value="57" calcext:value-type="float">
            <text:p>57</text:p>
          </table:table-cell>
          <table:table-cell table:style-name="ce3" table:formula="of:=[.C41]*1000/([.$B$1]*2)/10" office:value-type="float" office:value="43.1818181818182" calcext:value-type="float">
            <text:p>43.2</text:p>
          </table:table-cell>
          <table:table-cell table:formula="of:=MAX(3; [.$B$1]-([.B41] - [.$B$1])*2)" office:value-type="float" office:value="72" calcext:value-type="float">
            <text:p>72</text:p>
          </table:table-cell>
          <table:table-cell table:style-name="ce3" table:formula="of:=(1000 - [.E41]*1000/([.B41]*2))/10" office:value-type="float" office:value="42.8571428571429" calcext:value-type="float">
            <text:p>42.9</text:p>
          </table:table-cell>
          <table:table-cell table:style-name="ce5" table:formula="of:=IF([.$B$1]&gt;[.B41];[.D41];[.F41])" office:value-type="float" office:value="43.1818181818182" calcext:value-type="float">
            <text:p>43.2</text:p>
          </table:table-cell>
          <table:table-cell table:formula="of:=FLOOR(IF([.A41] &gt; 50; 50 + ([.A41] - 50)/2; [.A41]); 1; 0)" office:value-type="float" office:value="56" calcext:value-type="float">
            <text:p>56</text:p>
          </table:table-cell>
          <table:table-cell table:formula="of:=[.$B$1]-[.H41]" office:value-type="float" office:value="10" calcext:value-type="float">
            <text:p>10</text:p>
          </table:table-cell>
          <table:table-cell table:style-name="ce7" table:formula="of:=IF([.I41]&lt;3;1000-FLOOR(1000/(3*(3-[.I41]+1)); 1; 0);FLOOR(2000/[.I41]; 1; 0))" office:value-type="float" office:value="200" calcext:value-type="float">
            <text:p>200</text:p>
          </table:table-cell>
          <table:table-cell table:style-name="ce10" table:formula="of:=[.J41]/1000" office:value-type="percentage" office:value="0.2" calcext:value-type="percentage">
            <text:p>20.0%</text:p>
          </table:table-cell>
          <table:table-cell table:style-name="ce11" table:formula="of:=IF([.A41] &gt; [.$L$2]; [.$L$2] + ([.A41] - [.$L$2])*[.$L$1]; [.A41])" office:value-type="float" office:value="65.1" calcext:value-type="float">
            <text:p>65.1</text:p>
          </table:table-cell>
          <table:table-cell table:formula="of:=[.L41]+[.$D$1]" office:value-type="float" office:value="65.1" calcext:value-type="float">
            <text:p>65.1</text:p>
          </table:table-cell>
          <table:table-cell table:formula="of:=MAX(3; [.M41]-([.$B$1]-[.M41])*2)" office:value-type="float" office:value="63.3" calcext:value-type="float">
            <text:p>63.3</text:p>
          </table:table-cell>
          <table:table-cell table:style-name="ce3" table:formula="of:=[.N41]*1000/([.$B$1]*2)/10" office:value-type="float" office:value="47.9545454545455" calcext:value-type="float">
            <text:p>48.0</text:p>
          </table:table-cell>
          <table:table-cell table:formula="of:=MAX(3; [.$B$1]-([.M41] - [.$B$1])*2)" office:value-type="float" office:value="67.8" calcext:value-type="float">
            <text:p>67.8</text:p>
          </table:table-cell>
          <table:table-cell table:style-name="ce3" table:formula="of:=(1000 - [.P41]*1000/([.M41]*2))/10" office:value-type="float" office:value="47.926267281106" calcext:value-type="float">
            <text:p>47.9</text:p>
          </table:table-cell>
          <table:table-cell table:style-name="ce5" table:formula="of:=IF([.$B$1]&gt;[.M41];[.O41];[.Q41])" office:value-type="float" office:value="47.9545454545455" calcext:value-type="float">
            <text:p>48.0</text:p>
          </table:table-cell>
          <table:table-cell table:style-name="ce11" table:formula="of:= [.A41] + FLOOR([.$S$1] * [.A41] * [.A41] * [.A41] / 1000000; 1; 0)" office:value-type="float" office:value="70" calcext:value-type="float">
            <text:p>70</text:p>
          </table:table-cell>
          <table:table-cell table:formula="of:=[.S41]+[.$D$1]" office:value-type="float" office:value="70" calcext:value-type="float">
            <text:p>70</text:p>
          </table:table-cell>
          <table:table-cell table:formula="of:=MAX(3; [.T41]-([.$B$1]-[.T41])*2)" office:value-type="float" office:value="78" calcext:value-type="float">
            <text:p>78</text:p>
          </table:table-cell>
          <table:table-cell table:style-name="ce3" table:formula="of:=[.U41]*1000/([.$B$1]*2)/10" office:value-type="float" office:value="59.0909090909091" calcext:value-type="float">
            <text:p>59.1</text:p>
          </table:table-cell>
          <table:table-cell table:formula="of:=MAX(3; [.$B$1]-([.T41] - [.$B$1])*2)" office:value-type="float" office:value="58" calcext:value-type="float">
            <text:p>58</text:p>
          </table:table-cell>
          <table:table-cell table:style-name="ce3" table:formula="of:=(1000 - [.W41]*1000/([.T41]*2))/10" office:value-type="float" office:value="58.5714285714286" calcext:value-type="float">
            <text:p>58.6</text:p>
          </table:table-cell>
          <table:table-cell table:style-name="ce5" table:formula="of:=IF([.$B$1]&gt;[.T41];[.V41];[.X41])" office:value-type="float" office:value="58.5714285714286" calcext:value-type="float">
            <text:p>58.6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formula="of:=[.A42]+[.$D$1]" office:value-type="float" office:value="62" calcext:value-type="float">
            <text:p>62</text:p>
          </table:table-cell>
          <table:table-cell table:formula="of:=MAX(3; [.B42]-([.$B$1]-[.B42])*2)" office:value-type="float" office:value="54" calcext:value-type="float">
            <text:p>54</text:p>
          </table:table-cell>
          <table:table-cell table:style-name="ce3" table:formula="of:=[.C42]*1000/([.$B$1]*2)/10" office:value-type="float" office:value="40.9090909090909" calcext:value-type="float">
            <text:p>40.9</text:p>
          </table:table-cell>
          <table:table-cell table:formula="of:=MAX(3; [.$B$1]-([.B42] - [.$B$1])*2)" office:value-type="float" office:value="74" calcext:value-type="float">
            <text:p>74</text:p>
          </table:table-cell>
          <table:table-cell table:style-name="ce3" table:formula="of:=(1000 - [.E42]*1000/([.B42]*2))/10" office:value-type="float" office:value="40.3225806451613" calcext:value-type="float">
            <text:p>40.3</text:p>
          </table:table-cell>
          <table:table-cell table:style-name="ce5" table:formula="of:=IF([.$B$1]&gt;[.B42];[.D42];[.F42])" office:value-type="float" office:value="40.9090909090909" calcext:value-type="float">
            <text:p>40.9</text:p>
          </table:table-cell>
          <table:table-cell table:formula="of:=FLOOR(IF([.A42] &gt; 50; 50 + ([.A42] - 50)/2; [.A42]); 1; 0)" office:value-type="float" office:value="56" calcext:value-type="float">
            <text:p>56</text:p>
          </table:table-cell>
          <table:table-cell table:formula="of:=[.$B$1]-[.H42]" office:value-type="float" office:value="10" calcext:value-type="float">
            <text:p>10</text:p>
          </table:table-cell>
          <table:table-cell table:style-name="ce7" table:formula="of:=IF([.I42]&lt;3;1000-FLOOR(1000/(3*(3-[.I42]+1)); 1; 0);FLOOR(2000/[.I42]; 1; 0))" office:value-type="float" office:value="200" calcext:value-type="float">
            <text:p>200</text:p>
          </table:table-cell>
          <table:table-cell table:style-name="ce10" table:formula="of:=[.J42]/1000" office:value-type="percentage" office:value="0.2" calcext:value-type="percentage">
            <text:p>20.0%</text:p>
          </table:table-cell>
          <table:table-cell table:style-name="ce11" table:formula="of:=IF([.A42] &gt; [.$L$2]; [.$L$2] + ([.A42] - [.$L$2])*[.$L$1]; [.A42])" office:value-type="float" office:value="63.4" calcext:value-type="float">
            <text:p>63.4</text:p>
          </table:table-cell>
          <table:table-cell table:formula="of:=[.L42]+[.$D$1]" office:value-type="float" office:value="63.4" calcext:value-type="float">
            <text:p>63.4</text:p>
          </table:table-cell>
          <table:table-cell table:formula="of:=MAX(3; [.M42]-([.$B$1]-[.M42])*2)" office:value-type="float" office:value="58.2" calcext:value-type="float">
            <text:p>58.2</text:p>
          </table:table-cell>
          <table:table-cell table:style-name="ce3" table:formula="of:=[.N42]*1000/([.$B$1]*2)/10" office:value-type="float" office:value="44.0909090909091" calcext:value-type="float">
            <text:p>44.1</text:p>
          </table:table-cell>
          <table:table-cell table:formula="of:=MAX(3; [.$B$1]-([.M42] - [.$B$1])*2)" office:value-type="float" office:value="71.2" calcext:value-type="float">
            <text:p>71.2</text:p>
          </table:table-cell>
          <table:table-cell table:style-name="ce3" table:formula="of:=(1000 - [.P42]*1000/([.M42]*2))/10" office:value-type="float" office:value="43.8485804416404" calcext:value-type="float">
            <text:p>43.8</text:p>
          </table:table-cell>
          <table:table-cell table:style-name="ce5" table:formula="of:=IF([.$B$1]&gt;[.M42];[.O42];[.Q42])" office:value-type="float" office:value="44.0909090909091" calcext:value-type="float">
            <text:p>44.1</text:p>
          </table:table-cell>
          <table:table-cell table:style-name="ce11" table:formula="of:= [.A42] + FLOOR([.$S$1] * [.A42] * [.A42] * [.A42] / 1000000; 1; 0)" office:value-type="float" office:value="69" calcext:value-type="float">
            <text:p>69</text:p>
          </table:table-cell>
          <table:table-cell table:formula="of:=[.S42]+[.$D$1]" office:value-type="float" office:value="69" calcext:value-type="float">
            <text:p>69</text:p>
          </table:table-cell>
          <table:table-cell table:formula="of:=MAX(3; [.T42]-([.$B$1]-[.T42])*2)" office:value-type="float" office:value="75" calcext:value-type="float">
            <text:p>75</text:p>
          </table:table-cell>
          <table:table-cell table:style-name="ce3" table:formula="of:=[.U42]*1000/([.$B$1]*2)/10" office:value-type="float" office:value="56.8181818181818" calcext:value-type="float">
            <text:p>56.8</text:p>
          </table:table-cell>
          <table:table-cell table:formula="of:=MAX(3; [.$B$1]-([.T42] - [.$B$1])*2)" office:value-type="float" office:value="60" calcext:value-type="float">
            <text:p>60</text:p>
          </table:table-cell>
          <table:table-cell table:style-name="ce3" table:formula="of:=(1000 - [.W42]*1000/([.T42]*2))/10" office:value-type="float" office:value="56.5217391304348" calcext:value-type="float">
            <text:p>56.5</text:p>
          </table:table-cell>
          <table:table-cell table:style-name="ce5" table:formula="of:=IF([.$B$1]&gt;[.T42];[.V42];[.X42])" office:value-type="float" office:value="56.5217391304348" calcext:value-type="float">
            <text:p>56.5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formula="of:=[.A43]+[.$D$1]" office:value-type="float" office:value="61" calcext:value-type="float">
            <text:p>61</text:p>
          </table:table-cell>
          <table:table-cell table:formula="of:=MAX(3; [.B43]-([.$B$1]-[.B43])*2)" office:value-type="float" office:value="51" calcext:value-type="float">
            <text:p>51</text:p>
          </table:table-cell>
          <table:table-cell table:style-name="ce3" table:formula="of:=[.C43]*1000/([.$B$1]*2)/10" office:value-type="float" office:value="38.6363636363636" calcext:value-type="float">
            <text:p>38.6</text:p>
          </table:table-cell>
          <table:table-cell table:formula="of:=MAX(3; [.$B$1]-([.B43] - [.$B$1])*2)" office:value-type="float" office:value="76" calcext:value-type="float">
            <text:p>76</text:p>
          </table:table-cell>
          <table:table-cell table:style-name="ce3" table:formula="of:=(1000 - [.E43]*1000/([.B43]*2))/10" office:value-type="float" office:value="37.7049180327869" calcext:value-type="float">
            <text:p>37.7</text:p>
          </table:table-cell>
          <table:table-cell table:style-name="ce5" table:formula="of:=IF([.$B$1]&gt;[.B43];[.D43];[.F43])" office:value-type="float" office:value="38.6363636363636" calcext:value-type="float">
            <text:p>38.6</text:p>
          </table:table-cell>
          <table:table-cell table:formula="of:=FLOOR(IF([.A43] &gt; 50; 50 + ([.A43] - 50)/2; [.A43]); 1; 0)" office:value-type="float" office:value="55" calcext:value-type="float">
            <text:p>55</text:p>
          </table:table-cell>
          <table:table-cell table:formula="of:=[.$B$1]-[.H43]" office:value-type="float" office:value="11" calcext:value-type="float">
            <text:p>11</text:p>
          </table:table-cell>
          <table:table-cell table:style-name="ce7" table:formula="of:=IF([.I43]&lt;3;1000-FLOOR(1000/(3*(3-[.I43]+1)); 1; 0);FLOOR(2000/[.I43]; 1; 0))" office:value-type="float" office:value="181" calcext:value-type="float">
            <text:p>181</text:p>
          </table:table-cell>
          <table:table-cell table:style-name="ce10" table:formula="of:=[.J43]/1000" office:value-type="percentage" office:value="0.181" calcext:value-type="percentage">
            <text:p>18.1%</text:p>
          </table:table-cell>
          <table:table-cell table:style-name="ce11" table:formula="of:=IF([.A43] &gt; [.$L$2]; [.$L$2] + ([.A43] - [.$L$2])*[.$L$1]; [.A43])" office:value-type="float" office:value="61.7" calcext:value-type="float">
            <text:p>61.7</text:p>
          </table:table-cell>
          <table:table-cell table:formula="of:=[.L43]+[.$D$1]" office:value-type="float" office:value="61.7" calcext:value-type="float">
            <text:p>61.7</text:p>
          </table:table-cell>
          <table:table-cell table:formula="of:=MAX(3; [.M43]-([.$B$1]-[.M43])*2)" office:value-type="float" office:value="53.1" calcext:value-type="float">
            <text:p>53.1</text:p>
          </table:table-cell>
          <table:table-cell table:style-name="ce3" table:formula="of:=[.N43]*1000/([.$B$1]*2)/10" office:value-type="float" office:value="40.2272727272727" calcext:value-type="float">
            <text:p>40.2</text:p>
          </table:table-cell>
          <table:table-cell table:formula="of:=MAX(3; [.$B$1]-([.M43] - [.$B$1])*2)" office:value-type="float" office:value="74.6" calcext:value-type="float">
            <text:p>74.6</text:p>
          </table:table-cell>
          <table:table-cell table:style-name="ce3" table:formula="of:=(1000 - [.P43]*1000/([.M43]*2))/10" office:value-type="float" office:value="39.5461912479741" calcext:value-type="float">
            <text:p>39.5</text:p>
          </table:table-cell>
          <table:table-cell table:style-name="ce5" table:formula="of:=IF([.$B$1]&gt;[.M43];[.O43];[.Q43])" office:value-type="float" office:value="40.2272727272727" calcext:value-type="float">
            <text:p>40.2</text:p>
          </table:table-cell>
          <table:table-cell table:style-name="ce11" table:formula="of:= [.A43] + FLOOR([.$S$1] * [.A43] * [.A43] * [.A43] / 1000000; 1; 0)" office:value-type="float" office:value="67" calcext:value-type="float">
            <text:p>67</text:p>
          </table:table-cell>
          <table:table-cell table:formula="of:=[.S43]+[.$D$1]" office:value-type="float" office:value="67" calcext:value-type="float">
            <text:p>67</text:p>
          </table:table-cell>
          <table:table-cell table:formula="of:=MAX(3; [.T43]-([.$B$1]-[.T43])*2)" office:value-type="float" office:value="69" calcext:value-type="float">
            <text:p>69</text:p>
          </table:table-cell>
          <table:table-cell table:style-name="ce3" table:formula="of:=[.U43]*1000/([.$B$1]*2)/10" office:value-type="float" office:value="52.2727272727273" calcext:value-type="float">
            <text:p>52.3</text:p>
          </table:table-cell>
          <table:table-cell table:formula="of:=MAX(3; [.$B$1]-([.T43] - [.$B$1])*2)" office:value-type="float" office:value="64" calcext:value-type="float">
            <text:p>64</text:p>
          </table:table-cell>
          <table:table-cell table:style-name="ce3" table:formula="of:=(1000 - [.W43]*1000/([.T43]*2))/10" office:value-type="float" office:value="52.2388059701492" calcext:value-type="float">
            <text:p>52.2</text:p>
          </table:table-cell>
          <table:table-cell table:style-name="ce5" table:formula="of:=IF([.$B$1]&gt;[.T43];[.V43];[.X43])" office:value-type="float" office:value="52.2388059701492" calcext:value-type="float">
            <text:p>52.2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formula="of:=[.A44]+[.$D$1]" office:value-type="float" office:value="60" calcext:value-type="float">
            <text:p>60</text:p>
          </table:table-cell>
          <table:table-cell table:formula="of:=MAX(3; [.B44]-([.$B$1]-[.B44])*2)" office:value-type="float" office:value="48" calcext:value-type="float">
            <text:p>48</text:p>
          </table:table-cell>
          <table:table-cell table:style-name="ce3" table:formula="of:=[.C44]*1000/([.$B$1]*2)/10" office:value-type="float" office:value="36.3636363636364" calcext:value-type="float">
            <text:p>36.4</text:p>
          </table:table-cell>
          <table:table-cell table:formula="of:=MAX(3; [.$B$1]-([.B44] - [.$B$1])*2)" office:value-type="float" office:value="78" calcext:value-type="float">
            <text:p>78</text:p>
          </table:table-cell>
          <table:table-cell table:style-name="ce3" table:formula="of:=(1000 - [.E44]*1000/([.B44]*2))/10" office:value-type="float" office:value="35" calcext:value-type="float">
            <text:p>35.0</text:p>
          </table:table-cell>
          <table:table-cell table:style-name="ce6" table:formula="of:=IF([.$B$1]&gt;[.B44];[.D44];[.F44])" office:value-type="float" office:value="36.3636363636364" calcext:value-type="float">
            <text:p>36.4</text:p>
          </table:table-cell>
          <table:table-cell table:formula="of:=FLOOR(IF([.A44] &gt; 50; 50 + ([.A44] - 50)/2; [.A44]); 1; 0)" office:value-type="float" office:value="55" calcext:value-type="float">
            <text:p>55</text:p>
          </table:table-cell>
          <table:table-cell table:formula="of:=[.$B$1]-[.H44]" office:value-type="float" office:value="11" calcext:value-type="float">
            <text:p>11</text:p>
          </table:table-cell>
          <table:table-cell table:style-name="ce7" table:formula="of:=IF([.I44]&lt;3;1000-FLOOR(1000/(3*(3-[.I44]+1)); 1; 0);FLOOR(2000/[.I44]; 1; 0))" office:value-type="float" office:value="181" calcext:value-type="float">
            <text:p>181</text:p>
          </table:table-cell>
          <table:table-cell table:style-name="ce10" table:formula="of:=[.J44]/1000" office:value-type="percentage" office:value="0.181" calcext:value-type="percentage">
            <text:p>18.1%</text:p>
          </table:table-cell>
          <table:table-cell table:style-name="ce11" table:formula="of:=IF([.A44] &gt; [.$L$2]; [.$L$2] + ([.A44] - [.$L$2])*[.$L$1]; [.A44])" office:value-type="float" office:value="60" calcext:value-type="float">
            <text:p>60</text:p>
          </table:table-cell>
          <table:table-cell table:formula="of:=[.L44]+[.$D$1]" office:value-type="float" office:value="60" calcext:value-type="float">
            <text:p>60</text:p>
          </table:table-cell>
          <table:table-cell table:formula="of:=MAX(3; [.M44]-([.$B$1]-[.M44])*2)" office:value-type="float" office:value="48" calcext:value-type="float">
            <text:p>48</text:p>
          </table:table-cell>
          <table:table-cell table:style-name="ce3" table:formula="of:=[.N44]*1000/([.$B$1]*2)/10" office:value-type="float" office:value="36.3636363636364" calcext:value-type="float">
            <text:p>36.4</text:p>
          </table:table-cell>
          <table:table-cell table:formula="of:=MAX(3; [.$B$1]-([.M44] - [.$B$1])*2)" office:value-type="float" office:value="78" calcext:value-type="float">
            <text:p>78</text:p>
          </table:table-cell>
          <table:table-cell table:style-name="ce3" table:formula="of:=(1000 - [.P44]*1000/([.M44]*2))/10" office:value-type="float" office:value="35" calcext:value-type="float">
            <text:p>35.0</text:p>
          </table:table-cell>
          <table:table-cell table:style-name="ce6" table:formula="of:=IF([.$B$1]&gt;[.M44];[.O44];[.Q44])" office:value-type="float" office:value="36.3636363636364" calcext:value-type="float">
            <text:p>36.4</text:p>
          </table:table-cell>
          <table:table-cell table:style-name="ce11" table:formula="of:= [.A44] + FLOOR([.$S$1] * [.A44] * [.A44] * [.A44] / 1000000; 1; 0)" office:value-type="float" office:value="66" calcext:value-type="float">
            <text:p>66</text:p>
          </table:table-cell>
          <table:table-cell table:formula="of:=[.S44]+[.$D$1]" office:value-type="float" office:value="66" calcext:value-type="float">
            <text:p>66</text:p>
          </table:table-cell>
          <table:table-cell table:formula="of:=MAX(3; [.T44]-([.$B$1]-[.T44])*2)" office:value-type="float" office:value="66" calcext:value-type="float">
            <text:p>66</text:p>
          </table:table-cell>
          <table:table-cell table:style-name="ce3" table:formula="of:=[.U44]*1000/([.$B$1]*2)/10" office:value-type="float" office:value="50" calcext:value-type="float">
            <text:p>50.0</text:p>
          </table:table-cell>
          <table:table-cell table:formula="of:=MAX(3; [.$B$1]-([.T44] - [.$B$1])*2)" office:value-type="float" office:value="66" calcext:value-type="float">
            <text:p>66</text:p>
          </table:table-cell>
          <table:table-cell table:style-name="ce3" table:formula="of:=(1000 - [.W44]*1000/([.T44]*2))/10" office:value-type="float" office:value="50" calcext:value-type="float">
            <text:p>50.0</text:p>
          </table:table-cell>
          <table:table-cell table:style-name="ce6" table:formula="of:=IF([.$B$1]&gt;[.T44];[.V44];[.X44])" office:value-type="float" office:value="50" calcext:value-type="float">
            <text:p>50.0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formula="of:=[.A45]+[.$D$1]" office:value-type="float" office:value="59" calcext:value-type="float">
            <text:p>59</text:p>
          </table:table-cell>
          <table:table-cell table:formula="of:=MAX(3; [.B45]-([.$B$1]-[.B45])*2)" office:value-type="float" office:value="45" calcext:value-type="float">
            <text:p>45</text:p>
          </table:table-cell>
          <table:table-cell table:style-name="ce3" table:formula="of:=[.C45]*1000/([.$B$1]*2)/10" office:value-type="float" office:value="34.0909090909091" calcext:value-type="float">
            <text:p>34.1</text:p>
          </table:table-cell>
          <table:table-cell table:formula="of:=MAX(3; [.$B$1]-([.B45] - [.$B$1])*2)" office:value-type="float" office:value="80" calcext:value-type="float">
            <text:p>80</text:p>
          </table:table-cell>
          <table:table-cell table:style-name="ce3" table:formula="of:=(1000 - [.E45]*1000/([.B45]*2))/10" office:value-type="float" office:value="32.2033898305085" calcext:value-type="float">
            <text:p>32.2</text:p>
          </table:table-cell>
          <table:table-cell table:style-name="ce5" table:formula="of:=IF([.$B$1]&gt;[.B45];[.D45];[.F45])" office:value-type="float" office:value="34.0909090909091" calcext:value-type="float">
            <text:p>34.1</text:p>
          </table:table-cell>
          <table:table-cell table:formula="of:=FLOOR(IF([.A45] &gt; 50; 50 + ([.A45] - 50)/2; [.A45]); 1; 0)" office:value-type="float" office:value="54" calcext:value-type="float">
            <text:p>54</text:p>
          </table:table-cell>
          <table:table-cell table:formula="of:=[.$B$1]-[.H45]" office:value-type="float" office:value="12" calcext:value-type="float">
            <text:p>12</text:p>
          </table:table-cell>
          <table:table-cell table:style-name="ce7" table:formula="of:=IF([.I45]&lt;3;1000-FLOOR(1000/(3*(3-[.I45]+1)); 1; 0);FLOOR(2000/[.I45]; 1; 0))" office:value-type="float" office:value="166" calcext:value-type="float">
            <text:p>166</text:p>
          </table:table-cell>
          <table:table-cell table:style-name="ce10" table:formula="of:=[.J45]/1000" office:value-type="percentage" office:value="0.166" calcext:value-type="percentage">
            <text:p>16.6%</text:p>
          </table:table-cell>
          <table:table-cell table:style-name="ce11" table:formula="of:=IF([.A45] &gt; [.$L$2]; [.$L$2] + ([.A45] - [.$L$2])*[.$L$1]; [.A45])" office:value-type="float" office:value="59" calcext:value-type="float">
            <text:p>59</text:p>
          </table:table-cell>
          <table:table-cell table:formula="of:=[.L45]+[.$D$1]" office:value-type="float" office:value="59" calcext:value-type="float">
            <text:p>59</text:p>
          </table:table-cell>
          <table:table-cell table:formula="of:=MAX(3; [.M45]-([.$B$1]-[.M45])*2)" office:value-type="float" office:value="45" calcext:value-type="float">
            <text:p>45</text:p>
          </table:table-cell>
          <table:table-cell table:style-name="ce3" table:formula="of:=[.N45]*1000/([.$B$1]*2)/10" office:value-type="float" office:value="34.0909090909091" calcext:value-type="float">
            <text:p>34.1</text:p>
          </table:table-cell>
          <table:table-cell table:formula="of:=MAX(3; [.$B$1]-([.M45] - [.$B$1])*2)" office:value-type="float" office:value="80" calcext:value-type="float">
            <text:p>80</text:p>
          </table:table-cell>
          <table:table-cell table:style-name="ce3" table:formula="of:=(1000 - [.P45]*1000/([.M45]*2))/10" office:value-type="float" office:value="32.2033898305085" calcext:value-type="float">
            <text:p>32.2</text:p>
          </table:table-cell>
          <table:table-cell table:style-name="ce5" table:formula="of:=IF([.$B$1]&gt;[.M45];[.O45];[.Q45])" office:value-type="float" office:value="34.0909090909091" calcext:value-type="float">
            <text:p>34.1</text:p>
          </table:table-cell>
          <table:table-cell table:style-name="ce11" table:formula="of:= [.A45] + FLOOR([.$S$1] * [.A45] * [.A45] * [.A45] / 1000000; 1; 0)" office:value-type="float" office:value="65" calcext:value-type="float">
            <text:p>65</text:p>
          </table:table-cell>
          <table:table-cell table:formula="of:=[.S45]+[.$D$1]" office:value-type="float" office:value="65" calcext:value-type="float">
            <text:p>65</text:p>
          </table:table-cell>
          <table:table-cell table:formula="of:=MAX(3; [.T45]-([.$B$1]-[.T45])*2)" office:value-type="float" office:value="63" calcext:value-type="float">
            <text:p>63</text:p>
          </table:table-cell>
          <table:table-cell table:style-name="ce3" table:formula="of:=[.U45]*1000/([.$B$1]*2)/10" office:value-type="float" office:value="47.7272727272727" calcext:value-type="float">
            <text:p>47.7</text:p>
          </table:table-cell>
          <table:table-cell table:formula="of:=MAX(3; [.$B$1]-([.T45] - [.$B$1])*2)" office:value-type="float" office:value="68" calcext:value-type="float">
            <text:p>68</text:p>
          </table:table-cell>
          <table:table-cell table:style-name="ce3" table:formula="of:=(1000 - [.W45]*1000/([.T45]*2))/10" office:value-type="float" office:value="47.6923076923077" calcext:value-type="float">
            <text:p>47.7</text:p>
          </table:table-cell>
          <table:table-cell table:style-name="ce5" table:formula="of:=IF([.$B$1]&gt;[.T45];[.V45];[.X45])" office:value-type="float" office:value="47.7272727272727" calcext:value-type="float">
            <text:p>47.7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formula="of:=[.A46]+[.$D$1]" office:value-type="float" office:value="58" calcext:value-type="float">
            <text:p>58</text:p>
          </table:table-cell>
          <table:table-cell table:formula="of:=MAX(3; [.B46]-([.$B$1]-[.B46])*2)" office:value-type="float" office:value="42" calcext:value-type="float">
            <text:p>42</text:p>
          </table:table-cell>
          <table:table-cell table:style-name="ce3" table:formula="of:=[.C46]*1000/([.$B$1]*2)/10" office:value-type="float" office:value="31.8181818181818" calcext:value-type="float">
            <text:p>31.8</text:p>
          </table:table-cell>
          <table:table-cell table:formula="of:=MAX(3; [.$B$1]-([.B46] - [.$B$1])*2)" office:value-type="float" office:value="82" calcext:value-type="float">
            <text:p>82</text:p>
          </table:table-cell>
          <table:table-cell table:style-name="ce3" table:formula="of:=(1000 - [.E46]*1000/([.B46]*2))/10" office:value-type="float" office:value="29.3103448275862" calcext:value-type="float">
            <text:p>29.3</text:p>
          </table:table-cell>
          <table:table-cell table:style-name="ce5" table:formula="of:=IF([.$B$1]&gt;[.B46];[.D46];[.F46])" office:value-type="float" office:value="31.8181818181818" calcext:value-type="float">
            <text:p>31.8</text:p>
          </table:table-cell>
          <table:table-cell table:formula="of:=FLOOR(IF([.A46] &gt; 50; 50 + ([.A46] - 50)/2; [.A46]); 1; 0)" office:value-type="float" office:value="54" calcext:value-type="float">
            <text:p>54</text:p>
          </table:table-cell>
          <table:table-cell table:formula="of:=[.$B$1]-[.H46]" office:value-type="float" office:value="12" calcext:value-type="float">
            <text:p>12</text:p>
          </table:table-cell>
          <table:table-cell table:style-name="ce7" table:formula="of:=IF([.I46]&lt;3;1000-FLOOR(1000/(3*(3-[.I46]+1)); 1; 0);FLOOR(2000/[.I46]; 1; 0))" office:value-type="float" office:value="166" calcext:value-type="float">
            <text:p>166</text:p>
          </table:table-cell>
          <table:table-cell table:style-name="ce10" table:formula="of:=[.J46]/1000" office:value-type="percentage" office:value="0.166" calcext:value-type="percentage">
            <text:p>16.6%</text:p>
          </table:table-cell>
          <table:table-cell table:style-name="ce11" table:formula="of:=IF([.A46] &gt; [.$L$2]; [.$L$2] + ([.A46] - [.$L$2])*[.$L$1]; [.A46])" office:value-type="float" office:value="58" calcext:value-type="float">
            <text:p>58</text:p>
          </table:table-cell>
          <table:table-cell table:formula="of:=[.L46]+[.$D$1]" office:value-type="float" office:value="58" calcext:value-type="float">
            <text:p>58</text:p>
          </table:table-cell>
          <table:table-cell table:formula="of:=MAX(3; [.M46]-([.$B$1]-[.M46])*2)" office:value-type="float" office:value="42" calcext:value-type="float">
            <text:p>42</text:p>
          </table:table-cell>
          <table:table-cell table:style-name="ce3" table:formula="of:=[.N46]*1000/([.$B$1]*2)/10" office:value-type="float" office:value="31.8181818181818" calcext:value-type="float">
            <text:p>31.8</text:p>
          </table:table-cell>
          <table:table-cell table:formula="of:=MAX(3; [.$B$1]-([.M46] - [.$B$1])*2)" office:value-type="float" office:value="82" calcext:value-type="float">
            <text:p>82</text:p>
          </table:table-cell>
          <table:table-cell table:style-name="ce3" table:formula="of:=(1000 - [.P46]*1000/([.M46]*2))/10" office:value-type="float" office:value="29.3103448275862" calcext:value-type="float">
            <text:p>29.3</text:p>
          </table:table-cell>
          <table:table-cell table:style-name="ce5" table:formula="of:=IF([.$B$1]&gt;[.M46];[.O46];[.Q46])" office:value-type="float" office:value="31.8181818181818" calcext:value-type="float">
            <text:p>31.8</text:p>
          </table:table-cell>
          <table:table-cell table:style-name="ce11" table:formula="of:= [.A46] + FLOOR([.$S$1] * [.A46] * [.A46] * [.A46] / 1000000; 1; 0)" office:value-type="float" office:value="63" calcext:value-type="float">
            <text:p>63</text:p>
          </table:table-cell>
          <table:table-cell table:formula="of:=[.S46]+[.$D$1]" office:value-type="float" office:value="63" calcext:value-type="float">
            <text:p>63</text:p>
          </table:table-cell>
          <table:table-cell table:formula="of:=MAX(3; [.T46]-([.$B$1]-[.T46])*2)" office:value-type="float" office:value="57" calcext:value-type="float">
            <text:p>57</text:p>
          </table:table-cell>
          <table:table-cell table:style-name="ce3" table:formula="of:=[.U46]*1000/([.$B$1]*2)/10" office:value-type="float" office:value="43.1818181818182" calcext:value-type="float">
            <text:p>43.2</text:p>
          </table:table-cell>
          <table:table-cell table:formula="of:=MAX(3; [.$B$1]-([.T46] - [.$B$1])*2)" office:value-type="float" office:value="72" calcext:value-type="float">
            <text:p>72</text:p>
          </table:table-cell>
          <table:table-cell table:style-name="ce3" table:formula="of:=(1000 - [.W46]*1000/([.T46]*2))/10" office:value-type="float" office:value="42.8571428571429" calcext:value-type="float">
            <text:p>42.9</text:p>
          </table:table-cell>
          <table:table-cell table:style-name="ce5" table:formula="of:=IF([.$B$1]&gt;[.T46];[.V46];[.X46])" office:value-type="float" office:value="43.1818181818182" calcext:value-type="float">
            <text:p>43.2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formula="of:=[.A47]+[.$D$1]" office:value-type="float" office:value="57" calcext:value-type="float">
            <text:p>57</text:p>
          </table:table-cell>
          <table:table-cell table:formula="of:=MAX(3; [.B47]-([.$B$1]-[.B47])*2)" office:value-type="float" office:value="39" calcext:value-type="float">
            <text:p>39</text:p>
          </table:table-cell>
          <table:table-cell table:style-name="ce3" table:formula="of:=[.C47]*1000/([.$B$1]*2)/10" office:value-type="float" office:value="29.5454545454545" calcext:value-type="float">
            <text:p>29.5</text:p>
          </table:table-cell>
          <table:table-cell table:formula="of:=MAX(3; [.$B$1]-([.B47] - [.$B$1])*2)" office:value-type="float" office:value="84" calcext:value-type="float">
            <text:p>84</text:p>
          </table:table-cell>
          <table:table-cell table:style-name="ce3" table:formula="of:=(1000 - [.E47]*1000/([.B47]*2))/10" office:value-type="float" office:value="26.3157894736842" calcext:value-type="float">
            <text:p>26.3</text:p>
          </table:table-cell>
          <table:table-cell table:style-name="ce5" table:formula="of:=IF([.$B$1]&gt;[.B47];[.D47];[.F47])" office:value-type="float" office:value="29.5454545454545" calcext:value-type="float">
            <text:p>29.5</text:p>
          </table:table-cell>
          <table:table-cell table:formula="of:=FLOOR(IF([.A47] &gt; 50; 50 + ([.A47] - 50)/2; [.A47]); 1; 0)" office:value-type="float" office:value="53" calcext:value-type="float">
            <text:p>53</text:p>
          </table:table-cell>
          <table:table-cell table:formula="of:=[.$B$1]-[.H47]" office:value-type="float" office:value="13" calcext:value-type="float">
            <text:p>13</text:p>
          </table:table-cell>
          <table:table-cell table:style-name="ce7" table:formula="of:=IF([.I47]&lt;3;1000-FLOOR(1000/(3*(3-[.I47]+1)); 1; 0);FLOOR(2000/[.I47]; 1; 0))" office:value-type="float" office:value="153" calcext:value-type="float">
            <text:p>153</text:p>
          </table:table-cell>
          <table:table-cell table:style-name="ce10" table:formula="of:=[.J47]/1000" office:value-type="percentage" office:value="0.153" calcext:value-type="percentage">
            <text:p>15.3%</text:p>
          </table:table-cell>
          <table:table-cell table:style-name="ce11" table:formula="of:=IF([.A47] &gt; [.$L$2]; [.$L$2] + ([.A47] - [.$L$2])*[.$L$1]; [.A47])" office:value-type="float" office:value="57" calcext:value-type="float">
            <text:p>57</text:p>
          </table:table-cell>
          <table:table-cell table:formula="of:=[.L47]+[.$D$1]" office:value-type="float" office:value="57" calcext:value-type="float">
            <text:p>57</text:p>
          </table:table-cell>
          <table:table-cell table:formula="of:=MAX(3; [.M47]-([.$B$1]-[.M47])*2)" office:value-type="float" office:value="39" calcext:value-type="float">
            <text:p>39</text:p>
          </table:table-cell>
          <table:table-cell table:style-name="ce3" table:formula="of:=[.N47]*1000/([.$B$1]*2)/10" office:value-type="float" office:value="29.5454545454545" calcext:value-type="float">
            <text:p>29.5</text:p>
          </table:table-cell>
          <table:table-cell table:formula="of:=MAX(3; [.$B$1]-([.M47] - [.$B$1])*2)" office:value-type="float" office:value="84" calcext:value-type="float">
            <text:p>84</text:p>
          </table:table-cell>
          <table:table-cell table:style-name="ce3" table:formula="of:=(1000 - [.P47]*1000/([.M47]*2))/10" office:value-type="float" office:value="26.3157894736842" calcext:value-type="float">
            <text:p>26.3</text:p>
          </table:table-cell>
          <table:table-cell table:style-name="ce5" table:formula="of:=IF([.$B$1]&gt;[.M47];[.O47];[.Q47])" office:value-type="float" office:value="29.5454545454545" calcext:value-type="float">
            <text:p>29.5</text:p>
          </table:table-cell>
          <table:table-cell table:style-name="ce11" table:formula="of:= [.A47] + FLOOR([.$S$1] * [.A47] * [.A47] * [.A47] / 1000000; 1; 0)" office:value-type="float" office:value="62" calcext:value-type="float">
            <text:p>62</text:p>
          </table:table-cell>
          <table:table-cell table:formula="of:=[.S47]+[.$D$1]" office:value-type="float" office:value="62" calcext:value-type="float">
            <text:p>62</text:p>
          </table:table-cell>
          <table:table-cell table:formula="of:=MAX(3; [.T47]-([.$B$1]-[.T47])*2)" office:value-type="float" office:value="54" calcext:value-type="float">
            <text:p>54</text:p>
          </table:table-cell>
          <table:table-cell table:style-name="ce3" table:formula="of:=[.U47]*1000/([.$B$1]*2)/10" office:value-type="float" office:value="40.9090909090909" calcext:value-type="float">
            <text:p>40.9</text:p>
          </table:table-cell>
          <table:table-cell table:formula="of:=MAX(3; [.$B$1]-([.T47] - [.$B$1])*2)" office:value-type="float" office:value="74" calcext:value-type="float">
            <text:p>74</text:p>
          </table:table-cell>
          <table:table-cell table:style-name="ce3" table:formula="of:=(1000 - [.W47]*1000/([.T47]*2))/10" office:value-type="float" office:value="40.3225806451613" calcext:value-type="float">
            <text:p>40.3</text:p>
          </table:table-cell>
          <table:table-cell table:style-name="ce5" table:formula="of:=IF([.$B$1]&gt;[.T47];[.V47];[.X47])" office:value-type="float" office:value="40.9090909090909" calcext:value-type="float">
            <text:p>40.9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formula="of:=[.A48]+[.$D$1]" office:value-type="float" office:value="56" calcext:value-type="float">
            <text:p>56</text:p>
          </table:table-cell>
          <table:table-cell table:formula="of:=MAX(3; [.B48]-([.$B$1]-[.B48])*2)" office:value-type="float" office:value="36" calcext:value-type="float">
            <text:p>36</text:p>
          </table:table-cell>
          <table:table-cell table:style-name="ce3" table:formula="of:=[.C48]*1000/([.$B$1]*2)/10" office:value-type="float" office:value="27.2727272727273" calcext:value-type="float">
            <text:p>27.3</text:p>
          </table:table-cell>
          <table:table-cell table:formula="of:=MAX(3; [.$B$1]-([.B48] - [.$B$1])*2)" office:value-type="float" office:value="86" calcext:value-type="float">
            <text:p>86</text:p>
          </table:table-cell>
          <table:table-cell table:style-name="ce3" table:formula="of:=(1000 - [.E48]*1000/([.B48]*2))/10" office:value-type="float" office:value="23.2142857142857" calcext:value-type="float">
            <text:p>23.2</text:p>
          </table:table-cell>
          <table:table-cell table:style-name="ce5" table:formula="of:=IF([.$B$1]&gt;[.B48];[.D48];[.F48])" office:value-type="float" office:value="27.2727272727273" calcext:value-type="float">
            <text:p>27.3</text:p>
          </table:table-cell>
          <table:table-cell table:formula="of:=FLOOR(IF([.A48] &gt; 50; 50 + ([.A48] - 50)/2; [.A48]); 1; 0)" office:value-type="float" office:value="53" calcext:value-type="float">
            <text:p>53</text:p>
          </table:table-cell>
          <table:table-cell table:formula="of:=[.$B$1]-[.H48]" office:value-type="float" office:value="13" calcext:value-type="float">
            <text:p>13</text:p>
          </table:table-cell>
          <table:table-cell table:style-name="ce7" table:formula="of:=IF([.I48]&lt;3;1000-FLOOR(1000/(3*(3-[.I48]+1)); 1; 0);FLOOR(2000/[.I48]; 1; 0))" office:value-type="float" office:value="153" calcext:value-type="float">
            <text:p>153</text:p>
          </table:table-cell>
          <table:table-cell table:style-name="ce10" table:formula="of:=[.J48]/1000" office:value-type="percentage" office:value="0.153" calcext:value-type="percentage">
            <text:p>15.3%</text:p>
          </table:table-cell>
          <table:table-cell table:style-name="ce11" table:formula="of:=IF([.A48] &gt; [.$L$2]; [.$L$2] + ([.A48] - [.$L$2])*[.$L$1]; [.A48])" office:value-type="float" office:value="56" calcext:value-type="float">
            <text:p>56</text:p>
          </table:table-cell>
          <table:table-cell table:formula="of:=[.L48]+[.$D$1]" office:value-type="float" office:value="56" calcext:value-type="float">
            <text:p>56</text:p>
          </table:table-cell>
          <table:table-cell table:formula="of:=MAX(3; [.M48]-([.$B$1]-[.M48])*2)" office:value-type="float" office:value="36" calcext:value-type="float">
            <text:p>36</text:p>
          </table:table-cell>
          <table:table-cell table:style-name="ce3" table:formula="of:=[.N48]*1000/([.$B$1]*2)/10" office:value-type="float" office:value="27.2727272727273" calcext:value-type="float">
            <text:p>27.3</text:p>
          </table:table-cell>
          <table:table-cell table:formula="of:=MAX(3; [.$B$1]-([.M48] - [.$B$1])*2)" office:value-type="float" office:value="86" calcext:value-type="float">
            <text:p>86</text:p>
          </table:table-cell>
          <table:table-cell table:style-name="ce3" table:formula="of:=(1000 - [.P48]*1000/([.M48]*2))/10" office:value-type="float" office:value="23.2142857142857" calcext:value-type="float">
            <text:p>23.2</text:p>
          </table:table-cell>
          <table:table-cell table:style-name="ce5" table:formula="of:=IF([.$B$1]&gt;[.M48];[.O48];[.Q48])" office:value-type="float" office:value="27.2727272727273" calcext:value-type="float">
            <text:p>27.3</text:p>
          </table:table-cell>
          <table:table-cell table:style-name="ce11" table:formula="of:= [.A48] + FLOOR([.$S$1] * [.A48] * [.A48] * [.A48] / 1000000; 1; 0)" office:value-type="float" office:value="61" calcext:value-type="float">
            <text:p>61</text:p>
          </table:table-cell>
          <table:table-cell table:formula="of:=[.S48]+[.$D$1]" office:value-type="float" office:value="61" calcext:value-type="float">
            <text:p>61</text:p>
          </table:table-cell>
          <table:table-cell table:formula="of:=MAX(3; [.T48]-([.$B$1]-[.T48])*2)" office:value-type="float" office:value="51" calcext:value-type="float">
            <text:p>51</text:p>
          </table:table-cell>
          <table:table-cell table:style-name="ce3" table:formula="of:=[.U48]*1000/([.$B$1]*2)/10" office:value-type="float" office:value="38.6363636363636" calcext:value-type="float">
            <text:p>38.6</text:p>
          </table:table-cell>
          <table:table-cell table:formula="of:=MAX(3; [.$B$1]-([.T48] - [.$B$1])*2)" office:value-type="float" office:value="76" calcext:value-type="float">
            <text:p>76</text:p>
          </table:table-cell>
          <table:table-cell table:style-name="ce3" table:formula="of:=(1000 - [.W48]*1000/([.T48]*2))/10" office:value-type="float" office:value="37.7049180327869" calcext:value-type="float">
            <text:p>37.7</text:p>
          </table:table-cell>
          <table:table-cell table:style-name="ce5" table:formula="of:=IF([.$B$1]&gt;[.T48];[.V48];[.X48])" office:value-type="float" office:value="38.6363636363636" calcext:value-type="float">
            <text:p>38.6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formula="of:=[.A49]+[.$D$1]" office:value-type="float" office:value="55" calcext:value-type="float">
            <text:p>55</text:p>
          </table:table-cell>
          <table:table-cell table:formula="of:=MAX(3; [.B49]-([.$B$1]-[.B49])*2)" office:value-type="float" office:value="33" calcext:value-type="float">
            <text:p>33</text:p>
          </table:table-cell>
          <table:table-cell table:style-name="ce3" table:formula="of:=[.C49]*1000/([.$B$1]*2)/10" office:value-type="float" office:value="25" calcext:value-type="float">
            <text:p>25.0</text:p>
          </table:table-cell>
          <table:table-cell table:formula="of:=MAX(3; [.$B$1]-([.B49] - [.$B$1])*2)" office:value-type="float" office:value="88" calcext:value-type="float">
            <text:p>88</text:p>
          </table:table-cell>
          <table:table-cell table:style-name="ce3" table:formula="of:=(1000 - [.E49]*1000/([.B49]*2))/10" office:value-type="float" office:value="20" calcext:value-type="float">
            <text:p>20.0</text:p>
          </table:table-cell>
          <table:table-cell table:style-name="ce6" table:formula="of:=IF([.$B$1]&gt;[.B49];[.D49];[.F49])" office:value-type="float" office:value="25" calcext:value-type="float">
            <text:p>25.0</text:p>
          </table:table-cell>
          <table:table-cell table:formula="of:=FLOOR(IF([.A49] &gt; 50; 50 + ([.A49] - 50)/2; [.A49]); 1; 0)" office:value-type="float" office:value="52" calcext:value-type="float">
            <text:p>52</text:p>
          </table:table-cell>
          <table:table-cell table:formula="of:=[.$B$1]-[.H49]" office:value-type="float" office:value="14" calcext:value-type="float">
            <text:p>14</text:p>
          </table:table-cell>
          <table:table-cell table:style-name="ce7" table:formula="of:=IF([.I49]&lt;3;1000-FLOOR(1000/(3*(3-[.I49]+1)); 1; 0);FLOOR(2000/[.I49]; 1; 0))" office:value-type="float" office:value="142" calcext:value-type="float">
            <text:p>142</text:p>
          </table:table-cell>
          <table:table-cell table:style-name="ce10" table:formula="of:=[.J49]/1000" office:value-type="percentage" office:value="0.142" calcext:value-type="percentage">
            <text:p>14.2%</text:p>
          </table:table-cell>
          <table:table-cell table:style-name="ce11" table:formula="of:=IF([.A49] &gt; [.$L$2]; [.$L$2] + ([.A49] - [.$L$2])*[.$L$1]; [.A49])" office:value-type="float" office:value="55" calcext:value-type="float">
            <text:p>55</text:p>
          </table:table-cell>
          <table:table-cell table:formula="of:=[.L49]+[.$D$1]" office:value-type="float" office:value="55" calcext:value-type="float">
            <text:p>55</text:p>
          </table:table-cell>
          <table:table-cell table:formula="of:=MAX(3; [.M49]-([.$B$1]-[.M49])*2)" office:value-type="float" office:value="33" calcext:value-type="float">
            <text:p>33</text:p>
          </table:table-cell>
          <table:table-cell table:style-name="ce3" table:formula="of:=[.N49]*1000/([.$B$1]*2)/10" office:value-type="float" office:value="25" calcext:value-type="float">
            <text:p>25.0</text:p>
          </table:table-cell>
          <table:table-cell table:formula="of:=MAX(3; [.$B$1]-([.M49] - [.$B$1])*2)" office:value-type="float" office:value="88" calcext:value-type="float">
            <text:p>88</text:p>
          </table:table-cell>
          <table:table-cell table:style-name="ce3" table:formula="of:=(1000 - [.P49]*1000/([.M49]*2))/10" office:value-type="float" office:value="20" calcext:value-type="float">
            <text:p>20.0</text:p>
          </table:table-cell>
          <table:table-cell table:style-name="ce6" table:formula="of:=IF([.$B$1]&gt;[.M49];[.O49];[.Q49])" office:value-type="float" office:value="25" calcext:value-type="float">
            <text:p>25.0</text:p>
          </table:table-cell>
          <table:table-cell table:style-name="ce11" table:formula="of:= [.A49] + FLOOR([.$S$1] * [.A49] * [.A49] * [.A49] / 1000000; 1; 0)" office:value-type="float" office:value="59" calcext:value-type="float">
            <text:p>59</text:p>
          </table:table-cell>
          <table:table-cell table:formula="of:=[.S49]+[.$D$1]" office:value-type="float" office:value="59" calcext:value-type="float">
            <text:p>59</text:p>
          </table:table-cell>
          <table:table-cell table:formula="of:=MAX(3; [.T49]-([.$B$1]-[.T49])*2)" office:value-type="float" office:value="45" calcext:value-type="float">
            <text:p>45</text:p>
          </table:table-cell>
          <table:table-cell table:style-name="ce3" table:formula="of:=[.U49]*1000/([.$B$1]*2)/10" office:value-type="float" office:value="34.0909090909091" calcext:value-type="float">
            <text:p>34.1</text:p>
          </table:table-cell>
          <table:table-cell table:formula="of:=MAX(3; [.$B$1]-([.T49] - [.$B$1])*2)" office:value-type="float" office:value="80" calcext:value-type="float">
            <text:p>80</text:p>
          </table:table-cell>
          <table:table-cell table:style-name="ce3" table:formula="of:=(1000 - [.W49]*1000/([.T49]*2))/10" office:value-type="float" office:value="32.2033898305085" calcext:value-type="float">
            <text:p>32.2</text:p>
          </table:table-cell>
          <table:table-cell table:style-name="ce6" table:formula="of:=IF([.$B$1]&gt;[.T49];[.V49];[.X49])" office:value-type="float" office:value="34.0909090909091" calcext:value-type="float">
            <text:p>34.1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formula="of:=[.A50]+[.$D$1]" office:value-type="float" office:value="54" calcext:value-type="float">
            <text:p>54</text:p>
          </table:table-cell>
          <table:table-cell table:formula="of:=MAX(3; [.B50]-([.$B$1]-[.B50])*2)" office:value-type="float" office:value="30" calcext:value-type="float">
            <text:p>30</text:p>
          </table:table-cell>
          <table:table-cell table:style-name="ce3" table:formula="of:=[.C50]*1000/([.$B$1]*2)/10" office:value-type="float" office:value="22.7272727272727" calcext:value-type="float">
            <text:p>22.7</text:p>
          </table:table-cell>
          <table:table-cell table:formula="of:=MAX(3; [.$B$1]-([.B50] - [.$B$1])*2)" office:value-type="float" office:value="90" calcext:value-type="float">
            <text:p>90</text:p>
          </table:table-cell>
          <table:table-cell table:style-name="ce3" table:formula="of:=(1000 - [.E50]*1000/([.B50]*2))/10" office:value-type="float" office:value="16.6666666666667" calcext:value-type="float">
            <text:p>16.7</text:p>
          </table:table-cell>
          <table:table-cell table:style-name="ce5" table:formula="of:=IF([.$B$1]&gt;[.B50];[.D50];[.F50])" office:value-type="float" office:value="22.7272727272727" calcext:value-type="float">
            <text:p>22.7</text:p>
          </table:table-cell>
          <table:table-cell table:formula="of:=FLOOR(IF([.A50] &gt; 50; 50 + ([.A50] - 50)/2; [.A50]); 1; 0)" office:value-type="float" office:value="52" calcext:value-type="float">
            <text:p>52</text:p>
          </table:table-cell>
          <table:table-cell table:formula="of:=[.$B$1]-[.H50]" office:value-type="float" office:value="14" calcext:value-type="float">
            <text:p>14</text:p>
          </table:table-cell>
          <table:table-cell table:style-name="ce7" table:formula="of:=IF([.I50]&lt;3;1000-FLOOR(1000/(3*(3-[.I50]+1)); 1; 0);FLOOR(2000/[.I50]; 1; 0))" office:value-type="float" office:value="142" calcext:value-type="float">
            <text:p>142</text:p>
          </table:table-cell>
          <table:table-cell table:style-name="ce10" table:formula="of:=[.J50]/1000" office:value-type="percentage" office:value="0.142" calcext:value-type="percentage">
            <text:p>14.2%</text:p>
          </table:table-cell>
          <table:table-cell table:style-name="ce11" table:formula="of:=IF([.A50] &gt; [.$L$2]; [.$L$2] + ([.A50] - [.$L$2])*[.$L$1]; [.A50])" office:value-type="float" office:value="54" calcext:value-type="float">
            <text:p>54</text:p>
          </table:table-cell>
          <table:table-cell table:formula="of:=[.L50]+[.$D$1]" office:value-type="float" office:value="54" calcext:value-type="float">
            <text:p>54</text:p>
          </table:table-cell>
          <table:table-cell table:formula="of:=MAX(3; [.M50]-([.$B$1]-[.M50])*2)" office:value-type="float" office:value="30" calcext:value-type="float">
            <text:p>30</text:p>
          </table:table-cell>
          <table:table-cell table:style-name="ce3" table:formula="of:=[.N50]*1000/([.$B$1]*2)/10" office:value-type="float" office:value="22.7272727272727" calcext:value-type="float">
            <text:p>22.7</text:p>
          </table:table-cell>
          <table:table-cell table:formula="of:=MAX(3; [.$B$1]-([.M50] - [.$B$1])*2)" office:value-type="float" office:value="90" calcext:value-type="float">
            <text:p>90</text:p>
          </table:table-cell>
          <table:table-cell table:style-name="ce3" table:formula="of:=(1000 - [.P50]*1000/([.M50]*2))/10" office:value-type="float" office:value="16.6666666666667" calcext:value-type="float">
            <text:p>16.7</text:p>
          </table:table-cell>
          <table:table-cell table:style-name="ce5" table:formula="of:=IF([.$B$1]&gt;[.M50];[.O50];[.Q50])" office:value-type="float" office:value="22.7272727272727" calcext:value-type="float">
            <text:p>22.7</text:p>
          </table:table-cell>
          <table:table-cell table:style-name="ce11" table:formula="of:= [.A50] + FLOOR([.$S$1] * [.A50] * [.A50] * [.A50] / 1000000; 1; 0)" office:value-type="float" office:value="58" calcext:value-type="float">
            <text:p>58</text:p>
          </table:table-cell>
          <table:table-cell table:formula="of:=[.S50]+[.$D$1]" office:value-type="float" office:value="58" calcext:value-type="float">
            <text:p>58</text:p>
          </table:table-cell>
          <table:table-cell table:formula="of:=MAX(3; [.T50]-([.$B$1]-[.T50])*2)" office:value-type="float" office:value="42" calcext:value-type="float">
            <text:p>42</text:p>
          </table:table-cell>
          <table:table-cell table:style-name="ce3" table:formula="of:=[.U50]*1000/([.$B$1]*2)/10" office:value-type="float" office:value="31.8181818181818" calcext:value-type="float">
            <text:p>31.8</text:p>
          </table:table-cell>
          <table:table-cell table:formula="of:=MAX(3; [.$B$1]-([.T50] - [.$B$1])*2)" office:value-type="float" office:value="82" calcext:value-type="float">
            <text:p>82</text:p>
          </table:table-cell>
          <table:table-cell table:style-name="ce3" table:formula="of:=(1000 - [.W50]*1000/([.T50]*2))/10" office:value-type="float" office:value="29.3103448275862" calcext:value-type="float">
            <text:p>29.3</text:p>
          </table:table-cell>
          <table:table-cell table:style-name="ce5" table:formula="of:=IF([.$B$1]&gt;[.T50];[.V50];[.X50])" office:value-type="float" office:value="31.8181818181818" calcext:value-type="float">
            <text:p>31.8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formula="of:=[.A51]+[.$D$1]" office:value-type="float" office:value="53" calcext:value-type="float">
            <text:p>53</text:p>
          </table:table-cell>
          <table:table-cell table:formula="of:=MAX(3; [.B51]-([.$B$1]-[.B51])*2)" office:value-type="float" office:value="27" calcext:value-type="float">
            <text:p>27</text:p>
          </table:table-cell>
          <table:table-cell table:style-name="ce3" table:formula="of:=[.C51]*1000/([.$B$1]*2)/10" office:value-type="float" office:value="20.4545454545455" calcext:value-type="float">
            <text:p>20.5</text:p>
          </table:table-cell>
          <table:table-cell table:formula="of:=MAX(3; [.$B$1]-([.B51] - [.$B$1])*2)" office:value-type="float" office:value="92" calcext:value-type="float">
            <text:p>92</text:p>
          </table:table-cell>
          <table:table-cell table:style-name="ce3" table:formula="of:=(1000 - [.E51]*1000/([.B51]*2))/10" office:value-type="float" office:value="13.2075471698113" calcext:value-type="float">
            <text:p>13.2</text:p>
          </table:table-cell>
          <table:table-cell table:style-name="ce5" table:formula="of:=IF([.$B$1]&gt;[.B51];[.D51];[.F51])" office:value-type="float" office:value="20.4545454545455" calcext:value-type="float">
            <text:p>20.5</text:p>
          </table:table-cell>
          <table:table-cell table:formula="of:=FLOOR(IF([.A51] &gt; 50; 50 + ([.A51] - 50)/2; [.A51]); 1; 0)" office:value-type="float" office:value="51" calcext:value-type="float">
            <text:p>51</text:p>
          </table:table-cell>
          <table:table-cell table:formula="of:=[.$B$1]-[.H51]" office:value-type="float" office:value="15" calcext:value-type="float">
            <text:p>15</text:p>
          </table:table-cell>
          <table:table-cell table:style-name="ce7" table:formula="of:=IF([.I51]&lt;3;1000-FLOOR(1000/(3*(3-[.I51]+1)); 1; 0);FLOOR(2000/[.I51]; 1; 0))" office:value-type="float" office:value="133" calcext:value-type="float">
            <text:p>133</text:p>
          </table:table-cell>
          <table:table-cell table:style-name="ce10" table:formula="of:=[.J51]/1000" office:value-type="percentage" office:value="0.133" calcext:value-type="percentage">
            <text:p>13.3%</text:p>
          </table:table-cell>
          <table:table-cell table:style-name="ce11" table:formula="of:=IF([.A51] &gt; [.$L$2]; [.$L$2] + ([.A51] - [.$L$2])*[.$L$1]; [.A51])" office:value-type="float" office:value="53" calcext:value-type="float">
            <text:p>53</text:p>
          </table:table-cell>
          <table:table-cell table:formula="of:=[.L51]+[.$D$1]" office:value-type="float" office:value="53" calcext:value-type="float">
            <text:p>53</text:p>
          </table:table-cell>
          <table:table-cell table:formula="of:=MAX(3; [.M51]-([.$B$1]-[.M51])*2)" office:value-type="float" office:value="27" calcext:value-type="float">
            <text:p>27</text:p>
          </table:table-cell>
          <table:table-cell table:style-name="ce3" table:formula="of:=[.N51]*1000/([.$B$1]*2)/10" office:value-type="float" office:value="20.4545454545455" calcext:value-type="float">
            <text:p>20.5</text:p>
          </table:table-cell>
          <table:table-cell table:formula="of:=MAX(3; [.$B$1]-([.M51] - [.$B$1])*2)" office:value-type="float" office:value="92" calcext:value-type="float">
            <text:p>92</text:p>
          </table:table-cell>
          <table:table-cell table:style-name="ce3" table:formula="of:=(1000 - [.P51]*1000/([.M51]*2))/10" office:value-type="float" office:value="13.2075471698113" calcext:value-type="float">
            <text:p>13.2</text:p>
          </table:table-cell>
          <table:table-cell table:style-name="ce5" table:formula="of:=IF([.$B$1]&gt;[.M51];[.O51];[.Q51])" office:value-type="float" office:value="20.4545454545455" calcext:value-type="float">
            <text:p>20.5</text:p>
          </table:table-cell>
          <table:table-cell table:style-name="ce11" table:formula="of:= [.A51] + FLOOR([.$S$1] * [.A51] * [.A51] * [.A51] / 1000000; 1; 0)" office:value-type="float" office:value="57" calcext:value-type="float">
            <text:p>57</text:p>
          </table:table-cell>
          <table:table-cell table:formula="of:=[.S51]+[.$D$1]" office:value-type="float" office:value="57" calcext:value-type="float">
            <text:p>57</text:p>
          </table:table-cell>
          <table:table-cell table:formula="of:=MAX(3; [.T51]-([.$B$1]-[.T51])*2)" office:value-type="float" office:value="39" calcext:value-type="float">
            <text:p>39</text:p>
          </table:table-cell>
          <table:table-cell table:style-name="ce3" table:formula="of:=[.U51]*1000/([.$B$1]*2)/10" office:value-type="float" office:value="29.5454545454545" calcext:value-type="float">
            <text:p>29.5</text:p>
          </table:table-cell>
          <table:table-cell table:formula="of:=MAX(3; [.$B$1]-([.T51] - [.$B$1])*2)" office:value-type="float" office:value="84" calcext:value-type="float">
            <text:p>84</text:p>
          </table:table-cell>
          <table:table-cell table:style-name="ce3" table:formula="of:=(1000 - [.W51]*1000/([.T51]*2))/10" office:value-type="float" office:value="26.3157894736842" calcext:value-type="float">
            <text:p>26.3</text:p>
          </table:table-cell>
          <table:table-cell table:style-name="ce5" table:formula="of:=IF([.$B$1]&gt;[.T51];[.V51];[.X51])" office:value-type="float" office:value="29.5454545454545" calcext:value-type="float">
            <text:p>29.5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formula="of:=[.A52]+[.$D$1]" office:value-type="float" office:value="52" calcext:value-type="float">
            <text:p>52</text:p>
          </table:table-cell>
          <table:table-cell table:formula="of:=MAX(3; [.B52]-([.$B$1]-[.B52])*2)" office:value-type="float" office:value="24" calcext:value-type="float">
            <text:p>24</text:p>
          </table:table-cell>
          <table:table-cell table:style-name="ce3" table:formula="of:=[.C52]*1000/([.$B$1]*2)/10" office:value-type="float" office:value="18.1818181818182" calcext:value-type="float">
            <text:p>18.2</text:p>
          </table:table-cell>
          <table:table-cell table:formula="of:=MAX(3; [.$B$1]-([.B52] - [.$B$1])*2)" office:value-type="float" office:value="94" calcext:value-type="float">
            <text:p>94</text:p>
          </table:table-cell>
          <table:table-cell table:style-name="ce3" table:formula="of:=(1000 - [.E52]*1000/([.B52]*2))/10" office:value-type="float" office:value="9.61538461538462" calcext:value-type="float">
            <text:p>9.6</text:p>
          </table:table-cell>
          <table:table-cell table:style-name="ce5" table:formula="of:=IF([.$B$1]&gt;[.B52];[.D52];[.F52])" office:value-type="float" office:value="18.1818181818182" calcext:value-type="float">
            <text:p>18.2</text:p>
          </table:table-cell>
          <table:table-cell table:formula="of:=FLOOR(IF([.A52] &gt; 50; 50 + ([.A52] - 50)/2; [.A52]); 1; 0)" office:value-type="float" office:value="51" calcext:value-type="float">
            <text:p>51</text:p>
          </table:table-cell>
          <table:table-cell table:formula="of:=[.$B$1]-[.H52]" office:value-type="float" office:value="15" calcext:value-type="float">
            <text:p>15</text:p>
          </table:table-cell>
          <table:table-cell table:style-name="ce7" table:formula="of:=IF([.I52]&lt;3;1000-FLOOR(1000/(3*(3-[.I52]+1)); 1; 0);FLOOR(2000/[.I52]; 1; 0))" office:value-type="float" office:value="133" calcext:value-type="float">
            <text:p>133</text:p>
          </table:table-cell>
          <table:table-cell table:style-name="ce10" table:formula="of:=[.J52]/1000" office:value-type="percentage" office:value="0.133" calcext:value-type="percentage">
            <text:p>13.3%</text:p>
          </table:table-cell>
          <table:table-cell table:style-name="ce11" table:formula="of:=IF([.A52] &gt; [.$L$2]; [.$L$2] + ([.A52] - [.$L$2])*[.$L$1]; [.A52])" office:value-type="float" office:value="52" calcext:value-type="float">
            <text:p>52</text:p>
          </table:table-cell>
          <table:table-cell table:formula="of:=[.L52]+[.$D$1]" office:value-type="float" office:value="52" calcext:value-type="float">
            <text:p>52</text:p>
          </table:table-cell>
          <table:table-cell table:formula="of:=MAX(3; [.M52]-([.$B$1]-[.M52])*2)" office:value-type="float" office:value="24" calcext:value-type="float">
            <text:p>24</text:p>
          </table:table-cell>
          <table:table-cell table:style-name="ce3" table:formula="of:=[.N52]*1000/([.$B$1]*2)/10" office:value-type="float" office:value="18.1818181818182" calcext:value-type="float">
            <text:p>18.2</text:p>
          </table:table-cell>
          <table:table-cell table:formula="of:=MAX(3; [.$B$1]-([.M52] - [.$B$1])*2)" office:value-type="float" office:value="94" calcext:value-type="float">
            <text:p>94</text:p>
          </table:table-cell>
          <table:table-cell table:style-name="ce3" table:formula="of:=(1000 - [.P52]*1000/([.M52]*2))/10" office:value-type="float" office:value="9.61538461538462" calcext:value-type="float">
            <text:p>9.6</text:p>
          </table:table-cell>
          <table:table-cell table:style-name="ce5" table:formula="of:=IF([.$B$1]&gt;[.M52];[.O52];[.Q52])" office:value-type="float" office:value="18.1818181818182" calcext:value-type="float">
            <text:p>18.2</text:p>
          </table:table-cell>
          <table:table-cell table:style-name="ce11" table:formula="of:= [.A52] + FLOOR([.$S$1] * [.A52] * [.A52] * [.A52] / 1000000; 1; 0)" office:value-type="float" office:value="56" calcext:value-type="float">
            <text:p>56</text:p>
          </table:table-cell>
          <table:table-cell table:formula="of:=[.S52]+[.$D$1]" office:value-type="float" office:value="56" calcext:value-type="float">
            <text:p>56</text:p>
          </table:table-cell>
          <table:table-cell table:formula="of:=MAX(3; [.T52]-([.$B$1]-[.T52])*2)" office:value-type="float" office:value="36" calcext:value-type="float">
            <text:p>36</text:p>
          </table:table-cell>
          <table:table-cell table:style-name="ce3" table:formula="of:=[.U52]*1000/([.$B$1]*2)/10" office:value-type="float" office:value="27.2727272727273" calcext:value-type="float">
            <text:p>27.3</text:p>
          </table:table-cell>
          <table:table-cell table:formula="of:=MAX(3; [.$B$1]-([.T52] - [.$B$1])*2)" office:value-type="float" office:value="86" calcext:value-type="float">
            <text:p>86</text:p>
          </table:table-cell>
          <table:table-cell table:style-name="ce3" table:formula="of:=(1000 - [.W52]*1000/([.T52]*2))/10" office:value-type="float" office:value="23.2142857142857" calcext:value-type="float">
            <text:p>23.2</text:p>
          </table:table-cell>
          <table:table-cell table:style-name="ce5" table:formula="of:=IF([.$B$1]&gt;[.T52];[.V52];[.X52])" office:value-type="float" office:value="27.2727272727273" calcext:value-type="float">
            <text:p>27.3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formula="of:=[.A53]+[.$D$1]" office:value-type="float" office:value="51" calcext:value-type="float">
            <text:p>51</text:p>
          </table:table-cell>
          <table:table-cell table:formula="of:=MAX(3; [.B53]-([.$B$1]-[.B53])*2)" office:value-type="float" office:value="21" calcext:value-type="float">
            <text:p>21</text:p>
          </table:table-cell>
          <table:table-cell table:style-name="ce3" table:formula="of:=[.C53]*1000/([.$B$1]*2)/10" office:value-type="float" office:value="15.9090909090909" calcext:value-type="float">
            <text:p>15.9</text:p>
          </table:table-cell>
          <table:table-cell table:formula="of:=MAX(3; [.$B$1]-([.B53] - [.$B$1])*2)" office:value-type="float" office:value="96" calcext:value-type="float">
            <text:p>96</text:p>
          </table:table-cell>
          <table:table-cell table:style-name="ce3" table:formula="of:=(1000 - [.E53]*1000/([.B53]*2))/10" office:value-type="float" office:value="5.88235294117648" calcext:value-type="float">
            <text:p>5.9</text:p>
          </table:table-cell>
          <table:table-cell table:style-name="ce5" table:formula="of:=IF([.$B$1]&gt;[.B53];[.D53];[.F53])" office:value-type="float" office:value="15.9090909090909" calcext:value-type="float">
            <text:p>15.9</text:p>
          </table:table-cell>
          <table:table-cell table:formula="of:=FLOOR(IF([.A53] &gt; 50; 50 + ([.A53] - 50)/2; [.A53]); 1; 0)" office:value-type="float" office:value="50" calcext:value-type="float">
            <text:p>50</text:p>
          </table:table-cell>
          <table:table-cell table:formula="of:=[.$B$1]-[.H53]" office:value-type="float" office:value="16" calcext:value-type="float">
            <text:p>16</text:p>
          </table:table-cell>
          <table:table-cell table:style-name="ce7" table:formula="of:=IF([.I53]&lt;3;1000-FLOOR(1000/(3*(3-[.I53]+1)); 1; 0);FLOOR(2000/[.I53]; 1; 0))" office:value-type="float" office:value="125" calcext:value-type="float">
            <text:p>125</text:p>
          </table:table-cell>
          <table:table-cell table:style-name="ce10" table:formula="of:=[.J53]/1000" office:value-type="percentage" office:value="0.125" calcext:value-type="percentage">
            <text:p>12.5%</text:p>
          </table:table-cell>
          <table:table-cell table:style-name="ce11" table:formula="of:=IF([.A53] &gt; [.$L$2]; [.$L$2] + ([.A53] - [.$L$2])*[.$L$1]; [.A53])" office:value-type="float" office:value="51" calcext:value-type="float">
            <text:p>51</text:p>
          </table:table-cell>
          <table:table-cell table:formula="of:=[.L53]+[.$D$1]" office:value-type="float" office:value="51" calcext:value-type="float">
            <text:p>51</text:p>
          </table:table-cell>
          <table:table-cell table:formula="of:=MAX(3; [.M53]-([.$B$1]-[.M53])*2)" office:value-type="float" office:value="21" calcext:value-type="float">
            <text:p>21</text:p>
          </table:table-cell>
          <table:table-cell table:style-name="ce3" table:formula="of:=[.N53]*1000/([.$B$1]*2)/10" office:value-type="float" office:value="15.9090909090909" calcext:value-type="float">
            <text:p>15.9</text:p>
          </table:table-cell>
          <table:table-cell table:formula="of:=MAX(3; [.$B$1]-([.M53] - [.$B$1])*2)" office:value-type="float" office:value="96" calcext:value-type="float">
            <text:p>96</text:p>
          </table:table-cell>
          <table:table-cell table:style-name="ce3" table:formula="of:=(1000 - [.P53]*1000/([.M53]*2))/10" office:value-type="float" office:value="5.88235294117648" calcext:value-type="float">
            <text:p>5.9</text:p>
          </table:table-cell>
          <table:table-cell table:style-name="ce5" table:formula="of:=IF([.$B$1]&gt;[.M53];[.O53];[.Q53])" office:value-type="float" office:value="15.9090909090909" calcext:value-type="float">
            <text:p>15.9</text:p>
          </table:table-cell>
          <table:table-cell table:style-name="ce11" table:formula="of:= [.A53] + FLOOR([.$S$1] * [.A53] * [.A53] * [.A53] / 1000000; 1; 0)" office:value-type="float" office:value="54" calcext:value-type="float">
            <text:p>54</text:p>
          </table:table-cell>
          <table:table-cell table:formula="of:=[.S53]+[.$D$1]" office:value-type="float" office:value="54" calcext:value-type="float">
            <text:p>54</text:p>
          </table:table-cell>
          <table:table-cell table:formula="of:=MAX(3; [.T53]-([.$B$1]-[.T53])*2)" office:value-type="float" office:value="30" calcext:value-type="float">
            <text:p>30</text:p>
          </table:table-cell>
          <table:table-cell table:style-name="ce3" table:formula="of:=[.U53]*1000/([.$B$1]*2)/10" office:value-type="float" office:value="22.7272727272727" calcext:value-type="float">
            <text:p>22.7</text:p>
          </table:table-cell>
          <table:table-cell table:formula="of:=MAX(3; [.$B$1]-([.T53] - [.$B$1])*2)" office:value-type="float" office:value="90" calcext:value-type="float">
            <text:p>90</text:p>
          </table:table-cell>
          <table:table-cell table:style-name="ce3" table:formula="of:=(1000 - [.W53]*1000/([.T53]*2))/10" office:value-type="float" office:value="16.6666666666667" calcext:value-type="float">
            <text:p>16.7</text:p>
          </table:table-cell>
          <table:table-cell table:style-name="ce5" table:formula="of:=IF([.$B$1]&gt;[.T53];[.V53];[.X53])" office:value-type="float" office:value="22.7272727272727" calcext:value-type="float">
            <text:p>22.7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54]+[.$D$1]" office:value-type="float" office:value="50" calcext:value-type="float">
            <text:p>50</text:p>
          </table:table-cell>
          <table:table-cell table:formula="of:=MAX(3; [.B54]-([.$B$1]-[.B54])*2)" office:value-type="float" office:value="18" calcext:value-type="float">
            <text:p>18</text:p>
          </table:table-cell>
          <table:table-cell table:style-name="ce3" table:formula="of:=[.C54]*1000/([.$B$1]*2)/10" office:value-type="float" office:value="13.6363636363636" calcext:value-type="float">
            <text:p>13.6</text:p>
          </table:table-cell>
          <table:table-cell table:formula="of:=MAX(3; [.$B$1]-([.B54] - [.$B$1])*2)" office:value-type="float" office:value="98" calcext:value-type="float">
            <text:p>98</text:p>
          </table:table-cell>
          <table:table-cell table:style-name="ce3" table:formula="of:=(1000 - [.E54]*1000/([.B54]*2))/10" office:value-type="float" office:value="2" calcext:value-type="float">
            <text:p>2.0</text:p>
          </table:table-cell>
          <table:table-cell table:style-name="ce5" table:formula="of:=IF([.$B$1]&gt;[.B54];[.D54];[.F54])" office:value-type="float" office:value="13.6363636363636" calcext:value-type="float">
            <text:p>13.6</text:p>
          </table:table-cell>
          <table:table-cell table:formula="of:=FLOOR(IF([.A54] &gt; 50; 50 + ([.A54] - 50)/2; [.A54]); 1; 0)" office:value-type="float" office:value="50" calcext:value-type="float">
            <text:p>50</text:p>
          </table:table-cell>
          <table:table-cell table:formula="of:=[.$B$1]-[.H54]" office:value-type="float" office:value="16" calcext:value-type="float">
            <text:p>16</text:p>
          </table:table-cell>
          <table:table-cell table:style-name="ce7" table:formula="of:=IF([.I54]&lt;3;1000-FLOOR(1000/(3*(3-[.I54]+1)); 1; 0);FLOOR(2000/[.I54]; 1; 0))" office:value-type="float" office:value="125" calcext:value-type="float">
            <text:p>125</text:p>
          </table:table-cell>
          <table:table-cell table:style-name="ce10" table:formula="of:=[.J54]/1000" office:value-type="percentage" office:value="0.125" calcext:value-type="percentage">
            <text:p>12.5%</text:p>
          </table:table-cell>
          <table:table-cell table:style-name="ce11" table:formula="of:=IF([.A54] &gt; [.$L$2]; [.$L$2] + ([.A54] - [.$L$2])*[.$L$1]; [.A54])" office:value-type="float" office:value="50" calcext:value-type="float">
            <text:p>50</text:p>
          </table:table-cell>
          <table:table-cell table:formula="of:=[.L54]+[.$D$1]" office:value-type="float" office:value="50" calcext:value-type="float">
            <text:p>50</text:p>
          </table:table-cell>
          <table:table-cell table:formula="of:=MAX(3; [.M54]-([.$B$1]-[.M54])*2)" office:value-type="float" office:value="18" calcext:value-type="float">
            <text:p>18</text:p>
          </table:table-cell>
          <table:table-cell table:style-name="ce3" table:formula="of:=[.N54]*1000/([.$B$1]*2)/10" office:value-type="float" office:value="13.6363636363636" calcext:value-type="float">
            <text:p>13.6</text:p>
          </table:table-cell>
          <table:table-cell table:formula="of:=MAX(3; [.$B$1]-([.M54] - [.$B$1])*2)" office:value-type="float" office:value="98" calcext:value-type="float">
            <text:p>98</text:p>
          </table:table-cell>
          <table:table-cell table:style-name="ce3" table:formula="of:=(1000 - [.P54]*1000/([.M54]*2))/10" office:value-type="float" office:value="2" calcext:value-type="float">
            <text:p>2.0</text:p>
          </table:table-cell>
          <table:table-cell table:style-name="ce5" table:formula="of:=IF([.$B$1]&gt;[.M54];[.O54];[.Q54])" office:value-type="float" office:value="13.6363636363636" calcext:value-type="float">
            <text:p>13.6</text:p>
          </table:table-cell>
          <table:table-cell table:style-name="ce11" table:formula="of:= [.A54] + FLOOR([.$S$1] * [.A54] * [.A54] * [.A54] / 1000000; 1; 0)" office:value-type="float" office:value="53" calcext:value-type="float">
            <text:p>53</text:p>
          </table:table-cell>
          <table:table-cell table:formula="of:=[.S54]+[.$D$1]" office:value-type="float" office:value="53" calcext:value-type="float">
            <text:p>53</text:p>
          </table:table-cell>
          <table:table-cell table:formula="of:=MAX(3; [.T54]-([.$B$1]-[.T54])*2)" office:value-type="float" office:value="27" calcext:value-type="float">
            <text:p>27</text:p>
          </table:table-cell>
          <table:table-cell table:style-name="ce3" table:formula="of:=[.U54]*1000/([.$B$1]*2)/10" office:value-type="float" office:value="20.4545454545455" calcext:value-type="float">
            <text:p>20.5</text:p>
          </table:table-cell>
          <table:table-cell table:formula="of:=MAX(3; [.$B$1]-([.T54] - [.$B$1])*2)" office:value-type="float" office:value="92" calcext:value-type="float">
            <text:p>92</text:p>
          </table:table-cell>
          <table:table-cell table:style-name="ce3" table:formula="of:=(1000 - [.W54]*1000/([.T54]*2))/10" office:value-type="float" office:value="13.2075471698113" calcext:value-type="float">
            <text:p>13.2</text:p>
          </table:table-cell>
          <table:table-cell table:style-name="ce5" table:formula="of:=IF([.$B$1]&gt;[.T54];[.V54];[.X54])" office:value-type="float" office:value="20.4545454545455" calcext:value-type="float">
            <text:p>20.5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formula="of:=[.A55]+[.$D$1]" office:value-type="float" office:value="49" calcext:value-type="float">
            <text:p>49</text:p>
          </table:table-cell>
          <table:table-cell table:formula="of:=MAX(3; [.B55]-([.$B$1]-[.B55])*2)" office:value-type="float" office:value="15" calcext:value-type="float">
            <text:p>15</text:p>
          </table:table-cell>
          <table:table-cell table:style-name="ce3" table:formula="of:=[.C55]*1000/([.$B$1]*2)/10" office:value-type="float" office:value="11.3636363636364" calcext:value-type="float">
            <text:p>11.4</text:p>
          </table:table-cell>
          <table:table-cell table:formula="of:=MAX(3; [.$B$1]-([.B55] - [.$B$1])*2)" office:value-type="float" office:value="100" calcext:value-type="float">
            <text:p>100</text:p>
          </table:table-cell>
          <table:table-cell table:style-name="ce3" table:formula="of:=(1000 - [.E55]*1000/([.B55]*2))/10" office:value-type="float" office:value="-2.04081632653061" calcext:value-type="float">
            <text:p>-2.0</text:p>
          </table:table-cell>
          <table:table-cell table:style-name="ce5" table:formula="of:=IF([.$B$1]&gt;[.B55];[.D55];[.F55])" office:value-type="float" office:value="11.3636363636364" calcext:value-type="float">
            <text:p>11.4</text:p>
          </table:table-cell>
          <table:table-cell table:formula="of:=FLOOR(IF([.A55] &gt; 50; 50 + ([.A55] - 50)/2; [.A55]); 1; 0)" office:value-type="float" office:value="49" calcext:value-type="float">
            <text:p>49</text:p>
          </table:table-cell>
          <table:table-cell table:formula="of:=[.$B$1]-[.H55]" office:value-type="float" office:value="17" calcext:value-type="float">
            <text:p>17</text:p>
          </table:table-cell>
          <table:table-cell table:style-name="ce7" table:formula="of:=IF([.I55]&lt;3;1000-FLOOR(1000/(3*(3-[.I55]+1)); 1; 0);FLOOR(2000/[.I55]; 1; 0))" office:value-type="float" office:value="117" calcext:value-type="float">
            <text:p>117</text:p>
          </table:table-cell>
          <table:table-cell table:style-name="ce10" table:formula="of:=[.J55]/1000" office:value-type="percentage" office:value="0.117" calcext:value-type="percentage">
            <text:p>11.7%</text:p>
          </table:table-cell>
          <table:table-cell table:style-name="ce11" table:formula="of:=IF([.A55] &gt; [.$L$2]; [.$L$2] + ([.A55] - [.$L$2])*[.$L$1]; [.A55])" office:value-type="float" office:value="49" calcext:value-type="float">
            <text:p>49</text:p>
          </table:table-cell>
          <table:table-cell table:formula="of:=[.L55]+[.$D$1]" office:value-type="float" office:value="49" calcext:value-type="float">
            <text:p>49</text:p>
          </table:table-cell>
          <table:table-cell table:formula="of:=MAX(3; [.M55]-([.$B$1]-[.M55])*2)" office:value-type="float" office:value="15" calcext:value-type="float">
            <text:p>15</text:p>
          </table:table-cell>
          <table:table-cell table:style-name="ce3" table:formula="of:=[.N55]*1000/([.$B$1]*2)/10" office:value-type="float" office:value="11.3636363636364" calcext:value-type="float">
            <text:p>11.4</text:p>
          </table:table-cell>
          <table:table-cell table:formula="of:=MAX(3; [.$B$1]-([.M55] - [.$B$1])*2)" office:value-type="float" office:value="100" calcext:value-type="float">
            <text:p>100</text:p>
          </table:table-cell>
          <table:table-cell table:style-name="ce3" table:formula="of:=(1000 - [.P55]*1000/([.M55]*2))/10" office:value-type="float" office:value="-2.04081632653061" calcext:value-type="float">
            <text:p>-2.0</text:p>
          </table:table-cell>
          <table:table-cell table:style-name="ce5" table:formula="of:=IF([.$B$1]&gt;[.M55];[.O55];[.Q55])" office:value-type="float" office:value="11.3636363636364" calcext:value-type="float">
            <text:p>11.4</text:p>
          </table:table-cell>
          <table:table-cell table:style-name="ce11" table:formula="of:= [.A55] + FLOOR([.$S$1] * [.A55] * [.A55] * [.A55] / 1000000; 1; 0)" office:value-type="float" office:value="52" calcext:value-type="float">
            <text:p>52</text:p>
          </table:table-cell>
          <table:table-cell table:formula="of:=[.S55]+[.$D$1]" office:value-type="float" office:value="52" calcext:value-type="float">
            <text:p>52</text:p>
          </table:table-cell>
          <table:table-cell table:formula="of:=MAX(3; [.T55]-([.$B$1]-[.T55])*2)" office:value-type="float" office:value="24" calcext:value-type="float">
            <text:p>24</text:p>
          </table:table-cell>
          <table:table-cell table:style-name="ce3" table:formula="of:=[.U55]*1000/([.$B$1]*2)/10" office:value-type="float" office:value="18.1818181818182" calcext:value-type="float">
            <text:p>18.2</text:p>
          </table:table-cell>
          <table:table-cell table:formula="of:=MAX(3; [.$B$1]-([.T55] - [.$B$1])*2)" office:value-type="float" office:value="94" calcext:value-type="float">
            <text:p>94</text:p>
          </table:table-cell>
          <table:table-cell table:style-name="ce3" table:formula="of:=(1000 - [.W55]*1000/([.T55]*2))/10" office:value-type="float" office:value="9.61538461538462" calcext:value-type="float">
            <text:p>9.6</text:p>
          </table:table-cell>
          <table:table-cell table:style-name="ce5" table:formula="of:=IF([.$B$1]&gt;[.T55];[.V55];[.X55])" office:value-type="float" office:value="18.1818181818182" calcext:value-type="float">
            <text:p>18.2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formula="of:=[.A56]+[.$D$1]" office:value-type="float" office:value="48" calcext:value-type="float">
            <text:p>48</text:p>
          </table:table-cell>
          <table:table-cell table:formula="of:=MAX(3; [.B56]-([.$B$1]-[.B56])*2)" office:value-type="float" office:value="12" calcext:value-type="float">
            <text:p>12</text:p>
          </table:table-cell>
          <table:table-cell table:style-name="ce3" table:formula="of:=[.C56]*1000/([.$B$1]*2)/10" office:value-type="float" office:value="9.09090909090909" calcext:value-type="float">
            <text:p>9.1</text:p>
          </table:table-cell>
          <table:table-cell table:formula="of:=MAX(3; [.$B$1]-([.B56] - [.$B$1])*2)" office:value-type="float" office:value="102" calcext:value-type="float">
            <text:p>102</text:p>
          </table:table-cell>
          <table:table-cell table:style-name="ce3" table:formula="of:=(1000 - [.E56]*1000/([.B56]*2))/10" office:value-type="float" office:value="-6.25" calcext:value-type="float">
            <text:p>-6.3</text:p>
          </table:table-cell>
          <table:table-cell table:style-name="ce5" table:formula="of:=IF([.$B$1]&gt;[.B56];[.D56];[.F56])" office:value-type="float" office:value="9.09090909090909" calcext:value-type="float">
            <text:p>9.1</text:p>
          </table:table-cell>
          <table:table-cell table:formula="of:=FLOOR(IF([.A56] &gt; 50; 50 + ([.A56] - 50)/2; [.A56]); 1; 0)" office:value-type="float" office:value="48" calcext:value-type="float">
            <text:p>48</text:p>
          </table:table-cell>
          <table:table-cell table:formula="of:=[.$B$1]-[.H56]" office:value-type="float" office:value="18" calcext:value-type="float">
            <text:p>18</text:p>
          </table:table-cell>
          <table:table-cell table:style-name="ce7" table:formula="of:=IF([.I56]&lt;3;1000-FLOOR(1000/(3*(3-[.I56]+1)); 1; 0);FLOOR(2000/[.I56]; 1; 0))" office:value-type="float" office:value="111" calcext:value-type="float">
            <text:p>111</text:p>
          </table:table-cell>
          <table:table-cell table:style-name="ce10" table:formula="of:=[.J56]/1000" office:value-type="percentage" office:value="0.111" calcext:value-type="percentage">
            <text:p>11.1%</text:p>
          </table:table-cell>
          <table:table-cell table:style-name="ce11" table:formula="of:=IF([.A56] &gt; [.$L$2]; [.$L$2] + ([.A56] - [.$L$2])*[.$L$1]; [.A56])" office:value-type="float" office:value="48" calcext:value-type="float">
            <text:p>48</text:p>
          </table:table-cell>
          <table:table-cell table:formula="of:=[.L56]+[.$D$1]" office:value-type="float" office:value="48" calcext:value-type="float">
            <text:p>48</text:p>
          </table:table-cell>
          <table:table-cell table:formula="of:=MAX(3; [.M56]-([.$B$1]-[.M56])*2)" office:value-type="float" office:value="12" calcext:value-type="float">
            <text:p>12</text:p>
          </table:table-cell>
          <table:table-cell table:style-name="ce3" table:formula="of:=[.N56]*1000/([.$B$1]*2)/10" office:value-type="float" office:value="9.09090909090909" calcext:value-type="float">
            <text:p>9.1</text:p>
          </table:table-cell>
          <table:table-cell table:formula="of:=MAX(3; [.$B$1]-([.M56] - [.$B$1])*2)" office:value-type="float" office:value="102" calcext:value-type="float">
            <text:p>102</text:p>
          </table:table-cell>
          <table:table-cell table:style-name="ce3" table:formula="of:=(1000 - [.P56]*1000/([.M56]*2))/10" office:value-type="float" office:value="-6.25" calcext:value-type="float">
            <text:p>-6.3</text:p>
          </table:table-cell>
          <table:table-cell table:style-name="ce5" table:formula="of:=IF([.$B$1]&gt;[.M56];[.O56];[.Q56])" office:value-type="float" office:value="9.09090909090909" calcext:value-type="float">
            <text:p>9.1</text:p>
          </table:table-cell>
          <table:table-cell table:style-name="ce11" table:formula="of:= [.A56] + FLOOR([.$S$1] * [.A56] * [.A56] * [.A56] / 1000000; 1; 0)" office:value-type="float" office:value="51" calcext:value-type="float">
            <text:p>51</text:p>
          </table:table-cell>
          <table:table-cell table:formula="of:=[.S56]+[.$D$1]" office:value-type="float" office:value="51" calcext:value-type="float">
            <text:p>51</text:p>
          </table:table-cell>
          <table:table-cell table:formula="of:=MAX(3; [.T56]-([.$B$1]-[.T56])*2)" office:value-type="float" office:value="21" calcext:value-type="float">
            <text:p>21</text:p>
          </table:table-cell>
          <table:table-cell table:style-name="ce3" table:formula="of:=[.U56]*1000/([.$B$1]*2)/10" office:value-type="float" office:value="15.9090909090909" calcext:value-type="float">
            <text:p>15.9</text:p>
          </table:table-cell>
          <table:table-cell table:formula="of:=MAX(3; [.$B$1]-([.T56] - [.$B$1])*2)" office:value-type="float" office:value="96" calcext:value-type="float">
            <text:p>96</text:p>
          </table:table-cell>
          <table:table-cell table:style-name="ce3" table:formula="of:=(1000 - [.W56]*1000/([.T56]*2))/10" office:value-type="float" office:value="5.88235294117648" calcext:value-type="float">
            <text:p>5.9</text:p>
          </table:table-cell>
          <table:table-cell table:style-name="ce5" table:formula="of:=IF([.$B$1]&gt;[.T56];[.V56];[.X56])" office:value-type="float" office:value="15.9090909090909" calcext:value-type="float">
            <text:p>15.9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formula="of:=[.A57]+[.$D$1]" office:value-type="float" office:value="47" calcext:value-type="float">
            <text:p>47</text:p>
          </table:table-cell>
          <table:table-cell table:formula="of:=MAX(3; [.B57]-([.$B$1]-[.B57])*2)" office:value-type="float" office:value="9" calcext:value-type="float">
            <text:p>9</text:p>
          </table:table-cell>
          <table:table-cell table:style-name="ce3" table:formula="of:=[.C57]*1000/([.$B$1]*2)/10" office:value-type="float" office:value="6.81818181818182" calcext:value-type="float">
            <text:p>6.8</text:p>
          </table:table-cell>
          <table:table-cell table:formula="of:=MAX(3; [.$B$1]-([.B57] - [.$B$1])*2)" office:value-type="float" office:value="104" calcext:value-type="float">
            <text:p>104</text:p>
          </table:table-cell>
          <table:table-cell table:style-name="ce3" table:formula="of:=(1000 - [.E57]*1000/([.B57]*2))/10" office:value-type="float" office:value="-10.6382978723404" calcext:value-type="float">
            <text:p>-10.6</text:p>
          </table:table-cell>
          <table:table-cell table:style-name="ce5" table:formula="of:=IF([.$B$1]&gt;[.B57];[.D57];[.F57])" office:value-type="float" office:value="6.81818181818182" calcext:value-type="float">
            <text:p>6.8</text:p>
          </table:table-cell>
          <table:table-cell table:formula="of:=FLOOR(IF([.A57] &gt; 50; 50 + ([.A57] - 50)/2; [.A57]); 1; 0)" office:value-type="float" office:value="47" calcext:value-type="float">
            <text:p>47</text:p>
          </table:table-cell>
          <table:table-cell table:formula="of:=[.$B$1]-[.H57]" office:value-type="float" office:value="19" calcext:value-type="float">
            <text:p>19</text:p>
          </table:table-cell>
          <table:table-cell table:style-name="ce7" table:formula="of:=IF([.I57]&lt;3;1000-FLOOR(1000/(3*(3-[.I57]+1)); 1; 0);FLOOR(2000/[.I57]; 1; 0))" office:value-type="float" office:value="105" calcext:value-type="float">
            <text:p>105</text:p>
          </table:table-cell>
          <table:table-cell table:style-name="ce10" table:formula="of:=[.J57]/1000" office:value-type="percentage" office:value="0.105" calcext:value-type="percentage">
            <text:p>10.5%</text:p>
          </table:table-cell>
          <table:table-cell table:style-name="ce11" table:formula="of:=IF([.A57] &gt; [.$L$2]; [.$L$2] + ([.A57] - [.$L$2])*[.$L$1]; [.A57])" office:value-type="float" office:value="47" calcext:value-type="float">
            <text:p>47</text:p>
          </table:table-cell>
          <table:table-cell table:formula="of:=[.L57]+[.$D$1]" office:value-type="float" office:value="47" calcext:value-type="float">
            <text:p>47</text:p>
          </table:table-cell>
          <table:table-cell table:formula="of:=MAX(3; [.M57]-([.$B$1]-[.M57])*2)" office:value-type="float" office:value="9" calcext:value-type="float">
            <text:p>9</text:p>
          </table:table-cell>
          <table:table-cell table:style-name="ce3" table:formula="of:=[.N57]*1000/([.$B$1]*2)/10" office:value-type="float" office:value="6.81818181818182" calcext:value-type="float">
            <text:p>6.8</text:p>
          </table:table-cell>
          <table:table-cell table:formula="of:=MAX(3; [.$B$1]-([.M57] - [.$B$1])*2)" office:value-type="float" office:value="104" calcext:value-type="float">
            <text:p>104</text:p>
          </table:table-cell>
          <table:table-cell table:style-name="ce3" table:formula="of:=(1000 - [.P57]*1000/([.M57]*2))/10" office:value-type="float" office:value="-10.6382978723404" calcext:value-type="float">
            <text:p>-10.6</text:p>
          </table:table-cell>
          <table:table-cell table:style-name="ce5" table:formula="of:=IF([.$B$1]&gt;[.M57];[.O57];[.Q57])" office:value-type="float" office:value="6.81818181818182" calcext:value-type="float">
            <text:p>6.8</text:p>
          </table:table-cell>
          <table:table-cell table:style-name="ce11" table:formula="of:= [.A57] + FLOOR([.$S$1] * [.A57] * [.A57] * [.A57] / 1000000; 1; 0)" office:value-type="float" office:value="50" calcext:value-type="float">
            <text:p>50</text:p>
          </table:table-cell>
          <table:table-cell table:formula="of:=[.S57]+[.$D$1]" office:value-type="float" office:value="50" calcext:value-type="float">
            <text:p>50</text:p>
          </table:table-cell>
          <table:table-cell table:formula="of:=MAX(3; [.T57]-([.$B$1]-[.T57])*2)" office:value-type="float" office:value="18" calcext:value-type="float">
            <text:p>18</text:p>
          </table:table-cell>
          <table:table-cell table:style-name="ce3" table:formula="of:=[.U57]*1000/([.$B$1]*2)/10" office:value-type="float" office:value="13.6363636363636" calcext:value-type="float">
            <text:p>13.6</text:p>
          </table:table-cell>
          <table:table-cell table:formula="of:=MAX(3; [.$B$1]-([.T57] - [.$B$1])*2)" office:value-type="float" office:value="98" calcext:value-type="float">
            <text:p>98</text:p>
          </table:table-cell>
          <table:table-cell table:style-name="ce3" table:formula="of:=(1000 - [.W57]*1000/([.T57]*2))/10" office:value-type="float" office:value="2" calcext:value-type="float">
            <text:p>2.0</text:p>
          </table:table-cell>
          <table:table-cell table:style-name="ce5" table:formula="of:=IF([.$B$1]&gt;[.T57];[.V57];[.X57])" office:value-type="float" office:value="13.6363636363636" calcext:value-type="float">
            <text:p>13.6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formula="of:=[.A58]+[.$D$1]" office:value-type="float" office:value="46" calcext:value-type="float">
            <text:p>46</text:p>
          </table:table-cell>
          <table:table-cell table:formula="of:=MAX(3; [.B58]-([.$B$1]-[.B58])*2)" office:value-type="float" office:value="6" calcext:value-type="float">
            <text:p>6</text:p>
          </table:table-cell>
          <table:table-cell table:style-name="ce3" table:formula="of:=[.C58]*1000/([.$B$1]*2)/10" office:value-type="float" office:value="4.54545454545455" calcext:value-type="float">
            <text:p>4.5</text:p>
          </table:table-cell>
          <table:table-cell table:formula="of:=MAX(3; [.$B$1]-([.B58] - [.$B$1])*2)" office:value-type="float" office:value="106" calcext:value-type="float">
            <text:p>106</text:p>
          </table:table-cell>
          <table:table-cell table:style-name="ce3" table:formula="of:=(1000 - [.E58]*1000/([.B58]*2))/10" office:value-type="float" office:value="-15.2173913043478" calcext:value-type="float">
            <text:p>-15.2</text:p>
          </table:table-cell>
          <table:table-cell table:style-name="ce5" table:formula="of:=IF([.$B$1]&gt;[.B58];[.D58];[.F58])" office:value-type="float" office:value="4.54545454545455" calcext:value-type="float">
            <text:p>4.5</text:p>
          </table:table-cell>
          <table:table-cell table:formula="of:=FLOOR(IF([.A58] &gt; 50; 50 + ([.A58] - 50)/2; [.A58]); 1; 0)" office:value-type="float" office:value="46" calcext:value-type="float">
            <text:p>46</text:p>
          </table:table-cell>
          <table:table-cell table:formula="of:=[.$B$1]-[.H58]" office:value-type="float" office:value="20" calcext:value-type="float">
            <text:p>20</text:p>
          </table:table-cell>
          <table:table-cell table:style-name="ce7" table:formula="of:=IF([.I58]&lt;3;1000-FLOOR(1000/(3*(3-[.I58]+1)); 1; 0);FLOOR(2000/[.I58]; 1; 0))" office:value-type="float" office:value="100" calcext:value-type="float">
            <text:p>100</text:p>
          </table:table-cell>
          <table:table-cell table:style-name="ce10" table:formula="of:=[.J58]/1000" office:value-type="percentage" office:value="0.1" calcext:value-type="percentage">
            <text:p>10.0%</text:p>
          </table:table-cell>
          <table:table-cell table:style-name="ce11" table:formula="of:=IF([.A58] &gt; [.$L$2]; [.$L$2] + ([.A58] - [.$L$2])*[.$L$1]; [.A58])" office:value-type="float" office:value="46" calcext:value-type="float">
            <text:p>46</text:p>
          </table:table-cell>
          <table:table-cell table:formula="of:=[.L58]+[.$D$1]" office:value-type="float" office:value="46" calcext:value-type="float">
            <text:p>46</text:p>
          </table:table-cell>
          <table:table-cell table:formula="of:=MAX(3; [.M58]-([.$B$1]-[.M58])*2)" office:value-type="float" office:value="6" calcext:value-type="float">
            <text:p>6</text:p>
          </table:table-cell>
          <table:table-cell table:style-name="ce3" table:formula="of:=[.N58]*1000/([.$B$1]*2)/10" office:value-type="float" office:value="4.54545454545455" calcext:value-type="float">
            <text:p>4.5</text:p>
          </table:table-cell>
          <table:table-cell table:formula="of:=MAX(3; [.$B$1]-([.M58] - [.$B$1])*2)" office:value-type="float" office:value="106" calcext:value-type="float">
            <text:p>106</text:p>
          </table:table-cell>
          <table:table-cell table:style-name="ce3" table:formula="of:=(1000 - [.P58]*1000/([.M58]*2))/10" office:value-type="float" office:value="-15.2173913043478" calcext:value-type="float">
            <text:p>-15.2</text:p>
          </table:table-cell>
          <table:table-cell table:style-name="ce5" table:formula="of:=IF([.$B$1]&gt;[.M58];[.O58];[.Q58])" office:value-type="float" office:value="4.54545454545455" calcext:value-type="float">
            <text:p>4.5</text:p>
          </table:table-cell>
          <table:table-cell table:style-name="ce11" table:formula="of:= [.A58] + FLOOR([.$S$1] * [.A58] * [.A58] * [.A58] / 1000000; 1; 0)" office:value-type="float" office:value="48" calcext:value-type="float">
            <text:p>48</text:p>
          </table:table-cell>
          <table:table-cell table:formula="of:=[.S58]+[.$D$1]" office:value-type="float" office:value="48" calcext:value-type="float">
            <text:p>48</text:p>
          </table:table-cell>
          <table:table-cell table:formula="of:=MAX(3; [.T58]-([.$B$1]-[.T58])*2)" office:value-type="float" office:value="12" calcext:value-type="float">
            <text:p>12</text:p>
          </table:table-cell>
          <table:table-cell table:style-name="ce3" table:formula="of:=[.U58]*1000/([.$B$1]*2)/10" office:value-type="float" office:value="9.09090909090909" calcext:value-type="float">
            <text:p>9.1</text:p>
          </table:table-cell>
          <table:table-cell table:formula="of:=MAX(3; [.$B$1]-([.T58] - [.$B$1])*2)" office:value-type="float" office:value="102" calcext:value-type="float">
            <text:p>102</text:p>
          </table:table-cell>
          <table:table-cell table:style-name="ce3" table:formula="of:=(1000 - [.W58]*1000/([.T58]*2))/10" office:value-type="float" office:value="-6.25" calcext:value-type="float">
            <text:p>-6.3</text:p>
          </table:table-cell>
          <table:table-cell table:style-name="ce5" table:formula="of:=IF([.$B$1]&gt;[.T58];[.V58];[.X58])" office:value-type="float" office:value="9.09090909090909" calcext:value-type="float">
            <text:p>9.1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formula="of:=[.A59]+[.$D$1]" office:value-type="float" office:value="45" calcext:value-type="float">
            <text:p>45</text:p>
          </table:table-cell>
          <table:table-cell table:formula="of:=MAX(3; [.B59]-([.$B$1]-[.B59])*2)" office:value-type="float" office:value="3" calcext:value-type="float">
            <text:p>3</text:p>
          </table:table-cell>
          <table:table-cell table:style-name="ce3" table:formula="of:=[.C59]*1000/([.$B$1]*2)/10" office:value-type="float" office:value="2.27272727272727" calcext:value-type="float">
            <text:p>2.3</text:p>
          </table:table-cell>
          <table:table-cell table:formula="of:=MAX(3; [.$B$1]-([.B59] - [.$B$1])*2)" office:value-type="float" office:value="108" calcext:value-type="float">
            <text:p>108</text:p>
          </table:table-cell>
          <table:table-cell table:style-name="ce3" table:formula="of:=(1000 - [.E59]*1000/([.B59]*2))/10" office:value-type="float" office:value="-20" calcext:value-type="float">
            <text:p>-20.0</text:p>
          </table:table-cell>
          <table:table-cell table:style-name="ce5" table:formula="of:=IF([.$B$1]&gt;[.B59];[.D59];[.F59])" office:value-type="float" office:value="2.27272727272727" calcext:value-type="float">
            <text:p>2.3</text:p>
          </table:table-cell>
          <table:table-cell table:formula="of:=FLOOR(IF([.A59] &gt; 50; 50 + ([.A59] - 50)/2; [.A59]); 1; 0)" office:value-type="float" office:value="45" calcext:value-type="float">
            <text:p>45</text:p>
          </table:table-cell>
          <table:table-cell table:formula="of:=[.$B$1]-[.H59]" office:value-type="float" office:value="21" calcext:value-type="float">
            <text:p>21</text:p>
          </table:table-cell>
          <table:table-cell table:style-name="ce7" table:formula="of:=IF([.I59]&lt;3;1000-FLOOR(1000/(3*(3-[.I59]+1)); 1; 0);FLOOR(2000/[.I59]; 1; 0))" office:value-type="float" office:value="95" calcext:value-type="float">
            <text:p>95</text:p>
          </table:table-cell>
          <table:table-cell table:style-name="ce10" table:formula="of:=[.J59]/1000" office:value-type="percentage" office:value="0.095" calcext:value-type="percentage">
            <text:p>9.5%</text:p>
          </table:table-cell>
          <table:table-cell table:style-name="ce11" table:formula="of:=IF([.A59] &gt; [.$L$2]; [.$L$2] + ([.A59] - [.$L$2])*[.$L$1]; [.A59])" office:value-type="float" office:value="45" calcext:value-type="float">
            <text:p>45</text:p>
          </table:table-cell>
          <table:table-cell table:formula="of:=[.L59]+[.$D$1]" office:value-type="float" office:value="45" calcext:value-type="float">
            <text:p>45</text:p>
          </table:table-cell>
          <table:table-cell table:formula="of:=MAX(3; [.M59]-([.$B$1]-[.M59])*2)" office:value-type="float" office:value="3" calcext:value-type="float">
            <text:p>3</text:p>
          </table:table-cell>
          <table:table-cell table:style-name="ce3" table:formula="of:=[.N59]*1000/([.$B$1]*2)/10" office:value-type="float" office:value="2.27272727272727" calcext:value-type="float">
            <text:p>2.3</text:p>
          </table:table-cell>
          <table:table-cell table:formula="of:=MAX(3; [.$B$1]-([.M59] - [.$B$1])*2)" office:value-type="float" office:value="108" calcext:value-type="float">
            <text:p>108</text:p>
          </table:table-cell>
          <table:table-cell table:style-name="ce3" table:formula="of:=(1000 - [.P59]*1000/([.M59]*2))/10" office:value-type="float" office:value="-20" calcext:value-type="float">
            <text:p>-20.0</text:p>
          </table:table-cell>
          <table:table-cell table:style-name="ce5" table:formula="of:=IF([.$B$1]&gt;[.M59];[.O59];[.Q59])" office:value-type="float" office:value="2.27272727272727" calcext:value-type="float">
            <text:p>2.3</text:p>
          </table:table-cell>
          <table:table-cell table:style-name="ce11" table:formula="of:= [.A59] + FLOOR([.$S$1] * [.A59] * [.A59] * [.A59] / 1000000; 1; 0)" office:value-type="float" office:value="47" calcext:value-type="float">
            <text:p>47</text:p>
          </table:table-cell>
          <table:table-cell table:formula="of:=[.S59]+[.$D$1]" office:value-type="float" office:value="47" calcext:value-type="float">
            <text:p>47</text:p>
          </table:table-cell>
          <table:table-cell table:formula="of:=MAX(3; [.T59]-([.$B$1]-[.T59])*2)" office:value-type="float" office:value="9" calcext:value-type="float">
            <text:p>9</text:p>
          </table:table-cell>
          <table:table-cell table:style-name="ce3" table:formula="of:=[.U59]*1000/([.$B$1]*2)/10" office:value-type="float" office:value="6.81818181818182" calcext:value-type="float">
            <text:p>6.8</text:p>
          </table:table-cell>
          <table:table-cell table:formula="of:=MAX(3; [.$B$1]-([.T59] - [.$B$1])*2)" office:value-type="float" office:value="104" calcext:value-type="float">
            <text:p>104</text:p>
          </table:table-cell>
          <table:table-cell table:style-name="ce3" table:formula="of:=(1000 - [.W59]*1000/([.T59]*2))/10" office:value-type="float" office:value="-10.6382978723404" calcext:value-type="float">
            <text:p>-10.6</text:p>
          </table:table-cell>
          <table:table-cell table:style-name="ce5" table:formula="of:=IF([.$B$1]&gt;[.T59];[.V59];[.X59])" office:value-type="float" office:value="6.81818181818182" calcext:value-type="float">
            <text:p>6.8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formula="of:=[.A60]+[.$D$1]" office:value-type="float" office:value="44" calcext:value-type="float">
            <text:p>44</text:p>
          </table:table-cell>
          <table:table-cell table:formula="of:=MAX(3; [.B60]-([.$B$1]-[.B60])*2)" office:value-type="float" office:value="3" calcext:value-type="float">
            <text:p>3</text:p>
          </table:table-cell>
          <table:table-cell table:style-name="ce3" table:formula="of:=[.C60]*1000/([.$B$1]*2)/10" office:value-type="float" office:value="2.27272727272727" calcext:value-type="float">
            <text:p>2.3</text:p>
          </table:table-cell>
          <table:table-cell table:formula="of:=MAX(3; [.$B$1]-([.B60] - [.$B$1])*2)" office:value-type="float" office:value="110" calcext:value-type="float">
            <text:p>110</text:p>
          </table:table-cell>
          <table:table-cell table:style-name="ce3" table:formula="of:=(1000 - [.E60]*1000/([.B60]*2))/10" office:value-type="float" office:value="-25" calcext:value-type="float">
            <text:p>-25.0</text:p>
          </table:table-cell>
          <table:table-cell table:style-name="ce5" table:formula="of:=IF([.$B$1]&gt;[.B60];[.D60];[.F60])" office:value-type="float" office:value="2.27272727272727" calcext:value-type="float">
            <text:p>2.3</text:p>
          </table:table-cell>
          <table:table-cell table:formula="of:=FLOOR(IF([.A60] &gt; 50; 50 + ([.A60] - 50)/2; [.A60]); 1; 0)" office:value-type="float" office:value="44" calcext:value-type="float">
            <text:p>44</text:p>
          </table:table-cell>
          <table:table-cell table:formula="of:=[.$B$1]-[.H60]" office:value-type="float" office:value="22" calcext:value-type="float">
            <text:p>22</text:p>
          </table:table-cell>
          <table:table-cell table:style-name="ce7" table:formula="of:=IF([.I60]&lt;3;1000-FLOOR(1000/(3*(3-[.I60]+1)); 1; 0);FLOOR(2000/[.I60]; 1; 0))" office:value-type="float" office:value="90" calcext:value-type="float">
            <text:p>90</text:p>
          </table:table-cell>
          <table:table-cell table:style-name="ce10" table:formula="of:=[.J60]/1000" office:value-type="percentage" office:value="0.09" calcext:value-type="percentage">
            <text:p>9.0%</text:p>
          </table:table-cell>
          <table:table-cell table:style-name="ce11" table:formula="of:=IF([.A60] &gt; [.$L$2]; [.$L$2] + ([.A60] - [.$L$2])*[.$L$1]; [.A60])" office:value-type="float" office:value="44" calcext:value-type="float">
            <text:p>44</text:p>
          </table:table-cell>
          <table:table-cell table:formula="of:=[.L60]+[.$D$1]" office:value-type="float" office:value="44" calcext:value-type="float">
            <text:p>44</text:p>
          </table:table-cell>
          <table:table-cell table:formula="of:=MAX(3; [.M60]-([.$B$1]-[.M60])*2)" office:value-type="float" office:value="3" calcext:value-type="float">
            <text:p>3</text:p>
          </table:table-cell>
          <table:table-cell table:style-name="ce3" table:formula="of:=[.N60]*1000/([.$B$1]*2)/10" office:value-type="float" office:value="2.27272727272727" calcext:value-type="float">
            <text:p>2.3</text:p>
          </table:table-cell>
          <table:table-cell table:formula="of:=MAX(3; [.$B$1]-([.M60] - [.$B$1])*2)" office:value-type="float" office:value="110" calcext:value-type="float">
            <text:p>110</text:p>
          </table:table-cell>
          <table:table-cell table:style-name="ce3" table:formula="of:=(1000 - [.P60]*1000/([.M60]*2))/10" office:value-type="float" office:value="-25" calcext:value-type="float">
            <text:p>-25.0</text:p>
          </table:table-cell>
          <table:table-cell table:style-name="ce5" table:formula="of:=IF([.$B$1]&gt;[.M60];[.O60];[.Q60])" office:value-type="float" office:value="2.27272727272727" calcext:value-type="float">
            <text:p>2.3</text:p>
          </table:table-cell>
          <table:table-cell table:style-name="ce11" table:formula="of:= [.A60] + FLOOR([.$S$1] * [.A60] * [.A60] * [.A60] / 1000000; 1; 0)" office:value-type="float" office:value="46" calcext:value-type="float">
            <text:p>46</text:p>
          </table:table-cell>
          <table:table-cell table:formula="of:=[.S60]+[.$D$1]" office:value-type="float" office:value="46" calcext:value-type="float">
            <text:p>46</text:p>
          </table:table-cell>
          <table:table-cell table:formula="of:=MAX(3; [.T60]-([.$B$1]-[.T60])*2)" office:value-type="float" office:value="6" calcext:value-type="float">
            <text:p>6</text:p>
          </table:table-cell>
          <table:table-cell table:style-name="ce3" table:formula="of:=[.U60]*1000/([.$B$1]*2)/10" office:value-type="float" office:value="4.54545454545455" calcext:value-type="float">
            <text:p>4.5</text:p>
          </table:table-cell>
          <table:table-cell table:formula="of:=MAX(3; [.$B$1]-([.T60] - [.$B$1])*2)" office:value-type="float" office:value="106" calcext:value-type="float">
            <text:p>106</text:p>
          </table:table-cell>
          <table:table-cell table:style-name="ce3" table:formula="of:=(1000 - [.W60]*1000/([.T60]*2))/10" office:value-type="float" office:value="-15.2173913043478" calcext:value-type="float">
            <text:p>-15.2</text:p>
          </table:table-cell>
          <table:table-cell table:style-name="ce5" table:formula="of:=IF([.$B$1]&gt;[.T60];[.V60];[.X60])" office:value-type="float" office:value="4.54545454545455" calcext:value-type="float">
            <text:p>4.5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formula="of:=[.A61]+[.$D$1]" office:value-type="float" office:value="43" calcext:value-type="float">
            <text:p>43</text:p>
          </table:table-cell>
          <table:table-cell table:formula="of:=MAX(3; [.B61]-([.$B$1]-[.B61])*2)" office:value-type="float" office:value="3" calcext:value-type="float">
            <text:p>3</text:p>
          </table:table-cell>
          <table:table-cell table:style-name="ce3" table:formula="of:=[.C61]*1000/([.$B$1]*2)/10" office:value-type="float" office:value="2.27272727272727" calcext:value-type="float">
            <text:p>2.3</text:p>
          </table:table-cell>
          <table:table-cell table:formula="of:=MAX(3; [.$B$1]-([.B61] - [.$B$1])*2)" office:value-type="float" office:value="112" calcext:value-type="float">
            <text:p>112</text:p>
          </table:table-cell>
          <table:table-cell table:style-name="ce3" table:formula="of:=(1000 - [.E61]*1000/([.B61]*2))/10" office:value-type="float" office:value="-30.2325581395349" calcext:value-type="float">
            <text:p>-30.2</text:p>
          </table:table-cell>
          <table:table-cell table:style-name="ce5" table:formula="of:=IF([.$B$1]&gt;[.B61];[.D61];[.F61])" office:value-type="float" office:value="2.27272727272727" calcext:value-type="float">
            <text:p>2.3</text:p>
          </table:table-cell>
          <table:table-cell table:formula="of:=FLOOR(IF([.A61] &gt; 50; 50 + ([.A61] - 50)/2; [.A61]); 1; 0)" office:value-type="float" office:value="43" calcext:value-type="float">
            <text:p>43</text:p>
          </table:table-cell>
          <table:table-cell table:formula="of:=[.$B$1]-[.H61]" office:value-type="float" office:value="23" calcext:value-type="float">
            <text:p>23</text:p>
          </table:table-cell>
          <table:table-cell table:style-name="ce7" table:formula="of:=IF([.I61]&lt;3;1000-FLOOR(1000/(3*(3-[.I61]+1)); 1; 0);FLOOR(2000/[.I61]; 1; 0))" office:value-type="float" office:value="86" calcext:value-type="float">
            <text:p>86</text:p>
          </table:table-cell>
          <table:table-cell table:style-name="ce10" table:formula="of:=[.J61]/1000" office:value-type="percentage" office:value="0.086" calcext:value-type="percentage">
            <text:p>8.6%</text:p>
          </table:table-cell>
          <table:table-cell table:style-name="ce11" table:formula="of:=IF([.A61] &gt; [.$L$2]; [.$L$2] + ([.A61] - [.$L$2])*[.$L$1]; [.A61])" office:value-type="float" office:value="43" calcext:value-type="float">
            <text:p>43</text:p>
          </table:table-cell>
          <table:table-cell table:formula="of:=[.L61]+[.$D$1]" office:value-type="float" office:value="43" calcext:value-type="float">
            <text:p>43</text:p>
          </table:table-cell>
          <table:table-cell table:formula="of:=MAX(3; [.M61]-([.$B$1]-[.M61])*2)" office:value-type="float" office:value="3" calcext:value-type="float">
            <text:p>3</text:p>
          </table:table-cell>
          <table:table-cell table:style-name="ce3" table:formula="of:=[.N61]*1000/([.$B$1]*2)/10" office:value-type="float" office:value="2.27272727272727" calcext:value-type="float">
            <text:p>2.3</text:p>
          </table:table-cell>
          <table:table-cell table:formula="of:=MAX(3; [.$B$1]-([.M61] - [.$B$1])*2)" office:value-type="float" office:value="112" calcext:value-type="float">
            <text:p>112</text:p>
          </table:table-cell>
          <table:table-cell table:style-name="ce3" table:formula="of:=(1000 - [.P61]*1000/([.M61]*2))/10" office:value-type="float" office:value="-30.2325581395349" calcext:value-type="float">
            <text:p>-30.2</text:p>
          </table:table-cell>
          <table:table-cell table:style-name="ce5" table:formula="of:=IF([.$B$1]&gt;[.M61];[.O61];[.Q61])" office:value-type="float" office:value="2.27272727272727" calcext:value-type="float">
            <text:p>2.3</text:p>
          </table:table-cell>
          <table:table-cell table:style-name="ce11" table:formula="of:= [.A61] + FLOOR([.$S$1] * [.A61] * [.A61] * [.A61] / 1000000; 1; 0)" office:value-type="float" office:value="45" calcext:value-type="float">
            <text:p>45</text:p>
          </table:table-cell>
          <table:table-cell table:formula="of:=[.S61]+[.$D$1]" office:value-type="float" office:value="45" calcext:value-type="float">
            <text:p>45</text:p>
          </table:table-cell>
          <table:table-cell table:formula="of:=MAX(3; [.T61]-([.$B$1]-[.T61])*2)" office:value-type="float" office:value="3" calcext:value-type="float">
            <text:p>3</text:p>
          </table:table-cell>
          <table:table-cell table:style-name="ce3" table:formula="of:=[.U61]*1000/([.$B$1]*2)/10" office:value-type="float" office:value="2.27272727272727" calcext:value-type="float">
            <text:p>2.3</text:p>
          </table:table-cell>
          <table:table-cell table:formula="of:=MAX(3; [.$B$1]-([.T61] - [.$B$1])*2)" office:value-type="float" office:value="108" calcext:value-type="float">
            <text:p>108</text:p>
          </table:table-cell>
          <table:table-cell table:style-name="ce3" table:formula="of:=(1000 - [.W61]*1000/([.T61]*2))/10" office:value-type="float" office:value="-20" calcext:value-type="float">
            <text:p>-20.0</text:p>
          </table:table-cell>
          <table:table-cell table:style-name="ce5" table:formula="of:=IF([.$B$1]&gt;[.T61];[.V61];[.X61])" office:value-type="float" office:value="2.27272727272727" calcext:value-type="float">
            <text:p>2.3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formula="of:=[.A62]+[.$D$1]" office:value-type="float" office:value="42" calcext:value-type="float">
            <text:p>42</text:p>
          </table:table-cell>
          <table:table-cell table:formula="of:=MAX(3; [.B62]-([.$B$1]-[.B62])*2)" office:value-type="float" office:value="3" calcext:value-type="float">
            <text:p>3</text:p>
          </table:table-cell>
          <table:table-cell table:style-name="ce3" table:formula="of:=[.C62]*1000/([.$B$1]*2)/10" office:value-type="float" office:value="2.27272727272727" calcext:value-type="float">
            <text:p>2.3</text:p>
          </table:table-cell>
          <table:table-cell table:formula="of:=MAX(3; [.$B$1]-([.B62] - [.$B$1])*2)" office:value-type="float" office:value="114" calcext:value-type="float">
            <text:p>114</text:p>
          </table:table-cell>
          <table:table-cell table:style-name="ce3" table:formula="of:=(1000 - [.E62]*1000/([.B62]*2))/10" office:value-type="float" office:value="-35.7142857142857" calcext:value-type="float">
            <text:p>-35.7</text:p>
          </table:table-cell>
          <table:table-cell table:style-name="ce5" table:formula="of:=IF([.$B$1]&gt;[.B62];[.D62];[.F62])" office:value-type="float" office:value="2.27272727272727" calcext:value-type="float">
            <text:p>2.3</text:p>
          </table:table-cell>
          <table:table-cell table:formula="of:=FLOOR(IF([.A62] &gt; 50; 50 + ([.A62] - 50)/2; [.A62]); 1; 0)" office:value-type="float" office:value="42" calcext:value-type="float">
            <text:p>42</text:p>
          </table:table-cell>
          <table:table-cell table:formula="of:=[.$B$1]-[.H62]" office:value-type="float" office:value="24" calcext:value-type="float">
            <text:p>24</text:p>
          </table:table-cell>
          <table:table-cell table:style-name="ce7" table:formula="of:=IF([.I62]&lt;3;1000-FLOOR(1000/(3*(3-[.I62]+1)); 1; 0);FLOOR(2000/[.I62]; 1; 0))" office:value-type="float" office:value="83" calcext:value-type="float">
            <text:p>83</text:p>
          </table:table-cell>
          <table:table-cell table:style-name="ce10" table:formula="of:=[.J62]/1000" office:value-type="percentage" office:value="0.083" calcext:value-type="percentage">
            <text:p>8.3%</text:p>
          </table:table-cell>
          <table:table-cell table:style-name="ce11" table:formula="of:=IF([.A62] &gt; [.$L$2]; [.$L$2] + ([.A62] - [.$L$2])*[.$L$1]; [.A62])" office:value-type="float" office:value="42" calcext:value-type="float">
            <text:p>42</text:p>
          </table:table-cell>
          <table:table-cell table:formula="of:=[.L62]+[.$D$1]" office:value-type="float" office:value="42" calcext:value-type="float">
            <text:p>42</text:p>
          </table:table-cell>
          <table:table-cell table:formula="of:=MAX(3; [.M62]-([.$B$1]-[.M62])*2)" office:value-type="float" office:value="3" calcext:value-type="float">
            <text:p>3</text:p>
          </table:table-cell>
          <table:table-cell table:style-name="ce3" table:formula="of:=[.N62]*1000/([.$B$1]*2)/10" office:value-type="float" office:value="2.27272727272727" calcext:value-type="float">
            <text:p>2.3</text:p>
          </table:table-cell>
          <table:table-cell table:formula="of:=MAX(3; [.$B$1]-([.M62] - [.$B$1])*2)" office:value-type="float" office:value="114" calcext:value-type="float">
            <text:p>114</text:p>
          </table:table-cell>
          <table:table-cell table:style-name="ce3" table:formula="of:=(1000 - [.P62]*1000/([.M62]*2))/10" office:value-type="float" office:value="-35.7142857142857" calcext:value-type="float">
            <text:p>-35.7</text:p>
          </table:table-cell>
          <table:table-cell table:style-name="ce5" table:formula="of:=IF([.$B$1]&gt;[.M62];[.O62];[.Q62])" office:value-type="float" office:value="2.27272727272727" calcext:value-type="float">
            <text:p>2.3</text:p>
          </table:table-cell>
          <table:table-cell table:style-name="ce11" table:formula="of:= [.A62] + FLOOR([.$S$1] * [.A62] * [.A62] * [.A62] / 1000000; 1; 0)" office:value-type="float" office:value="44" calcext:value-type="float">
            <text:p>44</text:p>
          </table:table-cell>
          <table:table-cell table:formula="of:=[.S62]+[.$D$1]" office:value-type="float" office:value="44" calcext:value-type="float">
            <text:p>44</text:p>
          </table:table-cell>
          <table:table-cell table:formula="of:=MAX(3; [.T62]-([.$B$1]-[.T62])*2)" office:value-type="float" office:value="3" calcext:value-type="float">
            <text:p>3</text:p>
          </table:table-cell>
          <table:table-cell table:style-name="ce3" table:formula="of:=[.U62]*1000/([.$B$1]*2)/10" office:value-type="float" office:value="2.27272727272727" calcext:value-type="float">
            <text:p>2.3</text:p>
          </table:table-cell>
          <table:table-cell table:formula="of:=MAX(3; [.$B$1]-([.T62] - [.$B$1])*2)" office:value-type="float" office:value="110" calcext:value-type="float">
            <text:p>110</text:p>
          </table:table-cell>
          <table:table-cell table:style-name="ce3" table:formula="of:=(1000 - [.W62]*1000/([.T62]*2))/10" office:value-type="float" office:value="-25" calcext:value-type="float">
            <text:p>-25.0</text:p>
          </table:table-cell>
          <table:table-cell table:style-name="ce5" table:formula="of:=IF([.$B$1]&gt;[.T62];[.V62];[.X62])" office:value-type="float" office:value="2.27272727272727" calcext:value-type="float">
            <text:p>2.3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formula="of:=[.A63]+[.$D$1]" office:value-type="float" office:value="41" calcext:value-type="float">
            <text:p>41</text:p>
          </table:table-cell>
          <table:table-cell table:formula="of:=MAX(3; [.B63]-([.$B$1]-[.B63])*2)" office:value-type="float" office:value="3" calcext:value-type="float">
            <text:p>3</text:p>
          </table:table-cell>
          <table:table-cell table:style-name="ce3" table:formula="of:=[.C63]*1000/([.$B$1]*2)/10" office:value-type="float" office:value="2.27272727272727" calcext:value-type="float">
            <text:p>2.3</text:p>
          </table:table-cell>
          <table:table-cell table:formula="of:=MAX(3; [.$B$1]-([.B63] - [.$B$1])*2)" office:value-type="float" office:value="116" calcext:value-type="float">
            <text:p>116</text:p>
          </table:table-cell>
          <table:table-cell table:style-name="ce3" table:formula="of:=(1000 - [.E63]*1000/([.B63]*2))/10" office:value-type="float" office:value="-41.4634146341464" calcext:value-type="float">
            <text:p>-41.5</text:p>
          </table:table-cell>
          <table:table-cell table:style-name="ce5" table:formula="of:=IF([.$B$1]&gt;[.B63];[.D63];[.F63])" office:value-type="float" office:value="2.27272727272727" calcext:value-type="float">
            <text:p>2.3</text:p>
          </table:table-cell>
          <table:table-cell table:formula="of:=FLOOR(IF([.A63] &gt; 50; 50 + ([.A63] - 50)/2; [.A63]); 1; 0)" office:value-type="float" office:value="41" calcext:value-type="float">
            <text:p>41</text:p>
          </table:table-cell>
          <table:table-cell table:formula="of:=[.$B$1]-[.H63]" office:value-type="float" office:value="25" calcext:value-type="float">
            <text:p>25</text:p>
          </table:table-cell>
          <table:table-cell table:style-name="ce7" table:formula="of:=IF([.I63]&lt;3;1000-FLOOR(1000/(3*(3-[.I63]+1)); 1; 0);FLOOR(2000/[.I63]; 1; 0))" office:value-type="float" office:value="80" calcext:value-type="float">
            <text:p>80</text:p>
          </table:table-cell>
          <table:table-cell table:style-name="ce10" table:formula="of:=[.J63]/1000" office:value-type="percentage" office:value="0.08" calcext:value-type="percentage">
            <text:p>8.0%</text:p>
          </table:table-cell>
          <table:table-cell table:style-name="ce11" table:formula="of:=IF([.A63] &gt; [.$L$2]; [.$L$2] + ([.A63] - [.$L$2])*[.$L$1]; [.A63])" office:value-type="float" office:value="41" calcext:value-type="float">
            <text:p>41</text:p>
          </table:table-cell>
          <table:table-cell table:formula="of:=[.L63]+[.$D$1]" office:value-type="float" office:value="41" calcext:value-type="float">
            <text:p>41</text:p>
          </table:table-cell>
          <table:table-cell table:formula="of:=MAX(3; [.M63]-([.$B$1]-[.M63])*2)" office:value-type="float" office:value="3" calcext:value-type="float">
            <text:p>3</text:p>
          </table:table-cell>
          <table:table-cell table:style-name="ce3" table:formula="of:=[.N63]*1000/([.$B$1]*2)/10" office:value-type="float" office:value="2.27272727272727" calcext:value-type="float">
            <text:p>2.3</text:p>
          </table:table-cell>
          <table:table-cell table:formula="of:=MAX(3; [.$B$1]-([.M63] - [.$B$1])*2)" office:value-type="float" office:value="116" calcext:value-type="float">
            <text:p>116</text:p>
          </table:table-cell>
          <table:table-cell table:style-name="ce3" table:formula="of:=(1000 - [.P63]*1000/([.M63]*2))/10" office:value-type="float" office:value="-41.4634146341464" calcext:value-type="float">
            <text:p>-41.5</text:p>
          </table:table-cell>
          <table:table-cell table:style-name="ce5" table:formula="of:=IF([.$B$1]&gt;[.M63];[.O63];[.Q63])" office:value-type="float" office:value="2.27272727272727" calcext:value-type="float">
            <text:p>2.3</text:p>
          </table:table-cell>
          <table:table-cell table:style-name="ce11" table:formula="of:= [.A63] + FLOOR([.$S$1] * [.A63] * [.A63] * [.A63] / 1000000; 1; 0)" office:value-type="float" office:value="43" calcext:value-type="float">
            <text:p>43</text:p>
          </table:table-cell>
          <table:table-cell table:formula="of:=[.S63]+[.$D$1]" office:value-type="float" office:value="43" calcext:value-type="float">
            <text:p>43</text:p>
          </table:table-cell>
          <table:table-cell table:formula="of:=MAX(3; [.T63]-([.$B$1]-[.T63])*2)" office:value-type="float" office:value="3" calcext:value-type="float">
            <text:p>3</text:p>
          </table:table-cell>
          <table:table-cell table:style-name="ce3" table:formula="of:=[.U63]*1000/([.$B$1]*2)/10" office:value-type="float" office:value="2.27272727272727" calcext:value-type="float">
            <text:p>2.3</text:p>
          </table:table-cell>
          <table:table-cell table:formula="of:=MAX(3; [.$B$1]-([.T63] - [.$B$1])*2)" office:value-type="float" office:value="112" calcext:value-type="float">
            <text:p>112</text:p>
          </table:table-cell>
          <table:table-cell table:style-name="ce3" table:formula="of:=(1000 - [.W63]*1000/([.T63]*2))/10" office:value-type="float" office:value="-30.2325581395349" calcext:value-type="float">
            <text:p>-30.2</text:p>
          </table:table-cell>
          <table:table-cell table:style-name="ce5" table:formula="of:=IF([.$B$1]&gt;[.T63];[.V63];[.X63])" office:value-type="float" office:value="2.27272727272727" calcext:value-type="float">
            <text:p>2.3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formula="of:=[.A64]+[.$D$1]" office:value-type="float" office:value="40" calcext:value-type="float">
            <text:p>40</text:p>
          </table:table-cell>
          <table:table-cell table:formula="of:=MAX(3; [.B64]-([.$B$1]-[.B64])*2)" office:value-type="float" office:value="3" calcext:value-type="float">
            <text:p>3</text:p>
          </table:table-cell>
          <table:table-cell table:style-name="ce3" table:formula="of:=[.C64]*1000/([.$B$1]*2)/10" office:value-type="float" office:value="2.27272727272727" calcext:value-type="float">
            <text:p>2.3</text:p>
          </table:table-cell>
          <table:table-cell table:formula="of:=MAX(3; [.$B$1]-([.B64] - [.$B$1])*2)" office:value-type="float" office:value="118" calcext:value-type="float">
            <text:p>118</text:p>
          </table:table-cell>
          <table:table-cell table:style-name="ce3" table:formula="of:=(1000 - [.E64]*1000/([.B64]*2))/10" office:value-type="float" office:value="-47.5" calcext:value-type="float">
            <text:p>-47.5</text:p>
          </table:table-cell>
          <table:table-cell table:style-name="ce5" table:formula="of:=IF([.$B$1]&gt;[.B64];[.D64];[.F64])" office:value-type="float" office:value="2.27272727272727" calcext:value-type="float">
            <text:p>2.3</text:p>
          </table:table-cell>
          <table:table-cell table:formula="of:=FLOOR(IF([.A64] &gt; 50; 50 + ([.A64] - 50)/2; [.A64]); 1; 0)" office:value-type="float" office:value="40" calcext:value-type="float">
            <text:p>40</text:p>
          </table:table-cell>
          <table:table-cell table:formula="of:=[.$B$1]-[.H64]" office:value-type="float" office:value="26" calcext:value-type="float">
            <text:p>26</text:p>
          </table:table-cell>
          <table:table-cell table:style-name="ce7" table:formula="of:=IF([.I64]&lt;3;1000-FLOOR(1000/(3*(3-[.I64]+1)); 1; 0);FLOOR(2000/[.I64]; 1; 0))" office:value-type="float" office:value="76" calcext:value-type="float">
            <text:p>76</text:p>
          </table:table-cell>
          <table:table-cell table:style-name="ce10" table:formula="of:=[.J64]/1000" office:value-type="percentage" office:value="0.076" calcext:value-type="percentage">
            <text:p>7.6%</text:p>
          </table:table-cell>
          <table:table-cell table:style-name="ce11" table:formula="of:=IF([.A64] &gt; [.$L$2]; [.$L$2] + ([.A64] - [.$L$2])*[.$L$1]; [.A64])" office:value-type="float" office:value="40" calcext:value-type="float">
            <text:p>40</text:p>
          </table:table-cell>
          <table:table-cell table:formula="of:=[.L64]+[.$D$1]" office:value-type="float" office:value="40" calcext:value-type="float">
            <text:p>40</text:p>
          </table:table-cell>
          <table:table-cell table:formula="of:=MAX(3; [.M64]-([.$B$1]-[.M64])*2)" office:value-type="float" office:value="3" calcext:value-type="float">
            <text:p>3</text:p>
          </table:table-cell>
          <table:table-cell table:style-name="ce3" table:formula="of:=[.N64]*1000/([.$B$1]*2)/10" office:value-type="float" office:value="2.27272727272727" calcext:value-type="float">
            <text:p>2.3</text:p>
          </table:table-cell>
          <table:table-cell table:formula="of:=MAX(3; [.$B$1]-([.M64] - [.$B$1])*2)" office:value-type="float" office:value="118" calcext:value-type="float">
            <text:p>118</text:p>
          </table:table-cell>
          <table:table-cell table:style-name="ce3" table:formula="of:=(1000 - [.P64]*1000/([.M64]*2))/10" office:value-type="float" office:value="-47.5" calcext:value-type="float">
            <text:p>-47.5</text:p>
          </table:table-cell>
          <table:table-cell table:style-name="ce5" table:formula="of:=IF([.$B$1]&gt;[.M64];[.O64];[.Q64])" office:value-type="float" office:value="2.27272727272727" calcext:value-type="float">
            <text:p>2.3</text:p>
          </table:table-cell>
          <table:table-cell table:style-name="ce11" table:formula="of:= [.A64] + FLOOR([.$S$1] * [.A64] * [.A64] * [.A64] / 1000000; 1; 0)" office:value-type="float" office:value="41" calcext:value-type="float">
            <text:p>41</text:p>
          </table:table-cell>
          <table:table-cell table:formula="of:=[.S64]+[.$D$1]" office:value-type="float" office:value="41" calcext:value-type="float">
            <text:p>41</text:p>
          </table:table-cell>
          <table:table-cell table:formula="of:=MAX(3; [.T64]-([.$B$1]-[.T64])*2)" office:value-type="float" office:value="3" calcext:value-type="float">
            <text:p>3</text:p>
          </table:table-cell>
          <table:table-cell table:style-name="ce3" table:formula="of:=[.U64]*1000/([.$B$1]*2)/10" office:value-type="float" office:value="2.27272727272727" calcext:value-type="float">
            <text:p>2.3</text:p>
          </table:table-cell>
          <table:table-cell table:formula="of:=MAX(3; [.$B$1]-([.T64] - [.$B$1])*2)" office:value-type="float" office:value="116" calcext:value-type="float">
            <text:p>116</text:p>
          </table:table-cell>
          <table:table-cell table:style-name="ce3" table:formula="of:=(1000 - [.W64]*1000/([.T64]*2))/10" office:value-type="float" office:value="-41.4634146341464" calcext:value-type="float">
            <text:p>-41.5</text:p>
          </table:table-cell>
          <table:table-cell table:style-name="ce5" table:formula="of:=IF([.$B$1]&gt;[.T64];[.V64];[.X64])" office:value-type="float" office:value="2.27272727272727" calcext:value-type="float">
            <text:p>2.3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formula="of:=[.A65]+[.$D$1]" office:value-type="float" office:value="39" calcext:value-type="float">
            <text:p>39</text:p>
          </table:table-cell>
          <table:table-cell table:formula="of:=MAX(3; [.B65]-([.$B$1]-[.B65])*2)" office:value-type="float" office:value="3" calcext:value-type="float">
            <text:p>3</text:p>
          </table:table-cell>
          <table:table-cell table:style-name="ce3" table:formula="of:=[.C65]*1000/([.$B$1]*2)/10" office:value-type="float" office:value="2.27272727272727" calcext:value-type="float">
            <text:p>2.3</text:p>
          </table:table-cell>
          <table:table-cell table:formula="of:=MAX(3; [.$B$1]-([.B65] - [.$B$1])*2)" office:value-type="float" office:value="120" calcext:value-type="float">
            <text:p>120</text:p>
          </table:table-cell>
          <table:table-cell table:style-name="ce3" table:formula="of:=(1000 - [.E65]*1000/([.B65]*2))/10" office:value-type="float" office:value="-53.8461538461539" calcext:value-type="float">
            <text:p>-53.8</text:p>
          </table:table-cell>
          <table:table-cell table:style-name="ce5" table:formula="of:=IF([.$B$1]&gt;[.B65];[.D65];[.F65])" office:value-type="float" office:value="2.27272727272727" calcext:value-type="float">
            <text:p>2.3</text:p>
          </table:table-cell>
          <table:table-cell table:formula="of:=FLOOR(IF([.A65] &gt; 50; 50 + ([.A65] - 50)/2; [.A65]); 1; 0)" office:value-type="float" office:value="39" calcext:value-type="float">
            <text:p>39</text:p>
          </table:table-cell>
          <table:table-cell table:formula="of:=[.$B$1]-[.H65]" office:value-type="float" office:value="27" calcext:value-type="float">
            <text:p>27</text:p>
          </table:table-cell>
          <table:table-cell table:style-name="ce7" table:formula="of:=IF([.I65]&lt;3;1000-FLOOR(1000/(3*(3-[.I65]+1)); 1; 0);FLOOR(2000/[.I65]; 1; 0))" office:value-type="float" office:value="74" calcext:value-type="float">
            <text:p>74</text:p>
          </table:table-cell>
          <table:table-cell table:style-name="ce10" table:formula="of:=[.J65]/1000" office:value-type="percentage" office:value="0.074" calcext:value-type="percentage">
            <text:p>7.4%</text:p>
          </table:table-cell>
          <table:table-cell table:style-name="ce11" table:formula="of:=IF([.A65] &gt; [.$L$2]; [.$L$2] + ([.A65] - [.$L$2])*[.$L$1]; [.A65])" office:value-type="float" office:value="39" calcext:value-type="float">
            <text:p>39</text:p>
          </table:table-cell>
          <table:table-cell table:formula="of:=[.L65]+[.$D$1]" office:value-type="float" office:value="39" calcext:value-type="float">
            <text:p>39</text:p>
          </table:table-cell>
          <table:table-cell table:formula="of:=MAX(3; [.M65]-([.$B$1]-[.M65])*2)" office:value-type="float" office:value="3" calcext:value-type="float">
            <text:p>3</text:p>
          </table:table-cell>
          <table:table-cell table:style-name="ce3" table:formula="of:=[.N65]*1000/([.$B$1]*2)/10" office:value-type="float" office:value="2.27272727272727" calcext:value-type="float">
            <text:p>2.3</text:p>
          </table:table-cell>
          <table:table-cell table:formula="of:=MAX(3; [.$B$1]-([.M65] - [.$B$1])*2)" office:value-type="float" office:value="120" calcext:value-type="float">
            <text:p>120</text:p>
          </table:table-cell>
          <table:table-cell table:style-name="ce3" table:formula="of:=(1000 - [.P65]*1000/([.M65]*2))/10" office:value-type="float" office:value="-53.8461538461539" calcext:value-type="float">
            <text:p>-53.8</text:p>
          </table:table-cell>
          <table:table-cell table:style-name="ce5" table:formula="of:=IF([.$B$1]&gt;[.M65];[.O65];[.Q65])" office:value-type="float" office:value="2.27272727272727" calcext:value-type="float">
            <text:p>2.3</text:p>
          </table:table-cell>
          <table:table-cell table:style-name="ce11" table:formula="of:= [.A65] + FLOOR([.$S$1] * [.A65] * [.A65] * [.A65] / 1000000; 1; 0)" office:value-type="float" office:value="40" calcext:value-type="float">
            <text:p>40</text:p>
          </table:table-cell>
          <table:table-cell table:formula="of:=[.S65]+[.$D$1]" office:value-type="float" office:value="40" calcext:value-type="float">
            <text:p>40</text:p>
          </table:table-cell>
          <table:table-cell table:formula="of:=MAX(3; [.T65]-([.$B$1]-[.T65])*2)" office:value-type="float" office:value="3" calcext:value-type="float">
            <text:p>3</text:p>
          </table:table-cell>
          <table:table-cell table:style-name="ce3" table:formula="of:=[.U65]*1000/([.$B$1]*2)/10" office:value-type="float" office:value="2.27272727272727" calcext:value-type="float">
            <text:p>2.3</text:p>
          </table:table-cell>
          <table:table-cell table:formula="of:=MAX(3; [.$B$1]-([.T65] - [.$B$1])*2)" office:value-type="float" office:value="118" calcext:value-type="float">
            <text:p>118</text:p>
          </table:table-cell>
          <table:table-cell table:style-name="ce3" table:formula="of:=(1000 - [.W65]*1000/([.T65]*2))/10" office:value-type="float" office:value="-47.5" calcext:value-type="float">
            <text:p>-47.5</text:p>
          </table:table-cell>
          <table:table-cell table:style-name="ce5" table:formula="of:=IF([.$B$1]&gt;[.T65];[.V65];[.X65])" office:value-type="float" office:value="2.27272727272727" calcext:value-type="float">
            <text:p>2.3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formula="of:=[.A66]+[.$D$1]" office:value-type="float" office:value="38" calcext:value-type="float">
            <text:p>38</text:p>
          </table:table-cell>
          <table:table-cell table:formula="of:=MAX(3; [.B66]-([.$B$1]-[.B66])*2)" office:value-type="float" office:value="3" calcext:value-type="float">
            <text:p>3</text:p>
          </table:table-cell>
          <table:table-cell table:style-name="ce3" table:formula="of:=[.C66]*1000/([.$B$1]*2)/10" office:value-type="float" office:value="2.27272727272727" calcext:value-type="float">
            <text:p>2.3</text:p>
          </table:table-cell>
          <table:table-cell table:formula="of:=MAX(3; [.$B$1]-([.B66] - [.$B$1])*2)" office:value-type="float" office:value="122" calcext:value-type="float">
            <text:p>122</text:p>
          </table:table-cell>
          <table:table-cell table:style-name="ce3" table:formula="of:=(1000 - [.E66]*1000/([.B66]*2))/10" office:value-type="float" office:value="-60.5263157894737" calcext:value-type="float">
            <text:p>-60.5</text:p>
          </table:table-cell>
          <table:table-cell table:style-name="ce5" table:formula="of:=IF([.$B$1]&gt;[.B66];[.D66];[.F66])" office:value-type="float" office:value="2.27272727272727" calcext:value-type="float">
            <text:p>2.3</text:p>
          </table:table-cell>
          <table:table-cell table:formula="of:=FLOOR(IF([.A66] &gt; 50; 50 + ([.A66] - 50)/2; [.A66]); 1; 0)" office:value-type="float" office:value="38" calcext:value-type="float">
            <text:p>38</text:p>
          </table:table-cell>
          <table:table-cell table:formula="of:=[.$B$1]-[.H66]" office:value-type="float" office:value="28" calcext:value-type="float">
            <text:p>28</text:p>
          </table:table-cell>
          <table:table-cell table:style-name="ce7" table:formula="of:=IF([.I66]&lt;3;1000-FLOOR(1000/(3*(3-[.I66]+1)); 1; 0);FLOOR(2000/[.I66]; 1; 0))" office:value-type="float" office:value="71" calcext:value-type="float">
            <text:p>71</text:p>
          </table:table-cell>
          <table:table-cell table:style-name="ce10" table:formula="of:=[.J66]/1000" office:value-type="percentage" office:value="0.071" calcext:value-type="percentage">
            <text:p>7.1%</text:p>
          </table:table-cell>
          <table:table-cell table:style-name="ce11" table:formula="of:=IF([.A66] &gt; [.$L$2]; [.$L$2] + ([.A66] - [.$L$2])*[.$L$1]; [.A66])" office:value-type="float" office:value="38" calcext:value-type="float">
            <text:p>38</text:p>
          </table:table-cell>
          <table:table-cell table:formula="of:=[.L66]+[.$D$1]" office:value-type="float" office:value="38" calcext:value-type="float">
            <text:p>38</text:p>
          </table:table-cell>
          <table:table-cell table:formula="of:=MAX(3; [.M66]-([.$B$1]-[.M66])*2)" office:value-type="float" office:value="3" calcext:value-type="float">
            <text:p>3</text:p>
          </table:table-cell>
          <table:table-cell table:style-name="ce3" table:formula="of:=[.N66]*1000/([.$B$1]*2)/10" office:value-type="float" office:value="2.27272727272727" calcext:value-type="float">
            <text:p>2.3</text:p>
          </table:table-cell>
          <table:table-cell table:formula="of:=MAX(3; [.$B$1]-([.M66] - [.$B$1])*2)" office:value-type="float" office:value="122" calcext:value-type="float">
            <text:p>122</text:p>
          </table:table-cell>
          <table:table-cell table:style-name="ce3" table:formula="of:=(1000 - [.P66]*1000/([.M66]*2))/10" office:value-type="float" office:value="-60.5263157894737" calcext:value-type="float">
            <text:p>-60.5</text:p>
          </table:table-cell>
          <table:table-cell table:style-name="ce5" table:formula="of:=IF([.$B$1]&gt;[.M66];[.O66];[.Q66])" office:value-type="float" office:value="2.27272727272727" calcext:value-type="float">
            <text:p>2.3</text:p>
          </table:table-cell>
          <table:table-cell table:style-name="ce11" table:formula="of:= [.A66] + FLOOR([.$S$1] * [.A66] * [.A66] * [.A66] / 1000000; 1; 0)" office:value-type="float" office:value="39" calcext:value-type="float">
            <text:p>39</text:p>
          </table:table-cell>
          <table:table-cell table:formula="of:=[.S66]+[.$D$1]" office:value-type="float" office:value="39" calcext:value-type="float">
            <text:p>39</text:p>
          </table:table-cell>
          <table:table-cell table:formula="of:=MAX(3; [.T66]-([.$B$1]-[.T66])*2)" office:value-type="float" office:value="3" calcext:value-type="float">
            <text:p>3</text:p>
          </table:table-cell>
          <table:table-cell table:style-name="ce3" table:formula="of:=[.U66]*1000/([.$B$1]*2)/10" office:value-type="float" office:value="2.27272727272727" calcext:value-type="float">
            <text:p>2.3</text:p>
          </table:table-cell>
          <table:table-cell table:formula="of:=MAX(3; [.$B$1]-([.T66] - [.$B$1])*2)" office:value-type="float" office:value="120" calcext:value-type="float">
            <text:p>120</text:p>
          </table:table-cell>
          <table:table-cell table:style-name="ce3" table:formula="of:=(1000 - [.W66]*1000/([.T66]*2))/10" office:value-type="float" office:value="-53.8461538461539" calcext:value-type="float">
            <text:p>-53.8</text:p>
          </table:table-cell>
          <table:table-cell table:style-name="ce5" table:formula="of:=IF([.$B$1]&gt;[.T66];[.V66];[.X66])" office:value-type="float" office:value="2.27272727272727" calcext:value-type="float">
            <text:p>2.3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formula="of:=[.A67]+[.$D$1]" office:value-type="float" office:value="37" calcext:value-type="float">
            <text:p>37</text:p>
          </table:table-cell>
          <table:table-cell table:formula="of:=MAX(3; [.B67]-([.$B$1]-[.B67])*2)" office:value-type="float" office:value="3" calcext:value-type="float">
            <text:p>3</text:p>
          </table:table-cell>
          <table:table-cell table:style-name="ce3" table:formula="of:=[.C67]*1000/([.$B$1]*2)/10" office:value-type="float" office:value="2.27272727272727" calcext:value-type="float">
            <text:p>2.3</text:p>
          </table:table-cell>
          <table:table-cell table:formula="of:=MAX(3; [.$B$1]-([.B67] - [.$B$1])*2)" office:value-type="float" office:value="124" calcext:value-type="float">
            <text:p>124</text:p>
          </table:table-cell>
          <table:table-cell table:style-name="ce3" table:formula="of:=(1000 - [.E67]*1000/([.B67]*2))/10" office:value-type="float" office:value="-67.5675675675676" calcext:value-type="float">
            <text:p>-67.6</text:p>
          </table:table-cell>
          <table:table-cell table:style-name="ce5" table:formula="of:=IF([.$B$1]&gt;[.B67];[.D67];[.F67])" office:value-type="float" office:value="2.27272727272727" calcext:value-type="float">
            <text:p>2.3</text:p>
          </table:table-cell>
          <table:table-cell table:formula="of:=FLOOR(IF([.A67] &gt; 50; 50 + ([.A67] - 50)/2; [.A67]); 1; 0)" office:value-type="float" office:value="37" calcext:value-type="float">
            <text:p>37</text:p>
          </table:table-cell>
          <table:table-cell table:formula="of:=[.$B$1]-[.H67]" office:value-type="float" office:value="29" calcext:value-type="float">
            <text:p>29</text:p>
          </table:table-cell>
          <table:table-cell table:style-name="ce7" table:formula="of:=IF([.I67]&lt;3;1000-FLOOR(1000/(3*(3-[.I67]+1)); 1; 0);FLOOR(2000/[.I67]; 1; 0))" office:value-type="float" office:value="68" calcext:value-type="float">
            <text:p>68</text:p>
          </table:table-cell>
          <table:table-cell table:style-name="ce10" table:formula="of:=[.J67]/1000" office:value-type="percentage" office:value="0.068" calcext:value-type="percentage">
            <text:p>6.8%</text:p>
          </table:table-cell>
          <table:table-cell table:style-name="ce11" table:formula="of:=IF([.A67] &gt; [.$L$2]; [.$L$2] + ([.A67] - [.$L$2])*[.$L$1]; [.A67])" office:value-type="float" office:value="37" calcext:value-type="float">
            <text:p>37</text:p>
          </table:table-cell>
          <table:table-cell table:formula="of:=[.L67]+[.$D$1]" office:value-type="float" office:value="37" calcext:value-type="float">
            <text:p>37</text:p>
          </table:table-cell>
          <table:table-cell table:formula="of:=MAX(3; [.M67]-([.$B$1]-[.M67])*2)" office:value-type="float" office:value="3" calcext:value-type="float">
            <text:p>3</text:p>
          </table:table-cell>
          <table:table-cell table:style-name="ce3" table:formula="of:=[.N67]*1000/([.$B$1]*2)/10" office:value-type="float" office:value="2.27272727272727" calcext:value-type="float">
            <text:p>2.3</text:p>
          </table:table-cell>
          <table:table-cell table:formula="of:=MAX(3; [.$B$1]-([.M67] - [.$B$1])*2)" office:value-type="float" office:value="124" calcext:value-type="float">
            <text:p>124</text:p>
          </table:table-cell>
          <table:table-cell table:style-name="ce3" table:formula="of:=(1000 - [.P67]*1000/([.M67]*2))/10" office:value-type="float" office:value="-67.5675675675676" calcext:value-type="float">
            <text:p>-67.6</text:p>
          </table:table-cell>
          <table:table-cell table:style-name="ce5" table:formula="of:=IF([.$B$1]&gt;[.M67];[.O67];[.Q67])" office:value-type="float" office:value="2.27272727272727" calcext:value-type="float">
            <text:p>2.3</text:p>
          </table:table-cell>
          <table:table-cell table:style-name="ce11" table:formula="of:= [.A67] + FLOOR([.$S$1] * [.A67] * [.A67] * [.A67] / 1000000; 1; 0)" office:value-type="float" office:value="38" calcext:value-type="float">
            <text:p>38</text:p>
          </table:table-cell>
          <table:table-cell table:formula="of:=[.S67]+[.$D$1]" office:value-type="float" office:value="38" calcext:value-type="float">
            <text:p>38</text:p>
          </table:table-cell>
          <table:table-cell table:formula="of:=MAX(3; [.T67]-([.$B$1]-[.T67])*2)" office:value-type="float" office:value="3" calcext:value-type="float">
            <text:p>3</text:p>
          </table:table-cell>
          <table:table-cell table:style-name="ce3" table:formula="of:=[.U67]*1000/([.$B$1]*2)/10" office:value-type="float" office:value="2.27272727272727" calcext:value-type="float">
            <text:p>2.3</text:p>
          </table:table-cell>
          <table:table-cell table:formula="of:=MAX(3; [.$B$1]-([.T67] - [.$B$1])*2)" office:value-type="float" office:value="122" calcext:value-type="float">
            <text:p>122</text:p>
          </table:table-cell>
          <table:table-cell table:style-name="ce3" table:formula="of:=(1000 - [.W67]*1000/([.T67]*2))/10" office:value-type="float" office:value="-60.5263157894737" calcext:value-type="float">
            <text:p>-60.5</text:p>
          </table:table-cell>
          <table:table-cell table:style-name="ce5" table:formula="of:=IF([.$B$1]&gt;[.T67];[.V67];[.X67])" office:value-type="float" office:value="2.27272727272727" calcext:value-type="float">
            <text:p>2.3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formula="of:=[.A68]+[.$D$1]" office:value-type="float" office:value="36" calcext:value-type="float">
            <text:p>36</text:p>
          </table:table-cell>
          <table:table-cell table:formula="of:=MAX(3; [.B68]-([.$B$1]-[.B68])*2)" office:value-type="float" office:value="3" calcext:value-type="float">
            <text:p>3</text:p>
          </table:table-cell>
          <table:table-cell table:style-name="ce3" table:formula="of:=[.C68]*1000/([.$B$1]*2)/10" office:value-type="float" office:value="2.27272727272727" calcext:value-type="float">
            <text:p>2.3</text:p>
          </table:table-cell>
          <table:table-cell table:formula="of:=MAX(3; [.$B$1]-([.B68] - [.$B$1])*2)" office:value-type="float" office:value="126" calcext:value-type="float">
            <text:p>126</text:p>
          </table:table-cell>
          <table:table-cell table:style-name="ce3" table:formula="of:=(1000 - [.E68]*1000/([.B68]*2))/10" office:value-type="float" office:value="-75" calcext:value-type="float">
            <text:p>-75.0</text:p>
          </table:table-cell>
          <table:table-cell table:style-name="ce5" table:formula="of:=IF([.$B$1]&gt;[.B68];[.D68];[.F68])" office:value-type="float" office:value="2.27272727272727" calcext:value-type="float">
            <text:p>2.3</text:p>
          </table:table-cell>
          <table:table-cell table:formula="of:=FLOOR(IF([.A68] &gt; 50; 50 + ([.A68] - 50)/2; [.A68]); 1; 0)" office:value-type="float" office:value="36" calcext:value-type="float">
            <text:p>36</text:p>
          </table:table-cell>
          <table:table-cell table:formula="of:=[.$B$1]-[.H68]" office:value-type="float" office:value="30" calcext:value-type="float">
            <text:p>30</text:p>
          </table:table-cell>
          <table:table-cell table:style-name="ce7" table:formula="of:=IF([.I68]&lt;3;1000-FLOOR(1000/(3*(3-[.I68]+1)); 1; 0);FLOOR(2000/[.I68]; 1; 0))" office:value-type="float" office:value="66" calcext:value-type="float">
            <text:p>66</text:p>
          </table:table-cell>
          <table:table-cell table:style-name="ce10" table:formula="of:=[.J68]/1000" office:value-type="percentage" office:value="0.066" calcext:value-type="percentage">
            <text:p>6.6%</text:p>
          </table:table-cell>
          <table:table-cell table:style-name="ce11" table:formula="of:=IF([.A68] &gt; [.$L$2]; [.$L$2] + ([.A68] - [.$L$2])*[.$L$1]; [.A68])" office:value-type="float" office:value="36" calcext:value-type="float">
            <text:p>36</text:p>
          </table:table-cell>
          <table:table-cell table:formula="of:=[.L68]+[.$D$1]" office:value-type="float" office:value="36" calcext:value-type="float">
            <text:p>36</text:p>
          </table:table-cell>
          <table:table-cell table:formula="of:=MAX(3; [.M68]-([.$B$1]-[.M68])*2)" office:value-type="float" office:value="3" calcext:value-type="float">
            <text:p>3</text:p>
          </table:table-cell>
          <table:table-cell table:style-name="ce3" table:formula="of:=[.N68]*1000/([.$B$1]*2)/10" office:value-type="float" office:value="2.27272727272727" calcext:value-type="float">
            <text:p>2.3</text:p>
          </table:table-cell>
          <table:table-cell table:formula="of:=MAX(3; [.$B$1]-([.M68] - [.$B$1])*2)" office:value-type="float" office:value="126" calcext:value-type="float">
            <text:p>126</text:p>
          </table:table-cell>
          <table:table-cell table:style-name="ce3" table:formula="of:=(1000 - [.P68]*1000/([.M68]*2))/10" office:value-type="float" office:value="-75" calcext:value-type="float">
            <text:p>-75.0</text:p>
          </table:table-cell>
          <table:table-cell table:style-name="ce5" table:formula="of:=IF([.$B$1]&gt;[.M68];[.O68];[.Q68])" office:value-type="float" office:value="2.27272727272727" calcext:value-type="float">
            <text:p>2.3</text:p>
          </table:table-cell>
          <table:table-cell table:style-name="ce11" table:formula="of:= [.A68] + FLOOR([.$S$1] * [.A68] * [.A68] * [.A68] / 1000000; 1; 0)" office:value-type="float" office:value="37" calcext:value-type="float">
            <text:p>37</text:p>
          </table:table-cell>
          <table:table-cell table:formula="of:=[.S68]+[.$D$1]" office:value-type="float" office:value="37" calcext:value-type="float">
            <text:p>37</text:p>
          </table:table-cell>
          <table:table-cell table:formula="of:=MAX(3; [.T68]-([.$B$1]-[.T68])*2)" office:value-type="float" office:value="3" calcext:value-type="float">
            <text:p>3</text:p>
          </table:table-cell>
          <table:table-cell table:style-name="ce3" table:formula="of:=[.U68]*1000/([.$B$1]*2)/10" office:value-type="float" office:value="2.27272727272727" calcext:value-type="float">
            <text:p>2.3</text:p>
          </table:table-cell>
          <table:table-cell table:formula="of:=MAX(3; [.$B$1]-([.T68] - [.$B$1])*2)" office:value-type="float" office:value="124" calcext:value-type="float">
            <text:p>124</text:p>
          </table:table-cell>
          <table:table-cell table:style-name="ce3" table:formula="of:=(1000 - [.W68]*1000/([.T68]*2))/10" office:value-type="float" office:value="-67.5675675675676" calcext:value-type="float">
            <text:p>-67.6</text:p>
          </table:table-cell>
          <table:table-cell table:style-name="ce5" table:formula="of:=IF([.$B$1]&gt;[.T68];[.V68];[.X68])" office:value-type="float" office:value="2.27272727272727" calcext:value-type="float">
            <text:p>2.3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formula="of:=[.A69]+[.$D$1]" office:value-type="float" office:value="35" calcext:value-type="float">
            <text:p>35</text:p>
          </table:table-cell>
          <table:table-cell table:formula="of:=MAX(3; [.B69]-([.$B$1]-[.B69])*2)" office:value-type="float" office:value="3" calcext:value-type="float">
            <text:p>3</text:p>
          </table:table-cell>
          <table:table-cell table:style-name="ce3" table:formula="of:=[.C69]*1000/([.$B$1]*2)/10" office:value-type="float" office:value="2.27272727272727" calcext:value-type="float">
            <text:p>2.3</text:p>
          </table:table-cell>
          <table:table-cell table:formula="of:=MAX(3; [.$B$1]-([.B69] - [.$B$1])*2)" office:value-type="float" office:value="128" calcext:value-type="float">
            <text:p>128</text:p>
          </table:table-cell>
          <table:table-cell table:style-name="ce3" table:formula="of:=(1000 - [.E69]*1000/([.B69]*2))/10" office:value-type="float" office:value="-82.8571428571429" calcext:value-type="float">
            <text:p>-82.9</text:p>
          </table:table-cell>
          <table:table-cell table:style-name="ce5" table:formula="of:=IF([.$B$1]&gt;[.B69];[.D69];[.F69])" office:value-type="float" office:value="2.27272727272727" calcext:value-type="float">
            <text:p>2.3</text:p>
          </table:table-cell>
          <table:table-cell table:formula="of:=FLOOR(IF([.A69] &gt; 50; 50 + ([.A69] - 50)/2; [.A69]); 1; 0)" office:value-type="float" office:value="35" calcext:value-type="float">
            <text:p>35</text:p>
          </table:table-cell>
          <table:table-cell table:formula="of:=[.$B$1]-[.H69]" office:value-type="float" office:value="31" calcext:value-type="float">
            <text:p>31</text:p>
          </table:table-cell>
          <table:table-cell table:style-name="ce7" table:formula="of:=IF([.I69]&lt;3;1000-FLOOR(1000/(3*(3-[.I69]+1)); 1; 0);FLOOR(2000/[.I69]; 1; 0))" office:value-type="float" office:value="64" calcext:value-type="float">
            <text:p>64</text:p>
          </table:table-cell>
          <table:table-cell table:style-name="ce10" table:formula="of:=[.J69]/1000" office:value-type="percentage" office:value="0.064" calcext:value-type="percentage">
            <text:p>6.4%</text:p>
          </table:table-cell>
          <table:table-cell table:style-name="ce11" table:formula="of:=IF([.A69] &gt; [.$L$2]; [.$L$2] + ([.A69] - [.$L$2])*[.$L$1]; [.A69])" office:value-type="float" office:value="35" calcext:value-type="float">
            <text:p>35</text:p>
          </table:table-cell>
          <table:table-cell table:formula="of:=[.L69]+[.$D$1]" office:value-type="float" office:value="35" calcext:value-type="float">
            <text:p>35</text:p>
          </table:table-cell>
          <table:table-cell table:formula="of:=MAX(3; [.M69]-([.$B$1]-[.M69])*2)" office:value-type="float" office:value="3" calcext:value-type="float">
            <text:p>3</text:p>
          </table:table-cell>
          <table:table-cell table:style-name="ce3" table:formula="of:=[.N69]*1000/([.$B$1]*2)/10" office:value-type="float" office:value="2.27272727272727" calcext:value-type="float">
            <text:p>2.3</text:p>
          </table:table-cell>
          <table:table-cell table:formula="of:=MAX(3; [.$B$1]-([.M69] - [.$B$1])*2)" office:value-type="float" office:value="128" calcext:value-type="float">
            <text:p>128</text:p>
          </table:table-cell>
          <table:table-cell table:style-name="ce3" table:formula="of:=(1000 - [.P69]*1000/([.M69]*2))/10" office:value-type="float" office:value="-82.8571428571429" calcext:value-type="float">
            <text:p>-82.9</text:p>
          </table:table-cell>
          <table:table-cell table:style-name="ce5" table:formula="of:=IF([.$B$1]&gt;[.M69];[.O69];[.Q69])" office:value-type="float" office:value="2.27272727272727" calcext:value-type="float">
            <text:p>2.3</text:p>
          </table:table-cell>
          <table:table-cell table:style-name="ce11" table:formula="of:= [.A69] + FLOOR([.$S$1] * [.A69] * [.A69] * [.A69] / 1000000; 1; 0)" office:value-type="float" office:value="36" calcext:value-type="float">
            <text:p>36</text:p>
          </table:table-cell>
          <table:table-cell table:formula="of:=[.S69]+[.$D$1]" office:value-type="float" office:value="36" calcext:value-type="float">
            <text:p>36</text:p>
          </table:table-cell>
          <table:table-cell table:formula="of:=MAX(3; [.T69]-([.$B$1]-[.T69])*2)" office:value-type="float" office:value="3" calcext:value-type="float">
            <text:p>3</text:p>
          </table:table-cell>
          <table:table-cell table:style-name="ce3" table:formula="of:=[.U69]*1000/([.$B$1]*2)/10" office:value-type="float" office:value="2.27272727272727" calcext:value-type="float">
            <text:p>2.3</text:p>
          </table:table-cell>
          <table:table-cell table:formula="of:=MAX(3; [.$B$1]-([.T69] - [.$B$1])*2)" office:value-type="float" office:value="126" calcext:value-type="float">
            <text:p>126</text:p>
          </table:table-cell>
          <table:table-cell table:style-name="ce3" table:formula="of:=(1000 - [.W69]*1000/([.T69]*2))/10" office:value-type="float" office:value="-75" calcext:value-type="float">
            <text:p>-75.0</text:p>
          </table:table-cell>
          <table:table-cell table:style-name="ce5" table:formula="of:=IF([.$B$1]&gt;[.T69];[.V69];[.X69])" office:value-type="float" office:value="2.27272727272727" calcext:value-type="float">
            <text:p>2.3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formula="of:=[.A70]+[.$D$1]" office:value-type="float" office:value="34" calcext:value-type="float">
            <text:p>34</text:p>
          </table:table-cell>
          <table:table-cell table:formula="of:=MAX(3; [.B70]-([.$B$1]-[.B70])*2)" office:value-type="float" office:value="3" calcext:value-type="float">
            <text:p>3</text:p>
          </table:table-cell>
          <table:table-cell table:style-name="ce3" table:formula="of:=[.C70]*1000/([.$B$1]*2)/10" office:value-type="float" office:value="2.27272727272727" calcext:value-type="float">
            <text:p>2.3</text:p>
          </table:table-cell>
          <table:table-cell table:formula="of:=MAX(3; [.$B$1]-([.B70] - [.$B$1])*2)" office:value-type="float" office:value="130" calcext:value-type="float">
            <text:p>130</text:p>
          </table:table-cell>
          <table:table-cell table:style-name="ce3" table:formula="of:=(1000 - [.E70]*1000/([.B70]*2))/10" office:value-type="float" office:value="-91.1764705882353" calcext:value-type="float">
            <text:p>-91.2</text:p>
          </table:table-cell>
          <table:table-cell table:style-name="ce5" table:formula="of:=IF([.$B$1]&gt;[.B70];[.D70];[.F70])" office:value-type="float" office:value="2.27272727272727" calcext:value-type="float">
            <text:p>2.3</text:p>
          </table:table-cell>
          <table:table-cell table:formula="of:=FLOOR(IF([.A70] &gt; 50; 50 + ([.A70] - 50)/2; [.A70]); 1; 0)" office:value-type="float" office:value="34" calcext:value-type="float">
            <text:p>34</text:p>
          </table:table-cell>
          <table:table-cell table:formula="of:=[.$B$1]-[.H70]" office:value-type="float" office:value="32" calcext:value-type="float">
            <text:p>32</text:p>
          </table:table-cell>
          <table:table-cell table:style-name="ce7" table:formula="of:=IF([.I70]&lt;3;1000-FLOOR(1000/(3*(3-[.I70]+1)); 1; 0);FLOOR(2000/[.I70]; 1; 0))" office:value-type="float" office:value="62" calcext:value-type="float">
            <text:p>62</text:p>
          </table:table-cell>
          <table:table-cell table:style-name="ce10" table:formula="of:=[.J70]/1000" office:value-type="percentage" office:value="0.062" calcext:value-type="percentage">
            <text:p>6.2%</text:p>
          </table:table-cell>
          <table:table-cell table:style-name="ce11" table:formula="of:=IF([.A70] &gt; [.$L$2]; [.$L$2] + ([.A70] - [.$L$2])*[.$L$1]; [.A70])" office:value-type="float" office:value="34" calcext:value-type="float">
            <text:p>34</text:p>
          </table:table-cell>
          <table:table-cell table:formula="of:=[.L70]+[.$D$1]" office:value-type="float" office:value="34" calcext:value-type="float">
            <text:p>34</text:p>
          </table:table-cell>
          <table:table-cell table:formula="of:=MAX(3; [.M70]-([.$B$1]-[.M70])*2)" office:value-type="float" office:value="3" calcext:value-type="float">
            <text:p>3</text:p>
          </table:table-cell>
          <table:table-cell table:style-name="ce3" table:formula="of:=[.N70]*1000/([.$B$1]*2)/10" office:value-type="float" office:value="2.27272727272727" calcext:value-type="float">
            <text:p>2.3</text:p>
          </table:table-cell>
          <table:table-cell table:formula="of:=MAX(3; [.$B$1]-([.M70] - [.$B$1])*2)" office:value-type="float" office:value="130" calcext:value-type="float">
            <text:p>130</text:p>
          </table:table-cell>
          <table:table-cell table:style-name="ce3" table:formula="of:=(1000 - [.P70]*1000/([.M70]*2))/10" office:value-type="float" office:value="-91.1764705882353" calcext:value-type="float">
            <text:p>-91.2</text:p>
          </table:table-cell>
          <table:table-cell table:style-name="ce5" table:formula="of:=IF([.$B$1]&gt;[.M70];[.O70];[.Q70])" office:value-type="float" office:value="2.27272727272727" calcext:value-type="float">
            <text:p>2.3</text:p>
          </table:table-cell>
          <table:table-cell table:style-name="ce11" table:formula="of:= [.A70] + FLOOR([.$S$1] * [.A70] * [.A70] * [.A70] / 1000000; 1; 0)" office:value-type="float" office:value="35" calcext:value-type="float">
            <text:p>35</text:p>
          </table:table-cell>
          <table:table-cell table:formula="of:=[.S70]+[.$D$1]" office:value-type="float" office:value="35" calcext:value-type="float">
            <text:p>35</text:p>
          </table:table-cell>
          <table:table-cell table:formula="of:=MAX(3; [.T70]-([.$B$1]-[.T70])*2)" office:value-type="float" office:value="3" calcext:value-type="float">
            <text:p>3</text:p>
          </table:table-cell>
          <table:table-cell table:style-name="ce3" table:formula="of:=[.U70]*1000/([.$B$1]*2)/10" office:value-type="float" office:value="2.27272727272727" calcext:value-type="float">
            <text:p>2.3</text:p>
          </table:table-cell>
          <table:table-cell table:formula="of:=MAX(3; [.$B$1]-([.T70] - [.$B$1])*2)" office:value-type="float" office:value="128" calcext:value-type="float">
            <text:p>128</text:p>
          </table:table-cell>
          <table:table-cell table:style-name="ce3" table:formula="of:=(1000 - [.W70]*1000/([.T70]*2))/10" office:value-type="float" office:value="-82.8571428571429" calcext:value-type="float">
            <text:p>-82.9</text:p>
          </table:table-cell>
          <table:table-cell table:style-name="ce5" table:formula="of:=IF([.$B$1]&gt;[.T70];[.V70];[.X70])" office:value-type="float" office:value="2.27272727272727" calcext:value-type="float">
            <text:p>2.3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formula="of:=[.A71]+[.$D$1]" office:value-type="float" office:value="33" calcext:value-type="float">
            <text:p>33</text:p>
          </table:table-cell>
          <table:table-cell table:formula="of:=MAX(3; [.B71]-([.$B$1]-[.B71])*2)" office:value-type="float" office:value="3" calcext:value-type="float">
            <text:p>3</text:p>
          </table:table-cell>
          <table:table-cell table:style-name="ce3" table:formula="of:=[.C71]*1000/([.$B$1]*2)/10" office:value-type="float" office:value="2.27272727272727" calcext:value-type="float">
            <text:p>2.3</text:p>
          </table:table-cell>
          <table:table-cell table:formula="of:=MAX(3; [.$B$1]-([.B71] - [.$B$1])*2)" office:value-type="float" office:value="132" calcext:value-type="float">
            <text:p>132</text:p>
          </table:table-cell>
          <table:table-cell table:style-name="ce3" table:formula="of:=(1000 - [.E71]*1000/([.B71]*2))/10" office:value-type="float" office:value="-100" calcext:value-type="float">
            <text:p>-100.0</text:p>
          </table:table-cell>
          <table:table-cell table:style-name="ce5" table:formula="of:=IF([.$B$1]&gt;[.B71];[.D71];[.F71])" office:value-type="float" office:value="2.27272727272727" calcext:value-type="float">
            <text:p>2.3</text:p>
          </table:table-cell>
          <table:table-cell table:formula="of:=FLOOR(IF([.A71] &gt; 50; 50 + ([.A71] - 50)/2; [.A71]); 1; 0)" office:value-type="float" office:value="33" calcext:value-type="float">
            <text:p>33</text:p>
          </table:table-cell>
          <table:table-cell table:formula="of:=[.$B$1]-[.H71]" office:value-type="float" office:value="33" calcext:value-type="float">
            <text:p>33</text:p>
          </table:table-cell>
          <table:table-cell table:style-name="ce7" table:formula="of:=IF([.I71]&lt;3;1000-FLOOR(1000/(3*(3-[.I71]+1)); 1; 0);FLOOR(2000/[.I71]; 1; 0))" office:value-type="float" office:value="60" calcext:value-type="float">
            <text:p>60</text:p>
          </table:table-cell>
          <table:table-cell table:style-name="ce10" table:formula="of:=[.J71]/1000" office:value-type="percentage" office:value="0.06" calcext:value-type="percentage">
            <text:p>6.0%</text:p>
          </table:table-cell>
          <table:table-cell table:style-name="ce11" table:formula="of:=IF([.A71] &gt; [.$L$2]; [.$L$2] + ([.A71] - [.$L$2])*[.$L$1]; [.A71])" office:value-type="float" office:value="33" calcext:value-type="float">
            <text:p>33</text:p>
          </table:table-cell>
          <table:table-cell table:formula="of:=[.L71]+[.$D$1]" office:value-type="float" office:value="33" calcext:value-type="float">
            <text:p>33</text:p>
          </table:table-cell>
          <table:table-cell table:formula="of:=MAX(3; [.M71]-([.$B$1]-[.M71])*2)" office:value-type="float" office:value="3" calcext:value-type="float">
            <text:p>3</text:p>
          </table:table-cell>
          <table:table-cell table:style-name="ce3" table:formula="of:=[.N71]*1000/([.$B$1]*2)/10" office:value-type="float" office:value="2.27272727272727" calcext:value-type="float">
            <text:p>2.3</text:p>
          </table:table-cell>
          <table:table-cell table:formula="of:=MAX(3; [.$B$1]-([.M71] - [.$B$1])*2)" office:value-type="float" office:value="132" calcext:value-type="float">
            <text:p>132</text:p>
          </table:table-cell>
          <table:table-cell table:style-name="ce3" table:formula="of:=(1000 - [.P71]*1000/([.M71]*2))/10" office:value-type="float" office:value="-100" calcext:value-type="float">
            <text:p>-100.0</text:p>
          </table:table-cell>
          <table:table-cell table:style-name="ce5" table:formula="of:=IF([.$B$1]&gt;[.M71];[.O71];[.Q71])" office:value-type="float" office:value="2.27272727272727" calcext:value-type="float">
            <text:p>2.3</text:p>
          </table:table-cell>
          <table:table-cell table:style-name="ce11" table:formula="of:= [.A71] + FLOOR([.$S$1] * [.A71] * [.A71] * [.A71] / 1000000; 1; 0)" office:value-type="float" office:value="34" calcext:value-type="float">
            <text:p>34</text:p>
          </table:table-cell>
          <table:table-cell table:formula="of:=[.S71]+[.$D$1]" office:value-type="float" office:value="34" calcext:value-type="float">
            <text:p>34</text:p>
          </table:table-cell>
          <table:table-cell table:formula="of:=MAX(3; [.T71]-([.$B$1]-[.T71])*2)" office:value-type="float" office:value="3" calcext:value-type="float">
            <text:p>3</text:p>
          </table:table-cell>
          <table:table-cell table:style-name="ce3" table:formula="of:=[.U71]*1000/([.$B$1]*2)/10" office:value-type="float" office:value="2.27272727272727" calcext:value-type="float">
            <text:p>2.3</text:p>
          </table:table-cell>
          <table:table-cell table:formula="of:=MAX(3; [.$B$1]-([.T71] - [.$B$1])*2)" office:value-type="float" office:value="130" calcext:value-type="float">
            <text:p>130</text:p>
          </table:table-cell>
          <table:table-cell table:style-name="ce3" table:formula="of:=(1000 - [.W71]*1000/([.T71]*2))/10" office:value-type="float" office:value="-91.1764705882353" calcext:value-type="float">
            <text:p>-91.2</text:p>
          </table:table-cell>
          <table:table-cell table:style-name="ce5" table:formula="of:=IF([.$B$1]&gt;[.T71];[.V71];[.X71])" office:value-type="float" office:value="2.27272727272727" calcext:value-type="float">
            <text:p>2.3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formula="of:=[.A72]+[.$D$1]" office:value-type="float" office:value="32" calcext:value-type="float">
            <text:p>32</text:p>
          </table:table-cell>
          <table:table-cell table:formula="of:=MAX(3; [.B72]-([.$B$1]-[.B72])*2)" office:value-type="float" office:value="3" calcext:value-type="float">
            <text:p>3</text:p>
          </table:table-cell>
          <table:table-cell table:style-name="ce3" table:formula="of:=[.C72]*1000/([.$B$1]*2)/10" office:value-type="float" office:value="2.27272727272727" calcext:value-type="float">
            <text:p>2.3</text:p>
          </table:table-cell>
          <table:table-cell table:formula="of:=MAX(3; [.$B$1]-([.B72] - [.$B$1])*2)" office:value-type="float" office:value="134" calcext:value-type="float">
            <text:p>134</text:p>
          </table:table-cell>
          <table:table-cell table:style-name="ce3" table:formula="of:=(1000 - [.E72]*1000/([.B72]*2))/10" office:value-type="float" office:value="-109.375" calcext:value-type="float">
            <text:p>-109.4</text:p>
          </table:table-cell>
          <table:table-cell table:style-name="ce5" table:formula="of:=IF([.$B$1]&gt;[.B72];[.D72];[.F72])" office:value-type="float" office:value="2.27272727272727" calcext:value-type="float">
            <text:p>2.3</text:p>
          </table:table-cell>
          <table:table-cell table:formula="of:=FLOOR(IF([.A72] &gt; 50; 50 + ([.A72] - 50)/2; [.A72]); 1; 0)" office:value-type="float" office:value="32" calcext:value-type="float">
            <text:p>32</text:p>
          </table:table-cell>
          <table:table-cell table:formula="of:=[.$B$1]-[.H72]" office:value-type="float" office:value="34" calcext:value-type="float">
            <text:p>34</text:p>
          </table:table-cell>
          <table:table-cell table:style-name="ce7" table:formula="of:=IF([.I72]&lt;3;1000-FLOOR(1000/(3*(3-[.I72]+1)); 1; 0);FLOOR(2000/[.I72]; 1; 0))" office:value-type="float" office:value="58" calcext:value-type="float">
            <text:p>58</text:p>
          </table:table-cell>
          <table:table-cell table:style-name="ce10" table:formula="of:=[.J72]/1000" office:value-type="percentage" office:value="0.058" calcext:value-type="percentage">
            <text:p>5.8%</text:p>
          </table:table-cell>
          <table:table-cell table:style-name="ce11" table:formula="of:=IF([.A72] &gt; [.$L$2]; [.$L$2] + ([.A72] - [.$L$2])*[.$L$1]; [.A72])" office:value-type="float" office:value="32" calcext:value-type="float">
            <text:p>32</text:p>
          </table:table-cell>
          <table:table-cell table:formula="of:=[.L72]+[.$D$1]" office:value-type="float" office:value="32" calcext:value-type="float">
            <text:p>32</text:p>
          </table:table-cell>
          <table:table-cell table:formula="of:=MAX(3; [.M72]-([.$B$1]-[.M72])*2)" office:value-type="float" office:value="3" calcext:value-type="float">
            <text:p>3</text:p>
          </table:table-cell>
          <table:table-cell table:style-name="ce3" table:formula="of:=[.N72]*1000/([.$B$1]*2)/10" office:value-type="float" office:value="2.27272727272727" calcext:value-type="float">
            <text:p>2.3</text:p>
          </table:table-cell>
          <table:table-cell table:formula="of:=MAX(3; [.$B$1]-([.M72] - [.$B$1])*2)" office:value-type="float" office:value="134" calcext:value-type="float">
            <text:p>134</text:p>
          </table:table-cell>
          <table:table-cell table:style-name="ce3" table:formula="of:=(1000 - [.P72]*1000/([.M72]*2))/10" office:value-type="float" office:value="-109.375" calcext:value-type="float">
            <text:p>-109.4</text:p>
          </table:table-cell>
          <table:table-cell table:style-name="ce5" table:formula="of:=IF([.$B$1]&gt;[.M72];[.O72];[.Q72])" office:value-type="float" office:value="2.27272727272727" calcext:value-type="float">
            <text:p>2.3</text:p>
          </table:table-cell>
          <table:table-cell table:style-name="ce11" table:formula="of:= [.A72] + FLOOR([.$S$1] * [.A72] * [.A72] * [.A72] / 1000000; 1; 0)" office:value-type="float" office:value="32" calcext:value-type="float">
            <text:p>32</text:p>
          </table:table-cell>
          <table:table-cell table:formula="of:=[.S72]+[.$D$1]" office:value-type="float" office:value="32" calcext:value-type="float">
            <text:p>32</text:p>
          </table:table-cell>
          <table:table-cell table:formula="of:=MAX(3; [.T72]-([.$B$1]-[.T72])*2)" office:value-type="float" office:value="3" calcext:value-type="float">
            <text:p>3</text:p>
          </table:table-cell>
          <table:table-cell table:style-name="ce3" table:formula="of:=[.U72]*1000/([.$B$1]*2)/10" office:value-type="float" office:value="2.27272727272727" calcext:value-type="float">
            <text:p>2.3</text:p>
          </table:table-cell>
          <table:table-cell table:formula="of:=MAX(3; [.$B$1]-([.T72] - [.$B$1])*2)" office:value-type="float" office:value="134" calcext:value-type="float">
            <text:p>134</text:p>
          </table:table-cell>
          <table:table-cell table:style-name="ce3" table:formula="of:=(1000 - [.W72]*1000/([.T72]*2))/10" office:value-type="float" office:value="-109.375" calcext:value-type="float">
            <text:p>-109.4</text:p>
          </table:table-cell>
          <table:table-cell table:style-name="ce5" table:formula="of:=IF([.$B$1]&gt;[.T72];[.V72];[.X72])" office:value-type="float" office:value="2.27272727272727" calcext:value-type="float">
            <text:p>2.3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formula="of:=[.A73]+[.$D$1]" office:value-type="float" office:value="31" calcext:value-type="float">
            <text:p>31</text:p>
          </table:table-cell>
          <table:table-cell table:formula="of:=MAX(3; [.B73]-([.$B$1]-[.B73])*2)" office:value-type="float" office:value="3" calcext:value-type="float">
            <text:p>3</text:p>
          </table:table-cell>
          <table:table-cell table:style-name="ce3" table:formula="of:=[.C73]*1000/([.$B$1]*2)/10" office:value-type="float" office:value="2.27272727272727" calcext:value-type="float">
            <text:p>2.3</text:p>
          </table:table-cell>
          <table:table-cell table:formula="of:=MAX(3; [.$B$1]-([.B73] - [.$B$1])*2)" office:value-type="float" office:value="136" calcext:value-type="float">
            <text:p>136</text:p>
          </table:table-cell>
          <table:table-cell table:style-name="ce3" table:formula="of:=(1000 - [.E73]*1000/([.B73]*2))/10" office:value-type="float" office:value="-119.354838709677" calcext:value-type="float">
            <text:p>-119.4</text:p>
          </table:table-cell>
          <table:table-cell table:style-name="ce5" table:formula="of:=IF([.$B$1]&gt;[.B73];[.D73];[.F73])" office:value-type="float" office:value="2.27272727272727" calcext:value-type="float">
            <text:p>2.3</text:p>
          </table:table-cell>
          <table:table-cell table:formula="of:=FLOOR(IF([.A73] &gt; 50; 50 + ([.A73] - 50)/2; [.A73]); 1; 0)" office:value-type="float" office:value="31" calcext:value-type="float">
            <text:p>31</text:p>
          </table:table-cell>
          <table:table-cell table:formula="of:=[.$B$1]-[.H73]" office:value-type="float" office:value="35" calcext:value-type="float">
            <text:p>35</text:p>
          </table:table-cell>
          <table:table-cell table:style-name="ce7" table:formula="of:=IF([.I73]&lt;3;1000-FLOOR(1000/(3*(3-[.I73]+1)); 1; 0);FLOOR(2000/[.I73]; 1; 0))" office:value-type="float" office:value="57" calcext:value-type="float">
            <text:p>57</text:p>
          </table:table-cell>
          <table:table-cell table:style-name="ce10" table:formula="of:=[.J73]/1000" office:value-type="percentage" office:value="0.057" calcext:value-type="percentage">
            <text:p>5.7%</text:p>
          </table:table-cell>
          <table:table-cell table:style-name="ce11" table:formula="of:=IF([.A73] &gt; [.$L$2]; [.$L$2] + ([.A73] - [.$L$2])*[.$L$1]; [.A73])" office:value-type="float" office:value="31" calcext:value-type="float">
            <text:p>31</text:p>
          </table:table-cell>
          <table:table-cell table:formula="of:=[.L73]+[.$D$1]" office:value-type="float" office:value="31" calcext:value-type="float">
            <text:p>31</text:p>
          </table:table-cell>
          <table:table-cell table:formula="of:=MAX(3; [.M73]-([.$B$1]-[.M73])*2)" office:value-type="float" office:value="3" calcext:value-type="float">
            <text:p>3</text:p>
          </table:table-cell>
          <table:table-cell table:style-name="ce3" table:formula="of:=[.N73]*1000/([.$B$1]*2)/10" office:value-type="float" office:value="2.27272727272727" calcext:value-type="float">
            <text:p>2.3</text:p>
          </table:table-cell>
          <table:table-cell table:formula="of:=MAX(3; [.$B$1]-([.M73] - [.$B$1])*2)" office:value-type="float" office:value="136" calcext:value-type="float">
            <text:p>136</text:p>
          </table:table-cell>
          <table:table-cell table:style-name="ce3" table:formula="of:=(1000 - [.P73]*1000/([.M73]*2))/10" office:value-type="float" office:value="-119.354838709677" calcext:value-type="float">
            <text:p>-119.4</text:p>
          </table:table-cell>
          <table:table-cell table:style-name="ce5" table:formula="of:=IF([.$B$1]&gt;[.M73];[.O73];[.Q73])" office:value-type="float" office:value="2.27272727272727" calcext:value-type="float">
            <text:p>2.3</text:p>
          </table:table-cell>
          <table:table-cell table:style-name="ce11" table:formula="of:= [.A73] + FLOOR([.$S$1] * [.A73] * [.A73] * [.A73] / 1000000; 1; 0)" office:value-type="float" office:value="31" calcext:value-type="float">
            <text:p>31</text:p>
          </table:table-cell>
          <table:table-cell table:formula="of:=[.S73]+[.$D$1]" office:value-type="float" office:value="31" calcext:value-type="float">
            <text:p>31</text:p>
          </table:table-cell>
          <table:table-cell table:formula="of:=MAX(3; [.T73]-([.$B$1]-[.T73])*2)" office:value-type="float" office:value="3" calcext:value-type="float">
            <text:p>3</text:p>
          </table:table-cell>
          <table:table-cell table:style-name="ce3" table:formula="of:=[.U73]*1000/([.$B$1]*2)/10" office:value-type="float" office:value="2.27272727272727" calcext:value-type="float">
            <text:p>2.3</text:p>
          </table:table-cell>
          <table:table-cell table:formula="of:=MAX(3; [.$B$1]-([.T73] - [.$B$1])*2)" office:value-type="float" office:value="136" calcext:value-type="float">
            <text:p>136</text:p>
          </table:table-cell>
          <table:table-cell table:style-name="ce3" table:formula="of:=(1000 - [.W73]*1000/([.T73]*2))/10" office:value-type="float" office:value="-119.354838709677" calcext:value-type="float">
            <text:p>-119.4</text:p>
          </table:table-cell>
          <table:table-cell table:style-name="ce5" table:formula="of:=IF([.$B$1]&gt;[.T73];[.V73];[.X73])" office:value-type="float" office:value="2.27272727272727" calcext:value-type="float">
            <text:p>2.3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formula="of:=[.A74]+[.$D$1]" office:value-type="float" office:value="30" calcext:value-type="float">
            <text:p>30</text:p>
          </table:table-cell>
          <table:table-cell table:formula="of:=MAX(3; [.B74]-([.$B$1]-[.B74])*2)" office:value-type="float" office:value="3" calcext:value-type="float">
            <text:p>3</text:p>
          </table:table-cell>
          <table:table-cell table:style-name="ce3" table:formula="of:=[.C74]*1000/([.$B$1]*2)/10" office:value-type="float" office:value="2.27272727272727" calcext:value-type="float">
            <text:p>2.3</text:p>
          </table:table-cell>
          <table:table-cell table:formula="of:=MAX(3; [.$B$1]-([.B74] - [.$B$1])*2)" office:value-type="float" office:value="138" calcext:value-type="float">
            <text:p>138</text:p>
          </table:table-cell>
          <table:table-cell table:style-name="ce3" table:formula="of:=(1000 - [.E74]*1000/([.B74]*2))/10" office:value-type="float" office:value="-130" calcext:value-type="float">
            <text:p>-130.0</text:p>
          </table:table-cell>
          <table:table-cell table:style-name="ce5" table:formula="of:=IF([.$B$1]&gt;[.B74];[.D74];[.F74])" office:value-type="float" office:value="2.27272727272727" calcext:value-type="float">
            <text:p>2.3</text:p>
          </table:table-cell>
          <table:table-cell table:formula="of:=FLOOR(IF([.A74] &gt; 50; 50 + ([.A74] - 50)/2; [.A74]); 1; 0)" office:value-type="float" office:value="30" calcext:value-type="float">
            <text:p>30</text:p>
          </table:table-cell>
          <table:table-cell table:formula="of:=[.$B$1]-[.H74]" office:value-type="float" office:value="36" calcext:value-type="float">
            <text:p>36</text:p>
          </table:table-cell>
          <table:table-cell table:style-name="ce7" table:formula="of:=IF([.I74]&lt;3;1000-FLOOR(1000/(3*(3-[.I74]+1)); 1; 0);FLOOR(2000/[.I74]; 1; 0))" office:value-type="float" office:value="55" calcext:value-type="float">
            <text:p>55</text:p>
          </table:table-cell>
          <table:table-cell table:style-name="ce10" table:formula="of:=[.J74]/1000" office:value-type="percentage" office:value="0.055" calcext:value-type="percentage">
            <text:p>5.5%</text:p>
          </table:table-cell>
          <table:table-cell table:style-name="ce11" table:formula="of:=IF([.A74] &gt; [.$L$2]; [.$L$2] + ([.A74] - [.$L$2])*[.$L$1]; [.A74])" office:value-type="float" office:value="30" calcext:value-type="float">
            <text:p>30</text:p>
          </table:table-cell>
          <table:table-cell table:formula="of:=[.L74]+[.$D$1]" office:value-type="float" office:value="30" calcext:value-type="float">
            <text:p>30</text:p>
          </table:table-cell>
          <table:table-cell table:formula="of:=MAX(3; [.M74]-([.$B$1]-[.M74])*2)" office:value-type="float" office:value="3" calcext:value-type="float">
            <text:p>3</text:p>
          </table:table-cell>
          <table:table-cell table:style-name="ce3" table:formula="of:=[.N74]*1000/([.$B$1]*2)/10" office:value-type="float" office:value="2.27272727272727" calcext:value-type="float">
            <text:p>2.3</text:p>
          </table:table-cell>
          <table:table-cell table:formula="of:=MAX(3; [.$B$1]-([.M74] - [.$B$1])*2)" office:value-type="float" office:value="138" calcext:value-type="float">
            <text:p>138</text:p>
          </table:table-cell>
          <table:table-cell table:style-name="ce3" table:formula="of:=(1000 - [.P74]*1000/([.M74]*2))/10" office:value-type="float" office:value="-130" calcext:value-type="float">
            <text:p>-130.0</text:p>
          </table:table-cell>
          <table:table-cell table:style-name="ce5" table:formula="of:=IF([.$B$1]&gt;[.M74];[.O74];[.Q74])" office:value-type="float" office:value="2.27272727272727" calcext:value-type="float">
            <text:p>2.3</text:p>
          </table:table-cell>
          <table:table-cell table:style-name="ce11" table:formula="of:= [.A74] + FLOOR([.$S$1] * [.A74] * [.A74] * [.A74] / 1000000; 1; 0)" office:value-type="float" office:value="30" calcext:value-type="float">
            <text:p>30</text:p>
          </table:table-cell>
          <table:table-cell table:formula="of:=[.S74]+[.$D$1]" office:value-type="float" office:value="30" calcext:value-type="float">
            <text:p>30</text:p>
          </table:table-cell>
          <table:table-cell table:formula="of:=MAX(3; [.T74]-([.$B$1]-[.T74])*2)" office:value-type="float" office:value="3" calcext:value-type="float">
            <text:p>3</text:p>
          </table:table-cell>
          <table:table-cell table:style-name="ce3" table:formula="of:=[.U74]*1000/([.$B$1]*2)/10" office:value-type="float" office:value="2.27272727272727" calcext:value-type="float">
            <text:p>2.3</text:p>
          </table:table-cell>
          <table:table-cell table:formula="of:=MAX(3; [.$B$1]-([.T74] - [.$B$1])*2)" office:value-type="float" office:value="138" calcext:value-type="float">
            <text:p>138</text:p>
          </table:table-cell>
          <table:table-cell table:style-name="ce3" table:formula="of:=(1000 - [.W74]*1000/([.T74]*2))/10" office:value-type="float" office:value="-130" calcext:value-type="float">
            <text:p>-130.0</text:p>
          </table:table-cell>
          <table:table-cell table:style-name="ce5" table:formula="of:=IF([.$B$1]&gt;[.T74];[.V74];[.X74])" office:value-type="float" office:value="2.27272727272727" calcext:value-type="float">
            <text:p>2.3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formula="of:=[.A75]+[.$D$1]" office:value-type="float" office:value="29" calcext:value-type="float">
            <text:p>29</text:p>
          </table:table-cell>
          <table:table-cell table:formula="of:=MAX(3; [.B75]-([.$B$1]-[.B75])*2)" office:value-type="float" office:value="3" calcext:value-type="float">
            <text:p>3</text:p>
          </table:table-cell>
          <table:table-cell table:style-name="ce3" table:formula="of:=[.C75]*1000/([.$B$1]*2)/10" office:value-type="float" office:value="2.27272727272727" calcext:value-type="float">
            <text:p>2.3</text:p>
          </table:table-cell>
          <table:table-cell table:formula="of:=MAX(3; [.$B$1]-([.B75] - [.$B$1])*2)" office:value-type="float" office:value="140" calcext:value-type="float">
            <text:p>140</text:p>
          </table:table-cell>
          <table:table-cell table:style-name="ce3" table:formula="of:=(1000 - [.E75]*1000/([.B75]*2))/10" office:value-type="float" office:value="-141.379310344828" calcext:value-type="float">
            <text:p>-141.4</text:p>
          </table:table-cell>
          <table:table-cell table:style-name="ce5" table:formula="of:=IF([.$B$1]&gt;[.B75];[.D75];[.F75])" office:value-type="float" office:value="2.27272727272727" calcext:value-type="float">
            <text:p>2.3</text:p>
          </table:table-cell>
          <table:table-cell table:formula="of:=FLOOR(IF([.A75] &gt; 50; 50 + ([.A75] - 50)/2; [.A75]); 1; 0)" office:value-type="float" office:value="29" calcext:value-type="float">
            <text:p>29</text:p>
          </table:table-cell>
          <table:table-cell table:formula="of:=[.$B$1]-[.H75]" office:value-type="float" office:value="37" calcext:value-type="float">
            <text:p>37</text:p>
          </table:table-cell>
          <table:table-cell table:style-name="ce7" table:formula="of:=IF([.I75]&lt;3;1000-FLOOR(1000/(3*(3-[.I75]+1)); 1; 0);FLOOR(2000/[.I75]; 1; 0))" office:value-type="float" office:value="54" calcext:value-type="float">
            <text:p>54</text:p>
          </table:table-cell>
          <table:table-cell table:style-name="ce10" table:formula="of:=[.J75]/1000" office:value-type="percentage" office:value="0.054" calcext:value-type="percentage">
            <text:p>5.4%</text:p>
          </table:table-cell>
          <table:table-cell table:style-name="ce11" table:formula="of:=IF([.A75] &gt; [.$L$2]; [.$L$2] + ([.A75] - [.$L$2])*[.$L$1]; [.A75])" office:value-type="float" office:value="29" calcext:value-type="float">
            <text:p>29</text:p>
          </table:table-cell>
          <table:table-cell table:formula="of:=[.L75]+[.$D$1]" office:value-type="float" office:value="29" calcext:value-type="float">
            <text:p>29</text:p>
          </table:table-cell>
          <table:table-cell table:formula="of:=MAX(3; [.M75]-([.$B$1]-[.M75])*2)" office:value-type="float" office:value="3" calcext:value-type="float">
            <text:p>3</text:p>
          </table:table-cell>
          <table:table-cell table:style-name="ce3" table:formula="of:=[.N75]*1000/([.$B$1]*2)/10" office:value-type="float" office:value="2.27272727272727" calcext:value-type="float">
            <text:p>2.3</text:p>
          </table:table-cell>
          <table:table-cell table:formula="of:=MAX(3; [.$B$1]-([.M75] - [.$B$1])*2)" office:value-type="float" office:value="140" calcext:value-type="float">
            <text:p>140</text:p>
          </table:table-cell>
          <table:table-cell table:style-name="ce3" table:formula="of:=(1000 - [.P75]*1000/([.M75]*2))/10" office:value-type="float" office:value="-141.379310344828" calcext:value-type="float">
            <text:p>-141.4</text:p>
          </table:table-cell>
          <table:table-cell table:style-name="ce5" table:formula="of:=IF([.$B$1]&gt;[.M75];[.O75];[.Q75])" office:value-type="float" office:value="2.27272727272727" calcext:value-type="float">
            <text:p>2.3</text:p>
          </table:table-cell>
          <table:table-cell table:style-name="ce11" table:formula="of:= [.A75] + FLOOR([.$S$1] * [.A75] * [.A75] * [.A75] / 1000000; 1; 0)" office:value-type="float" office:value="29" calcext:value-type="float">
            <text:p>29</text:p>
          </table:table-cell>
          <table:table-cell table:formula="of:=[.S75]+[.$D$1]" office:value-type="float" office:value="29" calcext:value-type="float">
            <text:p>29</text:p>
          </table:table-cell>
          <table:table-cell table:formula="of:=MAX(3; [.T75]-([.$B$1]-[.T75])*2)" office:value-type="float" office:value="3" calcext:value-type="float">
            <text:p>3</text:p>
          </table:table-cell>
          <table:table-cell table:style-name="ce3" table:formula="of:=[.U75]*1000/([.$B$1]*2)/10" office:value-type="float" office:value="2.27272727272727" calcext:value-type="float">
            <text:p>2.3</text:p>
          </table:table-cell>
          <table:table-cell table:formula="of:=MAX(3; [.$B$1]-([.T75] - [.$B$1])*2)" office:value-type="float" office:value="140" calcext:value-type="float">
            <text:p>140</text:p>
          </table:table-cell>
          <table:table-cell table:style-name="ce3" table:formula="of:=(1000 - [.W75]*1000/([.T75]*2))/10" office:value-type="float" office:value="-141.379310344828" calcext:value-type="float">
            <text:p>-141.4</text:p>
          </table:table-cell>
          <table:table-cell table:style-name="ce5" table:formula="of:=IF([.$B$1]&gt;[.T75];[.V75];[.X75])" office:value-type="float" office:value="2.27272727272727" calcext:value-type="float">
            <text:p>2.3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formula="of:=[.A76]+[.$D$1]" office:value-type="float" office:value="28" calcext:value-type="float">
            <text:p>28</text:p>
          </table:table-cell>
          <table:table-cell table:formula="of:=MAX(3; [.B76]-([.$B$1]-[.B76])*2)" office:value-type="float" office:value="3" calcext:value-type="float">
            <text:p>3</text:p>
          </table:table-cell>
          <table:table-cell table:style-name="ce3" table:formula="of:=[.C76]*1000/([.$B$1]*2)/10" office:value-type="float" office:value="2.27272727272727" calcext:value-type="float">
            <text:p>2.3</text:p>
          </table:table-cell>
          <table:table-cell table:formula="of:=MAX(3; [.$B$1]-([.B76] - [.$B$1])*2)" office:value-type="float" office:value="142" calcext:value-type="float">
            <text:p>142</text:p>
          </table:table-cell>
          <table:table-cell table:style-name="ce3" table:formula="of:=(1000 - [.E76]*1000/([.B76]*2))/10" office:value-type="float" office:value="-153.571428571429" calcext:value-type="float">
            <text:p>-153.6</text:p>
          </table:table-cell>
          <table:table-cell table:style-name="ce5" table:formula="of:=IF([.$B$1]&gt;[.B76];[.D76];[.F76])" office:value-type="float" office:value="2.27272727272727" calcext:value-type="float">
            <text:p>2.3</text:p>
          </table:table-cell>
          <table:table-cell table:formula="of:=FLOOR(IF([.A76] &gt; 50; 50 + ([.A76] - 50)/2; [.A76]); 1; 0)" office:value-type="float" office:value="28" calcext:value-type="float">
            <text:p>28</text:p>
          </table:table-cell>
          <table:table-cell table:formula="of:=[.$B$1]-[.H76]" office:value-type="float" office:value="38" calcext:value-type="float">
            <text:p>38</text:p>
          </table:table-cell>
          <table:table-cell table:style-name="ce7" table:formula="of:=IF([.I76]&lt;3;1000-FLOOR(1000/(3*(3-[.I76]+1)); 1; 0);FLOOR(2000/[.I76]; 1; 0))" office:value-type="float" office:value="52" calcext:value-type="float">
            <text:p>52</text:p>
          </table:table-cell>
          <table:table-cell table:style-name="ce10" table:formula="of:=[.J76]/1000" office:value-type="percentage" office:value="0.052" calcext:value-type="percentage">
            <text:p>5.2%</text:p>
          </table:table-cell>
          <table:table-cell table:style-name="ce11" table:formula="of:=IF([.A76] &gt; [.$L$2]; [.$L$2] + ([.A76] - [.$L$2])*[.$L$1]; [.A76])" office:value-type="float" office:value="28" calcext:value-type="float">
            <text:p>28</text:p>
          </table:table-cell>
          <table:table-cell table:formula="of:=[.L76]+[.$D$1]" office:value-type="float" office:value="28" calcext:value-type="float">
            <text:p>28</text:p>
          </table:table-cell>
          <table:table-cell table:formula="of:=MAX(3; [.M76]-([.$B$1]-[.M76])*2)" office:value-type="float" office:value="3" calcext:value-type="float">
            <text:p>3</text:p>
          </table:table-cell>
          <table:table-cell table:style-name="ce3" table:formula="of:=[.N76]*1000/([.$B$1]*2)/10" office:value-type="float" office:value="2.27272727272727" calcext:value-type="float">
            <text:p>2.3</text:p>
          </table:table-cell>
          <table:table-cell table:formula="of:=MAX(3; [.$B$1]-([.M76] - [.$B$1])*2)" office:value-type="float" office:value="142" calcext:value-type="float">
            <text:p>142</text:p>
          </table:table-cell>
          <table:table-cell table:style-name="ce3" table:formula="of:=(1000 - [.P76]*1000/([.M76]*2))/10" office:value-type="float" office:value="-153.571428571429" calcext:value-type="float">
            <text:p>-153.6</text:p>
          </table:table-cell>
          <table:table-cell table:style-name="ce5" table:formula="of:=IF([.$B$1]&gt;[.M76];[.O76];[.Q76])" office:value-type="float" office:value="2.27272727272727" calcext:value-type="float">
            <text:p>2.3</text:p>
          </table:table-cell>
          <table:table-cell table:style-name="ce11" table:formula="of:= [.A76] + FLOOR([.$S$1] * [.A76] * [.A76] * [.A76] / 1000000; 1; 0)" office:value-type="float" office:value="28" calcext:value-type="float">
            <text:p>28</text:p>
          </table:table-cell>
          <table:table-cell table:formula="of:=[.S76]+[.$D$1]" office:value-type="float" office:value="28" calcext:value-type="float">
            <text:p>28</text:p>
          </table:table-cell>
          <table:table-cell table:formula="of:=MAX(3; [.T76]-([.$B$1]-[.T76])*2)" office:value-type="float" office:value="3" calcext:value-type="float">
            <text:p>3</text:p>
          </table:table-cell>
          <table:table-cell table:style-name="ce3" table:formula="of:=[.U76]*1000/([.$B$1]*2)/10" office:value-type="float" office:value="2.27272727272727" calcext:value-type="float">
            <text:p>2.3</text:p>
          </table:table-cell>
          <table:table-cell table:formula="of:=MAX(3; [.$B$1]-([.T76] - [.$B$1])*2)" office:value-type="float" office:value="142" calcext:value-type="float">
            <text:p>142</text:p>
          </table:table-cell>
          <table:table-cell table:style-name="ce3" table:formula="of:=(1000 - [.W76]*1000/([.T76]*2))/10" office:value-type="float" office:value="-153.571428571429" calcext:value-type="float">
            <text:p>-153.6</text:p>
          </table:table-cell>
          <table:table-cell table:style-name="ce5" table:formula="of:=IF([.$B$1]&gt;[.T76];[.V76];[.X76])" office:value-type="float" office:value="2.27272727272727" calcext:value-type="float">
            <text:p>2.3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formula="of:=[.A77]+[.$D$1]" office:value-type="float" office:value="27" calcext:value-type="float">
            <text:p>27</text:p>
          </table:table-cell>
          <table:table-cell table:formula="of:=MAX(3; [.B77]-([.$B$1]-[.B77])*2)" office:value-type="float" office:value="3" calcext:value-type="float">
            <text:p>3</text:p>
          </table:table-cell>
          <table:table-cell table:style-name="ce3" table:formula="of:=[.C77]*1000/([.$B$1]*2)/10" office:value-type="float" office:value="2.27272727272727" calcext:value-type="float">
            <text:p>2.3</text:p>
          </table:table-cell>
          <table:table-cell table:formula="of:=MAX(3; [.$B$1]-([.B77] - [.$B$1])*2)" office:value-type="float" office:value="144" calcext:value-type="float">
            <text:p>144</text:p>
          </table:table-cell>
          <table:table-cell table:style-name="ce3" table:formula="of:=(1000 - [.E77]*1000/([.B77]*2))/10" office:value-type="float" office:value="-166.666666666667" calcext:value-type="float">
            <text:p>-166.7</text:p>
          </table:table-cell>
          <table:table-cell table:style-name="ce5" table:formula="of:=IF([.$B$1]&gt;[.B77];[.D77];[.F77])" office:value-type="float" office:value="2.27272727272727" calcext:value-type="float">
            <text:p>2.3</text:p>
          </table:table-cell>
          <table:table-cell table:formula="of:=FLOOR(IF([.A77] &gt; 50; 50 + ([.A77] - 50)/2; [.A77]); 1; 0)" office:value-type="float" office:value="27" calcext:value-type="float">
            <text:p>27</text:p>
          </table:table-cell>
          <table:table-cell table:formula="of:=[.$B$1]-[.H77]" office:value-type="float" office:value="39" calcext:value-type="float">
            <text:p>39</text:p>
          </table:table-cell>
          <table:table-cell table:style-name="ce7" table:formula="of:=IF([.I77]&lt;3;1000-FLOOR(1000/(3*(3-[.I77]+1)); 1; 0);FLOOR(2000/[.I77]; 1; 0))" office:value-type="float" office:value="51" calcext:value-type="float">
            <text:p>51</text:p>
          </table:table-cell>
          <table:table-cell table:style-name="ce10" table:formula="of:=[.J77]/1000" office:value-type="percentage" office:value="0.051" calcext:value-type="percentage">
            <text:p>5.1%</text:p>
          </table:table-cell>
          <table:table-cell table:style-name="ce11" table:formula="of:=IF([.A77] &gt; [.$L$2]; [.$L$2] + ([.A77] - [.$L$2])*[.$L$1]; [.A77])" office:value-type="float" office:value="27" calcext:value-type="float">
            <text:p>27</text:p>
          </table:table-cell>
          <table:table-cell table:formula="of:=[.L77]+[.$D$1]" office:value-type="float" office:value="27" calcext:value-type="float">
            <text:p>27</text:p>
          </table:table-cell>
          <table:table-cell table:formula="of:=MAX(3; [.M77]-([.$B$1]-[.M77])*2)" office:value-type="float" office:value="3" calcext:value-type="float">
            <text:p>3</text:p>
          </table:table-cell>
          <table:table-cell table:style-name="ce3" table:formula="of:=[.N77]*1000/([.$B$1]*2)/10" office:value-type="float" office:value="2.27272727272727" calcext:value-type="float">
            <text:p>2.3</text:p>
          </table:table-cell>
          <table:table-cell table:formula="of:=MAX(3; [.$B$1]-([.M77] - [.$B$1])*2)" office:value-type="float" office:value="144" calcext:value-type="float">
            <text:p>144</text:p>
          </table:table-cell>
          <table:table-cell table:style-name="ce3" table:formula="of:=(1000 - [.P77]*1000/([.M77]*2))/10" office:value-type="float" office:value="-166.666666666667" calcext:value-type="float">
            <text:p>-166.7</text:p>
          </table:table-cell>
          <table:table-cell table:style-name="ce5" table:formula="of:=IF([.$B$1]&gt;[.M77];[.O77];[.Q77])" office:value-type="float" office:value="2.27272727272727" calcext:value-type="float">
            <text:p>2.3</text:p>
          </table:table-cell>
          <table:table-cell table:style-name="ce11" table:formula="of:= [.A77] + FLOOR([.$S$1] * [.A77] * [.A77] * [.A77] / 1000000; 1; 0)" office:value-type="float" office:value="27" calcext:value-type="float">
            <text:p>27</text:p>
          </table:table-cell>
          <table:table-cell table:formula="of:=[.S77]+[.$D$1]" office:value-type="float" office:value="27" calcext:value-type="float">
            <text:p>27</text:p>
          </table:table-cell>
          <table:table-cell table:formula="of:=MAX(3; [.T77]-([.$B$1]-[.T77])*2)" office:value-type="float" office:value="3" calcext:value-type="float">
            <text:p>3</text:p>
          </table:table-cell>
          <table:table-cell table:style-name="ce3" table:formula="of:=[.U77]*1000/([.$B$1]*2)/10" office:value-type="float" office:value="2.27272727272727" calcext:value-type="float">
            <text:p>2.3</text:p>
          </table:table-cell>
          <table:table-cell table:formula="of:=MAX(3; [.$B$1]-([.T77] - [.$B$1])*2)" office:value-type="float" office:value="144" calcext:value-type="float">
            <text:p>144</text:p>
          </table:table-cell>
          <table:table-cell table:style-name="ce3" table:formula="of:=(1000 - [.W77]*1000/([.T77]*2))/10" office:value-type="float" office:value="-166.666666666667" calcext:value-type="float">
            <text:p>-166.7</text:p>
          </table:table-cell>
          <table:table-cell table:style-name="ce5" table:formula="of:=IF([.$B$1]&gt;[.T77];[.V77];[.X77])" office:value-type="float" office:value="2.27272727272727" calcext:value-type="float">
            <text:p>2.3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formula="of:=[.A78]+[.$D$1]" office:value-type="float" office:value="26" calcext:value-type="float">
            <text:p>26</text:p>
          </table:table-cell>
          <table:table-cell table:formula="of:=MAX(3; [.B78]-([.$B$1]-[.B78])*2)" office:value-type="float" office:value="3" calcext:value-type="float">
            <text:p>3</text:p>
          </table:table-cell>
          <table:table-cell table:style-name="ce3" table:formula="of:=[.C78]*1000/([.$B$1]*2)/10" office:value-type="float" office:value="2.27272727272727" calcext:value-type="float">
            <text:p>2.3</text:p>
          </table:table-cell>
          <table:table-cell table:formula="of:=MAX(3; [.$B$1]-([.B78] - [.$B$1])*2)" office:value-type="float" office:value="146" calcext:value-type="float">
            <text:p>146</text:p>
          </table:table-cell>
          <table:table-cell table:style-name="ce3" table:formula="of:=(1000 - [.E78]*1000/([.B78]*2))/10" office:value-type="float" office:value="-180.769230769231" calcext:value-type="float">
            <text:p>-180.8</text:p>
          </table:table-cell>
          <table:table-cell table:style-name="ce5" table:formula="of:=IF([.$B$1]&gt;[.B78];[.D78];[.F78])" office:value-type="float" office:value="2.27272727272727" calcext:value-type="float">
            <text:p>2.3</text:p>
          </table:table-cell>
          <table:table-cell table:formula="of:=FLOOR(IF([.A78] &gt; 50; 50 + ([.A78] - 50)/2; [.A78]); 1; 0)" office:value-type="float" office:value="26" calcext:value-type="float">
            <text:p>26</text:p>
          </table:table-cell>
          <table:table-cell table:formula="of:=[.$B$1]-[.H78]" office:value-type="float" office:value="40" calcext:value-type="float">
            <text:p>40</text:p>
          </table:table-cell>
          <table:table-cell table:style-name="ce7" table:formula="of:=IF([.I78]&lt;3;1000-FLOOR(1000/(3*(3-[.I78]+1)); 1; 0);FLOOR(2000/[.I78]; 1; 0))" office:value-type="float" office:value="50" calcext:value-type="float">
            <text:p>50</text:p>
          </table:table-cell>
          <table:table-cell table:style-name="ce10" table:formula="of:=[.J78]/1000" office:value-type="percentage" office:value="0.05" calcext:value-type="percentage">
            <text:p>5.0%</text:p>
          </table:table-cell>
          <table:table-cell table:style-name="ce11" table:formula="of:=IF([.A78] &gt; [.$L$2]; [.$L$2] + ([.A78] - [.$L$2])*[.$L$1]; [.A78])" office:value-type="float" office:value="26" calcext:value-type="float">
            <text:p>26</text:p>
          </table:table-cell>
          <table:table-cell table:formula="of:=[.L78]+[.$D$1]" office:value-type="float" office:value="26" calcext:value-type="float">
            <text:p>26</text:p>
          </table:table-cell>
          <table:table-cell table:formula="of:=MAX(3; [.M78]-([.$B$1]-[.M78])*2)" office:value-type="float" office:value="3" calcext:value-type="float">
            <text:p>3</text:p>
          </table:table-cell>
          <table:table-cell table:style-name="ce3" table:formula="of:=[.N78]*1000/([.$B$1]*2)/10" office:value-type="float" office:value="2.27272727272727" calcext:value-type="float">
            <text:p>2.3</text:p>
          </table:table-cell>
          <table:table-cell table:formula="of:=MAX(3; [.$B$1]-([.M78] - [.$B$1])*2)" office:value-type="float" office:value="146" calcext:value-type="float">
            <text:p>146</text:p>
          </table:table-cell>
          <table:table-cell table:style-name="ce3" table:formula="of:=(1000 - [.P78]*1000/([.M78]*2))/10" office:value-type="float" office:value="-180.769230769231" calcext:value-type="float">
            <text:p>-180.8</text:p>
          </table:table-cell>
          <table:table-cell table:style-name="ce5" table:formula="of:=IF([.$B$1]&gt;[.M78];[.O78];[.Q78])" office:value-type="float" office:value="2.27272727272727" calcext:value-type="float">
            <text:p>2.3</text:p>
          </table:table-cell>
          <table:table-cell table:style-name="ce11" table:formula="of:= [.A78] + FLOOR([.$S$1] * [.A78] * [.A78] * [.A78] / 1000000; 1; 0)" office:value-type="float" office:value="26" calcext:value-type="float">
            <text:p>26</text:p>
          </table:table-cell>
          <table:table-cell table:formula="of:=[.S78]+[.$D$1]" office:value-type="float" office:value="26" calcext:value-type="float">
            <text:p>26</text:p>
          </table:table-cell>
          <table:table-cell table:formula="of:=MAX(3; [.T78]-([.$B$1]-[.T78])*2)" office:value-type="float" office:value="3" calcext:value-type="float">
            <text:p>3</text:p>
          </table:table-cell>
          <table:table-cell table:style-name="ce3" table:formula="of:=[.U78]*1000/([.$B$1]*2)/10" office:value-type="float" office:value="2.27272727272727" calcext:value-type="float">
            <text:p>2.3</text:p>
          </table:table-cell>
          <table:table-cell table:formula="of:=MAX(3; [.$B$1]-([.T78] - [.$B$1])*2)" office:value-type="float" office:value="146" calcext:value-type="float">
            <text:p>146</text:p>
          </table:table-cell>
          <table:table-cell table:style-name="ce3" table:formula="of:=(1000 - [.W78]*1000/([.T78]*2))/10" office:value-type="float" office:value="-180.769230769231" calcext:value-type="float">
            <text:p>-180.8</text:p>
          </table:table-cell>
          <table:table-cell table:style-name="ce5" table:formula="of:=IF([.$B$1]&gt;[.T78];[.V78];[.X78])" office:value-type="float" office:value="2.27272727272727" calcext:value-type="float">
            <text:p>2.3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79]+[.$D$1]" office:value-type="float" office:value="25" calcext:value-type="float">
            <text:p>25</text:p>
          </table:table-cell>
          <table:table-cell table:formula="of:=MAX(3; [.B79]-([.$B$1]-[.B79])*2)" office:value-type="float" office:value="3" calcext:value-type="float">
            <text:p>3</text:p>
          </table:table-cell>
          <table:table-cell table:style-name="ce3" table:formula="of:=[.C79]*1000/([.$B$1]*2)/10" office:value-type="float" office:value="2.27272727272727" calcext:value-type="float">
            <text:p>2.3</text:p>
          </table:table-cell>
          <table:table-cell table:formula="of:=MAX(3; [.$B$1]-([.B79] - [.$B$1])*2)" office:value-type="float" office:value="148" calcext:value-type="float">
            <text:p>148</text:p>
          </table:table-cell>
          <table:table-cell table:style-name="ce3" table:formula="of:=(1000 - [.E79]*1000/([.B79]*2))/10" office:value-type="float" office:value="-196" calcext:value-type="float">
            <text:p>-196.0</text:p>
          </table:table-cell>
          <table:table-cell table:style-name="ce5" table:formula="of:=IF([.$B$1]&gt;[.B79];[.D79];[.F79])" office:value-type="float" office:value="2.27272727272727" calcext:value-type="float">
            <text:p>2.3</text:p>
          </table:table-cell>
          <table:table-cell table:formula="of:=FLOOR(IF([.A79] &gt; 50; 50 + ([.A79] - 50)/2; [.A79]); 1; 0)" office:value-type="float" office:value="25" calcext:value-type="float">
            <text:p>25</text:p>
          </table:table-cell>
          <table:table-cell table:formula="of:=[.$B$1]-[.H79]" office:value-type="float" office:value="41" calcext:value-type="float">
            <text:p>41</text:p>
          </table:table-cell>
          <table:table-cell table:style-name="ce7" table:formula="of:=IF([.I79]&lt;3;1000-FLOOR(1000/(3*(3-[.I79]+1)); 1; 0);FLOOR(2000/[.I79]; 1; 0))" office:value-type="float" office:value="48" calcext:value-type="float">
            <text:p>48</text:p>
          </table:table-cell>
          <table:table-cell table:style-name="ce10" table:formula="of:=[.J79]/1000" office:value-type="percentage" office:value="0.048" calcext:value-type="percentage">
            <text:p>4.8%</text:p>
          </table:table-cell>
          <table:table-cell table:style-name="ce11" table:formula="of:=IF([.A79] &gt; [.$L$2]; [.$L$2] + ([.A79] - [.$L$2])*[.$L$1]; [.A79])" office:value-type="float" office:value="25" calcext:value-type="float">
            <text:p>25</text:p>
          </table:table-cell>
          <table:table-cell table:formula="of:=[.L79]+[.$D$1]" office:value-type="float" office:value="25" calcext:value-type="float">
            <text:p>25</text:p>
          </table:table-cell>
          <table:table-cell table:formula="of:=MAX(3; [.M79]-([.$B$1]-[.M79])*2)" office:value-type="float" office:value="3" calcext:value-type="float">
            <text:p>3</text:p>
          </table:table-cell>
          <table:table-cell table:style-name="ce3" table:formula="of:=[.N79]*1000/([.$B$1]*2)/10" office:value-type="float" office:value="2.27272727272727" calcext:value-type="float">
            <text:p>2.3</text:p>
          </table:table-cell>
          <table:table-cell table:formula="of:=MAX(3; [.$B$1]-([.M79] - [.$B$1])*2)" office:value-type="float" office:value="148" calcext:value-type="float">
            <text:p>148</text:p>
          </table:table-cell>
          <table:table-cell table:style-name="ce3" table:formula="of:=(1000 - [.P79]*1000/([.M79]*2))/10" office:value-type="float" office:value="-196" calcext:value-type="float">
            <text:p>-196.0</text:p>
          </table:table-cell>
          <table:table-cell table:style-name="ce5" table:formula="of:=IF([.$B$1]&gt;[.M79];[.O79];[.Q79])" office:value-type="float" office:value="2.27272727272727" calcext:value-type="float">
            <text:p>2.3</text:p>
          </table:table-cell>
          <table:table-cell table:style-name="ce11" table:formula="of:= [.A79] + FLOOR([.$S$1] * [.A79] * [.A79] * [.A79] / 1000000; 1; 0)" office:value-type="float" office:value="25" calcext:value-type="float">
            <text:p>25</text:p>
          </table:table-cell>
          <table:table-cell table:formula="of:=[.S79]+[.$D$1]" office:value-type="float" office:value="25" calcext:value-type="float">
            <text:p>25</text:p>
          </table:table-cell>
          <table:table-cell table:formula="of:=MAX(3; [.T79]-([.$B$1]-[.T79])*2)" office:value-type="float" office:value="3" calcext:value-type="float">
            <text:p>3</text:p>
          </table:table-cell>
          <table:table-cell table:style-name="ce3" table:formula="of:=[.U79]*1000/([.$B$1]*2)/10" office:value-type="float" office:value="2.27272727272727" calcext:value-type="float">
            <text:p>2.3</text:p>
          </table:table-cell>
          <table:table-cell table:formula="of:=MAX(3; [.$B$1]-([.T79] - [.$B$1])*2)" office:value-type="float" office:value="148" calcext:value-type="float">
            <text:p>148</text:p>
          </table:table-cell>
          <table:table-cell table:style-name="ce3" table:formula="of:=(1000 - [.W79]*1000/([.T79]*2))/10" office:value-type="float" office:value="-196" calcext:value-type="float">
            <text:p>-196.0</text:p>
          </table:table-cell>
          <table:table-cell table:style-name="ce5" table:formula="of:=IF([.$B$1]&gt;[.T79];[.V79];[.X79])" office:value-type="float" office:value="2.27272727272727" calcext:value-type="float">
            <text:p>2.3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formula="of:=[.A80]+[.$D$1]" office:value-type="float" office:value="24" calcext:value-type="float">
            <text:p>24</text:p>
          </table:table-cell>
          <table:table-cell table:formula="of:=MAX(3; [.B80]-([.$B$1]-[.B80])*2)" office:value-type="float" office:value="3" calcext:value-type="float">
            <text:p>3</text:p>
          </table:table-cell>
          <table:table-cell table:style-name="ce3" table:formula="of:=[.C80]*1000/([.$B$1]*2)/10" office:value-type="float" office:value="2.27272727272727" calcext:value-type="float">
            <text:p>2.3</text:p>
          </table:table-cell>
          <table:table-cell table:formula="of:=MAX(3; [.$B$1]-([.B80] - [.$B$1])*2)" office:value-type="float" office:value="150" calcext:value-type="float">
            <text:p>150</text:p>
          </table:table-cell>
          <table:table-cell table:style-name="ce3" table:formula="of:=(1000 - [.E80]*1000/([.B80]*2))/10" office:value-type="float" office:value="-212.5" calcext:value-type="float">
            <text:p>-212.5</text:p>
          </table:table-cell>
          <table:table-cell table:style-name="ce5" table:formula="of:=IF([.$B$1]&gt;[.B80];[.D80];[.F80])" office:value-type="float" office:value="2.27272727272727" calcext:value-type="float">
            <text:p>2.3</text:p>
          </table:table-cell>
          <table:table-cell table:formula="of:=FLOOR(IF([.A80] &gt; 50; 50 + ([.A80] - 50)/2; [.A80]); 1; 0)" office:value-type="float" office:value="24" calcext:value-type="float">
            <text:p>24</text:p>
          </table:table-cell>
          <table:table-cell table:formula="of:=[.$B$1]-[.H80]" office:value-type="float" office:value="42" calcext:value-type="float">
            <text:p>42</text:p>
          </table:table-cell>
          <table:table-cell table:style-name="ce7" table:formula="of:=IF([.I80]&lt;3;1000-FLOOR(1000/(3*(3-[.I80]+1)); 1; 0);FLOOR(2000/[.I80]; 1; 0))" office:value-type="float" office:value="47" calcext:value-type="float">
            <text:p>47</text:p>
          </table:table-cell>
          <table:table-cell table:style-name="ce10" table:formula="of:=[.J80]/1000" office:value-type="percentage" office:value="0.047" calcext:value-type="percentage">
            <text:p>4.7%</text:p>
          </table:table-cell>
          <table:table-cell table:style-name="ce11" table:formula="of:=IF([.A80] &gt; [.$L$2]; [.$L$2] + ([.A80] - [.$L$2])*[.$L$1]; [.A80])" office:value-type="float" office:value="24" calcext:value-type="float">
            <text:p>24</text:p>
          </table:table-cell>
          <table:table-cell table:formula="of:=[.L80]+[.$D$1]" office:value-type="float" office:value="24" calcext:value-type="float">
            <text:p>24</text:p>
          </table:table-cell>
          <table:table-cell table:formula="of:=MAX(3; [.M80]-([.$B$1]-[.M80])*2)" office:value-type="float" office:value="3" calcext:value-type="float">
            <text:p>3</text:p>
          </table:table-cell>
          <table:table-cell table:style-name="ce3" table:formula="of:=[.N80]*1000/([.$B$1]*2)/10" office:value-type="float" office:value="2.27272727272727" calcext:value-type="float">
            <text:p>2.3</text:p>
          </table:table-cell>
          <table:table-cell table:formula="of:=MAX(3; [.$B$1]-([.M80] - [.$B$1])*2)" office:value-type="float" office:value="150" calcext:value-type="float">
            <text:p>150</text:p>
          </table:table-cell>
          <table:table-cell table:style-name="ce3" table:formula="of:=(1000 - [.P80]*1000/([.M80]*2))/10" office:value-type="float" office:value="-212.5" calcext:value-type="float">
            <text:p>-212.5</text:p>
          </table:table-cell>
          <table:table-cell table:style-name="ce5" table:formula="of:=IF([.$B$1]&gt;[.M80];[.O80];[.Q80])" office:value-type="float" office:value="2.27272727272727" calcext:value-type="float">
            <text:p>2.3</text:p>
          </table:table-cell>
          <table:table-cell table:style-name="ce11" table:formula="of:= [.A80] + FLOOR([.$S$1] * [.A80] * [.A80] * [.A80] / 1000000; 1; 0)" office:value-type="float" office:value="24" calcext:value-type="float">
            <text:p>24</text:p>
          </table:table-cell>
          <table:table-cell table:formula="of:=[.S80]+[.$D$1]" office:value-type="float" office:value="24" calcext:value-type="float">
            <text:p>24</text:p>
          </table:table-cell>
          <table:table-cell table:formula="of:=MAX(3; [.T80]-([.$B$1]-[.T80])*2)" office:value-type="float" office:value="3" calcext:value-type="float">
            <text:p>3</text:p>
          </table:table-cell>
          <table:table-cell table:style-name="ce3" table:formula="of:=[.U80]*1000/([.$B$1]*2)/10" office:value-type="float" office:value="2.27272727272727" calcext:value-type="float">
            <text:p>2.3</text:p>
          </table:table-cell>
          <table:table-cell table:formula="of:=MAX(3; [.$B$1]-([.T80] - [.$B$1])*2)" office:value-type="float" office:value="150" calcext:value-type="float">
            <text:p>150</text:p>
          </table:table-cell>
          <table:table-cell table:style-name="ce3" table:formula="of:=(1000 - [.W80]*1000/([.T80]*2))/10" office:value-type="float" office:value="-212.5" calcext:value-type="float">
            <text:p>-212.5</text:p>
          </table:table-cell>
          <table:table-cell table:style-name="ce5" table:formula="of:=IF([.$B$1]&gt;[.T80];[.V80];[.X80])" office:value-type="float" office:value="2.27272727272727" calcext:value-type="float">
            <text:p>2.3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formula="of:=[.A81]+[.$D$1]" office:value-type="float" office:value="23" calcext:value-type="float">
            <text:p>23</text:p>
          </table:table-cell>
          <table:table-cell table:formula="of:=MAX(3; [.B81]-([.$B$1]-[.B81])*2)" office:value-type="float" office:value="3" calcext:value-type="float">
            <text:p>3</text:p>
          </table:table-cell>
          <table:table-cell table:style-name="ce3" table:formula="of:=[.C81]*1000/([.$B$1]*2)/10" office:value-type="float" office:value="2.27272727272727" calcext:value-type="float">
            <text:p>2.3</text:p>
          </table:table-cell>
          <table:table-cell table:formula="of:=MAX(3; [.$B$1]-([.B81] - [.$B$1])*2)" office:value-type="float" office:value="152" calcext:value-type="float">
            <text:p>152</text:p>
          </table:table-cell>
          <table:table-cell table:style-name="ce3" table:formula="of:=(1000 - [.E81]*1000/([.B81]*2))/10" office:value-type="float" office:value="-230.434782608696" calcext:value-type="float">
            <text:p>-230.4</text:p>
          </table:table-cell>
          <table:table-cell table:style-name="ce5" table:formula="of:=IF([.$B$1]&gt;[.B81];[.D81];[.F81])" office:value-type="float" office:value="2.27272727272727" calcext:value-type="float">
            <text:p>2.3</text:p>
          </table:table-cell>
          <table:table-cell table:formula="of:=FLOOR(IF([.A81] &gt; 50; 50 + ([.A81] - 50)/2; [.A81]); 1; 0)" office:value-type="float" office:value="23" calcext:value-type="float">
            <text:p>23</text:p>
          </table:table-cell>
          <table:table-cell table:formula="of:=[.$B$1]-[.H81]" office:value-type="float" office:value="43" calcext:value-type="float">
            <text:p>43</text:p>
          </table:table-cell>
          <table:table-cell table:style-name="ce7" table:formula="of:=IF([.I81]&lt;3;1000-FLOOR(1000/(3*(3-[.I81]+1)); 1; 0);FLOOR(2000/[.I81]; 1; 0))" office:value-type="float" office:value="46" calcext:value-type="float">
            <text:p>46</text:p>
          </table:table-cell>
          <table:table-cell table:style-name="ce10" table:formula="of:=[.J81]/1000" office:value-type="percentage" office:value="0.046" calcext:value-type="percentage">
            <text:p>4.6%</text:p>
          </table:table-cell>
          <table:table-cell table:style-name="ce11" table:formula="of:=IF([.A81] &gt; [.$L$2]; [.$L$2] + ([.A81] - [.$L$2])*[.$L$1]; [.A81])" office:value-type="float" office:value="23" calcext:value-type="float">
            <text:p>23</text:p>
          </table:table-cell>
          <table:table-cell table:formula="of:=[.L81]+[.$D$1]" office:value-type="float" office:value="23" calcext:value-type="float">
            <text:p>23</text:p>
          </table:table-cell>
          <table:table-cell table:formula="of:=MAX(3; [.M81]-([.$B$1]-[.M81])*2)" office:value-type="float" office:value="3" calcext:value-type="float">
            <text:p>3</text:p>
          </table:table-cell>
          <table:table-cell table:style-name="ce3" table:formula="of:=[.N81]*1000/([.$B$1]*2)/10" office:value-type="float" office:value="2.27272727272727" calcext:value-type="float">
            <text:p>2.3</text:p>
          </table:table-cell>
          <table:table-cell table:formula="of:=MAX(3; [.$B$1]-([.M81] - [.$B$1])*2)" office:value-type="float" office:value="152" calcext:value-type="float">
            <text:p>152</text:p>
          </table:table-cell>
          <table:table-cell table:style-name="ce3" table:formula="of:=(1000 - [.P81]*1000/([.M81]*2))/10" office:value-type="float" office:value="-230.434782608696" calcext:value-type="float">
            <text:p>-230.4</text:p>
          </table:table-cell>
          <table:table-cell table:style-name="ce5" table:formula="of:=IF([.$B$1]&gt;[.M81];[.O81];[.Q81])" office:value-type="float" office:value="2.27272727272727" calcext:value-type="float">
            <text:p>2.3</text:p>
          </table:table-cell>
          <table:table-cell table:style-name="ce11" table:formula="of:= [.A81] + FLOOR([.$S$1] * [.A81] * [.A81] * [.A81] / 1000000; 1; 0)" office:value-type="float" office:value="23" calcext:value-type="float">
            <text:p>23</text:p>
          </table:table-cell>
          <table:table-cell table:formula="of:=[.S81]+[.$D$1]" office:value-type="float" office:value="23" calcext:value-type="float">
            <text:p>23</text:p>
          </table:table-cell>
          <table:table-cell table:formula="of:=MAX(3; [.T81]-([.$B$1]-[.T81])*2)" office:value-type="float" office:value="3" calcext:value-type="float">
            <text:p>3</text:p>
          </table:table-cell>
          <table:table-cell table:style-name="ce3" table:formula="of:=[.U81]*1000/([.$B$1]*2)/10" office:value-type="float" office:value="2.27272727272727" calcext:value-type="float">
            <text:p>2.3</text:p>
          </table:table-cell>
          <table:table-cell table:formula="of:=MAX(3; [.$B$1]-([.T81] - [.$B$1])*2)" office:value-type="float" office:value="152" calcext:value-type="float">
            <text:p>152</text:p>
          </table:table-cell>
          <table:table-cell table:style-name="ce3" table:formula="of:=(1000 - [.W81]*1000/([.T81]*2))/10" office:value-type="float" office:value="-230.434782608696" calcext:value-type="float">
            <text:p>-230.4</text:p>
          </table:table-cell>
          <table:table-cell table:style-name="ce5" table:formula="of:=IF([.$B$1]&gt;[.T81];[.V81];[.X81])" office:value-type="float" office:value="2.27272727272727" calcext:value-type="float">
            <text:p>2.3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formula="of:=[.A82]+[.$D$1]" office:value-type="float" office:value="22" calcext:value-type="float">
            <text:p>22</text:p>
          </table:table-cell>
          <table:table-cell table:formula="of:=MAX(3; [.B82]-([.$B$1]-[.B82])*2)" office:value-type="float" office:value="3" calcext:value-type="float">
            <text:p>3</text:p>
          </table:table-cell>
          <table:table-cell table:style-name="ce3" table:formula="of:=[.C82]*1000/([.$B$1]*2)/10" office:value-type="float" office:value="2.27272727272727" calcext:value-type="float">
            <text:p>2.3</text:p>
          </table:table-cell>
          <table:table-cell table:formula="of:=MAX(3; [.$B$1]-([.B82] - [.$B$1])*2)" office:value-type="float" office:value="154" calcext:value-type="float">
            <text:p>154</text:p>
          </table:table-cell>
          <table:table-cell table:style-name="ce3" table:formula="of:=(1000 - [.E82]*1000/([.B82]*2))/10" office:value-type="float" office:value="-250" calcext:value-type="float">
            <text:p>-250.0</text:p>
          </table:table-cell>
          <table:table-cell table:style-name="ce5" table:formula="of:=IF([.$B$1]&gt;[.B82];[.D82];[.F82])" office:value-type="float" office:value="2.27272727272727" calcext:value-type="float">
            <text:p>2.3</text:p>
          </table:table-cell>
          <table:table-cell table:formula="of:=FLOOR(IF([.A82] &gt; 50; 50 + ([.A82] - 50)/2; [.A82]); 1; 0)" office:value-type="float" office:value="22" calcext:value-type="float">
            <text:p>22</text:p>
          </table:table-cell>
          <table:table-cell table:formula="of:=[.$B$1]-[.H82]" office:value-type="float" office:value="44" calcext:value-type="float">
            <text:p>44</text:p>
          </table:table-cell>
          <table:table-cell table:style-name="ce7" table:formula="of:=IF([.I82]&lt;3;1000-FLOOR(1000/(3*(3-[.I82]+1)); 1; 0);FLOOR(2000/[.I82]; 1; 0))" office:value-type="float" office:value="45" calcext:value-type="float">
            <text:p>45</text:p>
          </table:table-cell>
          <table:table-cell table:style-name="ce10" table:formula="of:=[.J82]/1000" office:value-type="percentage" office:value="0.045" calcext:value-type="percentage">
            <text:p>4.5%</text:p>
          </table:table-cell>
          <table:table-cell table:style-name="ce11" table:formula="of:=IF([.A82] &gt; [.$L$2]; [.$L$2] + ([.A82] - [.$L$2])*[.$L$1]; [.A82])" office:value-type="float" office:value="22" calcext:value-type="float">
            <text:p>22</text:p>
          </table:table-cell>
          <table:table-cell table:formula="of:=[.L82]+[.$D$1]" office:value-type="float" office:value="22" calcext:value-type="float">
            <text:p>22</text:p>
          </table:table-cell>
          <table:table-cell table:formula="of:=MAX(3; [.M82]-([.$B$1]-[.M82])*2)" office:value-type="float" office:value="3" calcext:value-type="float">
            <text:p>3</text:p>
          </table:table-cell>
          <table:table-cell table:style-name="ce3" table:formula="of:=[.N82]*1000/([.$B$1]*2)/10" office:value-type="float" office:value="2.27272727272727" calcext:value-type="float">
            <text:p>2.3</text:p>
          </table:table-cell>
          <table:table-cell table:formula="of:=MAX(3; [.$B$1]-([.M82] - [.$B$1])*2)" office:value-type="float" office:value="154" calcext:value-type="float">
            <text:p>154</text:p>
          </table:table-cell>
          <table:table-cell table:style-name="ce3" table:formula="of:=(1000 - [.P82]*1000/([.M82]*2))/10" office:value-type="float" office:value="-250" calcext:value-type="float">
            <text:p>-250.0</text:p>
          </table:table-cell>
          <table:table-cell table:style-name="ce5" table:formula="of:=IF([.$B$1]&gt;[.M82];[.O82];[.Q82])" office:value-type="float" office:value="2.27272727272727" calcext:value-type="float">
            <text:p>2.3</text:p>
          </table:table-cell>
          <table:table-cell table:style-name="ce11" table:formula="of:= [.A82] + FLOOR([.$S$1] * [.A82] * [.A82] * [.A82] / 1000000; 1; 0)" office:value-type="float" office:value="22" calcext:value-type="float">
            <text:p>22</text:p>
          </table:table-cell>
          <table:table-cell table:formula="of:=[.S82]+[.$D$1]" office:value-type="float" office:value="22" calcext:value-type="float">
            <text:p>22</text:p>
          </table:table-cell>
          <table:table-cell table:formula="of:=MAX(3; [.T82]-([.$B$1]-[.T82])*2)" office:value-type="float" office:value="3" calcext:value-type="float">
            <text:p>3</text:p>
          </table:table-cell>
          <table:table-cell table:style-name="ce3" table:formula="of:=[.U82]*1000/([.$B$1]*2)/10" office:value-type="float" office:value="2.27272727272727" calcext:value-type="float">
            <text:p>2.3</text:p>
          </table:table-cell>
          <table:table-cell table:formula="of:=MAX(3; [.$B$1]-([.T82] - [.$B$1])*2)" office:value-type="float" office:value="154" calcext:value-type="float">
            <text:p>154</text:p>
          </table:table-cell>
          <table:table-cell table:style-name="ce3" table:formula="of:=(1000 - [.W82]*1000/([.T82]*2))/10" office:value-type="float" office:value="-250" calcext:value-type="float">
            <text:p>-250.0</text:p>
          </table:table-cell>
          <table:table-cell table:style-name="ce5" table:formula="of:=IF([.$B$1]&gt;[.T82];[.V82];[.X82])" office:value-type="float" office:value="2.27272727272727" calcext:value-type="float">
            <text:p>2.3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formula="of:=[.A83]+[.$D$1]" office:value-type="float" office:value="21" calcext:value-type="float">
            <text:p>21</text:p>
          </table:table-cell>
          <table:table-cell table:formula="of:=MAX(3; [.B83]-([.$B$1]-[.B83])*2)" office:value-type="float" office:value="3" calcext:value-type="float">
            <text:p>3</text:p>
          </table:table-cell>
          <table:table-cell table:style-name="ce3" table:formula="of:=[.C83]*1000/([.$B$1]*2)/10" office:value-type="float" office:value="2.27272727272727" calcext:value-type="float">
            <text:p>2.3</text:p>
          </table:table-cell>
          <table:table-cell table:formula="of:=MAX(3; [.$B$1]-([.B83] - [.$B$1])*2)" office:value-type="float" office:value="156" calcext:value-type="float">
            <text:p>156</text:p>
          </table:table-cell>
          <table:table-cell table:style-name="ce3" table:formula="of:=(1000 - [.E83]*1000/([.B83]*2))/10" office:value-type="float" office:value="-271.428571428571" calcext:value-type="float">
            <text:p>-271.4</text:p>
          </table:table-cell>
          <table:table-cell table:style-name="ce5" table:formula="of:=IF([.$B$1]&gt;[.B83];[.D83];[.F83])" office:value-type="float" office:value="2.27272727272727" calcext:value-type="float">
            <text:p>2.3</text:p>
          </table:table-cell>
          <table:table-cell table:formula="of:=FLOOR(IF([.A83] &gt; 50; 50 + ([.A83] - 50)/2; [.A83]); 1; 0)" office:value-type="float" office:value="21" calcext:value-type="float">
            <text:p>21</text:p>
          </table:table-cell>
          <table:table-cell table:formula="of:=[.$B$1]-[.H83]" office:value-type="float" office:value="45" calcext:value-type="float">
            <text:p>45</text:p>
          </table:table-cell>
          <table:table-cell table:style-name="ce7" table:formula="of:=IF([.I83]&lt;3;1000-FLOOR(1000/(3*(3-[.I83]+1)); 1; 0);FLOOR(2000/[.I83]; 1; 0))" office:value-type="float" office:value="44" calcext:value-type="float">
            <text:p>44</text:p>
          </table:table-cell>
          <table:table-cell table:style-name="ce10" table:formula="of:=[.J83]/1000" office:value-type="percentage" office:value="0.044" calcext:value-type="percentage">
            <text:p>4.4%</text:p>
          </table:table-cell>
          <table:table-cell table:style-name="ce11" table:formula="of:=IF([.A83] &gt; [.$L$2]; [.$L$2] + ([.A83] - [.$L$2])*[.$L$1]; [.A83])" office:value-type="float" office:value="21" calcext:value-type="float">
            <text:p>21</text:p>
          </table:table-cell>
          <table:table-cell table:formula="of:=[.L83]+[.$D$1]" office:value-type="float" office:value="21" calcext:value-type="float">
            <text:p>21</text:p>
          </table:table-cell>
          <table:table-cell table:formula="of:=MAX(3; [.M83]-([.$B$1]-[.M83])*2)" office:value-type="float" office:value="3" calcext:value-type="float">
            <text:p>3</text:p>
          </table:table-cell>
          <table:table-cell table:style-name="ce3" table:formula="of:=[.N83]*1000/([.$B$1]*2)/10" office:value-type="float" office:value="2.27272727272727" calcext:value-type="float">
            <text:p>2.3</text:p>
          </table:table-cell>
          <table:table-cell table:formula="of:=MAX(3; [.$B$1]-([.M83] - [.$B$1])*2)" office:value-type="float" office:value="156" calcext:value-type="float">
            <text:p>156</text:p>
          </table:table-cell>
          <table:table-cell table:style-name="ce3" table:formula="of:=(1000 - [.P83]*1000/([.M83]*2))/10" office:value-type="float" office:value="-271.428571428571" calcext:value-type="float">
            <text:p>-271.4</text:p>
          </table:table-cell>
          <table:table-cell table:style-name="ce5" table:formula="of:=IF([.$B$1]&gt;[.M83];[.O83];[.Q83])" office:value-type="float" office:value="2.27272727272727" calcext:value-type="float">
            <text:p>2.3</text:p>
          </table:table-cell>
          <table:table-cell table:style-name="ce11" table:formula="of:= [.A83] + FLOOR([.$S$1] * [.A83] * [.A83] * [.A83] / 1000000; 1; 0)" office:value-type="float" office:value="21" calcext:value-type="float">
            <text:p>21</text:p>
          </table:table-cell>
          <table:table-cell table:formula="of:=[.S83]+[.$D$1]" office:value-type="float" office:value="21" calcext:value-type="float">
            <text:p>21</text:p>
          </table:table-cell>
          <table:table-cell table:formula="of:=MAX(3; [.T83]-([.$B$1]-[.T83])*2)" office:value-type="float" office:value="3" calcext:value-type="float">
            <text:p>3</text:p>
          </table:table-cell>
          <table:table-cell table:style-name="ce3" table:formula="of:=[.U83]*1000/([.$B$1]*2)/10" office:value-type="float" office:value="2.27272727272727" calcext:value-type="float">
            <text:p>2.3</text:p>
          </table:table-cell>
          <table:table-cell table:formula="of:=MAX(3; [.$B$1]-([.T83] - [.$B$1])*2)" office:value-type="float" office:value="156" calcext:value-type="float">
            <text:p>156</text:p>
          </table:table-cell>
          <table:table-cell table:style-name="ce3" table:formula="of:=(1000 - [.W83]*1000/([.T83]*2))/10" office:value-type="float" office:value="-271.428571428571" calcext:value-type="float">
            <text:p>-271.4</text:p>
          </table:table-cell>
          <table:table-cell table:style-name="ce5" table:formula="of:=IF([.$B$1]&gt;[.T83];[.V83];[.X83])" office:value-type="float" office:value="2.27272727272727" calcext:value-type="float">
            <text:p>2.3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formula="of:=[.A84]+[.$D$1]" office:value-type="float" office:value="20" calcext:value-type="float">
            <text:p>20</text:p>
          </table:table-cell>
          <table:table-cell table:formula="of:=MAX(3; [.B84]-([.$B$1]-[.B84])*2)" office:value-type="float" office:value="3" calcext:value-type="float">
            <text:p>3</text:p>
          </table:table-cell>
          <table:table-cell table:style-name="ce3" table:formula="of:=[.C84]*1000/([.$B$1]*2)/10" office:value-type="float" office:value="2.27272727272727" calcext:value-type="float">
            <text:p>2.3</text:p>
          </table:table-cell>
          <table:table-cell table:formula="of:=MAX(3; [.$B$1]-([.B84] - [.$B$1])*2)" office:value-type="float" office:value="158" calcext:value-type="float">
            <text:p>158</text:p>
          </table:table-cell>
          <table:table-cell table:style-name="ce3" table:formula="of:=(1000 - [.E84]*1000/([.B84]*2))/10" office:value-type="float" office:value="-295" calcext:value-type="float">
            <text:p>-295.0</text:p>
          </table:table-cell>
          <table:table-cell table:style-name="ce5" table:formula="of:=IF([.$B$1]&gt;[.B84];[.D84];[.F84])" office:value-type="float" office:value="2.27272727272727" calcext:value-type="float">
            <text:p>2.3</text:p>
          </table:table-cell>
          <table:table-cell table:formula="of:=FLOOR(IF([.A84] &gt; 50; 50 + ([.A84] - 50)/2; [.A84]); 1; 0)" office:value-type="float" office:value="20" calcext:value-type="float">
            <text:p>20</text:p>
          </table:table-cell>
          <table:table-cell table:formula="of:=[.$B$1]-[.H84]" office:value-type="float" office:value="46" calcext:value-type="float">
            <text:p>46</text:p>
          </table:table-cell>
          <table:table-cell table:style-name="ce7" table:formula="of:=IF([.I84]&lt;3;1000-FLOOR(1000/(3*(3-[.I84]+1)); 1; 0);FLOOR(2000/[.I84]; 1; 0))" office:value-type="float" office:value="43" calcext:value-type="float">
            <text:p>43</text:p>
          </table:table-cell>
          <table:table-cell table:style-name="ce10" table:formula="of:=[.J84]/1000" office:value-type="percentage" office:value="0.043" calcext:value-type="percentage">
            <text:p>4.3%</text:p>
          </table:table-cell>
          <table:table-cell table:style-name="ce11" table:formula="of:=IF([.A84] &gt; [.$L$2]; [.$L$2] + ([.A84] - [.$L$2])*[.$L$1]; [.A84])" office:value-type="float" office:value="20" calcext:value-type="float">
            <text:p>20</text:p>
          </table:table-cell>
          <table:table-cell table:formula="of:=[.L84]+[.$D$1]" office:value-type="float" office:value="20" calcext:value-type="float">
            <text:p>20</text:p>
          </table:table-cell>
          <table:table-cell table:formula="of:=MAX(3; [.M84]-([.$B$1]-[.M84])*2)" office:value-type="float" office:value="3" calcext:value-type="float">
            <text:p>3</text:p>
          </table:table-cell>
          <table:table-cell table:style-name="ce3" table:formula="of:=[.N84]*1000/([.$B$1]*2)/10" office:value-type="float" office:value="2.27272727272727" calcext:value-type="float">
            <text:p>2.3</text:p>
          </table:table-cell>
          <table:table-cell table:formula="of:=MAX(3; [.$B$1]-([.M84] - [.$B$1])*2)" office:value-type="float" office:value="158" calcext:value-type="float">
            <text:p>158</text:p>
          </table:table-cell>
          <table:table-cell table:style-name="ce3" table:formula="of:=(1000 - [.P84]*1000/([.M84]*2))/10" office:value-type="float" office:value="-295" calcext:value-type="float">
            <text:p>-295.0</text:p>
          </table:table-cell>
          <table:table-cell table:style-name="ce5" table:formula="of:=IF([.$B$1]&gt;[.M84];[.O84];[.Q84])" office:value-type="float" office:value="2.27272727272727" calcext:value-type="float">
            <text:p>2.3</text:p>
          </table:table-cell>
          <table:table-cell table:style-name="ce11" table:formula="of:= [.A84] + FLOOR([.$S$1] * [.A84] * [.A84] * [.A84] / 1000000; 1; 0)" office:value-type="float" office:value="20" calcext:value-type="float">
            <text:p>20</text:p>
          </table:table-cell>
          <table:table-cell table:formula="of:=[.S84]+[.$D$1]" office:value-type="float" office:value="20" calcext:value-type="float">
            <text:p>20</text:p>
          </table:table-cell>
          <table:table-cell table:formula="of:=MAX(3; [.T84]-([.$B$1]-[.T84])*2)" office:value-type="float" office:value="3" calcext:value-type="float">
            <text:p>3</text:p>
          </table:table-cell>
          <table:table-cell table:style-name="ce3" table:formula="of:=[.U84]*1000/([.$B$1]*2)/10" office:value-type="float" office:value="2.27272727272727" calcext:value-type="float">
            <text:p>2.3</text:p>
          </table:table-cell>
          <table:table-cell table:formula="of:=MAX(3; [.$B$1]-([.T84] - [.$B$1])*2)" office:value-type="float" office:value="158" calcext:value-type="float">
            <text:p>158</text:p>
          </table:table-cell>
          <table:table-cell table:style-name="ce3" table:formula="of:=(1000 - [.W84]*1000/([.T84]*2))/10" office:value-type="float" office:value="-295" calcext:value-type="float">
            <text:p>-295.0</text:p>
          </table:table-cell>
          <table:table-cell table:style-name="ce5" table:formula="of:=IF([.$B$1]&gt;[.T84];[.V84];[.X84])" office:value-type="float" office:value="2.27272727272727" calcext:value-type="float">
            <text:p>2.3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formula="of:=[.A85]+[.$D$1]" office:value-type="float" office:value="19" calcext:value-type="float">
            <text:p>19</text:p>
          </table:table-cell>
          <table:table-cell table:formula="of:=MAX(3; [.B85]-([.$B$1]-[.B85])*2)" office:value-type="float" office:value="3" calcext:value-type="float">
            <text:p>3</text:p>
          </table:table-cell>
          <table:table-cell table:style-name="ce3" table:formula="of:=[.C85]*1000/([.$B$1]*2)/10" office:value-type="float" office:value="2.27272727272727" calcext:value-type="float">
            <text:p>2.3</text:p>
          </table:table-cell>
          <table:table-cell table:formula="of:=MAX(3; [.$B$1]-([.B85] - [.$B$1])*2)" office:value-type="float" office:value="160" calcext:value-type="float">
            <text:p>160</text:p>
          </table:table-cell>
          <table:table-cell table:style-name="ce3" table:formula="of:=(1000 - [.E85]*1000/([.B85]*2))/10" office:value-type="float" office:value="-321.052631578947" calcext:value-type="float">
            <text:p>-321.1</text:p>
          </table:table-cell>
          <table:table-cell table:style-name="ce5" table:formula="of:=IF([.$B$1]&gt;[.B85];[.D85];[.F85])" office:value-type="float" office:value="2.27272727272727" calcext:value-type="float">
            <text:p>2.3</text:p>
          </table:table-cell>
          <table:table-cell table:formula="of:=FLOOR(IF([.A85] &gt; 50; 50 + ([.A85] - 50)/2; [.A85]); 1; 0)" office:value-type="float" office:value="19" calcext:value-type="float">
            <text:p>19</text:p>
          </table:table-cell>
          <table:table-cell table:formula="of:=[.$B$1]-[.H85]" office:value-type="float" office:value="47" calcext:value-type="float">
            <text:p>47</text:p>
          </table:table-cell>
          <table:table-cell table:style-name="ce7" table:formula="of:=IF([.I85]&lt;3;1000-FLOOR(1000/(3*(3-[.I85]+1)); 1; 0);FLOOR(2000/[.I85]; 1; 0))" office:value-type="float" office:value="42" calcext:value-type="float">
            <text:p>42</text:p>
          </table:table-cell>
          <table:table-cell table:style-name="ce10" table:formula="of:=[.J85]/1000" office:value-type="percentage" office:value="0.042" calcext:value-type="percentage">
            <text:p>4.2%</text:p>
          </table:table-cell>
          <table:table-cell table:style-name="ce11" table:formula="of:=IF([.A85] &gt; [.$L$2]; [.$L$2] + ([.A85] - [.$L$2])*[.$L$1]; [.A85])" office:value-type="float" office:value="19" calcext:value-type="float">
            <text:p>19</text:p>
          </table:table-cell>
          <table:table-cell table:formula="of:=[.L85]+[.$D$1]" office:value-type="float" office:value="19" calcext:value-type="float">
            <text:p>19</text:p>
          </table:table-cell>
          <table:table-cell table:formula="of:=MAX(3; [.M85]-([.$B$1]-[.M85])*2)" office:value-type="float" office:value="3" calcext:value-type="float">
            <text:p>3</text:p>
          </table:table-cell>
          <table:table-cell table:style-name="ce3" table:formula="of:=[.N85]*1000/([.$B$1]*2)/10" office:value-type="float" office:value="2.27272727272727" calcext:value-type="float">
            <text:p>2.3</text:p>
          </table:table-cell>
          <table:table-cell table:formula="of:=MAX(3; [.$B$1]-([.M85] - [.$B$1])*2)" office:value-type="float" office:value="160" calcext:value-type="float">
            <text:p>160</text:p>
          </table:table-cell>
          <table:table-cell table:style-name="ce3" table:formula="of:=(1000 - [.P85]*1000/([.M85]*2))/10" office:value-type="float" office:value="-321.052631578947" calcext:value-type="float">
            <text:p>-321.1</text:p>
          </table:table-cell>
          <table:table-cell table:style-name="ce5" table:formula="of:=IF([.$B$1]&gt;[.M85];[.O85];[.Q85])" office:value-type="float" office:value="2.27272727272727" calcext:value-type="float">
            <text:p>2.3</text:p>
          </table:table-cell>
          <table:table-cell table:style-name="ce11" table:formula="of:= [.A85] + FLOOR([.$S$1] * [.A85] * [.A85] * [.A85] / 1000000; 1; 0)" office:value-type="float" office:value="19" calcext:value-type="float">
            <text:p>19</text:p>
          </table:table-cell>
          <table:table-cell table:formula="of:=[.S85]+[.$D$1]" office:value-type="float" office:value="19" calcext:value-type="float">
            <text:p>19</text:p>
          </table:table-cell>
          <table:table-cell table:formula="of:=MAX(3; [.T85]-([.$B$1]-[.T85])*2)" office:value-type="float" office:value="3" calcext:value-type="float">
            <text:p>3</text:p>
          </table:table-cell>
          <table:table-cell table:style-name="ce3" table:formula="of:=[.U85]*1000/([.$B$1]*2)/10" office:value-type="float" office:value="2.27272727272727" calcext:value-type="float">
            <text:p>2.3</text:p>
          </table:table-cell>
          <table:table-cell table:formula="of:=MAX(3; [.$B$1]-([.T85] - [.$B$1])*2)" office:value-type="float" office:value="160" calcext:value-type="float">
            <text:p>160</text:p>
          </table:table-cell>
          <table:table-cell table:style-name="ce3" table:formula="of:=(1000 - [.W85]*1000/([.T85]*2))/10" office:value-type="float" office:value="-321.052631578947" calcext:value-type="float">
            <text:p>-321.1</text:p>
          </table:table-cell>
          <table:table-cell table:style-name="ce5" table:formula="of:=IF([.$B$1]&gt;[.T85];[.V85];[.X85])" office:value-type="float" office:value="2.27272727272727" calcext:value-type="float">
            <text:p>2.3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formula="of:=[.A86]+[.$D$1]" office:value-type="float" office:value="18" calcext:value-type="float">
            <text:p>18</text:p>
          </table:table-cell>
          <table:table-cell table:formula="of:=MAX(3; [.B86]-([.$B$1]-[.B86])*2)" office:value-type="float" office:value="3" calcext:value-type="float">
            <text:p>3</text:p>
          </table:table-cell>
          <table:table-cell table:style-name="ce3" table:formula="of:=[.C86]*1000/([.$B$1]*2)/10" office:value-type="float" office:value="2.27272727272727" calcext:value-type="float">
            <text:p>2.3</text:p>
          </table:table-cell>
          <table:table-cell table:formula="of:=MAX(3; [.$B$1]-([.B86] - [.$B$1])*2)" office:value-type="float" office:value="162" calcext:value-type="float">
            <text:p>162</text:p>
          </table:table-cell>
          <table:table-cell table:style-name="ce3" table:formula="of:=(1000 - [.E86]*1000/([.B86]*2))/10" office:value-type="float" office:value="-350" calcext:value-type="float">
            <text:p>-350.0</text:p>
          </table:table-cell>
          <table:table-cell table:style-name="ce5" table:formula="of:=IF([.$B$1]&gt;[.B86];[.D86];[.F86])" office:value-type="float" office:value="2.27272727272727" calcext:value-type="float">
            <text:p>2.3</text:p>
          </table:table-cell>
          <table:table-cell table:formula="of:=FLOOR(IF([.A86] &gt; 50; 50 + ([.A86] - 50)/2; [.A86]); 1; 0)" office:value-type="float" office:value="18" calcext:value-type="float">
            <text:p>18</text:p>
          </table:table-cell>
          <table:table-cell table:formula="of:=[.$B$1]-[.H86]" office:value-type="float" office:value="48" calcext:value-type="float">
            <text:p>48</text:p>
          </table:table-cell>
          <table:table-cell table:style-name="ce7" table:formula="of:=IF([.I86]&lt;3;1000-FLOOR(1000/(3*(3-[.I86]+1)); 1; 0);FLOOR(2000/[.I86]; 1; 0))" office:value-type="float" office:value="41" calcext:value-type="float">
            <text:p>41</text:p>
          </table:table-cell>
          <table:table-cell table:style-name="ce10" table:formula="of:=[.J86]/1000" office:value-type="percentage" office:value="0.041" calcext:value-type="percentage">
            <text:p>4.1%</text:p>
          </table:table-cell>
          <table:table-cell table:style-name="ce11" table:formula="of:=IF([.A86] &gt; [.$L$2]; [.$L$2] + ([.A86] - [.$L$2])*[.$L$1]; [.A86])" office:value-type="float" office:value="18" calcext:value-type="float">
            <text:p>18</text:p>
          </table:table-cell>
          <table:table-cell table:formula="of:=[.L86]+[.$D$1]" office:value-type="float" office:value="18" calcext:value-type="float">
            <text:p>18</text:p>
          </table:table-cell>
          <table:table-cell table:formula="of:=MAX(3; [.M86]-([.$B$1]-[.M86])*2)" office:value-type="float" office:value="3" calcext:value-type="float">
            <text:p>3</text:p>
          </table:table-cell>
          <table:table-cell table:style-name="ce3" table:formula="of:=[.N86]*1000/([.$B$1]*2)/10" office:value-type="float" office:value="2.27272727272727" calcext:value-type="float">
            <text:p>2.3</text:p>
          </table:table-cell>
          <table:table-cell table:formula="of:=MAX(3; [.$B$1]-([.M86] - [.$B$1])*2)" office:value-type="float" office:value="162" calcext:value-type="float">
            <text:p>162</text:p>
          </table:table-cell>
          <table:table-cell table:style-name="ce3" table:formula="of:=(1000 - [.P86]*1000/([.M86]*2))/10" office:value-type="float" office:value="-350" calcext:value-type="float">
            <text:p>-350.0</text:p>
          </table:table-cell>
          <table:table-cell table:style-name="ce5" table:formula="of:=IF([.$B$1]&gt;[.M86];[.O86];[.Q86])" office:value-type="float" office:value="2.27272727272727" calcext:value-type="float">
            <text:p>2.3</text:p>
          </table:table-cell>
          <table:table-cell table:style-name="ce11" table:formula="of:= [.A86] + FLOOR([.$S$1] * [.A86] * [.A86] * [.A86] / 1000000; 1; 0)" office:value-type="float" office:value="18" calcext:value-type="float">
            <text:p>18</text:p>
          </table:table-cell>
          <table:table-cell table:formula="of:=[.S86]+[.$D$1]" office:value-type="float" office:value="18" calcext:value-type="float">
            <text:p>18</text:p>
          </table:table-cell>
          <table:table-cell table:formula="of:=MAX(3; [.T86]-([.$B$1]-[.T86])*2)" office:value-type="float" office:value="3" calcext:value-type="float">
            <text:p>3</text:p>
          </table:table-cell>
          <table:table-cell table:style-name="ce3" table:formula="of:=[.U86]*1000/([.$B$1]*2)/10" office:value-type="float" office:value="2.27272727272727" calcext:value-type="float">
            <text:p>2.3</text:p>
          </table:table-cell>
          <table:table-cell table:formula="of:=MAX(3; [.$B$1]-([.T86] - [.$B$1])*2)" office:value-type="float" office:value="162" calcext:value-type="float">
            <text:p>162</text:p>
          </table:table-cell>
          <table:table-cell table:style-name="ce3" table:formula="of:=(1000 - [.W86]*1000/([.T86]*2))/10" office:value-type="float" office:value="-350" calcext:value-type="float">
            <text:p>-350.0</text:p>
          </table:table-cell>
          <table:table-cell table:style-name="ce5" table:formula="of:=IF([.$B$1]&gt;[.T86];[.V86];[.X86])" office:value-type="float" office:value="2.27272727272727" calcext:value-type="float">
            <text:p>2.3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formula="of:=[.A87]+[.$D$1]" office:value-type="float" office:value="17" calcext:value-type="float">
            <text:p>17</text:p>
          </table:table-cell>
          <table:table-cell table:formula="of:=MAX(3; [.B87]-([.$B$1]-[.B87])*2)" office:value-type="float" office:value="3" calcext:value-type="float">
            <text:p>3</text:p>
          </table:table-cell>
          <table:table-cell table:style-name="ce3" table:formula="of:=[.C87]*1000/([.$B$1]*2)/10" office:value-type="float" office:value="2.27272727272727" calcext:value-type="float">
            <text:p>2.3</text:p>
          </table:table-cell>
          <table:table-cell table:formula="of:=MAX(3; [.$B$1]-([.B87] - [.$B$1])*2)" office:value-type="float" office:value="164" calcext:value-type="float">
            <text:p>164</text:p>
          </table:table-cell>
          <table:table-cell table:style-name="ce3" table:formula="of:=(1000 - [.E87]*1000/([.B87]*2))/10" office:value-type="float" office:value="-382.352941176471" calcext:value-type="float">
            <text:p>-382.4</text:p>
          </table:table-cell>
          <table:table-cell table:style-name="ce5" table:formula="of:=IF([.$B$1]&gt;[.B87];[.D87];[.F87])" office:value-type="float" office:value="2.27272727272727" calcext:value-type="float">
            <text:p>2.3</text:p>
          </table:table-cell>
          <table:table-cell table:formula="of:=FLOOR(IF([.A87] &gt; 50; 50 + ([.A87] - 50)/2; [.A87]); 1; 0)" office:value-type="float" office:value="17" calcext:value-type="float">
            <text:p>17</text:p>
          </table:table-cell>
          <table:table-cell table:formula="of:=[.$B$1]-[.H87]" office:value-type="float" office:value="49" calcext:value-type="float">
            <text:p>49</text:p>
          </table:table-cell>
          <table:table-cell table:style-name="ce7" table:formula="of:=IF([.I87]&lt;3;1000-FLOOR(1000/(3*(3-[.I87]+1)); 1; 0);FLOOR(2000/[.I87]; 1; 0))" office:value-type="float" office:value="40" calcext:value-type="float">
            <text:p>40</text:p>
          </table:table-cell>
          <table:table-cell table:style-name="ce10" table:formula="of:=[.J87]/1000" office:value-type="percentage" office:value="0.04" calcext:value-type="percentage">
            <text:p>4.0%</text:p>
          </table:table-cell>
          <table:table-cell table:style-name="ce11" table:formula="of:=IF([.A87] &gt; [.$L$2]; [.$L$2] + ([.A87] - [.$L$2])*[.$L$1]; [.A87])" office:value-type="float" office:value="17" calcext:value-type="float">
            <text:p>17</text:p>
          </table:table-cell>
          <table:table-cell table:formula="of:=[.L87]+[.$D$1]" office:value-type="float" office:value="17" calcext:value-type="float">
            <text:p>17</text:p>
          </table:table-cell>
          <table:table-cell table:formula="of:=MAX(3; [.M87]-([.$B$1]-[.M87])*2)" office:value-type="float" office:value="3" calcext:value-type="float">
            <text:p>3</text:p>
          </table:table-cell>
          <table:table-cell table:style-name="ce3" table:formula="of:=[.N87]*1000/([.$B$1]*2)/10" office:value-type="float" office:value="2.27272727272727" calcext:value-type="float">
            <text:p>2.3</text:p>
          </table:table-cell>
          <table:table-cell table:formula="of:=MAX(3; [.$B$1]-([.M87] - [.$B$1])*2)" office:value-type="float" office:value="164" calcext:value-type="float">
            <text:p>164</text:p>
          </table:table-cell>
          <table:table-cell table:style-name="ce3" table:formula="of:=(1000 - [.P87]*1000/([.M87]*2))/10" office:value-type="float" office:value="-382.352941176471" calcext:value-type="float">
            <text:p>-382.4</text:p>
          </table:table-cell>
          <table:table-cell table:style-name="ce5" table:formula="of:=IF([.$B$1]&gt;[.M87];[.O87];[.Q87])" office:value-type="float" office:value="2.27272727272727" calcext:value-type="float">
            <text:p>2.3</text:p>
          </table:table-cell>
          <table:table-cell table:style-name="ce11" table:formula="of:= [.A87] + FLOOR([.$S$1] * [.A87] * [.A87] * [.A87] / 1000000; 1; 0)" office:value-type="float" office:value="17" calcext:value-type="float">
            <text:p>17</text:p>
          </table:table-cell>
          <table:table-cell table:formula="of:=[.S87]+[.$D$1]" office:value-type="float" office:value="17" calcext:value-type="float">
            <text:p>17</text:p>
          </table:table-cell>
          <table:table-cell table:formula="of:=MAX(3; [.T87]-([.$B$1]-[.T87])*2)" office:value-type="float" office:value="3" calcext:value-type="float">
            <text:p>3</text:p>
          </table:table-cell>
          <table:table-cell table:style-name="ce3" table:formula="of:=[.U87]*1000/([.$B$1]*2)/10" office:value-type="float" office:value="2.27272727272727" calcext:value-type="float">
            <text:p>2.3</text:p>
          </table:table-cell>
          <table:table-cell table:formula="of:=MAX(3; [.$B$1]-([.T87] - [.$B$1])*2)" office:value-type="float" office:value="164" calcext:value-type="float">
            <text:p>164</text:p>
          </table:table-cell>
          <table:table-cell table:style-name="ce3" table:formula="of:=(1000 - [.W87]*1000/([.T87]*2))/10" office:value-type="float" office:value="-382.352941176471" calcext:value-type="float">
            <text:p>-382.4</text:p>
          </table:table-cell>
          <table:table-cell table:style-name="ce5" table:formula="of:=IF([.$B$1]&gt;[.T87];[.V87];[.X87])" office:value-type="float" office:value="2.27272727272727" calcext:value-type="float">
            <text:p>2.3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formula="of:=[.A88]+[.$D$1]" office:value-type="float" office:value="16" calcext:value-type="float">
            <text:p>16</text:p>
          </table:table-cell>
          <table:table-cell table:formula="of:=MAX(3; [.B88]-([.$B$1]-[.B88])*2)" office:value-type="float" office:value="3" calcext:value-type="float">
            <text:p>3</text:p>
          </table:table-cell>
          <table:table-cell table:style-name="ce3" table:formula="of:=[.C88]*1000/([.$B$1]*2)/10" office:value-type="float" office:value="2.27272727272727" calcext:value-type="float">
            <text:p>2.3</text:p>
          </table:table-cell>
          <table:table-cell table:formula="of:=MAX(3; [.$B$1]-([.B88] - [.$B$1])*2)" office:value-type="float" office:value="166" calcext:value-type="float">
            <text:p>166</text:p>
          </table:table-cell>
          <table:table-cell table:style-name="ce3" table:formula="of:=(1000 - [.E88]*1000/([.B88]*2))/10" office:value-type="float" office:value="-418.75" calcext:value-type="float">
            <text:p>-418.8</text:p>
          </table:table-cell>
          <table:table-cell table:style-name="ce5" table:formula="of:=IF([.$B$1]&gt;[.B88];[.D88];[.F88])" office:value-type="float" office:value="2.27272727272727" calcext:value-type="float">
            <text:p>2.3</text:p>
          </table:table-cell>
          <table:table-cell table:formula="of:=FLOOR(IF([.A88] &gt; 50; 50 + ([.A88] - 50)/2; [.A88]); 1; 0)" office:value-type="float" office:value="16" calcext:value-type="float">
            <text:p>16</text:p>
          </table:table-cell>
          <table:table-cell table:formula="of:=[.$B$1]-[.H88]" office:value-type="float" office:value="50" calcext:value-type="float">
            <text:p>50</text:p>
          </table:table-cell>
          <table:table-cell table:style-name="ce7" table:formula="of:=IF([.I88]&lt;3;1000-FLOOR(1000/(3*(3-[.I88]+1)); 1; 0);FLOOR(2000/[.I88]; 1; 0))" office:value-type="float" office:value="40" calcext:value-type="float">
            <text:p>40</text:p>
          </table:table-cell>
          <table:table-cell table:style-name="ce10" table:formula="of:=[.J88]/1000" office:value-type="percentage" office:value="0.04" calcext:value-type="percentage">
            <text:p>4.0%</text:p>
          </table:table-cell>
          <table:table-cell table:style-name="ce11" table:formula="of:=IF([.A88] &gt; [.$L$2]; [.$L$2] + ([.A88] - [.$L$2])*[.$L$1]; [.A88])" office:value-type="float" office:value="16" calcext:value-type="float">
            <text:p>16</text:p>
          </table:table-cell>
          <table:table-cell table:formula="of:=[.L88]+[.$D$1]" office:value-type="float" office:value="16" calcext:value-type="float">
            <text:p>16</text:p>
          </table:table-cell>
          <table:table-cell table:formula="of:=MAX(3; [.M88]-([.$B$1]-[.M88])*2)" office:value-type="float" office:value="3" calcext:value-type="float">
            <text:p>3</text:p>
          </table:table-cell>
          <table:table-cell table:style-name="ce3" table:formula="of:=[.N88]*1000/([.$B$1]*2)/10" office:value-type="float" office:value="2.27272727272727" calcext:value-type="float">
            <text:p>2.3</text:p>
          </table:table-cell>
          <table:table-cell table:formula="of:=MAX(3; [.$B$1]-([.M88] - [.$B$1])*2)" office:value-type="float" office:value="166" calcext:value-type="float">
            <text:p>166</text:p>
          </table:table-cell>
          <table:table-cell table:style-name="ce3" table:formula="of:=(1000 - [.P88]*1000/([.M88]*2))/10" office:value-type="float" office:value="-418.75" calcext:value-type="float">
            <text:p>-418.8</text:p>
          </table:table-cell>
          <table:table-cell table:style-name="ce5" table:formula="of:=IF([.$B$1]&gt;[.M88];[.O88];[.Q88])" office:value-type="float" office:value="2.27272727272727" calcext:value-type="float">
            <text:p>2.3</text:p>
          </table:table-cell>
          <table:table-cell table:style-name="ce11" table:formula="of:= [.A88] + FLOOR([.$S$1] * [.A88] * [.A88] * [.A88] / 1000000; 1; 0)" office:value-type="float" office:value="16" calcext:value-type="float">
            <text:p>16</text:p>
          </table:table-cell>
          <table:table-cell table:formula="of:=[.S88]+[.$D$1]" office:value-type="float" office:value="16" calcext:value-type="float">
            <text:p>16</text:p>
          </table:table-cell>
          <table:table-cell table:formula="of:=MAX(3; [.T88]-([.$B$1]-[.T88])*2)" office:value-type="float" office:value="3" calcext:value-type="float">
            <text:p>3</text:p>
          </table:table-cell>
          <table:table-cell table:style-name="ce3" table:formula="of:=[.U88]*1000/([.$B$1]*2)/10" office:value-type="float" office:value="2.27272727272727" calcext:value-type="float">
            <text:p>2.3</text:p>
          </table:table-cell>
          <table:table-cell table:formula="of:=MAX(3; [.$B$1]-([.T88] - [.$B$1])*2)" office:value-type="float" office:value="166" calcext:value-type="float">
            <text:p>166</text:p>
          </table:table-cell>
          <table:table-cell table:style-name="ce3" table:formula="of:=(1000 - [.W88]*1000/([.T88]*2))/10" office:value-type="float" office:value="-418.75" calcext:value-type="float">
            <text:p>-418.8</text:p>
          </table:table-cell>
          <table:table-cell table:style-name="ce5" table:formula="of:=IF([.$B$1]&gt;[.T88];[.V88];[.X88])" office:value-type="float" office:value="2.27272727272727" calcext:value-type="float">
            <text:p>2.3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formula="of:=[.A89]+[.$D$1]" office:value-type="float" office:value="15" calcext:value-type="float">
            <text:p>15</text:p>
          </table:table-cell>
          <table:table-cell table:formula="of:=MAX(3; [.B89]-([.$B$1]-[.B89])*2)" office:value-type="float" office:value="3" calcext:value-type="float">
            <text:p>3</text:p>
          </table:table-cell>
          <table:table-cell table:style-name="ce3" table:formula="of:=[.C89]*1000/([.$B$1]*2)/10" office:value-type="float" office:value="2.27272727272727" calcext:value-type="float">
            <text:p>2.3</text:p>
          </table:table-cell>
          <table:table-cell table:formula="of:=MAX(3; [.$B$1]-([.B89] - [.$B$1])*2)" office:value-type="float" office:value="168" calcext:value-type="float">
            <text:p>168</text:p>
          </table:table-cell>
          <table:table-cell table:style-name="ce3" table:formula="of:=(1000 - [.E89]*1000/([.B89]*2))/10" office:value-type="float" office:value="-460" calcext:value-type="float">
            <text:p>-460.0</text:p>
          </table:table-cell>
          <table:table-cell table:style-name="ce5" table:formula="of:=IF([.$B$1]&gt;[.B89];[.D89];[.F89])" office:value-type="float" office:value="2.27272727272727" calcext:value-type="float">
            <text:p>2.3</text:p>
          </table:table-cell>
          <table:table-cell table:formula="of:=FLOOR(IF([.A89] &gt; 50; 50 + ([.A89] - 50)/2; [.A89]); 1; 0)" office:value-type="float" office:value="15" calcext:value-type="float">
            <text:p>15</text:p>
          </table:table-cell>
          <table:table-cell table:formula="of:=[.$B$1]-[.H89]" office:value-type="float" office:value="51" calcext:value-type="float">
            <text:p>51</text:p>
          </table:table-cell>
          <table:table-cell table:style-name="ce7" table:formula="of:=IF([.I89]&lt;3;1000-FLOOR(1000/(3*(3-[.I89]+1)); 1; 0);FLOOR(2000/[.I89]; 1; 0))" office:value-type="float" office:value="39" calcext:value-type="float">
            <text:p>39</text:p>
          </table:table-cell>
          <table:table-cell table:style-name="ce10" table:formula="of:=[.J89]/1000" office:value-type="percentage" office:value="0.039" calcext:value-type="percentage">
            <text:p>3.9%</text:p>
          </table:table-cell>
          <table:table-cell table:style-name="ce11" table:formula="of:=IF([.A89] &gt; [.$L$2]; [.$L$2] + ([.A89] - [.$L$2])*[.$L$1]; [.A89])" office:value-type="float" office:value="15" calcext:value-type="float">
            <text:p>15</text:p>
          </table:table-cell>
          <table:table-cell table:formula="of:=[.L89]+[.$D$1]" office:value-type="float" office:value="15" calcext:value-type="float">
            <text:p>15</text:p>
          </table:table-cell>
          <table:table-cell table:formula="of:=MAX(3; [.M89]-([.$B$1]-[.M89])*2)" office:value-type="float" office:value="3" calcext:value-type="float">
            <text:p>3</text:p>
          </table:table-cell>
          <table:table-cell table:style-name="ce3" table:formula="of:=[.N89]*1000/([.$B$1]*2)/10" office:value-type="float" office:value="2.27272727272727" calcext:value-type="float">
            <text:p>2.3</text:p>
          </table:table-cell>
          <table:table-cell table:formula="of:=MAX(3; [.$B$1]-([.M89] - [.$B$1])*2)" office:value-type="float" office:value="168" calcext:value-type="float">
            <text:p>168</text:p>
          </table:table-cell>
          <table:table-cell table:style-name="ce3" table:formula="of:=(1000 - [.P89]*1000/([.M89]*2))/10" office:value-type="float" office:value="-460" calcext:value-type="float">
            <text:p>-460.0</text:p>
          </table:table-cell>
          <table:table-cell table:style-name="ce5" table:formula="of:=IF([.$B$1]&gt;[.M89];[.O89];[.Q89])" office:value-type="float" office:value="2.27272727272727" calcext:value-type="float">
            <text:p>2.3</text:p>
          </table:table-cell>
          <table:table-cell table:style-name="ce11" table:formula="of:= [.A89] + FLOOR([.$S$1] * [.A89] * [.A89] * [.A89] / 1000000; 1; 0)" office:value-type="float" office:value="15" calcext:value-type="float">
            <text:p>15</text:p>
          </table:table-cell>
          <table:table-cell table:formula="of:=[.S89]+[.$D$1]" office:value-type="float" office:value="15" calcext:value-type="float">
            <text:p>15</text:p>
          </table:table-cell>
          <table:table-cell table:formula="of:=MAX(3; [.T89]-([.$B$1]-[.T89])*2)" office:value-type="float" office:value="3" calcext:value-type="float">
            <text:p>3</text:p>
          </table:table-cell>
          <table:table-cell table:style-name="ce3" table:formula="of:=[.U89]*1000/([.$B$1]*2)/10" office:value-type="float" office:value="2.27272727272727" calcext:value-type="float">
            <text:p>2.3</text:p>
          </table:table-cell>
          <table:table-cell table:formula="of:=MAX(3; [.$B$1]-([.T89] - [.$B$1])*2)" office:value-type="float" office:value="168" calcext:value-type="float">
            <text:p>168</text:p>
          </table:table-cell>
          <table:table-cell table:style-name="ce3" table:formula="of:=(1000 - [.W89]*1000/([.T89]*2))/10" office:value-type="float" office:value="-460" calcext:value-type="float">
            <text:p>-460.0</text:p>
          </table:table-cell>
          <table:table-cell table:style-name="ce5" table:formula="of:=IF([.$B$1]&gt;[.T89];[.V89];[.X89])" office:value-type="float" office:value="2.27272727272727" calcext:value-type="float">
            <text:p>2.3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formula="of:=[.A90]+[.$D$1]" office:value-type="float" office:value="14" calcext:value-type="float">
            <text:p>14</text:p>
          </table:table-cell>
          <table:table-cell table:formula="of:=MAX(3; [.B90]-([.$B$1]-[.B90])*2)" office:value-type="float" office:value="3" calcext:value-type="float">
            <text:p>3</text:p>
          </table:table-cell>
          <table:table-cell table:style-name="ce3" table:formula="of:=[.C90]*1000/([.$B$1]*2)/10" office:value-type="float" office:value="2.27272727272727" calcext:value-type="float">
            <text:p>2.3</text:p>
          </table:table-cell>
          <table:table-cell table:formula="of:=MAX(3; [.$B$1]-([.B90] - [.$B$1])*2)" office:value-type="float" office:value="170" calcext:value-type="float">
            <text:p>170</text:p>
          </table:table-cell>
          <table:table-cell table:style-name="ce3" table:formula="of:=(1000 - [.E90]*1000/([.B90]*2))/10" office:value-type="float" office:value="-507.142857142857" calcext:value-type="float">
            <text:p>-507.1</text:p>
          </table:table-cell>
          <table:table-cell table:style-name="ce5" table:formula="of:=IF([.$B$1]&gt;[.B90];[.D90];[.F90])" office:value-type="float" office:value="2.27272727272727" calcext:value-type="float">
            <text:p>2.3</text:p>
          </table:table-cell>
          <table:table-cell table:formula="of:=FLOOR(IF([.A90] &gt; 50; 50 + ([.A90] - 50)/2; [.A90]); 1; 0)" office:value-type="float" office:value="14" calcext:value-type="float">
            <text:p>14</text:p>
          </table:table-cell>
          <table:table-cell table:formula="of:=[.$B$1]-[.H90]" office:value-type="float" office:value="52" calcext:value-type="float">
            <text:p>52</text:p>
          </table:table-cell>
          <table:table-cell table:style-name="ce7" table:formula="of:=IF([.I90]&lt;3;1000-FLOOR(1000/(3*(3-[.I90]+1)); 1; 0);FLOOR(2000/[.I90]; 1; 0))" office:value-type="float" office:value="38" calcext:value-type="float">
            <text:p>38</text:p>
          </table:table-cell>
          <table:table-cell table:style-name="ce10" table:formula="of:=[.J90]/1000" office:value-type="percentage" office:value="0.038" calcext:value-type="percentage">
            <text:p>3.8%</text:p>
          </table:table-cell>
          <table:table-cell table:style-name="ce11" table:formula="of:=IF([.A90] &gt; [.$L$2]; [.$L$2] + ([.A90] - [.$L$2])*[.$L$1]; [.A90])" office:value-type="float" office:value="14" calcext:value-type="float">
            <text:p>14</text:p>
          </table:table-cell>
          <table:table-cell table:formula="of:=[.L90]+[.$D$1]" office:value-type="float" office:value="14" calcext:value-type="float">
            <text:p>14</text:p>
          </table:table-cell>
          <table:table-cell table:formula="of:=MAX(3; [.M90]-([.$B$1]-[.M90])*2)" office:value-type="float" office:value="3" calcext:value-type="float">
            <text:p>3</text:p>
          </table:table-cell>
          <table:table-cell table:style-name="ce3" table:formula="of:=[.N90]*1000/([.$B$1]*2)/10" office:value-type="float" office:value="2.27272727272727" calcext:value-type="float">
            <text:p>2.3</text:p>
          </table:table-cell>
          <table:table-cell table:formula="of:=MAX(3; [.$B$1]-([.M90] - [.$B$1])*2)" office:value-type="float" office:value="170" calcext:value-type="float">
            <text:p>170</text:p>
          </table:table-cell>
          <table:table-cell table:style-name="ce3" table:formula="of:=(1000 - [.P90]*1000/([.M90]*2))/10" office:value-type="float" office:value="-507.142857142857" calcext:value-type="float">
            <text:p>-507.1</text:p>
          </table:table-cell>
          <table:table-cell table:style-name="ce5" table:formula="of:=IF([.$B$1]&gt;[.M90];[.O90];[.Q90])" office:value-type="float" office:value="2.27272727272727" calcext:value-type="float">
            <text:p>2.3</text:p>
          </table:table-cell>
          <table:table-cell table:style-name="ce11" table:formula="of:= [.A90] + FLOOR([.$S$1] * [.A90] * [.A90] * [.A90] / 1000000; 1; 0)" office:value-type="float" office:value="14" calcext:value-type="float">
            <text:p>14</text:p>
          </table:table-cell>
          <table:table-cell table:formula="of:=[.S90]+[.$D$1]" office:value-type="float" office:value="14" calcext:value-type="float">
            <text:p>14</text:p>
          </table:table-cell>
          <table:table-cell table:formula="of:=MAX(3; [.T90]-([.$B$1]-[.T90])*2)" office:value-type="float" office:value="3" calcext:value-type="float">
            <text:p>3</text:p>
          </table:table-cell>
          <table:table-cell table:style-name="ce3" table:formula="of:=[.U90]*1000/([.$B$1]*2)/10" office:value-type="float" office:value="2.27272727272727" calcext:value-type="float">
            <text:p>2.3</text:p>
          </table:table-cell>
          <table:table-cell table:formula="of:=MAX(3; [.$B$1]-([.T90] - [.$B$1])*2)" office:value-type="float" office:value="170" calcext:value-type="float">
            <text:p>170</text:p>
          </table:table-cell>
          <table:table-cell table:style-name="ce3" table:formula="of:=(1000 - [.W90]*1000/([.T90]*2))/10" office:value-type="float" office:value="-507.142857142857" calcext:value-type="float">
            <text:p>-507.1</text:p>
          </table:table-cell>
          <table:table-cell table:style-name="ce5" table:formula="of:=IF([.$B$1]&gt;[.T90];[.V90];[.X90])" office:value-type="float" office:value="2.27272727272727" calcext:value-type="float">
            <text:p>2.3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formula="of:=[.A91]+[.$D$1]" office:value-type="float" office:value="13" calcext:value-type="float">
            <text:p>13</text:p>
          </table:table-cell>
          <table:table-cell table:formula="of:=MAX(3; [.B91]-([.$B$1]-[.B91])*2)" office:value-type="float" office:value="3" calcext:value-type="float">
            <text:p>3</text:p>
          </table:table-cell>
          <table:table-cell table:style-name="ce3" table:formula="of:=[.C91]*1000/([.$B$1]*2)/10" office:value-type="float" office:value="2.27272727272727" calcext:value-type="float">
            <text:p>2.3</text:p>
          </table:table-cell>
          <table:table-cell table:formula="of:=MAX(3; [.$B$1]-([.B91] - [.$B$1])*2)" office:value-type="float" office:value="172" calcext:value-type="float">
            <text:p>172</text:p>
          </table:table-cell>
          <table:table-cell table:style-name="ce3" table:formula="of:=(1000 - [.E91]*1000/([.B91]*2))/10" office:value-type="float" office:value="-561.538461538462" calcext:value-type="float">
            <text:p>-561.5</text:p>
          </table:table-cell>
          <table:table-cell table:style-name="ce5" table:formula="of:=IF([.$B$1]&gt;[.B91];[.D91];[.F91])" office:value-type="float" office:value="2.27272727272727" calcext:value-type="float">
            <text:p>2.3</text:p>
          </table:table-cell>
          <table:table-cell table:formula="of:=FLOOR(IF([.A91] &gt; 50; 50 + ([.A91] - 50)/2; [.A91]); 1; 0)" office:value-type="float" office:value="13" calcext:value-type="float">
            <text:p>13</text:p>
          </table:table-cell>
          <table:table-cell table:formula="of:=[.$B$1]-[.H91]" office:value-type="float" office:value="53" calcext:value-type="float">
            <text:p>53</text:p>
          </table:table-cell>
          <table:table-cell table:style-name="ce7" table:formula="of:=IF([.I91]&lt;3;1000-FLOOR(1000/(3*(3-[.I91]+1)); 1; 0);FLOOR(2000/[.I91]; 1; 0))" office:value-type="float" office:value="37" calcext:value-type="float">
            <text:p>37</text:p>
          </table:table-cell>
          <table:table-cell table:style-name="ce10" table:formula="of:=[.J91]/1000" office:value-type="percentage" office:value="0.037" calcext:value-type="percentage">
            <text:p>3.7%</text:p>
          </table:table-cell>
          <table:table-cell table:style-name="ce11" table:formula="of:=IF([.A91] &gt; [.$L$2]; [.$L$2] + ([.A91] - [.$L$2])*[.$L$1]; [.A91])" office:value-type="float" office:value="13" calcext:value-type="float">
            <text:p>13</text:p>
          </table:table-cell>
          <table:table-cell table:formula="of:=[.L91]+[.$D$1]" office:value-type="float" office:value="13" calcext:value-type="float">
            <text:p>13</text:p>
          </table:table-cell>
          <table:table-cell table:formula="of:=MAX(3; [.M91]-([.$B$1]-[.M91])*2)" office:value-type="float" office:value="3" calcext:value-type="float">
            <text:p>3</text:p>
          </table:table-cell>
          <table:table-cell table:style-name="ce3" table:formula="of:=[.N91]*1000/([.$B$1]*2)/10" office:value-type="float" office:value="2.27272727272727" calcext:value-type="float">
            <text:p>2.3</text:p>
          </table:table-cell>
          <table:table-cell table:formula="of:=MAX(3; [.$B$1]-([.M91] - [.$B$1])*2)" office:value-type="float" office:value="172" calcext:value-type="float">
            <text:p>172</text:p>
          </table:table-cell>
          <table:table-cell table:style-name="ce3" table:formula="of:=(1000 - [.P91]*1000/([.M91]*2))/10" office:value-type="float" office:value="-561.538461538462" calcext:value-type="float">
            <text:p>-561.5</text:p>
          </table:table-cell>
          <table:table-cell table:style-name="ce5" table:formula="of:=IF([.$B$1]&gt;[.M91];[.O91];[.Q91])" office:value-type="float" office:value="2.27272727272727" calcext:value-type="float">
            <text:p>2.3</text:p>
          </table:table-cell>
          <table:table-cell table:style-name="ce11" table:formula="of:= [.A91] + FLOOR([.$S$1] * [.A91] * [.A91] * [.A91] / 1000000; 1; 0)" office:value-type="float" office:value="13" calcext:value-type="float">
            <text:p>13</text:p>
          </table:table-cell>
          <table:table-cell table:formula="of:=[.S91]+[.$D$1]" office:value-type="float" office:value="13" calcext:value-type="float">
            <text:p>13</text:p>
          </table:table-cell>
          <table:table-cell table:formula="of:=MAX(3; [.T91]-([.$B$1]-[.T91])*2)" office:value-type="float" office:value="3" calcext:value-type="float">
            <text:p>3</text:p>
          </table:table-cell>
          <table:table-cell table:style-name="ce3" table:formula="of:=[.U91]*1000/([.$B$1]*2)/10" office:value-type="float" office:value="2.27272727272727" calcext:value-type="float">
            <text:p>2.3</text:p>
          </table:table-cell>
          <table:table-cell table:formula="of:=MAX(3; [.$B$1]-([.T91] - [.$B$1])*2)" office:value-type="float" office:value="172" calcext:value-type="float">
            <text:p>172</text:p>
          </table:table-cell>
          <table:table-cell table:style-name="ce3" table:formula="of:=(1000 - [.W91]*1000/([.T91]*2))/10" office:value-type="float" office:value="-561.538461538462" calcext:value-type="float">
            <text:p>-561.5</text:p>
          </table:table-cell>
          <table:table-cell table:style-name="ce5" table:formula="of:=IF([.$B$1]&gt;[.T91];[.V91];[.X91])" office:value-type="float" office:value="2.27272727272727" calcext:value-type="float">
            <text:p>2.3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formula="of:=[.A92]+[.$D$1]" office:value-type="float" office:value="12" calcext:value-type="float">
            <text:p>12</text:p>
          </table:table-cell>
          <table:table-cell table:formula="of:=MAX(3; [.B92]-([.$B$1]-[.B92])*2)" office:value-type="float" office:value="3" calcext:value-type="float">
            <text:p>3</text:p>
          </table:table-cell>
          <table:table-cell table:style-name="ce3" table:formula="of:=[.C92]*1000/([.$B$1]*2)/10" office:value-type="float" office:value="2.27272727272727" calcext:value-type="float">
            <text:p>2.3</text:p>
          </table:table-cell>
          <table:table-cell table:formula="of:=MAX(3; [.$B$1]-([.B92] - [.$B$1])*2)" office:value-type="float" office:value="174" calcext:value-type="float">
            <text:p>174</text:p>
          </table:table-cell>
          <table:table-cell table:style-name="ce3" table:formula="of:=(1000 - [.E92]*1000/([.B92]*2))/10" office:value-type="float" office:value="-625" calcext:value-type="float">
            <text:p>-625.0</text:p>
          </table:table-cell>
          <table:table-cell table:style-name="ce5" table:formula="of:=IF([.$B$1]&gt;[.B92];[.D92];[.F92])" office:value-type="float" office:value="2.27272727272727" calcext:value-type="float">
            <text:p>2.3</text:p>
          </table:table-cell>
          <table:table-cell table:formula="of:=FLOOR(IF([.A92] &gt; 50; 50 + ([.A92] - 50)/2; [.A92]); 1; 0)" office:value-type="float" office:value="12" calcext:value-type="float">
            <text:p>12</text:p>
          </table:table-cell>
          <table:table-cell table:formula="of:=[.$B$1]-[.H92]" office:value-type="float" office:value="54" calcext:value-type="float">
            <text:p>54</text:p>
          </table:table-cell>
          <table:table-cell table:style-name="ce7" table:formula="of:=IF([.I92]&lt;3;1000-FLOOR(1000/(3*(3-[.I92]+1)); 1; 0);FLOOR(2000/[.I92]; 1; 0))" office:value-type="float" office:value="37" calcext:value-type="float">
            <text:p>37</text:p>
          </table:table-cell>
          <table:table-cell table:style-name="ce10" table:formula="of:=[.J92]/1000" office:value-type="percentage" office:value="0.037" calcext:value-type="percentage">
            <text:p>3.7%</text:p>
          </table:table-cell>
          <table:table-cell table:style-name="ce11" table:formula="of:=IF([.A92] &gt; [.$L$2]; [.$L$2] + ([.A92] - [.$L$2])*[.$L$1]; [.A92])" office:value-type="float" office:value="12" calcext:value-type="float">
            <text:p>12</text:p>
          </table:table-cell>
          <table:table-cell table:formula="of:=[.L92]+[.$D$1]" office:value-type="float" office:value="12" calcext:value-type="float">
            <text:p>12</text:p>
          </table:table-cell>
          <table:table-cell table:formula="of:=MAX(3; [.M92]-([.$B$1]-[.M92])*2)" office:value-type="float" office:value="3" calcext:value-type="float">
            <text:p>3</text:p>
          </table:table-cell>
          <table:table-cell table:style-name="ce3" table:formula="of:=[.N92]*1000/([.$B$1]*2)/10" office:value-type="float" office:value="2.27272727272727" calcext:value-type="float">
            <text:p>2.3</text:p>
          </table:table-cell>
          <table:table-cell table:formula="of:=MAX(3; [.$B$1]-([.M92] - [.$B$1])*2)" office:value-type="float" office:value="174" calcext:value-type="float">
            <text:p>174</text:p>
          </table:table-cell>
          <table:table-cell table:style-name="ce3" table:formula="of:=(1000 - [.P92]*1000/([.M92]*2))/10" office:value-type="float" office:value="-625" calcext:value-type="float">
            <text:p>-625.0</text:p>
          </table:table-cell>
          <table:table-cell table:style-name="ce5" table:formula="of:=IF([.$B$1]&gt;[.M92];[.O92];[.Q92])" office:value-type="float" office:value="2.27272727272727" calcext:value-type="float">
            <text:p>2.3</text:p>
          </table:table-cell>
          <table:table-cell table:style-name="ce11" table:formula="of:= [.A92] + FLOOR([.$S$1] * [.A92] * [.A92] * [.A92] / 1000000; 1; 0)" office:value-type="float" office:value="12" calcext:value-type="float">
            <text:p>12</text:p>
          </table:table-cell>
          <table:table-cell table:formula="of:=[.S92]+[.$D$1]" office:value-type="float" office:value="12" calcext:value-type="float">
            <text:p>12</text:p>
          </table:table-cell>
          <table:table-cell table:formula="of:=MAX(3; [.T92]-([.$B$1]-[.T92])*2)" office:value-type="float" office:value="3" calcext:value-type="float">
            <text:p>3</text:p>
          </table:table-cell>
          <table:table-cell table:style-name="ce3" table:formula="of:=[.U92]*1000/([.$B$1]*2)/10" office:value-type="float" office:value="2.27272727272727" calcext:value-type="float">
            <text:p>2.3</text:p>
          </table:table-cell>
          <table:table-cell table:formula="of:=MAX(3; [.$B$1]-([.T92] - [.$B$1])*2)" office:value-type="float" office:value="174" calcext:value-type="float">
            <text:p>174</text:p>
          </table:table-cell>
          <table:table-cell table:style-name="ce3" table:formula="of:=(1000 - [.W92]*1000/([.T92]*2))/10" office:value-type="float" office:value="-625" calcext:value-type="float">
            <text:p>-625.0</text:p>
          </table:table-cell>
          <table:table-cell table:style-name="ce5" table:formula="of:=IF([.$B$1]&gt;[.T92];[.V92];[.X92])" office:value-type="float" office:value="2.27272727272727" calcext:value-type="float">
            <text:p>2.3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formula="of:=[.A93]+[.$D$1]" office:value-type="float" office:value="11" calcext:value-type="float">
            <text:p>11</text:p>
          </table:table-cell>
          <table:table-cell table:formula="of:=MAX(3; [.B93]-([.$B$1]-[.B93])*2)" office:value-type="float" office:value="3" calcext:value-type="float">
            <text:p>3</text:p>
          </table:table-cell>
          <table:table-cell table:style-name="ce3" table:formula="of:=[.C93]*1000/([.$B$1]*2)/10" office:value-type="float" office:value="2.27272727272727" calcext:value-type="float">
            <text:p>2.3</text:p>
          </table:table-cell>
          <table:table-cell table:formula="of:=MAX(3; [.$B$1]-([.B93] - [.$B$1])*2)" office:value-type="float" office:value="176" calcext:value-type="float">
            <text:p>176</text:p>
          </table:table-cell>
          <table:table-cell table:style-name="ce3" table:formula="of:=(1000 - [.E93]*1000/([.B93]*2))/10" office:value-type="float" office:value="-700" calcext:value-type="float">
            <text:p>-700.0</text:p>
          </table:table-cell>
          <table:table-cell table:style-name="ce5" table:formula="of:=IF([.$B$1]&gt;[.B93];[.D93];[.F93])" office:value-type="float" office:value="2.27272727272727" calcext:value-type="float">
            <text:p>2.3</text:p>
          </table:table-cell>
          <table:table-cell table:formula="of:=FLOOR(IF([.A93] &gt; 50; 50 + ([.A93] - 50)/2; [.A93]); 1; 0)" office:value-type="float" office:value="11" calcext:value-type="float">
            <text:p>11</text:p>
          </table:table-cell>
          <table:table-cell table:formula="of:=[.$B$1]-[.H93]" office:value-type="float" office:value="55" calcext:value-type="float">
            <text:p>55</text:p>
          </table:table-cell>
          <table:table-cell table:style-name="ce7" table:formula="of:=IF([.I93]&lt;3;1000-FLOOR(1000/(3*(3-[.I93]+1)); 1; 0);FLOOR(2000/[.I93]; 1; 0))" office:value-type="float" office:value="36" calcext:value-type="float">
            <text:p>36</text:p>
          </table:table-cell>
          <table:table-cell table:style-name="ce10" table:formula="of:=[.J93]/1000" office:value-type="percentage" office:value="0.036" calcext:value-type="percentage">
            <text:p>3.6%</text:p>
          </table:table-cell>
          <table:table-cell table:style-name="ce11" table:formula="of:=IF([.A93] &gt; [.$L$2]; [.$L$2] + ([.A93] - [.$L$2])*[.$L$1]; [.A93])" office:value-type="float" office:value="11" calcext:value-type="float">
            <text:p>11</text:p>
          </table:table-cell>
          <table:table-cell table:formula="of:=[.L93]+[.$D$1]" office:value-type="float" office:value="11" calcext:value-type="float">
            <text:p>11</text:p>
          </table:table-cell>
          <table:table-cell table:formula="of:=MAX(3; [.M93]-([.$B$1]-[.M93])*2)" office:value-type="float" office:value="3" calcext:value-type="float">
            <text:p>3</text:p>
          </table:table-cell>
          <table:table-cell table:style-name="ce3" table:formula="of:=[.N93]*1000/([.$B$1]*2)/10" office:value-type="float" office:value="2.27272727272727" calcext:value-type="float">
            <text:p>2.3</text:p>
          </table:table-cell>
          <table:table-cell table:formula="of:=MAX(3; [.$B$1]-([.M93] - [.$B$1])*2)" office:value-type="float" office:value="176" calcext:value-type="float">
            <text:p>176</text:p>
          </table:table-cell>
          <table:table-cell table:style-name="ce3" table:formula="of:=(1000 - [.P93]*1000/([.M93]*2))/10" office:value-type="float" office:value="-700" calcext:value-type="float">
            <text:p>-700.0</text:p>
          </table:table-cell>
          <table:table-cell table:style-name="ce5" table:formula="of:=IF([.$B$1]&gt;[.M93];[.O93];[.Q93])" office:value-type="float" office:value="2.27272727272727" calcext:value-type="float">
            <text:p>2.3</text:p>
          </table:table-cell>
          <table:table-cell table:style-name="ce11" table:formula="of:= [.A93] + FLOOR([.$S$1] * [.A93] * [.A93] * [.A93] / 1000000; 1; 0)" office:value-type="float" office:value="11" calcext:value-type="float">
            <text:p>11</text:p>
          </table:table-cell>
          <table:table-cell table:formula="of:=[.S93]+[.$D$1]" office:value-type="float" office:value="11" calcext:value-type="float">
            <text:p>11</text:p>
          </table:table-cell>
          <table:table-cell table:formula="of:=MAX(3; [.T93]-([.$B$1]-[.T93])*2)" office:value-type="float" office:value="3" calcext:value-type="float">
            <text:p>3</text:p>
          </table:table-cell>
          <table:table-cell table:style-name="ce3" table:formula="of:=[.U93]*1000/([.$B$1]*2)/10" office:value-type="float" office:value="2.27272727272727" calcext:value-type="float">
            <text:p>2.3</text:p>
          </table:table-cell>
          <table:table-cell table:formula="of:=MAX(3; [.$B$1]-([.T93] - [.$B$1])*2)" office:value-type="float" office:value="176" calcext:value-type="float">
            <text:p>176</text:p>
          </table:table-cell>
          <table:table-cell table:style-name="ce3" table:formula="of:=(1000 - [.W93]*1000/([.T93]*2))/10" office:value-type="float" office:value="-700" calcext:value-type="float">
            <text:p>-700.0</text:p>
          </table:table-cell>
          <table:table-cell table:style-name="ce5" table:formula="of:=IF([.$B$1]&gt;[.T93];[.V93];[.X93])" office:value-type="float" office:value="2.27272727272727" calcext:value-type="float">
            <text:p>2.3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94]+[.$D$1]" office:value-type="float" office:value="10" calcext:value-type="float">
            <text:p>10</text:p>
          </table:table-cell>
          <table:table-cell table:formula="of:=MAX(3; [.B94]-([.$B$1]-[.B94])*2)" office:value-type="float" office:value="3" calcext:value-type="float">
            <text:p>3</text:p>
          </table:table-cell>
          <table:table-cell table:style-name="ce3" table:formula="of:=[.C94]*1000/([.$B$1]*2)/10" office:value-type="float" office:value="2.27272727272727" calcext:value-type="float">
            <text:p>2.3</text:p>
          </table:table-cell>
          <table:table-cell table:formula="of:=MAX(3; [.$B$1]-([.B94] - [.$B$1])*2)" office:value-type="float" office:value="178" calcext:value-type="float">
            <text:p>178</text:p>
          </table:table-cell>
          <table:table-cell table:style-name="ce3" table:formula="of:=(1000 - [.E94]*1000/([.B94]*2))/10" office:value-type="float" office:value="-790" calcext:value-type="float">
            <text:p>-790.0</text:p>
          </table:table-cell>
          <table:table-cell table:style-name="ce5" table:formula="of:=IF([.$B$1]&gt;[.B94];[.D94];[.F94])" office:value-type="float" office:value="2.27272727272727" calcext:value-type="float">
            <text:p>2.3</text:p>
          </table:table-cell>
          <table:table-cell table:formula="of:=FLOOR(IF([.A94] &gt; 50; 50 + ([.A94] - 50)/2; [.A94]); 1; 0)" office:value-type="float" office:value="10" calcext:value-type="float">
            <text:p>10</text:p>
          </table:table-cell>
          <table:table-cell table:formula="of:=[.$B$1]-[.H94]" office:value-type="float" office:value="56" calcext:value-type="float">
            <text:p>56</text:p>
          </table:table-cell>
          <table:table-cell table:style-name="ce7" table:formula="of:=IF([.I94]&lt;3;1000-FLOOR(1000/(3*(3-[.I94]+1)); 1; 0);FLOOR(2000/[.I94]; 1; 0))" office:value-type="float" office:value="35" calcext:value-type="float">
            <text:p>35</text:p>
          </table:table-cell>
          <table:table-cell table:style-name="ce10" table:formula="of:=[.J94]/1000" office:value-type="percentage" office:value="0.035" calcext:value-type="percentage">
            <text:p>3.5%</text:p>
          </table:table-cell>
          <table:table-cell table:style-name="ce11" table:formula="of:=IF([.A94] &gt; [.$L$2]; [.$L$2] + ([.A94] - [.$L$2])*[.$L$1]; [.A94])" office:value-type="float" office:value="10" calcext:value-type="float">
            <text:p>10</text:p>
          </table:table-cell>
          <table:table-cell table:formula="of:=[.L94]+[.$D$1]" office:value-type="float" office:value="10" calcext:value-type="float">
            <text:p>10</text:p>
          </table:table-cell>
          <table:table-cell table:formula="of:=MAX(3; [.M94]-([.$B$1]-[.M94])*2)" office:value-type="float" office:value="3" calcext:value-type="float">
            <text:p>3</text:p>
          </table:table-cell>
          <table:table-cell table:style-name="ce3" table:formula="of:=[.N94]*1000/([.$B$1]*2)/10" office:value-type="float" office:value="2.27272727272727" calcext:value-type="float">
            <text:p>2.3</text:p>
          </table:table-cell>
          <table:table-cell table:formula="of:=MAX(3; [.$B$1]-([.M94] - [.$B$1])*2)" office:value-type="float" office:value="178" calcext:value-type="float">
            <text:p>178</text:p>
          </table:table-cell>
          <table:table-cell table:style-name="ce3" table:formula="of:=(1000 - [.P94]*1000/([.M94]*2))/10" office:value-type="float" office:value="-790" calcext:value-type="float">
            <text:p>-790.0</text:p>
          </table:table-cell>
          <table:table-cell table:style-name="ce5" table:formula="of:=IF([.$B$1]&gt;[.M94];[.O94];[.Q94])" office:value-type="float" office:value="2.27272727272727" calcext:value-type="float">
            <text:p>2.3</text:p>
          </table:table-cell>
          <table:table-cell table:style-name="ce11" table:formula="of:= [.A94] + FLOOR([.$S$1] * [.A94] * [.A94] * [.A94] / 1000000; 1; 0)" office:value-type="float" office:value="10" calcext:value-type="float">
            <text:p>10</text:p>
          </table:table-cell>
          <table:table-cell table:formula="of:=[.S94]+[.$D$1]" office:value-type="float" office:value="10" calcext:value-type="float">
            <text:p>10</text:p>
          </table:table-cell>
          <table:table-cell table:formula="of:=MAX(3; [.T94]-([.$B$1]-[.T94])*2)" office:value-type="float" office:value="3" calcext:value-type="float">
            <text:p>3</text:p>
          </table:table-cell>
          <table:table-cell table:style-name="ce3" table:formula="of:=[.U94]*1000/([.$B$1]*2)/10" office:value-type="float" office:value="2.27272727272727" calcext:value-type="float">
            <text:p>2.3</text:p>
          </table:table-cell>
          <table:table-cell table:formula="of:=MAX(3; [.$B$1]-([.T94] - [.$B$1])*2)" office:value-type="float" office:value="178" calcext:value-type="float">
            <text:p>178</text:p>
          </table:table-cell>
          <table:table-cell table:style-name="ce3" table:formula="of:=(1000 - [.W94]*1000/([.T94]*2))/10" office:value-type="float" office:value="-790" calcext:value-type="float">
            <text:p>-790.0</text:p>
          </table:table-cell>
          <table:table-cell table:style-name="ce5" table:formula="of:=IF([.$B$1]&gt;[.T94];[.V94];[.X94])" office:value-type="float" office:value="2.27272727272727" calcext:value-type="float">
            <text:p>2.3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formula="of:=[.A95]+[.$D$1]" office:value-type="float" office:value="9" calcext:value-type="float">
            <text:p>9</text:p>
          </table:table-cell>
          <table:table-cell table:formula="of:=MAX(3; [.B95]-([.$B$1]-[.B95])*2)" office:value-type="float" office:value="3" calcext:value-type="float">
            <text:p>3</text:p>
          </table:table-cell>
          <table:table-cell table:style-name="ce3" table:formula="of:=[.C95]*1000/([.$B$1]*2)/10" office:value-type="float" office:value="2.27272727272727" calcext:value-type="float">
            <text:p>2.3</text:p>
          </table:table-cell>
          <table:table-cell table:formula="of:=MAX(3; [.$B$1]-([.B95] - [.$B$1])*2)" office:value-type="float" office:value="180" calcext:value-type="float">
            <text:p>180</text:p>
          </table:table-cell>
          <table:table-cell table:style-name="ce3" table:formula="of:=(1000 - [.E95]*1000/([.B95]*2))/10" office:value-type="float" office:value="-900" calcext:value-type="float">
            <text:p>-900.0</text:p>
          </table:table-cell>
          <table:table-cell table:style-name="ce5" table:formula="of:=IF([.$B$1]&gt;[.B95];[.D95];[.F95])" office:value-type="float" office:value="2.27272727272727" calcext:value-type="float">
            <text:p>2.3</text:p>
          </table:table-cell>
          <table:table-cell table:formula="of:=FLOOR(IF([.A95] &gt; 50; 50 + ([.A95] - 50)/2; [.A95]); 1; 0)" office:value-type="float" office:value="9" calcext:value-type="float">
            <text:p>9</text:p>
          </table:table-cell>
          <table:table-cell table:formula="of:=[.$B$1]-[.H95]" office:value-type="float" office:value="57" calcext:value-type="float">
            <text:p>57</text:p>
          </table:table-cell>
          <table:table-cell table:style-name="ce7" table:formula="of:=IF([.I95]&lt;3;1000-FLOOR(1000/(3*(3-[.I95]+1)); 1; 0);FLOOR(2000/[.I95]; 1; 0))" office:value-type="float" office:value="35" calcext:value-type="float">
            <text:p>35</text:p>
          </table:table-cell>
          <table:table-cell table:style-name="ce10" table:formula="of:=[.J95]/1000" office:value-type="percentage" office:value="0.035" calcext:value-type="percentage">
            <text:p>3.5%</text:p>
          </table:table-cell>
          <table:table-cell table:style-name="ce11" table:formula="of:=IF([.A95] &gt; [.$L$2]; [.$L$2] + ([.A95] - [.$L$2])*[.$L$1]; [.A95])" office:value-type="float" office:value="9" calcext:value-type="float">
            <text:p>9</text:p>
          </table:table-cell>
          <table:table-cell table:formula="of:=[.L95]+[.$D$1]" office:value-type="float" office:value="9" calcext:value-type="float">
            <text:p>9</text:p>
          </table:table-cell>
          <table:table-cell table:formula="of:=MAX(3; [.M95]-([.$B$1]-[.M95])*2)" office:value-type="float" office:value="3" calcext:value-type="float">
            <text:p>3</text:p>
          </table:table-cell>
          <table:table-cell table:style-name="ce3" table:formula="of:=[.N95]*1000/([.$B$1]*2)/10" office:value-type="float" office:value="2.27272727272727" calcext:value-type="float">
            <text:p>2.3</text:p>
          </table:table-cell>
          <table:table-cell table:formula="of:=MAX(3; [.$B$1]-([.M95] - [.$B$1])*2)" office:value-type="float" office:value="180" calcext:value-type="float">
            <text:p>180</text:p>
          </table:table-cell>
          <table:table-cell table:style-name="ce3" table:formula="of:=(1000 - [.P95]*1000/([.M95]*2))/10" office:value-type="float" office:value="-900" calcext:value-type="float">
            <text:p>-900.0</text:p>
          </table:table-cell>
          <table:table-cell table:style-name="ce5" table:formula="of:=IF([.$B$1]&gt;[.M95];[.O95];[.Q95])" office:value-type="float" office:value="2.27272727272727" calcext:value-type="float">
            <text:p>2.3</text:p>
          </table:table-cell>
          <table:table-cell table:style-name="ce11" table:formula="of:= [.A95] + FLOOR([.$S$1] * [.A95] * [.A95] * [.A95] / 1000000; 1; 0)" office:value-type="float" office:value="9" calcext:value-type="float">
            <text:p>9</text:p>
          </table:table-cell>
          <table:table-cell table:formula="of:=[.S95]+[.$D$1]" office:value-type="float" office:value="9" calcext:value-type="float">
            <text:p>9</text:p>
          </table:table-cell>
          <table:table-cell table:formula="of:=MAX(3; [.T95]-([.$B$1]-[.T95])*2)" office:value-type="float" office:value="3" calcext:value-type="float">
            <text:p>3</text:p>
          </table:table-cell>
          <table:table-cell table:style-name="ce3" table:formula="of:=[.U95]*1000/([.$B$1]*2)/10" office:value-type="float" office:value="2.27272727272727" calcext:value-type="float">
            <text:p>2.3</text:p>
          </table:table-cell>
          <table:table-cell table:formula="of:=MAX(3; [.$B$1]-([.T95] - [.$B$1])*2)" office:value-type="float" office:value="180" calcext:value-type="float">
            <text:p>180</text:p>
          </table:table-cell>
          <table:table-cell table:style-name="ce3" table:formula="of:=(1000 - [.W95]*1000/([.T95]*2))/10" office:value-type="float" office:value="-900" calcext:value-type="float">
            <text:p>-900.0</text:p>
          </table:table-cell>
          <table:table-cell table:style-name="ce5" table:formula="of:=IF([.$B$1]&gt;[.T95];[.V95];[.X95])" office:value-type="float" office:value="2.27272727272727" calcext:value-type="float">
            <text:p>2.3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formula="of:=[.A96]+[.$D$1]" office:value-type="float" office:value="8" calcext:value-type="float">
            <text:p>8</text:p>
          </table:table-cell>
          <table:table-cell table:formula="of:=MAX(3; [.B96]-([.$B$1]-[.B96])*2)" office:value-type="float" office:value="3" calcext:value-type="float">
            <text:p>3</text:p>
          </table:table-cell>
          <table:table-cell table:style-name="ce3" table:formula="of:=[.C96]*1000/([.$B$1]*2)/10" office:value-type="float" office:value="2.27272727272727" calcext:value-type="float">
            <text:p>2.3</text:p>
          </table:table-cell>
          <table:table-cell table:formula="of:=MAX(3; [.$B$1]-([.B96] - [.$B$1])*2)" office:value-type="float" office:value="182" calcext:value-type="float">
            <text:p>182</text:p>
          </table:table-cell>
          <table:table-cell table:style-name="ce3" table:formula="of:=(1000 - [.E96]*1000/([.B96]*2))/10" office:value-type="float" office:value="-1037.5" calcext:value-type="float">
            <text:p>-1037.5</text:p>
          </table:table-cell>
          <table:table-cell table:style-name="ce5" table:formula="of:=IF([.$B$1]&gt;[.B96];[.D96];[.F96])" office:value-type="float" office:value="2.27272727272727" calcext:value-type="float">
            <text:p>2.3</text:p>
          </table:table-cell>
          <table:table-cell table:formula="of:=FLOOR(IF([.A96] &gt; 50; 50 + ([.A96] - 50)/2; [.A96]); 1; 0)" office:value-type="float" office:value="8" calcext:value-type="float">
            <text:p>8</text:p>
          </table:table-cell>
          <table:table-cell table:formula="of:=[.$B$1]-[.H96]" office:value-type="float" office:value="58" calcext:value-type="float">
            <text:p>58</text:p>
          </table:table-cell>
          <table:table-cell table:style-name="ce7" table:formula="of:=IF([.I96]&lt;3;1000-FLOOR(1000/(3*(3-[.I96]+1)); 1; 0);FLOOR(2000/[.I96]; 1; 0))" office:value-type="float" office:value="34" calcext:value-type="float">
            <text:p>34</text:p>
          </table:table-cell>
          <table:table-cell table:style-name="ce10" table:formula="of:=[.J96]/1000" office:value-type="percentage" office:value="0.034" calcext:value-type="percentage">
            <text:p>3.4%</text:p>
          </table:table-cell>
          <table:table-cell table:style-name="ce11" table:formula="of:=IF([.A96] &gt; [.$L$2]; [.$L$2] + ([.A96] - [.$L$2])*[.$L$1]; [.A96])" office:value-type="float" office:value="8" calcext:value-type="float">
            <text:p>8</text:p>
          </table:table-cell>
          <table:table-cell table:formula="of:=[.L96]+[.$D$1]" office:value-type="float" office:value="8" calcext:value-type="float">
            <text:p>8</text:p>
          </table:table-cell>
          <table:table-cell table:formula="of:=MAX(3; [.M96]-([.$B$1]-[.M96])*2)" office:value-type="float" office:value="3" calcext:value-type="float">
            <text:p>3</text:p>
          </table:table-cell>
          <table:table-cell table:style-name="ce3" table:formula="of:=[.N96]*1000/([.$B$1]*2)/10" office:value-type="float" office:value="2.27272727272727" calcext:value-type="float">
            <text:p>2.3</text:p>
          </table:table-cell>
          <table:table-cell table:formula="of:=MAX(3; [.$B$1]-([.M96] - [.$B$1])*2)" office:value-type="float" office:value="182" calcext:value-type="float">
            <text:p>182</text:p>
          </table:table-cell>
          <table:table-cell table:style-name="ce3" table:formula="of:=(1000 - [.P96]*1000/([.M96]*2))/10" office:value-type="float" office:value="-1037.5" calcext:value-type="float">
            <text:p>-1037.5</text:p>
          </table:table-cell>
          <table:table-cell table:style-name="ce5" table:formula="of:=IF([.$B$1]&gt;[.M96];[.O96];[.Q96])" office:value-type="float" office:value="2.27272727272727" calcext:value-type="float">
            <text:p>2.3</text:p>
          </table:table-cell>
          <table:table-cell table:style-name="ce11" table:formula="of:= [.A96] + FLOOR([.$S$1] * [.A96] * [.A96] * [.A96] / 1000000; 1; 0)" office:value-type="float" office:value="8" calcext:value-type="float">
            <text:p>8</text:p>
          </table:table-cell>
          <table:table-cell table:formula="of:=[.S96]+[.$D$1]" office:value-type="float" office:value="8" calcext:value-type="float">
            <text:p>8</text:p>
          </table:table-cell>
          <table:table-cell table:formula="of:=MAX(3; [.T96]-([.$B$1]-[.T96])*2)" office:value-type="float" office:value="3" calcext:value-type="float">
            <text:p>3</text:p>
          </table:table-cell>
          <table:table-cell table:style-name="ce3" table:formula="of:=[.U96]*1000/([.$B$1]*2)/10" office:value-type="float" office:value="2.27272727272727" calcext:value-type="float">
            <text:p>2.3</text:p>
          </table:table-cell>
          <table:table-cell table:formula="of:=MAX(3; [.$B$1]-([.T96] - [.$B$1])*2)" office:value-type="float" office:value="182" calcext:value-type="float">
            <text:p>182</text:p>
          </table:table-cell>
          <table:table-cell table:style-name="ce3" table:formula="of:=(1000 - [.W96]*1000/([.T96]*2))/10" office:value-type="float" office:value="-1037.5" calcext:value-type="float">
            <text:p>-1037.5</text:p>
          </table:table-cell>
          <table:table-cell table:style-name="ce5" table:formula="of:=IF([.$B$1]&gt;[.T96];[.V96];[.X96])" office:value-type="float" office:value="2.27272727272727" calcext:value-type="float">
            <text:p>2.3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formula="of:=[.A97]+[.$D$1]" office:value-type="float" office:value="7" calcext:value-type="float">
            <text:p>7</text:p>
          </table:table-cell>
          <table:table-cell table:formula="of:=MAX(3; [.B97]-([.$B$1]-[.B97])*2)" office:value-type="float" office:value="3" calcext:value-type="float">
            <text:p>3</text:p>
          </table:table-cell>
          <table:table-cell table:style-name="ce3" table:formula="of:=[.C97]*1000/([.$B$1]*2)/10" office:value-type="float" office:value="2.27272727272727" calcext:value-type="float">
            <text:p>2.3</text:p>
          </table:table-cell>
          <table:table-cell table:formula="of:=MAX(3; [.$B$1]-([.B97] - [.$B$1])*2)" office:value-type="float" office:value="184" calcext:value-type="float">
            <text:p>184</text:p>
          </table:table-cell>
          <table:table-cell table:style-name="ce3" table:formula="of:=(1000 - [.E97]*1000/([.B97]*2))/10" office:value-type="float" office:value="-1214.28571428571" calcext:value-type="float">
            <text:p>-1214.3</text:p>
          </table:table-cell>
          <table:table-cell table:style-name="ce5" table:formula="of:=IF([.$B$1]&gt;[.B97];[.D97];[.F97])" office:value-type="float" office:value="2.27272727272727" calcext:value-type="float">
            <text:p>2.3</text:p>
          </table:table-cell>
          <table:table-cell table:formula="of:=FLOOR(IF([.A97] &gt; 50; 50 + ([.A97] - 50)/2; [.A97]); 1; 0)" office:value-type="float" office:value="7" calcext:value-type="float">
            <text:p>7</text:p>
          </table:table-cell>
          <table:table-cell table:formula="of:=[.$B$1]-[.H97]" office:value-type="float" office:value="59" calcext:value-type="float">
            <text:p>59</text:p>
          </table:table-cell>
          <table:table-cell table:style-name="ce7" table:formula="of:=IF([.I97]&lt;3;1000-FLOOR(1000/(3*(3-[.I97]+1)); 1; 0);FLOOR(2000/[.I97]; 1; 0))" office:value-type="float" office:value="33" calcext:value-type="float">
            <text:p>33</text:p>
          </table:table-cell>
          <table:table-cell table:style-name="ce10" table:formula="of:=[.J97]/1000" office:value-type="percentage" office:value="0.033" calcext:value-type="percentage">
            <text:p>3.3%</text:p>
          </table:table-cell>
          <table:table-cell table:style-name="ce11" table:formula="of:=IF([.A97] &gt; [.$L$2]; [.$L$2] + ([.A97] - [.$L$2])*[.$L$1]; [.A97])" office:value-type="float" office:value="7" calcext:value-type="float">
            <text:p>7</text:p>
          </table:table-cell>
          <table:table-cell table:formula="of:=[.L97]+[.$D$1]" office:value-type="float" office:value="7" calcext:value-type="float">
            <text:p>7</text:p>
          </table:table-cell>
          <table:table-cell table:formula="of:=MAX(3; [.M97]-([.$B$1]-[.M97])*2)" office:value-type="float" office:value="3" calcext:value-type="float">
            <text:p>3</text:p>
          </table:table-cell>
          <table:table-cell table:style-name="ce3" table:formula="of:=[.N97]*1000/([.$B$1]*2)/10" office:value-type="float" office:value="2.27272727272727" calcext:value-type="float">
            <text:p>2.3</text:p>
          </table:table-cell>
          <table:table-cell table:formula="of:=MAX(3; [.$B$1]-([.M97] - [.$B$1])*2)" office:value-type="float" office:value="184" calcext:value-type="float">
            <text:p>184</text:p>
          </table:table-cell>
          <table:table-cell table:style-name="ce3" table:formula="of:=(1000 - [.P97]*1000/([.M97]*2))/10" office:value-type="float" office:value="-1214.28571428571" calcext:value-type="float">
            <text:p>-1214.3</text:p>
          </table:table-cell>
          <table:table-cell table:style-name="ce5" table:formula="of:=IF([.$B$1]&gt;[.M97];[.O97];[.Q97])" office:value-type="float" office:value="2.27272727272727" calcext:value-type="float">
            <text:p>2.3</text:p>
          </table:table-cell>
          <table:table-cell table:style-name="ce11" table:formula="of:= [.A97] + FLOOR([.$S$1] * [.A97] * [.A97] * [.A97] / 1000000; 1; 0)" office:value-type="float" office:value="7" calcext:value-type="float">
            <text:p>7</text:p>
          </table:table-cell>
          <table:table-cell table:formula="of:=[.S97]+[.$D$1]" office:value-type="float" office:value="7" calcext:value-type="float">
            <text:p>7</text:p>
          </table:table-cell>
          <table:table-cell table:formula="of:=MAX(3; [.T97]-([.$B$1]-[.T97])*2)" office:value-type="float" office:value="3" calcext:value-type="float">
            <text:p>3</text:p>
          </table:table-cell>
          <table:table-cell table:style-name="ce3" table:formula="of:=[.U97]*1000/([.$B$1]*2)/10" office:value-type="float" office:value="2.27272727272727" calcext:value-type="float">
            <text:p>2.3</text:p>
          </table:table-cell>
          <table:table-cell table:formula="of:=MAX(3; [.$B$1]-([.T97] - [.$B$1])*2)" office:value-type="float" office:value="184" calcext:value-type="float">
            <text:p>184</text:p>
          </table:table-cell>
          <table:table-cell table:style-name="ce3" table:formula="of:=(1000 - [.W97]*1000/([.T97]*2))/10" office:value-type="float" office:value="-1214.28571428571" calcext:value-type="float">
            <text:p>-1214.3</text:p>
          </table:table-cell>
          <table:table-cell table:style-name="ce5" table:formula="of:=IF([.$B$1]&gt;[.T97];[.V97];[.X97])" office:value-type="float" office:value="2.27272727272727" calcext:value-type="float">
            <text:p>2.3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formula="of:=[.A98]+[.$D$1]" office:value-type="float" office:value="6" calcext:value-type="float">
            <text:p>6</text:p>
          </table:table-cell>
          <table:table-cell table:formula="of:=MAX(3; [.B98]-([.$B$1]-[.B98])*2)" office:value-type="float" office:value="3" calcext:value-type="float">
            <text:p>3</text:p>
          </table:table-cell>
          <table:table-cell table:style-name="ce3" table:formula="of:=[.C98]*1000/([.$B$1]*2)/10" office:value-type="float" office:value="2.27272727272727" calcext:value-type="float">
            <text:p>2.3</text:p>
          </table:table-cell>
          <table:table-cell table:formula="of:=MAX(3; [.$B$1]-([.B98] - [.$B$1])*2)" office:value-type="float" office:value="186" calcext:value-type="float">
            <text:p>186</text:p>
          </table:table-cell>
          <table:table-cell table:style-name="ce3" table:formula="of:=(1000 - [.E98]*1000/([.B98]*2))/10" office:value-type="float" office:value="-1450" calcext:value-type="float">
            <text:p>-1450.0</text:p>
          </table:table-cell>
          <table:table-cell table:style-name="ce5" table:formula="of:=IF([.$B$1]&gt;[.B98];[.D98];[.F98])" office:value-type="float" office:value="2.27272727272727" calcext:value-type="float">
            <text:p>2.3</text:p>
          </table:table-cell>
          <table:table-cell table:formula="of:=FLOOR(IF([.A98] &gt; 50; 50 + ([.A98] - 50)/2; [.A98]); 1; 0)" office:value-type="float" office:value="6" calcext:value-type="float">
            <text:p>6</text:p>
          </table:table-cell>
          <table:table-cell table:formula="of:=[.$B$1]-[.H98]" office:value-type="float" office:value="60" calcext:value-type="float">
            <text:p>60</text:p>
          </table:table-cell>
          <table:table-cell table:style-name="ce7" table:formula="of:=IF([.I98]&lt;3;1000-FLOOR(1000/(3*(3-[.I98]+1)); 1; 0);FLOOR(2000/[.I98]; 1; 0))" office:value-type="float" office:value="33" calcext:value-type="float">
            <text:p>33</text:p>
          </table:table-cell>
          <table:table-cell table:style-name="ce10" table:formula="of:=[.J98]/1000" office:value-type="percentage" office:value="0.033" calcext:value-type="percentage">
            <text:p>3.3%</text:p>
          </table:table-cell>
          <table:table-cell table:style-name="ce11" table:formula="of:=IF([.A98] &gt; [.$L$2]; [.$L$2] + ([.A98] - [.$L$2])*[.$L$1]; [.A98])" office:value-type="float" office:value="6" calcext:value-type="float">
            <text:p>6</text:p>
          </table:table-cell>
          <table:table-cell table:formula="of:=[.L98]+[.$D$1]" office:value-type="float" office:value="6" calcext:value-type="float">
            <text:p>6</text:p>
          </table:table-cell>
          <table:table-cell table:formula="of:=MAX(3; [.M98]-([.$B$1]-[.M98])*2)" office:value-type="float" office:value="3" calcext:value-type="float">
            <text:p>3</text:p>
          </table:table-cell>
          <table:table-cell table:style-name="ce3" table:formula="of:=[.N98]*1000/([.$B$1]*2)/10" office:value-type="float" office:value="2.27272727272727" calcext:value-type="float">
            <text:p>2.3</text:p>
          </table:table-cell>
          <table:table-cell table:formula="of:=MAX(3; [.$B$1]-([.M98] - [.$B$1])*2)" office:value-type="float" office:value="186" calcext:value-type="float">
            <text:p>186</text:p>
          </table:table-cell>
          <table:table-cell table:style-name="ce3" table:formula="of:=(1000 - [.P98]*1000/([.M98]*2))/10" office:value-type="float" office:value="-1450" calcext:value-type="float">
            <text:p>-1450.0</text:p>
          </table:table-cell>
          <table:table-cell table:style-name="ce5" table:formula="of:=IF([.$B$1]&gt;[.M98];[.O98];[.Q98])" office:value-type="float" office:value="2.27272727272727" calcext:value-type="float">
            <text:p>2.3</text:p>
          </table:table-cell>
          <table:table-cell table:style-name="ce11" table:formula="of:= [.A98] + FLOOR([.$S$1] * [.A98] * [.A98] * [.A98] / 1000000; 1; 0)" office:value-type="float" office:value="6" calcext:value-type="float">
            <text:p>6</text:p>
          </table:table-cell>
          <table:table-cell table:formula="of:=[.S98]+[.$D$1]" office:value-type="float" office:value="6" calcext:value-type="float">
            <text:p>6</text:p>
          </table:table-cell>
          <table:table-cell table:formula="of:=MAX(3; [.T98]-([.$B$1]-[.T98])*2)" office:value-type="float" office:value="3" calcext:value-type="float">
            <text:p>3</text:p>
          </table:table-cell>
          <table:table-cell table:style-name="ce3" table:formula="of:=[.U98]*1000/([.$B$1]*2)/10" office:value-type="float" office:value="2.27272727272727" calcext:value-type="float">
            <text:p>2.3</text:p>
          </table:table-cell>
          <table:table-cell table:formula="of:=MAX(3; [.$B$1]-([.T98] - [.$B$1])*2)" office:value-type="float" office:value="186" calcext:value-type="float">
            <text:p>186</text:p>
          </table:table-cell>
          <table:table-cell table:style-name="ce3" table:formula="of:=(1000 - [.W98]*1000/([.T98]*2))/10" office:value-type="float" office:value="-1450" calcext:value-type="float">
            <text:p>-1450.0</text:p>
          </table:table-cell>
          <table:table-cell table:style-name="ce5" table:formula="of:=IF([.$B$1]&gt;[.T98];[.V98];[.X98])" office:value-type="float" office:value="2.27272727272727" calcext:value-type="float">
            <text:p>2.3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99]+[.$D$1]" office:value-type="float" office:value="5" calcext:value-type="float">
            <text:p>5</text:p>
          </table:table-cell>
          <table:table-cell table:formula="of:=MAX(3; [.B99]-([.$B$1]-[.B99])*2)" office:value-type="float" office:value="3" calcext:value-type="float">
            <text:p>3</text:p>
          </table:table-cell>
          <table:table-cell table:style-name="ce3" table:formula="of:=[.C99]*1000/([.$B$1]*2)/10" office:value-type="float" office:value="2.27272727272727" calcext:value-type="float">
            <text:p>2.3</text:p>
          </table:table-cell>
          <table:table-cell table:formula="of:=MAX(3; [.$B$1]-([.B99] - [.$B$1])*2)" office:value-type="float" office:value="188" calcext:value-type="float">
            <text:p>188</text:p>
          </table:table-cell>
          <table:table-cell table:style-name="ce3" table:formula="of:=(1000 - [.E99]*1000/([.B99]*2))/10" office:value-type="float" office:value="-1780" calcext:value-type="float">
            <text:p>-1780.0</text:p>
          </table:table-cell>
          <table:table-cell table:style-name="ce5" table:formula="of:=IF([.$B$1]&gt;[.B99];[.D99];[.F99])" office:value-type="float" office:value="2.27272727272727" calcext:value-type="float">
            <text:p>2.3</text:p>
          </table:table-cell>
          <table:table-cell table:formula="of:=FLOOR(IF([.A99] &gt; 50; 50 + ([.A99] - 50)/2; [.A99]); 1; 0)" office:value-type="float" office:value="5" calcext:value-type="float">
            <text:p>5</text:p>
          </table:table-cell>
          <table:table-cell table:formula="of:=[.$B$1]-[.H99]" office:value-type="float" office:value="61" calcext:value-type="float">
            <text:p>61</text:p>
          </table:table-cell>
          <table:table-cell table:style-name="ce7" table:formula="of:=IF([.I99]&lt;3;1000-FLOOR(1000/(3*(3-[.I99]+1)); 1; 0);FLOOR(2000/[.I99]; 1; 0))" office:value-type="float" office:value="32" calcext:value-type="float">
            <text:p>32</text:p>
          </table:table-cell>
          <table:table-cell table:style-name="ce10" table:formula="of:=[.J99]/1000" office:value-type="percentage" office:value="0.032" calcext:value-type="percentage">
            <text:p>3.2%</text:p>
          </table:table-cell>
          <table:table-cell table:style-name="ce11" table:formula="of:=IF([.A99] &gt; [.$L$2]; [.$L$2] + ([.A99] - [.$L$2])*[.$L$1]; [.A99])" office:value-type="float" office:value="5" calcext:value-type="float">
            <text:p>5</text:p>
          </table:table-cell>
          <table:table-cell table:formula="of:=[.L99]+[.$D$1]" office:value-type="float" office:value="5" calcext:value-type="float">
            <text:p>5</text:p>
          </table:table-cell>
          <table:table-cell table:formula="of:=MAX(3; [.M99]-([.$B$1]-[.M99])*2)" office:value-type="float" office:value="3" calcext:value-type="float">
            <text:p>3</text:p>
          </table:table-cell>
          <table:table-cell table:style-name="ce3" table:formula="of:=[.N99]*1000/([.$B$1]*2)/10" office:value-type="float" office:value="2.27272727272727" calcext:value-type="float">
            <text:p>2.3</text:p>
          </table:table-cell>
          <table:table-cell table:formula="of:=MAX(3; [.$B$1]-([.M99] - [.$B$1])*2)" office:value-type="float" office:value="188" calcext:value-type="float">
            <text:p>188</text:p>
          </table:table-cell>
          <table:table-cell table:style-name="ce3" table:formula="of:=(1000 - [.P99]*1000/([.M99]*2))/10" office:value-type="float" office:value="-1780" calcext:value-type="float">
            <text:p>-1780.0</text:p>
          </table:table-cell>
          <table:table-cell table:style-name="ce5" table:formula="of:=IF([.$B$1]&gt;[.M99];[.O99];[.Q99])" office:value-type="float" office:value="2.27272727272727" calcext:value-type="float">
            <text:p>2.3</text:p>
          </table:table-cell>
          <table:table-cell table:style-name="ce11" table:formula="of:= [.A99] + FLOOR([.$S$1] * [.A99] * [.A99] * [.A99] / 1000000; 1; 0)" office:value-type="float" office:value="5" calcext:value-type="float">
            <text:p>5</text:p>
          </table:table-cell>
          <table:table-cell table:formula="of:=[.S99]+[.$D$1]" office:value-type="float" office:value="5" calcext:value-type="float">
            <text:p>5</text:p>
          </table:table-cell>
          <table:table-cell table:formula="of:=MAX(3; [.T99]-([.$B$1]-[.T99])*2)" office:value-type="float" office:value="3" calcext:value-type="float">
            <text:p>3</text:p>
          </table:table-cell>
          <table:table-cell table:style-name="ce3" table:formula="of:=[.U99]*1000/([.$B$1]*2)/10" office:value-type="float" office:value="2.27272727272727" calcext:value-type="float">
            <text:p>2.3</text:p>
          </table:table-cell>
          <table:table-cell table:formula="of:=MAX(3; [.$B$1]-([.T99] - [.$B$1])*2)" office:value-type="float" office:value="188" calcext:value-type="float">
            <text:p>188</text:p>
          </table:table-cell>
          <table:table-cell table:style-name="ce3" table:formula="of:=(1000 - [.W99]*1000/([.T99]*2))/10" office:value-type="float" office:value="-1780" calcext:value-type="float">
            <text:p>-1780.0</text:p>
          </table:table-cell>
          <table:table-cell table:style-name="ce5" table:formula="of:=IF([.$B$1]&gt;[.T99];[.V99];[.X99])" office:value-type="float" office:value="2.27272727272727" calcext:value-type="float">
            <text:p>2.3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formula="of:=[.A100]+[.$D$1]" office:value-type="float" office:value="4" calcext:value-type="float">
            <text:p>4</text:p>
          </table:table-cell>
          <table:table-cell table:formula="of:=MAX(3; [.B100]-([.$B$1]-[.B100])*2)" office:value-type="float" office:value="3" calcext:value-type="float">
            <text:p>3</text:p>
          </table:table-cell>
          <table:table-cell table:style-name="ce3" table:formula="of:=[.C100]*1000/([.$B$1]*2)/10" office:value-type="float" office:value="2.27272727272727" calcext:value-type="float">
            <text:p>2.3</text:p>
          </table:table-cell>
          <table:table-cell table:formula="of:=MAX(3; [.$B$1]-([.B100] - [.$B$1])*2)" office:value-type="float" office:value="190" calcext:value-type="float">
            <text:p>190</text:p>
          </table:table-cell>
          <table:table-cell table:style-name="ce3" table:formula="of:=(1000 - [.E100]*1000/([.B100]*2))/10" office:value-type="float" office:value="-2275" calcext:value-type="float">
            <text:p>-2275.0</text:p>
          </table:table-cell>
          <table:table-cell table:style-name="ce5" table:formula="of:=IF([.$B$1]&gt;[.B100];[.D100];[.F100])" office:value-type="float" office:value="2.27272727272727" calcext:value-type="float">
            <text:p>2.3</text:p>
          </table:table-cell>
          <table:table-cell table:formula="of:=FLOOR(IF([.A100] &gt; 50; 50 + ([.A100] - 50)/2; [.A100]); 1; 0)" office:value-type="float" office:value="4" calcext:value-type="float">
            <text:p>4</text:p>
          </table:table-cell>
          <table:table-cell table:formula="of:=[.$B$1]-[.H100]" office:value-type="float" office:value="62" calcext:value-type="float">
            <text:p>62</text:p>
          </table:table-cell>
          <table:table-cell table:style-name="ce7" table:formula="of:=IF([.I100]&lt;3;1000-FLOOR(1000/(3*(3-[.I100]+1)); 1; 0);FLOOR(2000/[.I100]; 1; 0))" office:value-type="float" office:value="32" calcext:value-type="float">
            <text:p>32</text:p>
          </table:table-cell>
          <table:table-cell table:style-name="ce10" table:formula="of:=[.J100]/1000" office:value-type="percentage" office:value="0.032" calcext:value-type="percentage">
            <text:p>3.2%</text:p>
          </table:table-cell>
          <table:table-cell table:style-name="ce11" table:formula="of:=IF([.A100] &gt; [.$L$2]; [.$L$2] + ([.A100] - [.$L$2])*[.$L$1]; [.A100])" office:value-type="float" office:value="4" calcext:value-type="float">
            <text:p>4</text:p>
          </table:table-cell>
          <table:table-cell table:formula="of:=[.L100]+[.$D$1]" office:value-type="float" office:value="4" calcext:value-type="float">
            <text:p>4</text:p>
          </table:table-cell>
          <table:table-cell table:formula="of:=MAX(3; [.M100]-([.$B$1]-[.M100])*2)" office:value-type="float" office:value="3" calcext:value-type="float">
            <text:p>3</text:p>
          </table:table-cell>
          <table:table-cell table:style-name="ce3" table:formula="of:=[.N100]*1000/([.$B$1]*2)/10" office:value-type="float" office:value="2.27272727272727" calcext:value-type="float">
            <text:p>2.3</text:p>
          </table:table-cell>
          <table:table-cell table:formula="of:=MAX(3; [.$B$1]-([.M100] - [.$B$1])*2)" office:value-type="float" office:value="190" calcext:value-type="float">
            <text:p>190</text:p>
          </table:table-cell>
          <table:table-cell table:style-name="ce3" table:formula="of:=(1000 - [.P100]*1000/([.M100]*2))/10" office:value-type="float" office:value="-2275" calcext:value-type="float">
            <text:p>-2275.0</text:p>
          </table:table-cell>
          <table:table-cell table:style-name="ce5" table:formula="of:=IF([.$B$1]&gt;[.M100];[.O100];[.Q100])" office:value-type="float" office:value="2.27272727272727" calcext:value-type="float">
            <text:p>2.3</text:p>
          </table:table-cell>
          <table:table-cell table:style-name="ce11" table:formula="of:= [.A100] + FLOOR([.$S$1] * [.A100] * [.A100] * [.A100] / 1000000; 1; 0)" office:value-type="float" office:value="4" calcext:value-type="float">
            <text:p>4</text:p>
          </table:table-cell>
          <table:table-cell table:formula="of:=[.S100]+[.$D$1]" office:value-type="float" office:value="4" calcext:value-type="float">
            <text:p>4</text:p>
          </table:table-cell>
          <table:table-cell table:formula="of:=MAX(3; [.T100]-([.$B$1]-[.T100])*2)" office:value-type="float" office:value="3" calcext:value-type="float">
            <text:p>3</text:p>
          </table:table-cell>
          <table:table-cell table:style-name="ce3" table:formula="of:=[.U100]*1000/([.$B$1]*2)/10" office:value-type="float" office:value="2.27272727272727" calcext:value-type="float">
            <text:p>2.3</text:p>
          </table:table-cell>
          <table:table-cell table:formula="of:=MAX(3; [.$B$1]-([.T100] - [.$B$1])*2)" office:value-type="float" office:value="190" calcext:value-type="float">
            <text:p>190</text:p>
          </table:table-cell>
          <table:table-cell table:style-name="ce3" table:formula="of:=(1000 - [.W100]*1000/([.T100]*2))/10" office:value-type="float" office:value="-2275" calcext:value-type="float">
            <text:p>-2275.0</text:p>
          </table:table-cell>
          <table:table-cell table:style-name="ce5" table:formula="of:=IF([.$B$1]&gt;[.T100];[.V100];[.X100])" office:value-type="float" office:value="2.27272727272727" calcext:value-type="float">
            <text:p>2.3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formula="of:=[.A101]+[.$D$1]" office:value-type="float" office:value="3" calcext:value-type="float">
            <text:p>3</text:p>
          </table:table-cell>
          <table:table-cell table:formula="of:=MAX(3; [.B101]-([.$B$1]-[.B101])*2)" office:value-type="float" office:value="3" calcext:value-type="float">
            <text:p>3</text:p>
          </table:table-cell>
          <table:table-cell table:style-name="ce3" table:formula="of:=[.C101]*1000/([.$B$1]*2)/10" office:value-type="float" office:value="2.27272727272727" calcext:value-type="float">
            <text:p>2.3</text:p>
          </table:table-cell>
          <table:table-cell table:formula="of:=MAX(3; [.$B$1]-([.B101] - [.$B$1])*2)" office:value-type="float" office:value="192" calcext:value-type="float">
            <text:p>192</text:p>
          </table:table-cell>
          <table:table-cell table:style-name="ce3" table:formula="of:=(1000 - [.E101]*1000/([.B101]*2))/10" office:value-type="float" office:value="-3100" calcext:value-type="float">
            <text:p>-3100.0</text:p>
          </table:table-cell>
          <table:table-cell table:style-name="ce5" table:formula="of:=IF([.$B$1]&gt;[.B101];[.D101];[.F101])" office:value-type="float" office:value="2.27272727272727" calcext:value-type="float">
            <text:p>2.3</text:p>
          </table:table-cell>
          <table:table-cell table:formula="of:=FLOOR(IF([.A101] &gt; 50; 50 + ([.A101] - 50)/2; [.A101]); 1; 0)" office:value-type="float" office:value="3" calcext:value-type="float">
            <text:p>3</text:p>
          </table:table-cell>
          <table:table-cell table:formula="of:=[.$B$1]-[.H101]" office:value-type="float" office:value="63" calcext:value-type="float">
            <text:p>63</text:p>
          </table:table-cell>
          <table:table-cell table:style-name="ce7" table:formula="of:=IF([.I101]&lt;3;1000-FLOOR(1000/(3*(3-[.I101]+1)); 1; 0);FLOOR(2000/[.I101]; 1; 0))" office:value-type="float" office:value="31" calcext:value-type="float">
            <text:p>31</text:p>
          </table:table-cell>
          <table:table-cell table:style-name="ce10" table:formula="of:=[.J101]/1000" office:value-type="percentage" office:value="0.031" calcext:value-type="percentage">
            <text:p>3.1%</text:p>
          </table:table-cell>
          <table:table-cell table:style-name="ce11" table:formula="of:=IF([.A101] &gt; [.$L$2]; [.$L$2] + ([.A101] - [.$L$2])*[.$L$1]; [.A101])" office:value-type="float" office:value="3" calcext:value-type="float">
            <text:p>3</text:p>
          </table:table-cell>
          <table:table-cell table:formula="of:=[.L101]+[.$D$1]" office:value-type="float" office:value="3" calcext:value-type="float">
            <text:p>3</text:p>
          </table:table-cell>
          <table:table-cell table:formula="of:=MAX(3; [.M101]-([.$B$1]-[.M101])*2)" office:value-type="float" office:value="3" calcext:value-type="float">
            <text:p>3</text:p>
          </table:table-cell>
          <table:table-cell table:style-name="ce3" table:formula="of:=[.N101]*1000/([.$B$1]*2)/10" office:value-type="float" office:value="2.27272727272727" calcext:value-type="float">
            <text:p>2.3</text:p>
          </table:table-cell>
          <table:table-cell table:formula="of:=MAX(3; [.$B$1]-([.M101] - [.$B$1])*2)" office:value-type="float" office:value="192" calcext:value-type="float">
            <text:p>192</text:p>
          </table:table-cell>
          <table:table-cell table:style-name="ce3" table:formula="of:=(1000 - [.P101]*1000/([.M101]*2))/10" office:value-type="float" office:value="-3100" calcext:value-type="float">
            <text:p>-3100.0</text:p>
          </table:table-cell>
          <table:table-cell table:style-name="ce5" table:formula="of:=IF([.$B$1]&gt;[.M101];[.O101];[.Q101])" office:value-type="float" office:value="2.27272727272727" calcext:value-type="float">
            <text:p>2.3</text:p>
          </table:table-cell>
          <table:table-cell table:style-name="ce11" table:formula="of:= [.A101] + FLOOR([.$S$1] * [.A101] * [.A101] * [.A101] / 1000000; 1; 0)" office:value-type="float" office:value="3" calcext:value-type="float">
            <text:p>3</text:p>
          </table:table-cell>
          <table:table-cell table:formula="of:=[.S101]+[.$D$1]" office:value-type="float" office:value="3" calcext:value-type="float">
            <text:p>3</text:p>
          </table:table-cell>
          <table:table-cell table:formula="of:=MAX(3; [.T101]-([.$B$1]-[.T101])*2)" office:value-type="float" office:value="3" calcext:value-type="float">
            <text:p>3</text:p>
          </table:table-cell>
          <table:table-cell table:style-name="ce3" table:formula="of:=[.U101]*1000/([.$B$1]*2)/10" office:value-type="float" office:value="2.27272727272727" calcext:value-type="float">
            <text:p>2.3</text:p>
          </table:table-cell>
          <table:table-cell table:formula="of:=MAX(3; [.$B$1]-([.T101] - [.$B$1])*2)" office:value-type="float" office:value="192" calcext:value-type="float">
            <text:p>192</text:p>
          </table:table-cell>
          <table:table-cell table:style-name="ce3" table:formula="of:=(1000 - [.W101]*1000/([.T101]*2))/10" office:value-type="float" office:value="-3100" calcext:value-type="float">
            <text:p>-3100.0</text:p>
          </table:table-cell>
          <table:table-cell table:style-name="ce5" table:formula="of:=IF([.$B$1]&gt;[.T101];[.V101];[.X101])" office:value-type="float" office:value="2.27272727272727" calcext:value-type="float">
            <text:p>2.3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formula="of:=[.A102]+[.$D$1]" office:value-type="float" office:value="2" calcext:value-type="float">
            <text:p>2</text:p>
          </table:table-cell>
          <table:table-cell table:formula="of:=MAX(3; [.B102]-([.$B$1]-[.B102])*2)" office:value-type="float" office:value="3" calcext:value-type="float">
            <text:p>3</text:p>
          </table:table-cell>
          <table:table-cell table:style-name="ce3" table:formula="of:=[.C102]*1000/([.$B$1]*2)/10" office:value-type="float" office:value="2.27272727272727" calcext:value-type="float">
            <text:p>2.3</text:p>
          </table:table-cell>
          <table:table-cell table:formula="of:=MAX(3; [.$B$1]-([.B102] - [.$B$1])*2)" office:value-type="float" office:value="194" calcext:value-type="float">
            <text:p>194</text:p>
          </table:table-cell>
          <table:table-cell table:style-name="ce3" table:formula="of:=(1000 - [.E102]*1000/([.B102]*2))/10" office:value-type="float" office:value="-4750" calcext:value-type="float">
            <text:p>-4750.0</text:p>
          </table:table-cell>
          <table:table-cell table:style-name="ce5" table:formula="of:=IF([.$B$1]&gt;[.B102];[.D102];[.F102])" office:value-type="float" office:value="2.27272727272727" calcext:value-type="float">
            <text:p>2.3</text:p>
          </table:table-cell>
          <table:table-cell table:formula="of:=FLOOR(IF([.A102] &gt; 50; 50 + ([.A102] - 50)/2; [.A102]); 1; 0)" office:value-type="float" office:value="2" calcext:value-type="float">
            <text:p>2</text:p>
          </table:table-cell>
          <table:table-cell table:formula="of:=[.$B$1]-[.H102]" office:value-type="float" office:value="64" calcext:value-type="float">
            <text:p>64</text:p>
          </table:table-cell>
          <table:table-cell table:style-name="ce7" table:formula="of:=IF([.I102]&lt;3;1000-FLOOR(1000/(3*(3-[.I102]+1)); 1; 0);FLOOR(2000/[.I102]; 1; 0))" office:value-type="float" office:value="31" calcext:value-type="float">
            <text:p>31</text:p>
          </table:table-cell>
          <table:table-cell table:style-name="ce10" table:formula="of:=[.J102]/1000" office:value-type="percentage" office:value="0.031" calcext:value-type="percentage">
            <text:p>3.1%</text:p>
          </table:table-cell>
          <table:table-cell table:style-name="ce11" table:formula="of:=IF([.A102] &gt; [.$L$2]; [.$L$2] + ([.A102] - [.$L$2])*[.$L$1]; [.A102])" office:value-type="float" office:value="2" calcext:value-type="float">
            <text:p>2</text:p>
          </table:table-cell>
          <table:table-cell table:formula="of:=[.L102]+[.$D$1]" office:value-type="float" office:value="2" calcext:value-type="float">
            <text:p>2</text:p>
          </table:table-cell>
          <table:table-cell table:formula="of:=MAX(3; [.M102]-([.$B$1]-[.M102])*2)" office:value-type="float" office:value="3" calcext:value-type="float">
            <text:p>3</text:p>
          </table:table-cell>
          <table:table-cell table:style-name="ce3" table:formula="of:=[.N102]*1000/([.$B$1]*2)/10" office:value-type="float" office:value="2.27272727272727" calcext:value-type="float">
            <text:p>2.3</text:p>
          </table:table-cell>
          <table:table-cell table:formula="of:=MAX(3; [.$B$1]-([.M102] - [.$B$1])*2)" office:value-type="float" office:value="194" calcext:value-type="float">
            <text:p>194</text:p>
          </table:table-cell>
          <table:table-cell table:style-name="ce3" table:formula="of:=(1000 - [.P102]*1000/([.M102]*2))/10" office:value-type="float" office:value="-4750" calcext:value-type="float">
            <text:p>-4750.0</text:p>
          </table:table-cell>
          <table:table-cell table:style-name="ce5" table:formula="of:=IF([.$B$1]&gt;[.M102];[.O102];[.Q102])" office:value-type="float" office:value="2.27272727272727" calcext:value-type="float">
            <text:p>2.3</text:p>
          </table:table-cell>
          <table:table-cell table:style-name="ce11" table:formula="of:= [.A102] + FLOOR([.$S$1] * [.A102] * [.A102] * [.A102] / 1000000; 1; 0)" office:value-type="float" office:value="2" calcext:value-type="float">
            <text:p>2</text:p>
          </table:table-cell>
          <table:table-cell table:formula="of:=[.S102]+[.$D$1]" office:value-type="float" office:value="2" calcext:value-type="float">
            <text:p>2</text:p>
          </table:table-cell>
          <table:table-cell table:formula="of:=MAX(3; [.T102]-([.$B$1]-[.T102])*2)" office:value-type="float" office:value="3" calcext:value-type="float">
            <text:p>3</text:p>
          </table:table-cell>
          <table:table-cell table:style-name="ce3" table:formula="of:=[.U102]*1000/([.$B$1]*2)/10" office:value-type="float" office:value="2.27272727272727" calcext:value-type="float">
            <text:p>2.3</text:p>
          </table:table-cell>
          <table:table-cell table:formula="of:=MAX(3; [.$B$1]-([.T102] - [.$B$1])*2)" office:value-type="float" office:value="194" calcext:value-type="float">
            <text:p>194</text:p>
          </table:table-cell>
          <table:table-cell table:style-name="ce3" table:formula="of:=(1000 - [.W102]*1000/([.T102]*2))/10" office:value-type="float" office:value="-4750" calcext:value-type="float">
            <text:p>-4750.0</text:p>
          </table:table-cell>
          <table:table-cell table:style-name="ce5" table:formula="of:=IF([.$B$1]&gt;[.T102];[.V102];[.X102])" office:value-type="float" office:value="2.27272727272727" calcext:value-type="float">
            <text:p>2.3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103]+[.$D$1]" office:value-type="float" office:value="1" calcext:value-type="float">
            <text:p>1</text:p>
          </table:table-cell>
          <table:table-cell table:formula="of:=MAX(3; [.B103]-([.$B$1]-[.B103])*2)" office:value-type="float" office:value="3" calcext:value-type="float">
            <text:p>3</text:p>
          </table:table-cell>
          <table:table-cell table:style-name="ce3" table:formula="of:=[.C103]*1000/([.$B$1]*2)/10" office:value-type="float" office:value="2.27272727272727" calcext:value-type="float">
            <text:p>2.3</text:p>
          </table:table-cell>
          <table:table-cell table:formula="of:=MAX(3; [.$B$1]-([.B103] - [.$B$1])*2)" office:value-type="float" office:value="196" calcext:value-type="float">
            <text:p>196</text:p>
          </table:table-cell>
          <table:table-cell table:style-name="ce3" table:formula="of:=(1000 - [.E103]*1000/([.B103]*2))/10" office:value-type="float" office:value="-9700" calcext:value-type="float">
            <text:p>-9700.0</text:p>
          </table:table-cell>
          <table:table-cell table:style-name="ce5" table:formula="of:=IF([.$B$1]&gt;[.B103];[.D103];[.F103])" office:value-type="float" office:value="2.27272727272727" calcext:value-type="float">
            <text:p>2.3</text:p>
          </table:table-cell>
          <table:table-cell table:formula="of:=FLOOR(IF([.A103] &gt; 50; 50 + ([.A103] - 50)/2; [.A103]); 1; 0)" office:value-type="float" office:value="1" calcext:value-type="float">
            <text:p>1</text:p>
          </table:table-cell>
          <table:table-cell table:formula="of:=[.$B$1]-[.H103]" office:value-type="float" office:value="65" calcext:value-type="float">
            <text:p>65</text:p>
          </table:table-cell>
          <table:table-cell table:style-name="ce7" table:formula="of:=IF([.I103]&lt;3;1000-FLOOR(1000/(3*(3-[.I103]+1)); 1; 0);FLOOR(2000/[.I103]; 1; 0))" office:value-type="float" office:value="30" calcext:value-type="float">
            <text:p>30</text:p>
          </table:table-cell>
          <table:table-cell table:style-name="ce10" table:formula="of:=[.J103]/1000" office:value-type="percentage" office:value="0.03" calcext:value-type="percentage">
            <text:p>3.0%</text:p>
          </table:table-cell>
          <table:table-cell table:style-name="ce11" table:formula="of:=IF([.A103] &gt; [.$L$2]; [.$L$2] + ([.A103] - [.$L$2])*[.$L$1]; [.A103])" office:value-type="float" office:value="1" calcext:value-type="float">
            <text:p>1</text:p>
          </table:table-cell>
          <table:table-cell table:formula="of:=[.L103]+[.$D$1]" office:value-type="float" office:value="1" calcext:value-type="float">
            <text:p>1</text:p>
          </table:table-cell>
          <table:table-cell table:formula="of:=MAX(3; [.M103]-([.$B$1]-[.M103])*2)" office:value-type="float" office:value="3" calcext:value-type="float">
            <text:p>3</text:p>
          </table:table-cell>
          <table:table-cell table:style-name="ce3" table:formula="of:=[.N103]*1000/([.$B$1]*2)/10" office:value-type="float" office:value="2.27272727272727" calcext:value-type="float">
            <text:p>2.3</text:p>
          </table:table-cell>
          <table:table-cell table:formula="of:=MAX(3; [.$B$1]-([.M103] - [.$B$1])*2)" office:value-type="float" office:value="196" calcext:value-type="float">
            <text:p>196</text:p>
          </table:table-cell>
          <table:table-cell table:style-name="ce3" table:formula="of:=(1000 - [.P103]*1000/([.M103]*2))/10" office:value-type="float" office:value="-9700" calcext:value-type="float">
            <text:p>-9700.0</text:p>
          </table:table-cell>
          <table:table-cell table:style-name="ce5" table:formula="of:=IF([.$B$1]&gt;[.M103];[.O103];[.Q103])" office:value-type="float" office:value="2.27272727272727" calcext:value-type="float">
            <text:p>2.3</text:p>
          </table:table-cell>
          <table:table-cell table:style-name="ce11" table:formula="of:= [.A103] + FLOOR([.$S$1] * [.A103] * [.A103] * [.A103] / 1000000; 1; 0)" office:value-type="float" office:value="1" calcext:value-type="float">
            <text:p>1</text:p>
          </table:table-cell>
          <table:table-cell table:formula="of:=[.S103]+[.$D$1]" office:value-type="float" office:value="1" calcext:value-type="float">
            <text:p>1</text:p>
          </table:table-cell>
          <table:table-cell table:formula="of:=MAX(3; [.T103]-([.$B$1]-[.T103])*2)" office:value-type="float" office:value="3" calcext:value-type="float">
            <text:p>3</text:p>
          </table:table-cell>
          <table:table-cell table:style-name="ce3" table:formula="of:=[.U103]*1000/([.$B$1]*2)/10" office:value-type="float" office:value="2.27272727272727" calcext:value-type="float">
            <text:p>2.3</text:p>
          </table:table-cell>
          <table:table-cell table:formula="of:=MAX(3; [.$B$1]-([.T103] - [.$B$1])*2)" office:value-type="float" office:value="196" calcext:value-type="float">
            <text:p>196</text:p>
          </table:table-cell>
          <table:table-cell table:style-name="ce3" table:formula="of:=(1000 - [.W103]*1000/([.T103]*2))/10" office:value-type="float" office:value="-9700" calcext:value-type="float">
            <text:p>-9700.0</text:p>
          </table:table-cell>
          <table:table-cell table:style-name="ce5" table:formula="of:=IF([.$B$1]&gt;[.T103];[.V103];[.X103])" office:value-type="float" office:value="2.27272727272727" calcext:value-type="float">
            <text:p>2.3</text:p>
          </table:table-cell>
        </table:table-row>
        <table:table-row table:style-name="ro1" table:number-rows-repeated="1048472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PowerCurve" table:style-name="ta1">
        <office:forms form:automatic-focus="false" form:apply-design-mode="false"/>
        <table:table-column table:style-name="co5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ce15"/>
        <table:table-column table:style-name="co23" table:number-columns-repeated="3" table:default-cell-style-name="ce15"/>
        <table:table-column table:style-name="co24" table:default-cell-style-name="Default"/>
        <table:table-column table:style-name="co5" table:default-cell-style-name="Default"/>
        <table:table-row table:style-name="ro1">
          <table:table-cell table:style-name="ce12" office:value-type="string" calcext:value-type="string">
            <text:p>Amount:</text:p>
          </table:table-cell>
          <table:table-cell table:style-name="ce14" office:value-type="float" office:value="250" calcext:value-type="float">
            <text:p>250</text:p>
          </table:table-cell>
          <table:table-cell table:number-columns-repeated="4"/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L'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Power</text:p>
          </table:table-cell>
          <table:table-cell/>
        </table:table-row>
        <table:table-row table:style-name="ro1">
          <table:table-cell table:style-name="ce12" office:value-type="string" calcext:value-type="string">
            <text:p>Level:</text:p>
          </table:table-cell>
          <table:table-cell table:style-name="ce14" office:value-type="float" office:value="40" calcext:value-type="float">
            <text:p>40</text:p>
          </table:table-cell>
          <table:table-cell table:style-name="ce15" table:formula="of:=MAX(0; [.B2]-[.B3])" office:value-type="float" office:value="0" calcext:value-type="float">
            <text:p>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MAX(0; [.G2] - [.$B$3])" office:value-type="float" office:value="40" calcext:value-type="float">
            <text:p>40</text:p>
          </table:table-cell>
          <table:table-cell table:formula="of:=FLOOR([.$B$1]*[.$B$4]*[.$H2]/([.$E$4]*[.$C$3]); 1; 0)" office:value-type="float" office:value="83" calcext:value-type="float">
            <text:p>83</text:p>
          </table:table-cell>
          <table:table-cell table:formula="of:=FLOOR([.$B$1]*[.$C$4]*[.$H2]*[.$H2]/([.$E$4]*[.$C$3]*[.$C$3]); 1; 0)" office:value-type="float" office:value="83" calcext:value-type="float">
            <text:p>83</text:p>
          </table:table-cell>
          <table:table-cell table:formula="of:=FLOOR([.$B$1]*[.$D$4]*[.$H2]*[.$H2]*[.$H2]/([.$E$4]*[.$C$3]*[.$C$3]*[.$C$3]); 1; 0)" office:value-type="float" office:value="83" calcext:value-type="float">
            <text:p>83</text:p>
          </table:table-cell>
          <table:table-cell table:formula="of:=[.I2]+[.J2]+[.K2]" office:value-type="float" office:value="249" calcext:value-type="float">
            <text:p>249</text:p>
          </table:table-cell>
          <table:table-cell office:value-type="string" calcext:value-type="string">
            <text:p>Note: In practice, when L' is maximal, you get the full amount</text:p>
          </table:table-cell>
        </table:table-row>
        <table:table-row table:style-name="ro1">
          <table:table-cell table:style-name="ce12" office:value-type="string" calcext:value-type="string">
            <text:p>Offset:</text:p>
          </table:table-cell>
          <table:table-cell table:style-name="ce14" office:value-type="float" office:value="60" calcext:value-type="float">
            <text:p>60</text:p>
          </table:table-cell>
          <table:table-cell table:style-name="ce15" table:formula="of:=100-[.B3]" office:value-type="float" office:value="40" calcext:value-type="float">
            <text:p>4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formula="of:=MAX(0; [.G3] - [.$B$3])" office:value-type="float" office:value="39" calcext:value-type="float">
            <text:p>39</text:p>
          </table:table-cell>
          <table:table-cell table:formula="of:=FLOOR([.$B$1]*[.$B$4]*[.$H3]/([.$E$4]*[.$C$3]); 1; 0)" office:value-type="float" office:value="81" calcext:value-type="float">
            <text:p>81</text:p>
          </table:table-cell>
          <table:table-cell table:formula="of:=FLOOR([.$B$1]*[.$C$4]*[.$H3]*[.$H3]/([.$E$4]*[.$C$3]*[.$C$3]); 1; 0)" office:value-type="float" office:value="79" calcext:value-type="float">
            <text:p>79</text:p>
          </table:table-cell>
          <table:table-cell table:formula="of:=FLOOR([.$B$1]*[.$D$4]*[.$H3]*[.$H3]*[.$H3]/([.$E$4]*[.$C$3]*[.$C$3]*[.$C$3]); 1; 0)" office:value-type="float" office:value="77" calcext:value-type="float">
            <text:p>77</text:p>
          </table:table-cell>
          <table:table-cell table:formula="of:=[.I3]+[.J3]+[.K3]" office:value-type="float" office:value="237" calcext:value-type="float">
            <text:p>237</text:p>
          </table:table-cell>
          <table:table-cell/>
        </table:table-row>
        <table:table-row table:style-name="ro1">
          <table:table-cell table:style-name="ce12" office:value-type="string" calcext:value-type="string">
            <text:p>Weights: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5" table:formula="of:=[.B4]+[.C4]+[.D4]" office:value-type="float" office:value="3" calcext:value-type="float">
            <text:p>3</text:p>
          </table:table-cell>
          <table:table-cell/>
          <table:table-cell office:value-type="float" office:value="98" calcext:value-type="float">
            <text:p>98</text:p>
          </table:table-cell>
          <table:table-cell table:formula="of:=MAX(0; [.G4] - [.$B$3])" office:value-type="float" office:value="38" calcext:value-type="float">
            <text:p>38</text:p>
          </table:table-cell>
          <table:table-cell table:formula="of:=FLOOR([.$B$1]*[.$B$4]*[.$H4]/([.$E$4]*[.$C$3]); 1; 0)" office:value-type="float" office:value="79" calcext:value-type="float">
            <text:p>79</text:p>
          </table:table-cell>
          <table:table-cell table:formula="of:=FLOOR([.$B$1]*[.$C$4]*[.$H4]*[.$H4]/([.$E$4]*[.$C$3]*[.$C$3]); 1; 0)" office:value-type="float" office:value="75" calcext:value-type="float">
            <text:p>75</text:p>
          </table:table-cell>
          <table:table-cell table:formula="of:=FLOOR([.$B$1]*[.$D$4]*[.$H4]*[.$H4]*[.$H4]/([.$E$4]*[.$C$3]*[.$C$3]*[.$C$3]); 1; 0)" office:value-type="float" office:value="71" calcext:value-type="float">
            <text:p>71</text:p>
          </table:table-cell>
          <table:table-cell table:formula="of:=[.I4]+[.J4]+[.K4]" office:value-type="float" office:value="225" calcext:value-type="float">
            <text:p>225</text:p>
          </table:table-cell>
          <table:table-cell/>
        </table:table-row>
        <table:table-row table:style-name="ro1">
          <table:table-cell table:style-name="ce13" office:value-type="string" calcext:value-type="string">
            <text:p>Power:</text:p>
          </table:table-cell>
          <table:table-cell table:style-name="ce15" table:formula="of:=FLOOR([.$B$1]*[.B$4]*[.$C$2]/([.$E$4]*[.$C$3]); 1; 0)" office:value-type="float" office:value="0" calcext:value-type="float">
            <text:p>0</text:p>
          </table:table-cell>
          <table:table-cell table:style-name="ce15" table:formula="of:=FLOOR([.$B$1]*[.C$4]*[.$C$2]*[.$C$2]/([.$E$4]*[.$C$3]*[.$C$3]); 1; 0)" office:value-type="float" office:value="0" calcext:value-type="float">
            <text:p>0</text:p>
          </table:table-cell>
          <table:table-cell table:style-name="ce15" table:formula="of:=FLOOR([.$B$1]*[.D$4]*[.$C$2]*[.$C$2]*[.$C$2]/([.$E$4]*[.$C$3]*[.$C$3]*[.$C$3]); 1; 0)" office:value-type="float" office:value="0" calcext:value-type="float">
            <text:p>0</text:p>
          </table:table-cell>
          <table:table-cell table:style-name="ce13" table:formula="of:=[.B5]+[.C5]+[.D5]" office:value-type="float" office:value="0" calcext:value-type="float">
            <text:p>0</text:p>
          </table:table-cell>
          <table:table-cell/>
          <table:table-cell office:value-type="float" office:value="97" calcext:value-type="float">
            <text:p>97</text:p>
          </table:table-cell>
          <table:table-cell table:formula="of:=MAX(0; [.G5] - [.$B$3])" office:value-type="float" office:value="37" calcext:value-type="float">
            <text:p>37</text:p>
          </table:table-cell>
          <table:table-cell table:formula="of:=FLOOR([.$B$1]*[.$B$4]*[.$H5]/([.$E$4]*[.$C$3]); 1; 0)" office:value-type="float" office:value="77" calcext:value-type="float">
            <text:p>77</text:p>
          </table:table-cell>
          <table:table-cell table:formula="of:=FLOOR([.$B$1]*[.$C$4]*[.$H5]*[.$H5]/([.$E$4]*[.$C$3]*[.$C$3]); 1; 0)" office:value-type="float" office:value="71" calcext:value-type="float">
            <text:p>71</text:p>
          </table:table-cell>
          <table:table-cell table:formula="of:=FLOOR([.$B$1]*[.$D$4]*[.$H5]*[.$H5]*[.$H5]/([.$E$4]*[.$C$3]*[.$C$3]*[.$C$3]); 1; 0)" office:value-type="float" office:value="65" calcext:value-type="float">
            <text:p>65</text:p>
          </table:table-cell>
          <table:table-cell table:formula="of:=[.I5]+[.J5]+[.K5]" office:value-type="float" office:value="213" calcext:value-type="float">
            <text:p>213</text:p>
          </table:table-cell>
          <table:table-cell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table:formula="of:=MAX(0; [.G6] - [.$B$3])" office:value-type="float" office:value="36" calcext:value-type="float">
            <text:p>36</text:p>
          </table:table-cell>
          <table:table-cell table:formula="of:=FLOOR([.$B$1]*[.$B$4]*[.$H6]/([.$E$4]*[.$C$3]); 1; 0)" office:value-type="float" office:value="75" calcext:value-type="float">
            <text:p>75</text:p>
          </table:table-cell>
          <table:table-cell table:formula="of:=FLOOR([.$B$1]*[.$C$4]*[.$H6]*[.$H6]/([.$E$4]*[.$C$3]*[.$C$3]); 1; 0)" office:value-type="float" office:value="67" calcext:value-type="float">
            <text:p>67</text:p>
          </table:table-cell>
          <table:table-cell table:formula="of:=FLOOR([.$B$1]*[.$D$4]*[.$H6]*[.$H6]*[.$H6]/([.$E$4]*[.$C$3]*[.$C$3]*[.$C$3]); 1; 0)" office:value-type="float" office:value="60" calcext:value-type="float">
            <text:p>60</text:p>
          </table:table-cell>
          <table:table-cell table:formula="of:=[.I6]+[.J6]+[.K6]" office:value-type="float" office:value="202" calcext:value-type="float">
            <text:p>202</text:p>
          </table:table-cell>
          <table:table-cell/>
        </table:table-row>
        <table:table-row table:style-name="ro1">
          <table:table-cell table:number-columns-repeated="6"/>
          <table:table-cell office:value-type="float" office:value="95" calcext:value-type="float">
            <text:p>95</text:p>
          </table:table-cell>
          <table:table-cell table:formula="of:=MAX(0; [.G7] - [.$B$3])" office:value-type="float" office:value="35" calcext:value-type="float">
            <text:p>35</text:p>
          </table:table-cell>
          <table:table-cell table:formula="of:=FLOOR([.$B$1]*[.$B$4]*[.$H7]/([.$E$4]*[.$C$3]); 1; 0)" office:value-type="float" office:value="72" calcext:value-type="float">
            <text:p>72</text:p>
          </table:table-cell>
          <table:table-cell table:formula="of:=FLOOR([.$B$1]*[.$C$4]*[.$H7]*[.$H7]/([.$E$4]*[.$C$3]*[.$C$3]); 1; 0)" office:value-type="float" office:value="63" calcext:value-type="float">
            <text:p>63</text:p>
          </table:table-cell>
          <table:table-cell table:formula="of:=FLOOR([.$B$1]*[.$D$4]*[.$H7]*[.$H7]*[.$H7]/([.$E$4]*[.$C$3]*[.$C$3]*[.$C$3]); 1; 0)" office:value-type="float" office:value="55" calcext:value-type="float">
            <text:p>55</text:p>
          </table:table-cell>
          <table:table-cell table:formula="of:=[.I7]+[.J7]+[.K7]" office:value-type="float" office:value="190" calcext:value-type="float">
            <text:p>190</text:p>
          </table:table-cell>
          <table:table-cell/>
        </table:table-row>
        <table:table-row table:style-name="ro1">
          <table:table-cell table:number-columns-repeated="6"/>
          <table:table-cell office:value-type="float" office:value="94" calcext:value-type="float">
            <text:p>94</text:p>
          </table:table-cell>
          <table:table-cell table:formula="of:=MAX(0; [.G8] - [.$B$3])" office:value-type="float" office:value="34" calcext:value-type="float">
            <text:p>34</text:p>
          </table:table-cell>
          <table:table-cell table:formula="of:=FLOOR([.$B$1]*[.$B$4]*[.$H8]/([.$E$4]*[.$C$3]); 1; 0)" office:value-type="float" office:value="70" calcext:value-type="float">
            <text:p>70</text:p>
          </table:table-cell>
          <table:table-cell table:formula="of:=FLOOR([.$B$1]*[.$C$4]*[.$H8]*[.$H8]/([.$E$4]*[.$C$3]*[.$C$3]); 1; 0)" office:value-type="float" office:value="60" calcext:value-type="float">
            <text:p>60</text:p>
          </table:table-cell>
          <table:table-cell table:formula="of:=FLOOR([.$B$1]*[.$D$4]*[.$H8]*[.$H8]*[.$H8]/([.$E$4]*[.$C$3]*[.$C$3]*[.$C$3]); 1; 0)" office:value-type="float" office:value="51" calcext:value-type="float">
            <text:p>51</text:p>
          </table:table-cell>
          <table:table-cell table:formula="of:=[.I8]+[.J8]+[.K8]" office:value-type="float" office:value="181" calcext:value-type="float">
            <text:p>181</text:p>
          </table:table-cell>
          <table:table-cell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formula="of:=MAX(0; [.G9] - [.$B$3])" office:value-type="float" office:value="33" calcext:value-type="float">
            <text:p>33</text:p>
          </table:table-cell>
          <table:table-cell table:formula="of:=FLOOR([.$B$1]*[.$B$4]*[.$H9]/([.$E$4]*[.$C$3]); 1; 0)" office:value-type="float" office:value="68" calcext:value-type="float">
            <text:p>68</text:p>
          </table:table-cell>
          <table:table-cell table:formula="of:=FLOOR([.$B$1]*[.$C$4]*[.$H9]*[.$H9]/([.$E$4]*[.$C$3]*[.$C$3]); 1; 0)" office:value-type="float" office:value="56" calcext:value-type="float">
            <text:p>56</text:p>
          </table:table-cell>
          <table:table-cell table:formula="of:=FLOOR([.$B$1]*[.$D$4]*[.$H9]*[.$H9]*[.$H9]/([.$E$4]*[.$C$3]*[.$C$3]*[.$C$3]); 1; 0)" office:value-type="float" office:value="46" calcext:value-type="float">
            <text:p>46</text:p>
          </table:table-cell>
          <table:table-cell table:formula="of:=[.I9]+[.J9]+[.K9]" office:value-type="float" office:value="170" calcext:value-type="float">
            <text:p>170</text:p>
          </table:table-cell>
          <table:table-cell/>
        </table:table-row>
        <table:table-row table:style-name="ro1">
          <table:table-cell table:number-columns-repeated="6"/>
          <table:table-cell office:value-type="float" office:value="92" calcext:value-type="float">
            <text:p>92</text:p>
          </table:table-cell>
          <table:table-cell table:formula="of:=MAX(0; [.G10] - [.$B$3])" office:value-type="float" office:value="32" calcext:value-type="float">
            <text:p>32</text:p>
          </table:table-cell>
          <table:table-cell table:formula="of:=FLOOR([.$B$1]*[.$B$4]*[.$H10]/([.$E$4]*[.$C$3]); 1; 0)" office:value-type="float" office:value="66" calcext:value-type="float">
            <text:p>66</text:p>
          </table:table-cell>
          <table:table-cell table:formula="of:=FLOOR([.$B$1]*[.$C$4]*[.$H10]*[.$H10]/([.$E$4]*[.$C$3]*[.$C$3]); 1; 0)" office:value-type="float" office:value="53" calcext:value-type="float">
            <text:p>53</text:p>
          </table:table-cell>
          <table:table-cell table:formula="of:=FLOOR([.$B$1]*[.$D$4]*[.$H10]*[.$H10]*[.$H10]/([.$E$4]*[.$C$3]*[.$C$3]*[.$C$3]); 1; 0)" office:value-type="float" office:value="42" calcext:value-type="float">
            <text:p>42</text:p>
          </table:table-cell>
          <table:table-cell table:formula="of:=[.I10]+[.J10]+[.K10]" office:value-type="float" office:value="161" calcext:value-type="float">
            <text:p>161</text:p>
          </table:table-cell>
          <table:table-cell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formula="of:=MAX(0; [.G11] - [.$B$3])" office:value-type="float" office:value="31" calcext:value-type="float">
            <text:p>31</text:p>
          </table:table-cell>
          <table:table-cell table:formula="of:=FLOOR([.$B$1]*[.$B$4]*[.$H11]/([.$E$4]*[.$C$3]); 1; 0)" office:value-type="float" office:value="64" calcext:value-type="float">
            <text:p>64</text:p>
          </table:table-cell>
          <table:table-cell table:formula="of:=FLOOR([.$B$1]*[.$C$4]*[.$H11]*[.$H11]/([.$E$4]*[.$C$3]*[.$C$3]); 1; 0)" office:value-type="float" office:value="50" calcext:value-type="float">
            <text:p>50</text:p>
          </table:table-cell>
          <table:table-cell table:formula="of:=FLOOR([.$B$1]*[.$D$4]*[.$H11]*[.$H11]*[.$H11]/([.$E$4]*[.$C$3]*[.$C$3]*[.$C$3]); 1; 0)" office:value-type="float" office:value="38" calcext:value-type="float">
            <text:p>38</text:p>
          </table:table-cell>
          <table:table-cell table:formula="of:=[.I11]+[.J11]+[.K11]" office:value-type="float" office:value="152" calcext:value-type="float">
            <text:p>152</text:p>
          </table:table-cell>
          <table:table-cell/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table:formula="of:=MAX(0; [.G12] - [.$B$3])" office:value-type="float" office:value="30" calcext:value-type="float">
            <text:p>30</text:p>
          </table:table-cell>
          <table:table-cell table:formula="of:=FLOOR([.$B$1]*[.$B$4]*[.$H12]/([.$E$4]*[.$C$3]); 1; 0)" office:value-type="float" office:value="62" calcext:value-type="float">
            <text:p>62</text:p>
          </table:table-cell>
          <table:table-cell table:formula="of:=FLOOR([.$B$1]*[.$C$4]*[.$H12]*[.$H12]/([.$E$4]*[.$C$3]*[.$C$3]); 1; 0)" office:value-type="float" office:value="46" calcext:value-type="float">
            <text:p>46</text:p>
          </table:table-cell>
          <table:table-cell table:formula="of:=FLOOR([.$B$1]*[.$D$4]*[.$H12]*[.$H12]*[.$H12]/([.$E$4]*[.$C$3]*[.$C$3]*[.$C$3]); 1; 0)" office:value-type="float" office:value="35" calcext:value-type="float">
            <text:p>35</text:p>
          </table:table-cell>
          <table:table-cell table:formula="of:=[.I12]+[.J12]+[.K12]" office:value-type="float" office:value="143" calcext:value-type="float">
            <text:p>143</text:p>
          </table:table-cell>
          <table:table-cell/>
        </table:table-row>
        <table:table-row table:style-name="ro1">
          <table:table-cell table:number-columns-repeated="6"/>
          <table:table-cell office:value-type="float" office:value="89" calcext:value-type="float">
            <text:p>89</text:p>
          </table:table-cell>
          <table:table-cell table:formula="of:=MAX(0; [.G13] - [.$B$3])" office:value-type="float" office:value="29" calcext:value-type="float">
            <text:p>29</text:p>
          </table:table-cell>
          <table:table-cell table:formula="of:=FLOOR([.$B$1]*[.$B$4]*[.$H13]/([.$E$4]*[.$C$3]); 1; 0)" office:value-type="float" office:value="60" calcext:value-type="float">
            <text:p>60</text:p>
          </table:table-cell>
          <table:table-cell table:formula="of:=FLOOR([.$B$1]*[.$C$4]*[.$H13]*[.$H13]/([.$E$4]*[.$C$3]*[.$C$3]); 1; 0)" office:value-type="float" office:value="43" calcext:value-type="float">
            <text:p>43</text:p>
          </table:table-cell>
          <table:table-cell table:formula="of:=FLOOR([.$B$1]*[.$D$4]*[.$H13]*[.$H13]*[.$H13]/([.$E$4]*[.$C$3]*[.$C$3]*[.$C$3]); 1; 0)" office:value-type="float" office:value="31" calcext:value-type="float">
            <text:p>31</text:p>
          </table:table-cell>
          <table:table-cell table:formula="of:=[.I13]+[.J13]+[.K13]" office:value-type="float" office:value="134" calcext:value-type="float">
            <text:p>134</text:p>
          </table:table-cell>
          <table:table-cell/>
        </table:table-row>
        <table:table-row table:style-name="ro1">
          <table:table-cell table:number-columns-repeated="6"/>
          <table:table-cell office:value-type="float" office:value="88" calcext:value-type="float">
            <text:p>88</text:p>
          </table:table-cell>
          <table:table-cell table:formula="of:=MAX(0; [.G14] - [.$B$3])" office:value-type="float" office:value="28" calcext:value-type="float">
            <text:p>28</text:p>
          </table:table-cell>
          <table:table-cell table:formula="of:=FLOOR([.$B$1]*[.$B$4]*[.$H14]/([.$E$4]*[.$C$3]); 1; 0)" office:value-type="float" office:value="58" calcext:value-type="float">
            <text:p>58</text:p>
          </table:table-cell>
          <table:table-cell table:formula="of:=FLOOR([.$B$1]*[.$C$4]*[.$H14]*[.$H14]/([.$E$4]*[.$C$3]*[.$C$3]); 1; 0)" office:value-type="float" office:value="40" calcext:value-type="float">
            <text:p>40</text:p>
          </table:table-cell>
          <table:table-cell table:formula="of:=FLOOR([.$B$1]*[.$D$4]*[.$H14]*[.$H14]*[.$H14]/([.$E$4]*[.$C$3]*[.$C$3]*[.$C$3]); 1; 0)" office:value-type="float" office:value="28" calcext:value-type="float">
            <text:p>28</text:p>
          </table:table-cell>
          <table:table-cell table:formula="of:=[.I14]+[.J14]+[.K14]" office:value-type="float" office:value="126" calcext:value-type="float">
            <text:p>126</text:p>
          </table:table-cell>
          <table:table-cell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formula="of:=MAX(0; [.G15] - [.$B$3])" office:value-type="float" office:value="27" calcext:value-type="float">
            <text:p>27</text:p>
          </table:table-cell>
          <table:table-cell table:formula="of:=FLOOR([.$B$1]*[.$B$4]*[.$H15]/([.$E$4]*[.$C$3]); 1; 0)" office:value-type="float" office:value="56" calcext:value-type="float">
            <text:p>56</text:p>
          </table:table-cell>
          <table:table-cell table:formula="of:=FLOOR([.$B$1]*[.$C$4]*[.$H15]*[.$H15]/([.$E$4]*[.$C$3]*[.$C$3]); 1; 0)" office:value-type="float" office:value="37" calcext:value-type="float">
            <text:p>37</text:p>
          </table:table-cell>
          <table:table-cell table:formula="of:=FLOOR([.$B$1]*[.$D$4]*[.$H15]*[.$H15]*[.$H15]/([.$E$4]*[.$C$3]*[.$C$3]*[.$C$3]); 1; 0)" office:value-type="float" office:value="25" calcext:value-type="float">
            <text:p>25</text:p>
          </table:table-cell>
          <table:table-cell table:formula="of:=[.I15]+[.J15]+[.K15]" office:value-type="float" office:value="118" calcext:value-type="float">
            <text:p>118</text:p>
          </table:table-cell>
          <table:table-cell/>
        </table:table-row>
        <table:table-row table:style-name="ro1">
          <table:table-cell table:number-columns-repeated="6"/>
          <table:table-cell office:value-type="float" office:value="86" calcext:value-type="float">
            <text:p>86</text:p>
          </table:table-cell>
          <table:table-cell table:formula="of:=MAX(0; [.G16] - [.$B$3])" office:value-type="float" office:value="26" calcext:value-type="float">
            <text:p>26</text:p>
          </table:table-cell>
          <table:table-cell table:formula="of:=FLOOR([.$B$1]*[.$B$4]*[.$H16]/([.$E$4]*[.$C$3]); 1; 0)" office:value-type="float" office:value="54" calcext:value-type="float">
            <text:p>54</text:p>
          </table:table-cell>
          <table:table-cell table:formula="of:=FLOOR([.$B$1]*[.$C$4]*[.$H16]*[.$H16]/([.$E$4]*[.$C$3]*[.$C$3]); 1; 0)" office:value-type="float" office:value="35" calcext:value-type="float">
            <text:p>35</text:p>
          </table:table-cell>
          <table:table-cell table:formula="of:=FLOOR([.$B$1]*[.$D$4]*[.$H16]*[.$H16]*[.$H16]/([.$E$4]*[.$C$3]*[.$C$3]*[.$C$3]); 1; 0)" office:value-type="float" office:value="22" calcext:value-type="float">
            <text:p>22</text:p>
          </table:table-cell>
          <table:table-cell table:formula="of:=[.I16]+[.J16]+[.K16]" office:value-type="float" office:value="111" calcext:value-type="float">
            <text:p>111</text:p>
          </table:table-cell>
          <table:table-cell/>
        </table:table-row>
        <table:table-row table:style-name="ro1">
          <table:table-cell table:number-columns-repeated="6"/>
          <table:table-cell office:value-type="float" office:value="85" calcext:value-type="float">
            <text:p>85</text:p>
          </table:table-cell>
          <table:table-cell table:formula="of:=MAX(0; [.G17] - [.$B$3])" office:value-type="float" office:value="25" calcext:value-type="float">
            <text:p>25</text:p>
          </table:table-cell>
          <table:table-cell table:formula="of:=FLOOR([.$B$1]*[.$B$4]*[.$H17]/([.$E$4]*[.$C$3]); 1; 0)" office:value-type="float" office:value="52" calcext:value-type="float">
            <text:p>52</text:p>
          </table:table-cell>
          <table:table-cell table:formula="of:=FLOOR([.$B$1]*[.$C$4]*[.$H17]*[.$H17]/([.$E$4]*[.$C$3]*[.$C$3]); 1; 0)" office:value-type="float" office:value="32" calcext:value-type="float">
            <text:p>32</text:p>
          </table:table-cell>
          <table:table-cell table:formula="of:=FLOOR([.$B$1]*[.$D$4]*[.$H17]*[.$H17]*[.$H17]/([.$E$4]*[.$C$3]*[.$C$3]*[.$C$3]); 1; 0)" office:value-type="float" office:value="20" calcext:value-type="float">
            <text:p>20</text:p>
          </table:table-cell>
          <table:table-cell table:formula="of:=[.I17]+[.J17]+[.K17]"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84" calcext:value-type="float">
            <text:p>84</text:p>
          </table:table-cell>
          <table:table-cell table:formula="of:=MAX(0; [.G18] - [.$B$3])" office:value-type="float" office:value="24" calcext:value-type="float">
            <text:p>24</text:p>
          </table:table-cell>
          <table:table-cell table:formula="of:=FLOOR([.$B$1]*[.$B$4]*[.$H18]/([.$E$4]*[.$C$3]); 1; 0)" office:value-type="float" office:value="50" calcext:value-type="float">
            <text:p>50</text:p>
          </table:table-cell>
          <table:table-cell table:formula="of:=FLOOR([.$B$1]*[.$C$4]*[.$H18]*[.$H18]/([.$E$4]*[.$C$3]*[.$C$3]); 1; 0)" office:value-type="float" office:value="30" calcext:value-type="float">
            <text:p>30</text:p>
          </table:table-cell>
          <table:table-cell table:formula="of:=FLOOR([.$B$1]*[.$D$4]*[.$H18]*[.$H18]*[.$H18]/([.$E$4]*[.$C$3]*[.$C$3]*[.$C$3]); 1; 0)" office:value-type="float" office:value="18" calcext:value-type="float">
            <text:p>18</text:p>
          </table:table-cell>
          <table:table-cell table:formula="of:=[.I18]+[.J18]+[.K18]" office:value-type="float" office:value="98" calcext:value-type="float">
            <text:p>98</text:p>
          </table:table-cell>
          <table:table-cell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formula="of:=MAX(0; [.G19] - [.$B$3])" office:value-type="float" office:value="23" calcext:value-type="float">
            <text:p>23</text:p>
          </table:table-cell>
          <table:table-cell table:formula="of:=FLOOR([.$B$1]*[.$B$4]*[.$H19]/([.$E$4]*[.$C$3]); 1; 0)" office:value-type="float" office:value="47" calcext:value-type="float">
            <text:p>47</text:p>
          </table:table-cell>
          <table:table-cell table:formula="of:=FLOOR([.$B$1]*[.$C$4]*[.$H19]*[.$H19]/([.$E$4]*[.$C$3]*[.$C$3]); 1; 0)" office:value-type="float" office:value="27" calcext:value-type="float">
            <text:p>27</text:p>
          </table:table-cell>
          <table:table-cell table:formula="of:=FLOOR([.$B$1]*[.$D$4]*[.$H19]*[.$H19]*[.$H19]/([.$E$4]*[.$C$3]*[.$C$3]*[.$C$3]); 1; 0)" office:value-type="float" office:value="15" calcext:value-type="float">
            <text:p>15</text:p>
          </table:table-cell>
          <table:table-cell table:formula="of:=[.I19]+[.J19]+[.K19]" office:value-type="float" office:value="89" calcext:value-type="float">
            <text:p>89</text:p>
          </table:table-cell>
          <table:table-cell/>
        </table:table-row>
        <table:table-row table:style-name="ro1">
          <table:table-cell table:number-columns-repeated="6"/>
          <table:table-cell office:value-type="float" office:value="82" calcext:value-type="float">
            <text:p>82</text:p>
          </table:table-cell>
          <table:table-cell table:formula="of:=MAX(0; [.G20] - [.$B$3])" office:value-type="float" office:value="22" calcext:value-type="float">
            <text:p>22</text:p>
          </table:table-cell>
          <table:table-cell table:formula="of:=FLOOR([.$B$1]*[.$B$4]*[.$H20]/([.$E$4]*[.$C$3]); 1; 0)" office:value-type="float" office:value="45" calcext:value-type="float">
            <text:p>45</text:p>
          </table:table-cell>
          <table:table-cell table:formula="of:=FLOOR([.$B$1]*[.$C$4]*[.$H20]*[.$H20]/([.$E$4]*[.$C$3]*[.$C$3]); 1; 0)" office:value-type="float" office:value="25" calcext:value-type="float">
            <text:p>25</text:p>
          </table:table-cell>
          <table:table-cell table:formula="of:=FLOOR([.$B$1]*[.$D$4]*[.$H20]*[.$H20]*[.$H20]/([.$E$4]*[.$C$3]*[.$C$3]*[.$C$3]); 1; 0)" office:value-type="float" office:value="13" calcext:value-type="float">
            <text:p>13</text:p>
          </table:table-cell>
          <table:table-cell table:formula="of:=[.I20]+[.J20]+[.K20]" office:value-type="float" office:value="83" calcext:value-type="float">
            <text:p>83</text:p>
          </table:table-cell>
          <table:table-cell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formula="of:=MAX(0; [.G21] - [.$B$3])" office:value-type="float" office:value="21" calcext:value-type="float">
            <text:p>21</text:p>
          </table:table-cell>
          <table:table-cell table:formula="of:=FLOOR([.$B$1]*[.$B$4]*[.$H21]/([.$E$4]*[.$C$3]); 1; 0)" office:value-type="float" office:value="43" calcext:value-type="float">
            <text:p>43</text:p>
          </table:table-cell>
          <table:table-cell table:formula="of:=FLOOR([.$B$1]*[.$C$4]*[.$H21]*[.$H21]/([.$E$4]*[.$C$3]*[.$C$3]); 1; 0)" office:value-type="float" office:value="22" calcext:value-type="float">
            <text:p>22</text:p>
          </table:table-cell>
          <table:table-cell table:formula="of:=FLOOR([.$B$1]*[.$D$4]*[.$H21]*[.$H21]*[.$H21]/([.$E$4]*[.$C$3]*[.$C$3]*[.$C$3]); 1; 0)" office:value-type="float" office:value="12" calcext:value-type="float">
            <text:p>12</text:p>
          </table:table-cell>
          <table:table-cell table:formula="of:=[.I21]+[.J21]+[.K21]" office:value-type="float" office:value="77" calcext:value-type="float">
            <text:p>77</text:p>
          </table:table-cell>
          <table:table-cell/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table:formula="of:=MAX(0; [.G22] - [.$B$3])" office:value-type="float" office:value="20" calcext:value-type="float">
            <text:p>20</text:p>
          </table:table-cell>
          <table:table-cell table:formula="of:=FLOOR([.$B$1]*[.$B$4]*[.$H22]/([.$E$4]*[.$C$3]); 1; 0)" office:value-type="float" office:value="41" calcext:value-type="float">
            <text:p>41</text:p>
          </table:table-cell>
          <table:table-cell table:formula="of:=FLOOR([.$B$1]*[.$C$4]*[.$H22]*[.$H22]/([.$E$4]*[.$C$3]*[.$C$3]); 1; 0)" office:value-type="float" office:value="20" calcext:value-type="float">
            <text:p>20</text:p>
          </table:table-cell>
          <table:table-cell table:formula="of:=FLOOR([.$B$1]*[.$D$4]*[.$H22]*[.$H22]*[.$H22]/([.$E$4]*[.$C$3]*[.$C$3]*[.$C$3]); 1; 0)" office:value-type="float" office:value="10" calcext:value-type="float">
            <text:p>10</text:p>
          </table:table-cell>
          <table:table-cell table:formula="of:=[.I22]+[.J22]+[.K22]" office:value-type="float" office:value="71" calcext:value-type="float">
            <text:p>71</text:p>
          </table:table-cell>
          <table:table-cell/>
        </table:table-row>
        <table:table-row table:style-name="ro1">
          <table:table-cell table:number-columns-repeated="6"/>
          <table:table-cell office:value-type="float" office:value="79" calcext:value-type="float">
            <text:p>79</text:p>
          </table:table-cell>
          <table:table-cell table:formula="of:=MAX(0; [.G23] - [.$B$3])" office:value-type="float" office:value="19" calcext:value-type="float">
            <text:p>19</text:p>
          </table:table-cell>
          <table:table-cell table:formula="of:=FLOOR([.$B$1]*[.$B$4]*[.$H23]/([.$E$4]*[.$C$3]); 1; 0)" office:value-type="float" office:value="39" calcext:value-type="float">
            <text:p>39</text:p>
          </table:table-cell>
          <table:table-cell table:formula="of:=FLOOR([.$B$1]*[.$C$4]*[.$H23]*[.$H23]/([.$E$4]*[.$C$3]*[.$C$3]); 1; 0)" office:value-type="float" office:value="18" calcext:value-type="float">
            <text:p>18</text:p>
          </table:table-cell>
          <table:table-cell table:formula="of:=FLOOR([.$B$1]*[.$D$4]*[.$H23]*[.$H23]*[.$H23]/([.$E$4]*[.$C$3]*[.$C$3]*[.$C$3]); 1; 0)" office:value-type="float" office:value="8" calcext:value-type="float">
            <text:p>8</text:p>
          </table:table-cell>
          <table:table-cell table:formula="of:=[.I23]+[.J23]+[.K23]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6"/>
          <table:table-cell office:value-type="float" office:value="78" calcext:value-type="float">
            <text:p>78</text:p>
          </table:table-cell>
          <table:table-cell table:formula="of:=MAX(0; [.G24] - [.$B$3])" office:value-type="float" office:value="18" calcext:value-type="float">
            <text:p>18</text:p>
          </table:table-cell>
          <table:table-cell table:formula="of:=FLOOR([.$B$1]*[.$B$4]*[.$H24]/([.$E$4]*[.$C$3]); 1; 0)" office:value-type="float" office:value="37" calcext:value-type="float">
            <text:p>37</text:p>
          </table:table-cell>
          <table:table-cell table:formula="of:=FLOOR([.$B$1]*[.$C$4]*[.$H24]*[.$H24]/([.$E$4]*[.$C$3]*[.$C$3]); 1; 0)" office:value-type="float" office:value="16" calcext:value-type="float">
            <text:p>16</text:p>
          </table:table-cell>
          <table:table-cell table:formula="of:=FLOOR([.$B$1]*[.$D$4]*[.$H24]*[.$H24]*[.$H24]/([.$E$4]*[.$C$3]*[.$C$3]*[.$C$3]); 1; 0)" office:value-type="float" office:value="7" calcext:value-type="float">
            <text:p>7</text:p>
          </table:table-cell>
          <table:table-cell table:formula="of:=[.I24]+[.J24]+[.K24]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6"/>
          <table:table-cell office:value-type="float" office:value="77" calcext:value-type="float">
            <text:p>77</text:p>
          </table:table-cell>
          <table:table-cell table:formula="of:=MAX(0; [.G25] - [.$B$3])" office:value-type="float" office:value="17" calcext:value-type="float">
            <text:p>17</text:p>
          </table:table-cell>
          <table:table-cell table:formula="of:=FLOOR([.$B$1]*[.$B$4]*[.$H25]/([.$E$4]*[.$C$3]); 1; 0)" office:value-type="float" office:value="35" calcext:value-type="float">
            <text:p>35</text:p>
          </table:table-cell>
          <table:table-cell table:formula="of:=FLOOR([.$B$1]*[.$C$4]*[.$H25]*[.$H25]/([.$E$4]*[.$C$3]*[.$C$3]); 1; 0)" office:value-type="float" office:value="15" calcext:value-type="float">
            <text:p>15</text:p>
          </table:table-cell>
          <table:table-cell table:formula="of:=FLOOR([.$B$1]*[.$D$4]*[.$H25]*[.$H25]*[.$H25]/([.$E$4]*[.$C$3]*[.$C$3]*[.$C$3]); 1; 0)" office:value-type="float" office:value="6" calcext:value-type="float">
            <text:p>6</text:p>
          </table:table-cell>
          <table:table-cell table:formula="of:=[.I25]+[.J25]+[.K25]" office:value-type="float" office:value="56" calcext:value-type="float">
            <text:p>56</text:p>
          </table:table-cell>
          <table:table-cell/>
        </table:table-row>
        <table:table-row table:style-name="ro1">
          <table:table-cell table:number-columns-repeated="6"/>
          <table:table-cell office:value-type="float" office:value="76" calcext:value-type="float">
            <text:p>76</text:p>
          </table:table-cell>
          <table:table-cell table:formula="of:=MAX(0; [.G26] - [.$B$3])" office:value-type="float" office:value="16" calcext:value-type="float">
            <text:p>16</text:p>
          </table:table-cell>
          <table:table-cell table:formula="of:=FLOOR([.$B$1]*[.$B$4]*[.$H26]/([.$E$4]*[.$C$3]); 1; 0)" office:value-type="float" office:value="33" calcext:value-type="float">
            <text:p>33</text:p>
          </table:table-cell>
          <table:table-cell table:formula="of:=FLOOR([.$B$1]*[.$C$4]*[.$H26]*[.$H26]/([.$E$4]*[.$C$3]*[.$C$3]); 1; 0)" office:value-type="float" office:value="13" calcext:value-type="float">
            <text:p>13</text:p>
          </table:table-cell>
          <table:table-cell table:formula="of:=FLOOR([.$B$1]*[.$D$4]*[.$H26]*[.$H26]*[.$H26]/([.$E$4]*[.$C$3]*[.$C$3]*[.$C$3]); 1; 0)" office:value-type="float" office:value="5" calcext:value-type="float">
            <text:p>5</text:p>
          </table:table-cell>
          <table:table-cell table:formula="of:=[.I26]+[.J26]+[.K26]" office:value-type="float" office:value="51" calcext:value-type="float">
            <text:p>51</text:p>
          </table:table-cell>
          <table:table-cell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formula="of:=MAX(0; [.G27] - [.$B$3])" office:value-type="float" office:value="15" calcext:value-type="float">
            <text:p>15</text:p>
          </table:table-cell>
          <table:table-cell table:formula="of:=FLOOR([.$B$1]*[.$B$4]*[.$H27]/([.$E$4]*[.$C$3]); 1; 0)" office:value-type="float" office:value="31" calcext:value-type="float">
            <text:p>31</text:p>
          </table:table-cell>
          <table:table-cell table:formula="of:=FLOOR([.$B$1]*[.$C$4]*[.$H27]*[.$H27]/([.$E$4]*[.$C$3]*[.$C$3]); 1; 0)" office:value-type="float" office:value="11" calcext:value-type="float">
            <text:p>11</text:p>
          </table:table-cell>
          <table:table-cell table:formula="of:=FLOOR([.$B$1]*[.$D$4]*[.$H27]*[.$H27]*[.$H27]/([.$E$4]*[.$C$3]*[.$C$3]*[.$C$3]); 1; 0)" office:value-type="float" office:value="4" calcext:value-type="float">
            <text:p>4</text:p>
          </table:table-cell>
          <table:table-cell table:formula="of:=[.I27]+[.J27]+[.K27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6"/>
          <table:table-cell office:value-type="float" office:value="74" calcext:value-type="float">
            <text:p>74</text:p>
          </table:table-cell>
          <table:table-cell table:formula="of:=MAX(0; [.G28] - [.$B$3])" office:value-type="float" office:value="14" calcext:value-type="float">
            <text:p>14</text:p>
          </table:table-cell>
          <table:table-cell table:formula="of:=FLOOR([.$B$1]*[.$B$4]*[.$H28]/([.$E$4]*[.$C$3]); 1; 0)" office:value-type="float" office:value="29" calcext:value-type="float">
            <text:p>29</text:p>
          </table:table-cell>
          <table:table-cell table:formula="of:=FLOOR([.$B$1]*[.$C$4]*[.$H28]*[.$H28]/([.$E$4]*[.$C$3]*[.$C$3]); 1; 0)" office:value-type="float" office:value="10" calcext:value-type="float">
            <text:p>10</text:p>
          </table:table-cell>
          <table:table-cell table:formula="of:=FLOOR([.$B$1]*[.$D$4]*[.$H28]*[.$H28]*[.$H28]/([.$E$4]*[.$C$3]*[.$C$3]*[.$C$3]); 1; 0)" office:value-type="float" office:value="3" calcext:value-type="float">
            <text:p>3</text:p>
          </table:table-cell>
          <table:table-cell table:formula="of:=[.I28]+[.J28]+[.K28]" office:value-type="float" office:value="42" calcext:value-type="float">
            <text:p>42</text:p>
          </table:table-cell>
          <table:table-cell/>
        </table:table-row>
        <table:table-row table:style-name="ro1">
          <table:table-cell table:number-columns-repeated="6"/>
          <table:table-cell office:value-type="float" office:value="73" calcext:value-type="float">
            <text:p>73</text:p>
          </table:table-cell>
          <table:table-cell table:formula="of:=MAX(0; [.G29] - [.$B$3])" office:value-type="float" office:value="13" calcext:value-type="float">
            <text:p>13</text:p>
          </table:table-cell>
          <table:table-cell table:formula="of:=FLOOR([.$B$1]*[.$B$4]*[.$H29]/([.$E$4]*[.$C$3]); 1; 0)" office:value-type="float" office:value="27" calcext:value-type="float">
            <text:p>27</text:p>
          </table:table-cell>
          <table:table-cell table:formula="of:=FLOOR([.$B$1]*[.$C$4]*[.$H29]*[.$H29]/([.$E$4]*[.$C$3]*[.$C$3]); 1; 0)" office:value-type="float" office:value="8" calcext:value-type="float">
            <text:p>8</text:p>
          </table:table-cell>
          <table:table-cell table:formula="of:=FLOOR([.$B$1]*[.$D$4]*[.$H29]*[.$H29]*[.$H29]/([.$E$4]*[.$C$3]*[.$C$3]*[.$C$3]); 1; 0)" office:value-type="float" office:value="2" calcext:value-type="float">
            <text:p>2</text:p>
          </table:table-cell>
          <table:table-cell table:formula="of:=[.I29]+[.J29]+[.K29]" office:value-type="float" office:value="37" calcext:value-type="float">
            <text:p>37</text:p>
          </table:table-cell>
          <table:table-cell/>
        </table:table-row>
        <table:table-row table:style-name="ro1">
          <table:table-cell table:number-columns-repeated="6"/>
          <table:table-cell office:value-type="float" office:value="72" calcext:value-type="float">
            <text:p>72</text:p>
          </table:table-cell>
          <table:table-cell table:formula="of:=MAX(0; [.G30] - [.$B$3])" office:value-type="float" office:value="12" calcext:value-type="float">
            <text:p>12</text:p>
          </table:table-cell>
          <table:table-cell table:formula="of:=FLOOR([.$B$1]*[.$B$4]*[.$H30]/([.$E$4]*[.$C$3]); 1; 0)" office:value-type="float" office:value="25" calcext:value-type="float">
            <text:p>25</text:p>
          </table:table-cell>
          <table:table-cell table:formula="of:=FLOOR([.$B$1]*[.$C$4]*[.$H30]*[.$H30]/([.$E$4]*[.$C$3]*[.$C$3]); 1; 0)" office:value-type="float" office:value="7" calcext:value-type="float">
            <text:p>7</text:p>
          </table:table-cell>
          <table:table-cell table:formula="of:=FLOOR([.$B$1]*[.$D$4]*[.$H30]*[.$H30]*[.$H30]/([.$E$4]*[.$C$3]*[.$C$3]*[.$C$3]); 1; 0)" office:value-type="float" office:value="2" calcext:value-type="float">
            <text:p>2</text:p>
          </table:table-cell>
          <table:table-cell table:formula="of:=[.I30]+[.J30]+[.K30]"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6"/>
          <table:table-cell office:value-type="float" office:value="71" calcext:value-type="float">
            <text:p>71</text:p>
          </table:table-cell>
          <table:table-cell table:formula="of:=MAX(0; [.G31] - [.$B$3])" office:value-type="float" office:value="11" calcext:value-type="float">
            <text:p>11</text:p>
          </table:table-cell>
          <table:table-cell table:formula="of:=FLOOR([.$B$1]*[.$B$4]*[.$H31]/([.$E$4]*[.$C$3]); 1; 0)" office:value-type="float" office:value="22" calcext:value-type="float">
            <text:p>22</text:p>
          </table:table-cell>
          <table:table-cell table:formula="of:=FLOOR([.$B$1]*[.$C$4]*[.$H31]*[.$H31]/([.$E$4]*[.$C$3]*[.$C$3]); 1; 0)" office:value-type="float" office:value="6" calcext:value-type="float">
            <text:p>6</text:p>
          </table:table-cell>
          <table:table-cell table:formula="of:=FLOOR([.$B$1]*[.$D$4]*[.$H31]*[.$H31]*[.$H31]/([.$E$4]*[.$C$3]*[.$C$3]*[.$C$3]); 1; 0)" office:value-type="float" office:value="1" calcext:value-type="float">
            <text:p>1</text:p>
          </table:table-cell>
          <table:table-cell table:formula="of:=[.I31]+[.J31]+[.K31]"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6"/>
          <table:table-cell office:value-type="float" office:value="70" calcext:value-type="float">
            <text:p>70</text:p>
          </table:table-cell>
          <table:table-cell table:formula="of:=MAX(0; [.G32] - [.$B$3])" office:value-type="float" office:value="10" calcext:value-type="float">
            <text:p>10</text:p>
          </table:table-cell>
          <table:table-cell table:formula="of:=FLOOR([.$B$1]*[.$B$4]*[.$H32]/([.$E$4]*[.$C$3]); 1; 0)" office:value-type="float" office:value="20" calcext:value-type="float">
            <text:p>20</text:p>
          </table:table-cell>
          <table:table-cell table:formula="of:=FLOOR([.$B$1]*[.$C$4]*[.$H32]*[.$H32]/([.$E$4]*[.$C$3]*[.$C$3]); 1; 0)" office:value-type="float" office:value="5" calcext:value-type="float">
            <text:p>5</text:p>
          </table:table-cell>
          <table:table-cell table:formula="of:=FLOOR([.$B$1]*[.$D$4]*[.$H32]*[.$H32]*[.$H32]/([.$E$4]*[.$C$3]*[.$C$3]*[.$C$3]); 1; 0)" office:value-type="float" office:value="1" calcext:value-type="float">
            <text:p>1</text:p>
          </table:table-cell>
          <table:table-cell table:formula="of:=[.I32]+[.J32]+[.K32]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6"/>
          <table:table-cell office:value-type="float" office:value="69" calcext:value-type="float">
            <text:p>69</text:p>
          </table:table-cell>
          <table:table-cell table:formula="of:=MAX(0; [.G33] - [.$B$3])" office:value-type="float" office:value="9" calcext:value-type="float">
            <text:p>9</text:p>
          </table:table-cell>
          <table:table-cell table:formula="of:=FLOOR([.$B$1]*[.$B$4]*[.$H33]/([.$E$4]*[.$C$3]); 1; 0)" office:value-type="float" office:value="18" calcext:value-type="float">
            <text:p>18</text:p>
          </table:table-cell>
          <table:table-cell table:formula="of:=FLOOR([.$B$1]*[.$C$4]*[.$H33]*[.$H33]/([.$E$4]*[.$C$3]*[.$C$3]); 1; 0)" office:value-type="float" office:value="4" calcext:value-type="float">
            <text:p>4</text:p>
          </table:table-cell>
          <table:table-cell table:formula="of:=FLOOR([.$B$1]*[.$D$4]*[.$H33]*[.$H33]*[.$H33]/([.$E$4]*[.$C$3]*[.$C$3]*[.$C$3]); 1; 0)" office:value-type="float" office:value="0" calcext:value-type="float">
            <text:p>0</text:p>
          </table:table-cell>
          <table:table-cell table:formula="of:=[.I33]+[.J33]+[.K33]"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formula="of:=MAX(0; [.G34] - [.$B$3])" office:value-type="float" office:value="8" calcext:value-type="float">
            <text:p>8</text:p>
          </table:table-cell>
          <table:table-cell table:formula="of:=FLOOR([.$B$1]*[.$B$4]*[.$H34]/([.$E$4]*[.$C$3]); 1; 0)" office:value-type="float" office:value="16" calcext:value-type="float">
            <text:p>16</text:p>
          </table:table-cell>
          <table:table-cell table:formula="of:=FLOOR([.$B$1]*[.$C$4]*[.$H34]*[.$H34]/([.$E$4]*[.$C$3]*[.$C$3]); 1; 0)" office:value-type="float" office:value="3" calcext:value-type="float">
            <text:p>3</text:p>
          </table:table-cell>
          <table:table-cell table:formula="of:=FLOOR([.$B$1]*[.$D$4]*[.$H34]*[.$H34]*[.$H34]/([.$E$4]*[.$C$3]*[.$C$3]*[.$C$3]); 1; 0)" office:value-type="float" office:value="0" calcext:value-type="float">
            <text:p>0</text:p>
          </table:table-cell>
          <table:table-cell table:formula="of:=[.I34]+[.J34]+[.K34]"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6"/>
          <table:table-cell office:value-type="float" office:value="67" calcext:value-type="float">
            <text:p>67</text:p>
          </table:table-cell>
          <table:table-cell table:formula="of:=MAX(0; [.G35] - [.$B$3])" office:value-type="float" office:value="7" calcext:value-type="float">
            <text:p>7</text:p>
          </table:table-cell>
          <table:table-cell table:formula="of:=FLOOR([.$B$1]*[.$B$4]*[.$H35]/([.$E$4]*[.$C$3]); 1; 0)" office:value-type="float" office:value="14" calcext:value-type="float">
            <text:p>14</text:p>
          </table:table-cell>
          <table:table-cell table:formula="of:=FLOOR([.$B$1]*[.$C$4]*[.$H35]*[.$H35]/([.$E$4]*[.$C$3]*[.$C$3]); 1; 0)" office:value-type="float" office:value="2" calcext:value-type="float">
            <text:p>2</text:p>
          </table:table-cell>
          <table:table-cell table:formula="of:=FLOOR([.$B$1]*[.$D$4]*[.$H35]*[.$H35]*[.$H35]/([.$E$4]*[.$C$3]*[.$C$3]*[.$C$3]); 1; 0)" office:value-type="float" office:value="0" calcext:value-type="float">
            <text:p>0</text:p>
          </table:table-cell>
          <table:table-cell table:formula="of:=[.I35]+[.J35]+[.K35]"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formula="of:=MAX(0; [.G36] - [.$B$3])" office:value-type="float" office:value="6" calcext:value-type="float">
            <text:p>6</text:p>
          </table:table-cell>
          <table:table-cell table:formula="of:=FLOOR([.$B$1]*[.$B$4]*[.$H36]/([.$E$4]*[.$C$3]); 1; 0)" office:value-type="float" office:value="12" calcext:value-type="float">
            <text:p>12</text:p>
          </table:table-cell>
          <table:table-cell table:formula="of:=FLOOR([.$B$1]*[.$C$4]*[.$H36]*[.$H36]/([.$E$4]*[.$C$3]*[.$C$3]); 1; 0)" office:value-type="float" office:value="1" calcext:value-type="float">
            <text:p>1</text:p>
          </table:table-cell>
          <table:table-cell table:formula="of:=FLOOR([.$B$1]*[.$D$4]*[.$H36]*[.$H36]*[.$H36]/([.$E$4]*[.$C$3]*[.$C$3]*[.$C$3]); 1; 0)" office:value-type="float" office:value="0" calcext:value-type="float">
            <text:p>0</text:p>
          </table:table-cell>
          <table:table-cell table:formula="of:=[.I36]+[.J36]+[.K36]"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6"/>
          <table:table-cell office:value-type="float" office:value="65" calcext:value-type="float">
            <text:p>65</text:p>
          </table:table-cell>
          <table:table-cell table:formula="of:=MAX(0; [.G37] - [.$B$3])" office:value-type="float" office:value="5" calcext:value-type="float">
            <text:p>5</text:p>
          </table:table-cell>
          <table:table-cell table:formula="of:=FLOOR([.$B$1]*[.$B$4]*[.$H37]/([.$E$4]*[.$C$3]); 1; 0)" office:value-type="float" office:value="10" calcext:value-type="float">
            <text:p>10</text:p>
          </table:table-cell>
          <table:table-cell table:formula="of:=FLOOR([.$B$1]*[.$C$4]*[.$H37]*[.$H37]/([.$E$4]*[.$C$3]*[.$C$3]); 1; 0)" office:value-type="float" office:value="1" calcext:value-type="float">
            <text:p>1</text:p>
          </table:table-cell>
          <table:table-cell table:formula="of:=FLOOR([.$B$1]*[.$D$4]*[.$H37]*[.$H37]*[.$H37]/([.$E$4]*[.$C$3]*[.$C$3]*[.$C$3]); 1; 0)" office:value-type="float" office:value="0" calcext:value-type="float">
            <text:p>0</text:p>
          </table:table-cell>
          <table:table-cell table:formula="of:=[.I37]+[.J37]+[.K37]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6"/>
          <table:table-cell office:value-type="float" office:value="64" calcext:value-type="float">
            <text:p>64</text:p>
          </table:table-cell>
          <table:table-cell table:formula="of:=MAX(0; [.G38] - [.$B$3])" office:value-type="float" office:value="4" calcext:value-type="float">
            <text:p>4</text:p>
          </table:table-cell>
          <table:table-cell table:formula="of:=FLOOR([.$B$1]*[.$B$4]*[.$H38]/([.$E$4]*[.$C$3]); 1; 0)" office:value-type="float" office:value="8" calcext:value-type="float">
            <text:p>8</text:p>
          </table:table-cell>
          <table:table-cell table:formula="of:=FLOOR([.$B$1]*[.$C$4]*[.$H38]*[.$H38]/([.$E$4]*[.$C$3]*[.$C$3]); 1; 0)" office:value-type="float" office:value="0" calcext:value-type="float">
            <text:p>0</text:p>
          </table:table-cell>
          <table:table-cell table:formula="of:=FLOOR([.$B$1]*[.$D$4]*[.$H38]*[.$H38]*[.$H38]/([.$E$4]*[.$C$3]*[.$C$3]*[.$C$3]); 1; 0)" office:value-type="float" office:value="0" calcext:value-type="float">
            <text:p>0</text:p>
          </table:table-cell>
          <table:table-cell table:formula="of:=[.I38]+[.J38]+[.K38]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6"/>
          <table:table-cell office:value-type="float" office:value="63" calcext:value-type="float">
            <text:p>63</text:p>
          </table:table-cell>
          <table:table-cell table:formula="of:=MAX(0; [.G39] - [.$B$3])" office:value-type="float" office:value="3" calcext:value-type="float">
            <text:p>3</text:p>
          </table:table-cell>
          <table:table-cell table:formula="of:=FLOOR([.$B$1]*[.$B$4]*[.$H39]/([.$E$4]*[.$C$3]); 1; 0)" office:value-type="float" office:value="6" calcext:value-type="float">
            <text:p>6</text:p>
          </table:table-cell>
          <table:table-cell table:formula="of:=FLOOR([.$B$1]*[.$C$4]*[.$H39]*[.$H39]/([.$E$4]*[.$C$3]*[.$C$3]); 1; 0)" office:value-type="float" office:value="0" calcext:value-type="float">
            <text:p>0</text:p>
          </table:table-cell>
          <table:table-cell table:formula="of:=FLOOR([.$B$1]*[.$D$4]*[.$H39]*[.$H39]*[.$H39]/([.$E$4]*[.$C$3]*[.$C$3]*[.$C$3]); 1; 0)" office:value-type="float" office:value="0" calcext:value-type="float">
            <text:p>0</text:p>
          </table:table-cell>
          <table:table-cell table:formula="of:=[.I39]+[.J39]+[.K39]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formula="of:=MAX(0; [.G40] - [.$B$3])" office:value-type="float" office:value="2" calcext:value-type="float">
            <text:p>2</text:p>
          </table:table-cell>
          <table:table-cell table:formula="of:=FLOOR([.$B$1]*[.$B$4]*[.$H40]/([.$E$4]*[.$C$3]); 1; 0)" office:value-type="float" office:value="4" calcext:value-type="float">
            <text:p>4</text:p>
          </table:table-cell>
          <table:table-cell table:formula="of:=FLOOR([.$B$1]*[.$C$4]*[.$H40]*[.$H40]/([.$E$4]*[.$C$3]*[.$C$3]); 1; 0)" office:value-type="float" office:value="0" calcext:value-type="float">
            <text:p>0</text:p>
          </table:table-cell>
          <table:table-cell table:formula="of:=FLOOR([.$B$1]*[.$D$4]*[.$H40]*[.$H40]*[.$H40]/([.$E$4]*[.$C$3]*[.$C$3]*[.$C$3]); 1; 0)" office:value-type="float" office:value="0" calcext:value-type="float">
            <text:p>0</text:p>
          </table:table-cell>
          <table:table-cell table:formula="of:=[.I40]+[.J40]+[.K40]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61" calcext:value-type="float">
            <text:p>61</text:p>
          </table:table-cell>
          <table:table-cell table:formula="of:=MAX(0; [.G41] - [.$B$3])" office:value-type="float" office:value="1" calcext:value-type="float">
            <text:p>1</text:p>
          </table:table-cell>
          <table:table-cell table:formula="of:=FLOOR([.$B$1]*[.$B$4]*[.$H41]/([.$E$4]*[.$C$3]); 1; 0)" office:value-type="float" office:value="2" calcext:value-type="float">
            <text:p>2</text:p>
          </table:table-cell>
          <table:table-cell table:formula="of:=FLOOR([.$B$1]*[.$C$4]*[.$H41]*[.$H41]/([.$E$4]*[.$C$3]*[.$C$3]); 1; 0)" office:value-type="float" office:value="0" calcext:value-type="float">
            <text:p>0</text:p>
          </table:table-cell>
          <table:table-cell table:formula="of:=FLOOR([.$B$1]*[.$D$4]*[.$H41]*[.$H41]*[.$H41]/([.$E$4]*[.$C$3]*[.$C$3]*[.$C$3]); 1; 0)" office:value-type="float" office:value="0" calcext:value-type="float">
            <text:p>0</text:p>
          </table:table-cell>
          <table:table-cell table:formula="of:=[.I41]+[.J41]+[.K41]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table:formula="of:=MAX(0; [.G42] - [.$B$3])" office:value-type="float" office:value="0" calcext:value-type="float">
            <text:p>0</text:p>
          </table:table-cell>
          <table:table-cell table:formula="of:=FLOOR([.$B$1]*[.$B$4]*[.$H42]/([.$E$4]*[.$C$3]); 1; 0)" office:value-type="float" office:value="0" calcext:value-type="float">
            <text:p>0</text:p>
          </table:table-cell>
          <table:table-cell table:formula="of:=FLOOR([.$B$1]*[.$C$4]*[.$H42]*[.$H42]/([.$E$4]*[.$C$3]*[.$C$3]); 1; 0)" office:value-type="float" office:value="0" calcext:value-type="float">
            <text:p>0</text:p>
          </table:table-cell>
          <table:table-cell table:formula="of:=FLOOR([.$B$1]*[.$D$4]*[.$H42]*[.$H42]*[.$H42]/([.$E$4]*[.$C$3]*[.$C$3]*[.$C$3]); 1; 0)" office:value-type="float" office:value="0" calcext:value-type="float">
            <text:p>0</text:p>
          </table:table-cell>
          <table:table-cell table:formula="of:=[.I42]+[.J42]+[.K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59" calcext:value-type="float">
            <text:p>59</text:p>
          </table:table-cell>
          <table:table-cell table:formula="of:=MAX(0; [.G43] - [.$B$3])" office:value-type="float" office:value="0" calcext:value-type="float">
            <text:p>0</text:p>
          </table:table-cell>
          <table:table-cell table:formula="of:=FLOOR([.$B$1]*[.$B$4]*[.$H43]/([.$E$4]*[.$C$3]); 1; 0)" office:value-type="float" office:value="0" calcext:value-type="float">
            <text:p>0</text:p>
          </table:table-cell>
          <table:table-cell table:formula="of:=FLOOR([.$B$1]*[.$C$4]*[.$H43]*[.$H43]/([.$E$4]*[.$C$3]*[.$C$3]); 1; 0)" office:value-type="float" office:value="0" calcext:value-type="float">
            <text:p>0</text:p>
          </table:table-cell>
          <table:table-cell table:formula="of:=FLOOR([.$B$1]*[.$D$4]*[.$H43]*[.$H43]*[.$H43]/([.$E$4]*[.$C$3]*[.$C$3]*[.$C$3]); 1; 0)" office:value-type="float" office:value="0" calcext:value-type="float">
            <text:p>0</text:p>
          </table:table-cell>
          <table:table-cell table:formula="of:=[.I43]+[.J43]+[.K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table:formula="of:=MAX(0; [.G44] - [.$B$3])" office:value-type="float" office:value="0" calcext:value-type="float">
            <text:p>0</text:p>
          </table:table-cell>
          <table:table-cell table:formula="of:=FLOOR([.$B$1]*[.$B$4]*[.$H44]/([.$E$4]*[.$C$3]); 1; 0)" office:value-type="float" office:value="0" calcext:value-type="float">
            <text:p>0</text:p>
          </table:table-cell>
          <table:table-cell table:formula="of:=FLOOR([.$B$1]*[.$C$4]*[.$H44]*[.$H44]/([.$E$4]*[.$C$3]*[.$C$3]); 1; 0)" office:value-type="float" office:value="0" calcext:value-type="float">
            <text:p>0</text:p>
          </table:table-cell>
          <table:table-cell table:formula="of:=FLOOR([.$B$1]*[.$D$4]*[.$H44]*[.$H44]*[.$H44]/([.$E$4]*[.$C$3]*[.$C$3]*[.$C$3]); 1; 0)" office:value-type="float" office:value="0" calcext:value-type="float">
            <text:p>0</text:p>
          </table:table-cell>
          <table:table-cell table:formula="of:=[.I44]+[.J44]+[.K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57" calcext:value-type="float">
            <text:p>57</text:p>
          </table:table-cell>
          <table:table-cell table:formula="of:=MAX(0; [.G45] - [.$B$3])" office:value-type="float" office:value="0" calcext:value-type="float">
            <text:p>0</text:p>
          </table:table-cell>
          <table:table-cell table:formula="of:=FLOOR([.$B$1]*[.$B$4]*[.$H45]/([.$E$4]*[.$C$3]); 1; 0)" office:value-type="float" office:value="0" calcext:value-type="float">
            <text:p>0</text:p>
          </table:table-cell>
          <table:table-cell table:formula="of:=FLOOR([.$B$1]*[.$C$4]*[.$H45]*[.$H45]/([.$E$4]*[.$C$3]*[.$C$3]); 1; 0)" office:value-type="float" office:value="0" calcext:value-type="float">
            <text:p>0</text:p>
          </table:table-cell>
          <table:table-cell table:formula="of:=FLOOR([.$B$1]*[.$D$4]*[.$H45]*[.$H45]*[.$H45]/([.$E$4]*[.$C$3]*[.$C$3]*[.$C$3]); 1; 0)" office:value-type="float" office:value="0" calcext:value-type="float">
            <text:p>0</text:p>
          </table:table-cell>
          <table:table-cell table:formula="of:=[.I45]+[.J45]+[.K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formula="of:=MAX(0; [.G46] - [.$B$3])" office:value-type="float" office:value="0" calcext:value-type="float">
            <text:p>0</text:p>
          </table:table-cell>
          <table:table-cell table:formula="of:=FLOOR([.$B$1]*[.$B$4]*[.$H46]/([.$E$4]*[.$C$3]); 1; 0)" office:value-type="float" office:value="0" calcext:value-type="float">
            <text:p>0</text:p>
          </table:table-cell>
          <table:table-cell table:formula="of:=FLOOR([.$B$1]*[.$C$4]*[.$H46]*[.$H46]/([.$E$4]*[.$C$3]*[.$C$3]); 1; 0)" office:value-type="float" office:value="0" calcext:value-type="float">
            <text:p>0</text:p>
          </table:table-cell>
          <table:table-cell table:formula="of:=FLOOR([.$B$1]*[.$D$4]*[.$H46]*[.$H46]*[.$H46]/([.$E$4]*[.$C$3]*[.$C$3]*[.$C$3]); 1; 0)" office:value-type="float" office:value="0" calcext:value-type="float">
            <text:p>0</text:p>
          </table:table-cell>
          <table:table-cell table:formula="of:=[.I46]+[.J46]+[.K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55" calcext:value-type="float">
            <text:p>55</text:p>
          </table:table-cell>
          <table:table-cell table:formula="of:=MAX(0; [.G47] - [.$B$3])" office:value-type="float" office:value="0" calcext:value-type="float">
            <text:p>0</text:p>
          </table:table-cell>
          <table:table-cell table:formula="of:=FLOOR([.$B$1]*[.$B$4]*[.$H47]/([.$E$4]*[.$C$3]); 1; 0)" office:value-type="float" office:value="0" calcext:value-type="float">
            <text:p>0</text:p>
          </table:table-cell>
          <table:table-cell table:formula="of:=FLOOR([.$B$1]*[.$C$4]*[.$H47]*[.$H47]/([.$E$4]*[.$C$3]*[.$C$3]); 1; 0)" office:value-type="float" office:value="0" calcext:value-type="float">
            <text:p>0</text:p>
          </table:table-cell>
          <table:table-cell table:formula="of:=FLOOR([.$B$1]*[.$D$4]*[.$H47]*[.$H47]*[.$H47]/([.$E$4]*[.$C$3]*[.$C$3]*[.$C$3]); 1; 0)" office:value-type="float" office:value="0" calcext:value-type="float">
            <text:p>0</text:p>
          </table:table-cell>
          <table:table-cell table:formula="of:=[.I47]+[.J47]+[.K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54" calcext:value-type="float">
            <text:p>54</text:p>
          </table:table-cell>
          <table:table-cell table:formula="of:=MAX(0; [.G48] - [.$B$3])" office:value-type="float" office:value="0" calcext:value-type="float">
            <text:p>0</text:p>
          </table:table-cell>
          <table:table-cell table:formula="of:=FLOOR([.$B$1]*[.$B$4]*[.$H48]/([.$E$4]*[.$C$3]); 1; 0)" office:value-type="float" office:value="0" calcext:value-type="float">
            <text:p>0</text:p>
          </table:table-cell>
          <table:table-cell table:formula="of:=FLOOR([.$B$1]*[.$C$4]*[.$H48]*[.$H48]/([.$E$4]*[.$C$3]*[.$C$3]); 1; 0)" office:value-type="float" office:value="0" calcext:value-type="float">
            <text:p>0</text:p>
          </table:table-cell>
          <table:table-cell table:formula="of:=FLOOR([.$B$1]*[.$D$4]*[.$H48]*[.$H48]*[.$H48]/([.$E$4]*[.$C$3]*[.$C$3]*[.$C$3]); 1; 0)" office:value-type="float" office:value="0" calcext:value-type="float">
            <text:p>0</text:p>
          </table:table-cell>
          <table:table-cell table:formula="of:=[.I48]+[.J48]+[.K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53" calcext:value-type="float">
            <text:p>53</text:p>
          </table:table-cell>
          <table:table-cell table:formula="of:=MAX(0; [.G49] - [.$B$3])" office:value-type="float" office:value="0" calcext:value-type="float">
            <text:p>0</text:p>
          </table:table-cell>
          <table:table-cell table:formula="of:=FLOOR([.$B$1]*[.$B$4]*[.$H49]/([.$E$4]*[.$C$3]); 1; 0)" office:value-type="float" office:value="0" calcext:value-type="float">
            <text:p>0</text:p>
          </table:table-cell>
          <table:table-cell table:formula="of:=FLOOR([.$B$1]*[.$C$4]*[.$H49]*[.$H49]/([.$E$4]*[.$C$3]*[.$C$3]); 1; 0)" office:value-type="float" office:value="0" calcext:value-type="float">
            <text:p>0</text:p>
          </table:table-cell>
          <table:table-cell table:formula="of:=FLOOR([.$B$1]*[.$D$4]*[.$H49]*[.$H49]*[.$H49]/([.$E$4]*[.$C$3]*[.$C$3]*[.$C$3]); 1; 0)" office:value-type="float" office:value="0" calcext:value-type="float">
            <text:p>0</text:p>
          </table:table-cell>
          <table:table-cell table:formula="of:=[.I49]+[.J49]+[.K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52" calcext:value-type="float">
            <text:p>52</text:p>
          </table:table-cell>
          <table:table-cell table:formula="of:=MAX(0; [.G50] - [.$B$3])" office:value-type="float" office:value="0" calcext:value-type="float">
            <text:p>0</text:p>
          </table:table-cell>
          <table:table-cell table:formula="of:=FLOOR([.$B$1]*[.$B$4]*[.$H50]/([.$E$4]*[.$C$3]); 1; 0)" office:value-type="float" office:value="0" calcext:value-type="float">
            <text:p>0</text:p>
          </table:table-cell>
          <table:table-cell table:formula="of:=FLOOR([.$B$1]*[.$C$4]*[.$H50]*[.$H50]/([.$E$4]*[.$C$3]*[.$C$3]); 1; 0)" office:value-type="float" office:value="0" calcext:value-type="float">
            <text:p>0</text:p>
          </table:table-cell>
          <table:table-cell table:formula="of:=FLOOR([.$B$1]*[.$D$4]*[.$H50]*[.$H50]*[.$H50]/([.$E$4]*[.$C$3]*[.$C$3]*[.$C$3]); 1; 0)" office:value-type="float" office:value="0" calcext:value-type="float">
            <text:p>0</text:p>
          </table:table-cell>
          <table:table-cell table:formula="of:=[.I50]+[.J50]+[.K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51" calcext:value-type="float">
            <text:p>51</text:p>
          </table:table-cell>
          <table:table-cell table:formula="of:=MAX(0; [.G51] - [.$B$3])" office:value-type="float" office:value="0" calcext:value-type="float">
            <text:p>0</text:p>
          </table:table-cell>
          <table:table-cell table:formula="of:=FLOOR([.$B$1]*[.$B$4]*[.$H51]/([.$E$4]*[.$C$3]); 1; 0)" office:value-type="float" office:value="0" calcext:value-type="float">
            <text:p>0</text:p>
          </table:table-cell>
          <table:table-cell table:formula="of:=FLOOR([.$B$1]*[.$C$4]*[.$H51]*[.$H51]/([.$E$4]*[.$C$3]*[.$C$3]); 1; 0)" office:value-type="float" office:value="0" calcext:value-type="float">
            <text:p>0</text:p>
          </table:table-cell>
          <table:table-cell table:formula="of:=FLOOR([.$B$1]*[.$D$4]*[.$H51]*[.$H51]*[.$H51]/([.$E$4]*[.$C$3]*[.$C$3]*[.$C$3]); 1; 0)" office:value-type="float" office:value="0" calcext:value-type="float">
            <text:p>0</text:p>
          </table:table-cell>
          <table:table-cell table:formula="of:=[.I51]+[.J51]+[.K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formula="of:=MAX(0; [.G52] - [.$B$3])" office:value-type="float" office:value="0" calcext:value-type="float">
            <text:p>0</text:p>
          </table:table-cell>
          <table:table-cell table:formula="of:=FLOOR([.$B$1]*[.$B$4]*[.$H52]/([.$E$4]*[.$C$3]); 1; 0)" office:value-type="float" office:value="0" calcext:value-type="float">
            <text:p>0</text:p>
          </table:table-cell>
          <table:table-cell table:formula="of:=FLOOR([.$B$1]*[.$C$4]*[.$H52]*[.$H52]/([.$E$4]*[.$C$3]*[.$C$3]); 1; 0)" office:value-type="float" office:value="0" calcext:value-type="float">
            <text:p>0</text:p>
          </table:table-cell>
          <table:table-cell table:formula="of:=FLOOR([.$B$1]*[.$D$4]*[.$H52]*[.$H52]*[.$H52]/([.$E$4]*[.$C$3]*[.$C$3]*[.$C$3]); 1; 0)" office:value-type="float" office:value="0" calcext:value-type="float">
            <text:p>0</text:p>
          </table:table-cell>
          <table:table-cell table:formula="of:=[.I52]+[.J52]+[.K5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9" calcext:value-type="float">
            <text:p>49</text:p>
          </table:table-cell>
          <table:table-cell table:formula="of:=MAX(0; [.G53] - [.$B$3])" office:value-type="float" office:value="0" calcext:value-type="float">
            <text:p>0</text:p>
          </table:table-cell>
          <table:table-cell table:formula="of:=FLOOR([.$B$1]*[.$B$4]*[.$H53]/([.$E$4]*[.$C$3]); 1; 0)" office:value-type="float" office:value="0" calcext:value-type="float">
            <text:p>0</text:p>
          </table:table-cell>
          <table:table-cell table:formula="of:=FLOOR([.$B$1]*[.$C$4]*[.$H53]*[.$H53]/([.$E$4]*[.$C$3]*[.$C$3]); 1; 0)" office:value-type="float" office:value="0" calcext:value-type="float">
            <text:p>0</text:p>
          </table:table-cell>
          <table:table-cell table:formula="of:=FLOOR([.$B$1]*[.$D$4]*[.$H53]*[.$H53]*[.$H53]/([.$E$4]*[.$C$3]*[.$C$3]*[.$C$3]); 1; 0)" office:value-type="float" office:value="0" calcext:value-type="float">
            <text:p>0</text:p>
          </table:table-cell>
          <table:table-cell table:formula="of:=[.I53]+[.J53]+[.K5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table:formula="of:=MAX(0; [.G54] - [.$B$3])" office:value-type="float" office:value="0" calcext:value-type="float">
            <text:p>0</text:p>
          </table:table-cell>
          <table:table-cell table:formula="of:=FLOOR([.$B$1]*[.$B$4]*[.$H54]/([.$E$4]*[.$C$3]); 1; 0)" office:value-type="float" office:value="0" calcext:value-type="float">
            <text:p>0</text:p>
          </table:table-cell>
          <table:table-cell table:formula="of:=FLOOR([.$B$1]*[.$C$4]*[.$H54]*[.$H54]/([.$E$4]*[.$C$3]*[.$C$3]); 1; 0)" office:value-type="float" office:value="0" calcext:value-type="float">
            <text:p>0</text:p>
          </table:table-cell>
          <table:table-cell table:formula="of:=FLOOR([.$B$1]*[.$D$4]*[.$H54]*[.$H54]*[.$H54]/([.$E$4]*[.$C$3]*[.$C$3]*[.$C$3]); 1; 0)" office:value-type="float" office:value="0" calcext:value-type="float">
            <text:p>0</text:p>
          </table:table-cell>
          <table:table-cell table:formula="of:=[.I54]+[.J54]+[.K5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7" calcext:value-type="float">
            <text:p>47</text:p>
          </table:table-cell>
          <table:table-cell table:formula="of:=MAX(0; [.G55] - [.$B$3])" office:value-type="float" office:value="0" calcext:value-type="float">
            <text:p>0</text:p>
          </table:table-cell>
          <table:table-cell table:formula="of:=FLOOR([.$B$1]*[.$B$4]*[.$H55]/([.$E$4]*[.$C$3]); 1; 0)" office:value-type="float" office:value="0" calcext:value-type="float">
            <text:p>0</text:p>
          </table:table-cell>
          <table:table-cell table:formula="of:=FLOOR([.$B$1]*[.$C$4]*[.$H55]*[.$H55]/([.$E$4]*[.$C$3]*[.$C$3]); 1; 0)" office:value-type="float" office:value="0" calcext:value-type="float">
            <text:p>0</text:p>
          </table:table-cell>
          <table:table-cell table:formula="of:=FLOOR([.$B$1]*[.$D$4]*[.$H55]*[.$H55]*[.$H55]/([.$E$4]*[.$C$3]*[.$C$3]*[.$C$3]); 1; 0)" office:value-type="float" office:value="0" calcext:value-type="float">
            <text:p>0</text:p>
          </table:table-cell>
          <table:table-cell table:formula="of:=[.I55]+[.J55]+[.K5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6" calcext:value-type="float">
            <text:p>46</text:p>
          </table:table-cell>
          <table:table-cell table:formula="of:=MAX(0; [.G56] - [.$B$3])" office:value-type="float" office:value="0" calcext:value-type="float">
            <text:p>0</text:p>
          </table:table-cell>
          <table:table-cell table:formula="of:=FLOOR([.$B$1]*[.$B$4]*[.$H56]/([.$E$4]*[.$C$3]); 1; 0)" office:value-type="float" office:value="0" calcext:value-type="float">
            <text:p>0</text:p>
          </table:table-cell>
          <table:table-cell table:formula="of:=FLOOR([.$B$1]*[.$C$4]*[.$H56]*[.$H56]/([.$E$4]*[.$C$3]*[.$C$3]); 1; 0)" office:value-type="float" office:value="0" calcext:value-type="float">
            <text:p>0</text:p>
          </table:table-cell>
          <table:table-cell table:formula="of:=FLOOR([.$B$1]*[.$D$4]*[.$H56]*[.$H56]*[.$H56]/([.$E$4]*[.$C$3]*[.$C$3]*[.$C$3]); 1; 0)" office:value-type="float" office:value="0" calcext:value-type="float">
            <text:p>0</text:p>
          </table:table-cell>
          <table:table-cell table:formula="of:=[.I56]+[.J56]+[.K5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table:formula="of:=MAX(0; [.G57] - [.$B$3])" office:value-type="float" office:value="0" calcext:value-type="float">
            <text:p>0</text:p>
          </table:table-cell>
          <table:table-cell table:formula="of:=FLOOR([.$B$1]*[.$B$4]*[.$H57]/([.$E$4]*[.$C$3]); 1; 0)" office:value-type="float" office:value="0" calcext:value-type="float">
            <text:p>0</text:p>
          </table:table-cell>
          <table:table-cell table:formula="of:=FLOOR([.$B$1]*[.$C$4]*[.$H57]*[.$H57]/([.$E$4]*[.$C$3]*[.$C$3]); 1; 0)" office:value-type="float" office:value="0" calcext:value-type="float">
            <text:p>0</text:p>
          </table:table-cell>
          <table:table-cell table:formula="of:=FLOOR([.$B$1]*[.$D$4]*[.$H57]*[.$H57]*[.$H57]/([.$E$4]*[.$C$3]*[.$C$3]*[.$C$3]); 1; 0)" office:value-type="float" office:value="0" calcext:value-type="float">
            <text:p>0</text:p>
          </table:table-cell>
          <table:table-cell table:formula="of:=[.I57]+[.J57]+[.K5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4" calcext:value-type="float">
            <text:p>44</text:p>
          </table:table-cell>
          <table:table-cell table:formula="of:=MAX(0; [.G58] - [.$B$3])" office:value-type="float" office:value="0" calcext:value-type="float">
            <text:p>0</text:p>
          </table:table-cell>
          <table:table-cell table:formula="of:=FLOOR([.$B$1]*[.$B$4]*[.$H58]/([.$E$4]*[.$C$3]); 1; 0)" office:value-type="float" office:value="0" calcext:value-type="float">
            <text:p>0</text:p>
          </table:table-cell>
          <table:table-cell table:formula="of:=FLOOR([.$B$1]*[.$C$4]*[.$H58]*[.$H58]/([.$E$4]*[.$C$3]*[.$C$3]); 1; 0)" office:value-type="float" office:value="0" calcext:value-type="float">
            <text:p>0</text:p>
          </table:table-cell>
          <table:table-cell table:formula="of:=FLOOR([.$B$1]*[.$D$4]*[.$H58]*[.$H58]*[.$H58]/([.$E$4]*[.$C$3]*[.$C$3]*[.$C$3]); 1; 0)" office:value-type="float" office:value="0" calcext:value-type="float">
            <text:p>0</text:p>
          </table:table-cell>
          <table:table-cell table:formula="of:=[.I58]+[.J58]+[.K5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formula="of:=MAX(0; [.G59] - [.$B$3])" office:value-type="float" office:value="0" calcext:value-type="float">
            <text:p>0</text:p>
          </table:table-cell>
          <table:table-cell table:formula="of:=FLOOR([.$B$1]*[.$B$4]*[.$H59]/([.$E$4]*[.$C$3]); 1; 0)" office:value-type="float" office:value="0" calcext:value-type="float">
            <text:p>0</text:p>
          </table:table-cell>
          <table:table-cell table:formula="of:=FLOOR([.$B$1]*[.$C$4]*[.$H59]*[.$H59]/([.$E$4]*[.$C$3]*[.$C$3]); 1; 0)" office:value-type="float" office:value="0" calcext:value-type="float">
            <text:p>0</text:p>
          </table:table-cell>
          <table:table-cell table:formula="of:=FLOOR([.$B$1]*[.$D$4]*[.$H59]*[.$H59]*[.$H59]/([.$E$4]*[.$C$3]*[.$C$3]*[.$C$3]); 1; 0)" office:value-type="float" office:value="0" calcext:value-type="float">
            <text:p>0</text:p>
          </table:table-cell>
          <table:table-cell table:formula="of:=[.I59]+[.J59]+[.K5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2" calcext:value-type="float">
            <text:p>42</text:p>
          </table:table-cell>
          <table:table-cell table:formula="of:=MAX(0; [.G60] - [.$B$3])" office:value-type="float" office:value="0" calcext:value-type="float">
            <text:p>0</text:p>
          </table:table-cell>
          <table:table-cell table:formula="of:=FLOOR([.$B$1]*[.$B$4]*[.$H60]/([.$E$4]*[.$C$3]); 1; 0)" office:value-type="float" office:value="0" calcext:value-type="float">
            <text:p>0</text:p>
          </table:table-cell>
          <table:table-cell table:formula="of:=FLOOR([.$B$1]*[.$C$4]*[.$H60]*[.$H60]/([.$E$4]*[.$C$3]*[.$C$3]); 1; 0)" office:value-type="float" office:value="0" calcext:value-type="float">
            <text:p>0</text:p>
          </table:table-cell>
          <table:table-cell table:formula="of:=FLOOR([.$B$1]*[.$D$4]*[.$H60]*[.$H60]*[.$H60]/([.$E$4]*[.$C$3]*[.$C$3]*[.$C$3]); 1; 0)" office:value-type="float" office:value="0" calcext:value-type="float">
            <text:p>0</text:p>
          </table:table-cell>
          <table:table-cell table:formula="of:=[.I60]+[.J60]+[.K6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table:formula="of:=MAX(0; [.G61] - [.$B$3])" office:value-type="float" office:value="0" calcext:value-type="float">
            <text:p>0</text:p>
          </table:table-cell>
          <table:table-cell table:formula="of:=FLOOR([.$B$1]*[.$B$4]*[.$H61]/([.$E$4]*[.$C$3]); 1; 0)" office:value-type="float" office:value="0" calcext:value-type="float">
            <text:p>0</text:p>
          </table:table-cell>
          <table:table-cell table:formula="of:=FLOOR([.$B$1]*[.$C$4]*[.$H61]*[.$H61]/([.$E$4]*[.$C$3]*[.$C$3]); 1; 0)" office:value-type="float" office:value="0" calcext:value-type="float">
            <text:p>0</text:p>
          </table:table-cell>
          <table:table-cell table:formula="of:=FLOOR([.$B$1]*[.$D$4]*[.$H61]*[.$H61]*[.$H61]/([.$E$4]*[.$C$3]*[.$C$3]*[.$C$3]); 1; 0)" office:value-type="float" office:value="0" calcext:value-type="float">
            <text:p>0</text:p>
          </table:table-cell>
          <table:table-cell table:formula="of:=[.I61]+[.J61]+[.K6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table:formula="of:=MAX(0; [.G62] - [.$B$3])" office:value-type="float" office:value="0" calcext:value-type="float">
            <text:p>0</text:p>
          </table:table-cell>
          <table:table-cell table:formula="of:=FLOOR([.$B$1]*[.$B$4]*[.$H62]/([.$E$4]*[.$C$3]); 1; 0)" office:value-type="float" office:value="0" calcext:value-type="float">
            <text:p>0</text:p>
          </table:table-cell>
          <table:table-cell table:formula="of:=FLOOR([.$B$1]*[.$C$4]*[.$H62]*[.$H62]/([.$E$4]*[.$C$3]*[.$C$3]); 1; 0)" office:value-type="float" office:value="0" calcext:value-type="float">
            <text:p>0</text:p>
          </table:table-cell>
          <table:table-cell table:formula="of:=FLOOR([.$B$1]*[.$D$4]*[.$H62]*[.$H62]*[.$H62]/([.$E$4]*[.$C$3]*[.$C$3]*[.$C$3]); 1; 0)" office:value-type="float" office:value="0" calcext:value-type="float">
            <text:p>0</text:p>
          </table:table-cell>
          <table:table-cell table:formula="of:=[.I62]+[.J62]+[.K6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table:formula="of:=MAX(0; [.G63] - [.$B$3])" office:value-type="float" office:value="0" calcext:value-type="float">
            <text:p>0</text:p>
          </table:table-cell>
          <table:table-cell table:formula="of:=FLOOR([.$B$1]*[.$B$4]*[.$H63]/([.$E$4]*[.$C$3]); 1; 0)" office:value-type="float" office:value="0" calcext:value-type="float">
            <text:p>0</text:p>
          </table:table-cell>
          <table:table-cell table:formula="of:=FLOOR([.$B$1]*[.$C$4]*[.$H63]*[.$H63]/([.$E$4]*[.$C$3]*[.$C$3]); 1; 0)" office:value-type="float" office:value="0" calcext:value-type="float">
            <text:p>0</text:p>
          </table:table-cell>
          <table:table-cell table:formula="of:=FLOOR([.$B$1]*[.$D$4]*[.$H63]*[.$H63]*[.$H63]/([.$E$4]*[.$C$3]*[.$C$3]*[.$C$3]); 1; 0)" office:value-type="float" office:value="0" calcext:value-type="float">
            <text:p>0</text:p>
          </table:table-cell>
          <table:table-cell table:formula="of:=[.I63]+[.J63]+[.K6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table:formula="of:=MAX(0; [.G64] - [.$B$3])" office:value-type="float" office:value="0" calcext:value-type="float">
            <text:p>0</text:p>
          </table:table-cell>
          <table:table-cell table:formula="of:=FLOOR([.$B$1]*[.$B$4]*[.$H64]/([.$E$4]*[.$C$3]); 1; 0)" office:value-type="float" office:value="0" calcext:value-type="float">
            <text:p>0</text:p>
          </table:table-cell>
          <table:table-cell table:formula="of:=FLOOR([.$B$1]*[.$C$4]*[.$H64]*[.$H64]/([.$E$4]*[.$C$3]*[.$C$3]); 1; 0)" office:value-type="float" office:value="0" calcext:value-type="float">
            <text:p>0</text:p>
          </table:table-cell>
          <table:table-cell table:formula="of:=FLOOR([.$B$1]*[.$D$4]*[.$H64]*[.$H64]*[.$H64]/([.$E$4]*[.$C$3]*[.$C$3]*[.$C$3]); 1; 0)" office:value-type="float" office:value="0" calcext:value-type="float">
            <text:p>0</text:p>
          </table:table-cell>
          <table:table-cell table:formula="of:=[.I64]+[.J64]+[.K6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formula="of:=MAX(0; [.G65] - [.$B$3])" office:value-type="float" office:value="0" calcext:value-type="float">
            <text:p>0</text:p>
          </table:table-cell>
          <table:table-cell table:formula="of:=FLOOR([.$B$1]*[.$B$4]*[.$H65]/([.$E$4]*[.$C$3]); 1; 0)" office:value-type="float" office:value="0" calcext:value-type="float">
            <text:p>0</text:p>
          </table:table-cell>
          <table:table-cell table:formula="of:=FLOOR([.$B$1]*[.$C$4]*[.$H65]*[.$H65]/([.$E$4]*[.$C$3]*[.$C$3]); 1; 0)" office:value-type="float" office:value="0" calcext:value-type="float">
            <text:p>0</text:p>
          </table:table-cell>
          <table:table-cell table:formula="of:=FLOOR([.$B$1]*[.$D$4]*[.$H65]*[.$H65]*[.$H65]/([.$E$4]*[.$C$3]*[.$C$3]*[.$C$3]); 1; 0)" office:value-type="float" office:value="0" calcext:value-type="float">
            <text:p>0</text:p>
          </table:table-cell>
          <table:table-cell table:formula="of:=[.I65]+[.J65]+[.K6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 table:formula="of:=MAX(0; [.G66] - [.$B$3])" office:value-type="float" office:value="0" calcext:value-type="float">
            <text:p>0</text:p>
          </table:table-cell>
          <table:table-cell table:formula="of:=FLOOR([.$B$1]*[.$B$4]*[.$H66]/([.$E$4]*[.$C$3]); 1; 0)" office:value-type="float" office:value="0" calcext:value-type="float">
            <text:p>0</text:p>
          </table:table-cell>
          <table:table-cell table:formula="of:=FLOOR([.$B$1]*[.$C$4]*[.$H66]*[.$H66]/([.$E$4]*[.$C$3]*[.$C$3]); 1; 0)" office:value-type="float" office:value="0" calcext:value-type="float">
            <text:p>0</text:p>
          </table:table-cell>
          <table:table-cell table:formula="of:=FLOOR([.$B$1]*[.$D$4]*[.$H66]*[.$H66]*[.$H66]/([.$E$4]*[.$C$3]*[.$C$3]*[.$C$3]); 1; 0)" office:value-type="float" office:value="0" calcext:value-type="float">
            <text:p>0</text:p>
          </table:table-cell>
          <table:table-cell table:formula="of:=[.I66]+[.J66]+[.K6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table:formula="of:=MAX(0; [.G67] - [.$B$3])" office:value-type="float" office:value="0" calcext:value-type="float">
            <text:p>0</text:p>
          </table:table-cell>
          <table:table-cell table:formula="of:=FLOOR([.$B$1]*[.$B$4]*[.$H67]/([.$E$4]*[.$C$3]); 1; 0)" office:value-type="float" office:value="0" calcext:value-type="float">
            <text:p>0</text:p>
          </table:table-cell>
          <table:table-cell table:formula="of:=FLOOR([.$B$1]*[.$C$4]*[.$H67]*[.$H67]/([.$E$4]*[.$C$3]*[.$C$3]); 1; 0)" office:value-type="float" office:value="0" calcext:value-type="float">
            <text:p>0</text:p>
          </table:table-cell>
          <table:table-cell table:formula="of:=FLOOR([.$B$1]*[.$D$4]*[.$H67]*[.$H67]*[.$H67]/([.$E$4]*[.$C$3]*[.$C$3]*[.$C$3]); 1; 0)" office:value-type="float" office:value="0" calcext:value-type="float">
            <text:p>0</text:p>
          </table:table-cell>
          <table:table-cell table:formula="of:=[.I67]+[.J67]+[.K6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34" calcext:value-type="float">
            <text:p>34</text:p>
          </table:table-cell>
          <table:table-cell table:formula="of:=MAX(0; [.G68] - [.$B$3])" office:value-type="float" office:value="0" calcext:value-type="float">
            <text:p>0</text:p>
          </table:table-cell>
          <table:table-cell table:formula="of:=FLOOR([.$B$1]*[.$B$4]*[.$H68]/([.$E$4]*[.$C$3]); 1; 0)" office:value-type="float" office:value="0" calcext:value-type="float">
            <text:p>0</text:p>
          </table:table-cell>
          <table:table-cell table:formula="of:=FLOOR([.$B$1]*[.$C$4]*[.$H68]*[.$H68]/([.$E$4]*[.$C$3]*[.$C$3]); 1; 0)" office:value-type="float" office:value="0" calcext:value-type="float">
            <text:p>0</text:p>
          </table:table-cell>
          <table:table-cell table:formula="of:=FLOOR([.$B$1]*[.$D$4]*[.$H68]*[.$H68]*[.$H68]/([.$E$4]*[.$C$3]*[.$C$3]*[.$C$3]); 1; 0)" office:value-type="float" office:value="0" calcext:value-type="float">
            <text:p>0</text:p>
          </table:table-cell>
          <table:table-cell table:formula="of:=[.I68]+[.J68]+[.K6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33" calcext:value-type="float">
            <text:p>33</text:p>
          </table:table-cell>
          <table:table-cell table:formula="of:=MAX(0; [.G69] - [.$B$3])" office:value-type="float" office:value="0" calcext:value-type="float">
            <text:p>0</text:p>
          </table:table-cell>
          <table:table-cell table:formula="of:=FLOOR([.$B$1]*[.$B$4]*[.$H69]/([.$E$4]*[.$C$3]); 1; 0)" office:value-type="float" office:value="0" calcext:value-type="float">
            <text:p>0</text:p>
          </table:table-cell>
          <table:table-cell table:formula="of:=FLOOR([.$B$1]*[.$C$4]*[.$H69]*[.$H69]/([.$E$4]*[.$C$3]*[.$C$3]); 1; 0)" office:value-type="float" office:value="0" calcext:value-type="float">
            <text:p>0</text:p>
          </table:table-cell>
          <table:table-cell table:formula="of:=FLOOR([.$B$1]*[.$D$4]*[.$H69]*[.$H69]*[.$H69]/([.$E$4]*[.$C$3]*[.$C$3]*[.$C$3]); 1; 0)" office:value-type="float" office:value="0" calcext:value-type="float">
            <text:p>0</text:p>
          </table:table-cell>
          <table:table-cell table:formula="of:=[.I69]+[.J69]+[.K6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table:formula="of:=MAX(0; [.G70] - [.$B$3])" office:value-type="float" office:value="0" calcext:value-type="float">
            <text:p>0</text:p>
          </table:table-cell>
          <table:table-cell table:formula="of:=FLOOR([.$B$1]*[.$B$4]*[.$H70]/([.$E$4]*[.$C$3]); 1; 0)" office:value-type="float" office:value="0" calcext:value-type="float">
            <text:p>0</text:p>
          </table:table-cell>
          <table:table-cell table:formula="of:=FLOOR([.$B$1]*[.$C$4]*[.$H70]*[.$H70]/([.$E$4]*[.$C$3]*[.$C$3]); 1; 0)" office:value-type="float" office:value="0" calcext:value-type="float">
            <text:p>0</text:p>
          </table:table-cell>
          <table:table-cell table:formula="of:=FLOOR([.$B$1]*[.$D$4]*[.$H70]*[.$H70]*[.$H70]/([.$E$4]*[.$C$3]*[.$C$3]*[.$C$3]); 1; 0)" office:value-type="float" office:value="0" calcext:value-type="float">
            <text:p>0</text:p>
          </table:table-cell>
          <table:table-cell table:formula="of:=[.I70]+[.J70]+[.K7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table:formula="of:=MAX(0; [.G71] - [.$B$3])" office:value-type="float" office:value="0" calcext:value-type="float">
            <text:p>0</text:p>
          </table:table-cell>
          <table:table-cell table:formula="of:=FLOOR([.$B$1]*[.$B$4]*[.$H71]/([.$E$4]*[.$C$3]); 1; 0)" office:value-type="float" office:value="0" calcext:value-type="float">
            <text:p>0</text:p>
          </table:table-cell>
          <table:table-cell table:formula="of:=FLOOR([.$B$1]*[.$C$4]*[.$H71]*[.$H71]/([.$E$4]*[.$C$3]*[.$C$3]); 1; 0)" office:value-type="float" office:value="0" calcext:value-type="float">
            <text:p>0</text:p>
          </table:table-cell>
          <table:table-cell table:formula="of:=FLOOR([.$B$1]*[.$D$4]*[.$H71]*[.$H71]*[.$H71]/([.$E$4]*[.$C$3]*[.$C$3]*[.$C$3]); 1; 0)" office:value-type="float" office:value="0" calcext:value-type="float">
            <text:p>0</text:p>
          </table:table-cell>
          <table:table-cell table:formula="of:=[.I71]+[.J71]+[.K7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table:formula="of:=MAX(0; [.G72] - [.$B$3])" office:value-type="float" office:value="0" calcext:value-type="float">
            <text:p>0</text:p>
          </table:table-cell>
          <table:table-cell table:formula="of:=FLOOR([.$B$1]*[.$B$4]*[.$H72]/([.$E$4]*[.$C$3]); 1; 0)" office:value-type="float" office:value="0" calcext:value-type="float">
            <text:p>0</text:p>
          </table:table-cell>
          <table:table-cell table:formula="of:=FLOOR([.$B$1]*[.$C$4]*[.$H72]*[.$H72]/([.$E$4]*[.$C$3]*[.$C$3]); 1; 0)" office:value-type="float" office:value="0" calcext:value-type="float">
            <text:p>0</text:p>
          </table:table-cell>
          <table:table-cell table:formula="of:=FLOOR([.$B$1]*[.$D$4]*[.$H72]*[.$H72]*[.$H72]/([.$E$4]*[.$C$3]*[.$C$3]*[.$C$3]); 1; 0)" office:value-type="float" office:value="0" calcext:value-type="float">
            <text:p>0</text:p>
          </table:table-cell>
          <table:table-cell table:formula="of:=[.I72]+[.J72]+[.K7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table:formula="of:=MAX(0; [.G73] - [.$B$3])" office:value-type="float" office:value="0" calcext:value-type="float">
            <text:p>0</text:p>
          </table:table-cell>
          <table:table-cell table:formula="of:=FLOOR([.$B$1]*[.$B$4]*[.$H73]/([.$E$4]*[.$C$3]); 1; 0)" office:value-type="float" office:value="0" calcext:value-type="float">
            <text:p>0</text:p>
          </table:table-cell>
          <table:table-cell table:formula="of:=FLOOR([.$B$1]*[.$C$4]*[.$H73]*[.$H73]/([.$E$4]*[.$C$3]*[.$C$3]); 1; 0)" office:value-type="float" office:value="0" calcext:value-type="float">
            <text:p>0</text:p>
          </table:table-cell>
          <table:table-cell table:formula="of:=FLOOR([.$B$1]*[.$D$4]*[.$H73]*[.$H73]*[.$H73]/([.$E$4]*[.$C$3]*[.$C$3]*[.$C$3]); 1; 0)" office:value-type="float" office:value="0" calcext:value-type="float">
            <text:p>0</text:p>
          </table:table-cell>
          <table:table-cell table:formula="of:=[.I73]+[.J73]+[.K7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 table:formula="of:=MAX(0; [.G74] - [.$B$3])" office:value-type="float" office:value="0" calcext:value-type="float">
            <text:p>0</text:p>
          </table:table-cell>
          <table:table-cell table:formula="of:=FLOOR([.$B$1]*[.$B$4]*[.$H74]/([.$E$4]*[.$C$3]); 1; 0)" office:value-type="float" office:value="0" calcext:value-type="float">
            <text:p>0</text:p>
          </table:table-cell>
          <table:table-cell table:formula="of:=FLOOR([.$B$1]*[.$C$4]*[.$H74]*[.$H74]/([.$E$4]*[.$C$3]*[.$C$3]); 1; 0)" office:value-type="float" office:value="0" calcext:value-type="float">
            <text:p>0</text:p>
          </table:table-cell>
          <table:table-cell table:formula="of:=FLOOR([.$B$1]*[.$D$4]*[.$H74]*[.$H74]*[.$H74]/([.$E$4]*[.$C$3]*[.$C$3]*[.$C$3]); 1; 0)" office:value-type="float" office:value="0" calcext:value-type="float">
            <text:p>0</text:p>
          </table:table-cell>
          <table:table-cell table:formula="of:=[.I74]+[.J74]+[.K7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table:formula="of:=MAX(0; [.G75] - [.$B$3])" office:value-type="float" office:value="0" calcext:value-type="float">
            <text:p>0</text:p>
          </table:table-cell>
          <table:table-cell table:formula="of:=FLOOR([.$B$1]*[.$B$4]*[.$H75]/([.$E$4]*[.$C$3]); 1; 0)" office:value-type="float" office:value="0" calcext:value-type="float">
            <text:p>0</text:p>
          </table:table-cell>
          <table:table-cell table:formula="of:=FLOOR([.$B$1]*[.$C$4]*[.$H75]*[.$H75]/([.$E$4]*[.$C$3]*[.$C$3]); 1; 0)" office:value-type="float" office:value="0" calcext:value-type="float">
            <text:p>0</text:p>
          </table:table-cell>
          <table:table-cell table:formula="of:=FLOOR([.$B$1]*[.$D$4]*[.$H75]*[.$H75]*[.$H75]/([.$E$4]*[.$C$3]*[.$C$3]*[.$C$3]); 1; 0)" office:value-type="float" office:value="0" calcext:value-type="float">
            <text:p>0</text:p>
          </table:table-cell>
          <table:table-cell table:formula="of:=[.I75]+[.J75]+[.K7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  <table:table-cell table:formula="of:=MAX(0; [.G76] - [.$B$3])" office:value-type="float" office:value="0" calcext:value-type="float">
            <text:p>0</text:p>
          </table:table-cell>
          <table:table-cell table:formula="of:=FLOOR([.$B$1]*[.$B$4]*[.$H76]/([.$E$4]*[.$C$3]); 1; 0)" office:value-type="float" office:value="0" calcext:value-type="float">
            <text:p>0</text:p>
          </table:table-cell>
          <table:table-cell table:formula="of:=FLOOR([.$B$1]*[.$C$4]*[.$H76]*[.$H76]/([.$E$4]*[.$C$3]*[.$C$3]); 1; 0)" office:value-type="float" office:value="0" calcext:value-type="float">
            <text:p>0</text:p>
          </table:table-cell>
          <table:table-cell table:formula="of:=FLOOR([.$B$1]*[.$D$4]*[.$H76]*[.$H76]*[.$H76]/([.$E$4]*[.$C$3]*[.$C$3]*[.$C$3]); 1; 0)" office:value-type="float" office:value="0" calcext:value-type="float">
            <text:p>0</text:p>
          </table:table-cell>
          <table:table-cell table:formula="of:=[.I76]+[.J76]+[.K7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formula="of:=MAX(0; [.G77] - [.$B$3])" office:value-type="float" office:value="0" calcext:value-type="float">
            <text:p>0</text:p>
          </table:table-cell>
          <table:table-cell table:formula="of:=FLOOR([.$B$1]*[.$B$4]*[.$H77]/([.$E$4]*[.$C$3]); 1; 0)" office:value-type="float" office:value="0" calcext:value-type="float">
            <text:p>0</text:p>
          </table:table-cell>
          <table:table-cell table:formula="of:=FLOOR([.$B$1]*[.$C$4]*[.$H77]*[.$H77]/([.$E$4]*[.$C$3]*[.$C$3]); 1; 0)" office:value-type="float" office:value="0" calcext:value-type="float">
            <text:p>0</text:p>
          </table:table-cell>
          <table:table-cell table:formula="of:=FLOOR([.$B$1]*[.$D$4]*[.$H77]*[.$H77]*[.$H77]/([.$E$4]*[.$C$3]*[.$C$3]*[.$C$3]); 1; 0)" office:value-type="float" office:value="0" calcext:value-type="float">
            <text:p>0</text:p>
          </table:table-cell>
          <table:table-cell table:formula="of:=[.I77]+[.J77]+[.K7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formula="of:=MAX(0; [.G78] - [.$B$3])" office:value-type="float" office:value="0" calcext:value-type="float">
            <text:p>0</text:p>
          </table:table-cell>
          <table:table-cell table:formula="of:=FLOOR([.$B$1]*[.$B$4]*[.$H78]/([.$E$4]*[.$C$3]); 1; 0)" office:value-type="float" office:value="0" calcext:value-type="float">
            <text:p>0</text:p>
          </table:table-cell>
          <table:table-cell table:formula="of:=FLOOR([.$B$1]*[.$C$4]*[.$H78]*[.$H78]/([.$E$4]*[.$C$3]*[.$C$3]); 1; 0)" office:value-type="float" office:value="0" calcext:value-type="float">
            <text:p>0</text:p>
          </table:table-cell>
          <table:table-cell table:formula="of:=FLOOR([.$B$1]*[.$D$4]*[.$H78]*[.$H78]*[.$H78]/([.$E$4]*[.$C$3]*[.$C$3]*[.$C$3]); 1; 0)" office:value-type="float" office:value="0" calcext:value-type="float">
            <text:p>0</text:p>
          </table:table-cell>
          <table:table-cell table:formula="of:=[.I78]+[.J78]+[.K7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table:formula="of:=MAX(0; [.G79] - [.$B$3])" office:value-type="float" office:value="0" calcext:value-type="float">
            <text:p>0</text:p>
          </table:table-cell>
          <table:table-cell table:formula="of:=FLOOR([.$B$1]*[.$B$4]*[.$H79]/([.$E$4]*[.$C$3]); 1; 0)" office:value-type="float" office:value="0" calcext:value-type="float">
            <text:p>0</text:p>
          </table:table-cell>
          <table:table-cell table:formula="of:=FLOOR([.$B$1]*[.$C$4]*[.$H79]*[.$H79]/([.$E$4]*[.$C$3]*[.$C$3]); 1; 0)" office:value-type="float" office:value="0" calcext:value-type="float">
            <text:p>0</text:p>
          </table:table-cell>
          <table:table-cell table:formula="of:=FLOOR([.$B$1]*[.$D$4]*[.$H79]*[.$H79]*[.$H79]/([.$E$4]*[.$C$3]*[.$C$3]*[.$C$3]); 1; 0)" office:value-type="float" office:value="0" calcext:value-type="float">
            <text:p>0</text:p>
          </table:table-cell>
          <table:table-cell table:formula="of:=[.I79]+[.J79]+[.K7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table:formula="of:=MAX(0; [.G80] - [.$B$3])" office:value-type="float" office:value="0" calcext:value-type="float">
            <text:p>0</text:p>
          </table:table-cell>
          <table:table-cell table:formula="of:=FLOOR([.$B$1]*[.$B$4]*[.$H80]/([.$E$4]*[.$C$3]); 1; 0)" office:value-type="float" office:value="0" calcext:value-type="float">
            <text:p>0</text:p>
          </table:table-cell>
          <table:table-cell table:formula="of:=FLOOR([.$B$1]*[.$C$4]*[.$H80]*[.$H80]/([.$E$4]*[.$C$3]*[.$C$3]); 1; 0)" office:value-type="float" office:value="0" calcext:value-type="float">
            <text:p>0</text:p>
          </table:table-cell>
          <table:table-cell table:formula="of:=FLOOR([.$B$1]*[.$D$4]*[.$H80]*[.$H80]*[.$H80]/([.$E$4]*[.$C$3]*[.$C$3]*[.$C$3]); 1; 0)" office:value-type="float" office:value="0" calcext:value-type="float">
            <text:p>0</text:p>
          </table:table-cell>
          <table:table-cell table:formula="of:=[.I80]+[.J80]+[.K8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formula="of:=MAX(0; [.G81] - [.$B$3])" office:value-type="float" office:value="0" calcext:value-type="float">
            <text:p>0</text:p>
          </table:table-cell>
          <table:table-cell table:formula="of:=FLOOR([.$B$1]*[.$B$4]*[.$H81]/([.$E$4]*[.$C$3]); 1; 0)" office:value-type="float" office:value="0" calcext:value-type="float">
            <text:p>0</text:p>
          </table:table-cell>
          <table:table-cell table:formula="of:=FLOOR([.$B$1]*[.$C$4]*[.$H81]*[.$H81]/([.$E$4]*[.$C$3]*[.$C$3]); 1; 0)" office:value-type="float" office:value="0" calcext:value-type="float">
            <text:p>0</text:p>
          </table:table-cell>
          <table:table-cell table:formula="of:=FLOOR([.$B$1]*[.$D$4]*[.$H81]*[.$H81]*[.$H81]/([.$E$4]*[.$C$3]*[.$C$3]*[.$C$3]); 1; 0)" office:value-type="float" office:value="0" calcext:value-type="float">
            <text:p>0</text:p>
          </table:table-cell>
          <table:table-cell table:formula="of:=[.I81]+[.J81]+[.K8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formula="of:=MAX(0; [.G82] - [.$B$3])" office:value-type="float" office:value="0" calcext:value-type="float">
            <text:p>0</text:p>
          </table:table-cell>
          <table:table-cell table:formula="of:=FLOOR([.$B$1]*[.$B$4]*[.$H82]/([.$E$4]*[.$C$3]); 1; 0)" office:value-type="float" office:value="0" calcext:value-type="float">
            <text:p>0</text:p>
          </table:table-cell>
          <table:table-cell table:formula="of:=FLOOR([.$B$1]*[.$C$4]*[.$H82]*[.$H82]/([.$E$4]*[.$C$3]*[.$C$3]); 1; 0)" office:value-type="float" office:value="0" calcext:value-type="float">
            <text:p>0</text:p>
          </table:table-cell>
          <table:table-cell table:formula="of:=FLOOR([.$B$1]*[.$D$4]*[.$H82]*[.$H82]*[.$H82]/([.$E$4]*[.$C$3]*[.$C$3]*[.$C$3]); 1; 0)" office:value-type="float" office:value="0" calcext:value-type="float">
            <text:p>0</text:p>
          </table:table-cell>
          <table:table-cell table:formula="of:=[.I82]+[.J82]+[.K8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table:formula="of:=MAX(0; [.G83] - [.$B$3])" office:value-type="float" office:value="0" calcext:value-type="float">
            <text:p>0</text:p>
          </table:table-cell>
          <table:table-cell table:formula="of:=FLOOR([.$B$1]*[.$B$4]*[.$H83]/([.$E$4]*[.$C$3]); 1; 0)" office:value-type="float" office:value="0" calcext:value-type="float">
            <text:p>0</text:p>
          </table:table-cell>
          <table:table-cell table:formula="of:=FLOOR([.$B$1]*[.$C$4]*[.$H83]*[.$H83]/([.$E$4]*[.$C$3]*[.$C$3]); 1; 0)" office:value-type="float" office:value="0" calcext:value-type="float">
            <text:p>0</text:p>
          </table:table-cell>
          <table:table-cell table:formula="of:=FLOOR([.$B$1]*[.$D$4]*[.$H83]*[.$H83]*[.$H83]/([.$E$4]*[.$C$3]*[.$C$3]*[.$C$3]); 1; 0)" office:value-type="float" office:value="0" calcext:value-type="float">
            <text:p>0</text:p>
          </table:table-cell>
          <table:table-cell table:formula="of:=[.I83]+[.J83]+[.K8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formula="of:=MAX(0; [.G84] - [.$B$3])" office:value-type="float" office:value="0" calcext:value-type="float">
            <text:p>0</text:p>
          </table:table-cell>
          <table:table-cell table:formula="of:=FLOOR([.$B$1]*[.$B$4]*[.$H84]/([.$E$4]*[.$C$3]); 1; 0)" office:value-type="float" office:value="0" calcext:value-type="float">
            <text:p>0</text:p>
          </table:table-cell>
          <table:table-cell table:formula="of:=FLOOR([.$B$1]*[.$C$4]*[.$H84]*[.$H84]/([.$E$4]*[.$C$3]*[.$C$3]); 1; 0)" office:value-type="float" office:value="0" calcext:value-type="float">
            <text:p>0</text:p>
          </table:table-cell>
          <table:table-cell table:formula="of:=FLOOR([.$B$1]*[.$D$4]*[.$H84]*[.$H84]*[.$H84]/([.$E$4]*[.$C$3]*[.$C$3]*[.$C$3]); 1; 0)" office:value-type="float" office:value="0" calcext:value-type="float">
            <text:p>0</text:p>
          </table:table-cell>
          <table:table-cell table:formula="of:=[.I84]+[.J84]+[.K8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table:formula="of:=MAX(0; [.G85] - [.$B$3])" office:value-type="float" office:value="0" calcext:value-type="float">
            <text:p>0</text:p>
          </table:table-cell>
          <table:table-cell table:formula="of:=FLOOR([.$B$1]*[.$B$4]*[.$H85]/([.$E$4]*[.$C$3]); 1; 0)" office:value-type="float" office:value="0" calcext:value-type="float">
            <text:p>0</text:p>
          </table:table-cell>
          <table:table-cell table:formula="of:=FLOOR([.$B$1]*[.$C$4]*[.$H85]*[.$H85]/([.$E$4]*[.$C$3]*[.$C$3]); 1; 0)" office:value-type="float" office:value="0" calcext:value-type="float">
            <text:p>0</text:p>
          </table:table-cell>
          <table:table-cell table:formula="of:=FLOOR([.$B$1]*[.$D$4]*[.$H85]*[.$H85]*[.$H85]/([.$E$4]*[.$C$3]*[.$C$3]*[.$C$3]); 1; 0)" office:value-type="float" office:value="0" calcext:value-type="float">
            <text:p>0</text:p>
          </table:table-cell>
          <table:table-cell table:formula="of:=[.I85]+[.J85]+[.K8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formula="of:=MAX(0; [.G86] - [.$B$3])" office:value-type="float" office:value="0" calcext:value-type="float">
            <text:p>0</text:p>
          </table:table-cell>
          <table:table-cell table:formula="of:=FLOOR([.$B$1]*[.$B$4]*[.$H86]/([.$E$4]*[.$C$3]); 1; 0)" office:value-type="float" office:value="0" calcext:value-type="float">
            <text:p>0</text:p>
          </table:table-cell>
          <table:table-cell table:formula="of:=FLOOR([.$B$1]*[.$C$4]*[.$H86]*[.$H86]/([.$E$4]*[.$C$3]*[.$C$3]); 1; 0)" office:value-type="float" office:value="0" calcext:value-type="float">
            <text:p>0</text:p>
          </table:table-cell>
          <table:table-cell table:formula="of:=FLOOR([.$B$1]*[.$D$4]*[.$H86]*[.$H86]*[.$H86]/([.$E$4]*[.$C$3]*[.$C$3]*[.$C$3]); 1; 0)" office:value-type="float" office:value="0" calcext:value-type="float">
            <text:p>0</text:p>
          </table:table-cell>
          <table:table-cell table:formula="of:=[.I86]+[.J86]+[.K8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formula="of:=MAX(0; [.G87] - [.$B$3])" office:value-type="float" office:value="0" calcext:value-type="float">
            <text:p>0</text:p>
          </table:table-cell>
          <table:table-cell table:formula="of:=FLOOR([.$B$1]*[.$B$4]*[.$H87]/([.$E$4]*[.$C$3]); 1; 0)" office:value-type="float" office:value="0" calcext:value-type="float">
            <text:p>0</text:p>
          </table:table-cell>
          <table:table-cell table:formula="of:=FLOOR([.$B$1]*[.$C$4]*[.$H87]*[.$H87]/([.$E$4]*[.$C$3]*[.$C$3]); 1; 0)" office:value-type="float" office:value="0" calcext:value-type="float">
            <text:p>0</text:p>
          </table:table-cell>
          <table:table-cell table:formula="of:=FLOOR([.$B$1]*[.$D$4]*[.$H87]*[.$H87]*[.$H87]/([.$E$4]*[.$C$3]*[.$C$3]*[.$C$3]); 1; 0)" office:value-type="float" office:value="0" calcext:value-type="float">
            <text:p>0</text:p>
          </table:table-cell>
          <table:table-cell table:formula="of:=[.I87]+[.J87]+[.K8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formula="of:=MAX(0; [.G88] - [.$B$3])" office:value-type="float" office:value="0" calcext:value-type="float">
            <text:p>0</text:p>
          </table:table-cell>
          <table:table-cell table:formula="of:=FLOOR([.$B$1]*[.$B$4]*[.$H88]/([.$E$4]*[.$C$3]); 1; 0)" office:value-type="float" office:value="0" calcext:value-type="float">
            <text:p>0</text:p>
          </table:table-cell>
          <table:table-cell table:formula="of:=FLOOR([.$B$1]*[.$C$4]*[.$H88]*[.$H88]/([.$E$4]*[.$C$3]*[.$C$3]); 1; 0)" office:value-type="float" office:value="0" calcext:value-type="float">
            <text:p>0</text:p>
          </table:table-cell>
          <table:table-cell table:formula="of:=FLOOR([.$B$1]*[.$D$4]*[.$H88]*[.$H88]*[.$H88]/([.$E$4]*[.$C$3]*[.$C$3]*[.$C$3]); 1; 0)" office:value-type="float" office:value="0" calcext:value-type="float">
            <text:p>0</text:p>
          </table:table-cell>
          <table:table-cell table:formula="of:=[.I88]+[.J88]+[.K8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table:formula="of:=MAX(0; [.G89] - [.$B$3])" office:value-type="float" office:value="0" calcext:value-type="float">
            <text:p>0</text:p>
          </table:table-cell>
          <table:table-cell table:formula="of:=FLOOR([.$B$1]*[.$B$4]*[.$H89]/([.$E$4]*[.$C$3]); 1; 0)" office:value-type="float" office:value="0" calcext:value-type="float">
            <text:p>0</text:p>
          </table:table-cell>
          <table:table-cell table:formula="of:=FLOOR([.$B$1]*[.$C$4]*[.$H89]*[.$H89]/([.$E$4]*[.$C$3]*[.$C$3]); 1; 0)" office:value-type="float" office:value="0" calcext:value-type="float">
            <text:p>0</text:p>
          </table:table-cell>
          <table:table-cell table:formula="of:=FLOOR([.$B$1]*[.$D$4]*[.$H89]*[.$H89]*[.$H89]/([.$E$4]*[.$C$3]*[.$C$3]*[.$C$3]); 1; 0)" office:value-type="float" office:value="0" calcext:value-type="float">
            <text:p>0</text:p>
          </table:table-cell>
          <table:table-cell table:formula="of:=[.I89]+[.J89]+[.K8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formula="of:=MAX(0; [.G90] - [.$B$3])" office:value-type="float" office:value="0" calcext:value-type="float">
            <text:p>0</text:p>
          </table:table-cell>
          <table:table-cell table:formula="of:=FLOOR([.$B$1]*[.$B$4]*[.$H90]/([.$E$4]*[.$C$3]); 1; 0)" office:value-type="float" office:value="0" calcext:value-type="float">
            <text:p>0</text:p>
          </table:table-cell>
          <table:table-cell table:formula="of:=FLOOR([.$B$1]*[.$C$4]*[.$H90]*[.$H90]/([.$E$4]*[.$C$3]*[.$C$3]); 1; 0)" office:value-type="float" office:value="0" calcext:value-type="float">
            <text:p>0</text:p>
          </table:table-cell>
          <table:table-cell table:formula="of:=FLOOR([.$B$1]*[.$D$4]*[.$H90]*[.$H90]*[.$H90]/([.$E$4]*[.$C$3]*[.$C$3]*[.$C$3]); 1; 0)" office:value-type="float" office:value="0" calcext:value-type="float">
            <text:p>0</text:p>
          </table:table-cell>
          <table:table-cell table:formula="of:=[.I90]+[.J90]+[.K9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table:formula="of:=MAX(0; [.G91] - [.$B$3])" office:value-type="float" office:value="0" calcext:value-type="float">
            <text:p>0</text:p>
          </table:table-cell>
          <table:table-cell table:formula="of:=FLOOR([.$B$1]*[.$B$4]*[.$H91]/([.$E$4]*[.$C$3]); 1; 0)" office:value-type="float" office:value="0" calcext:value-type="float">
            <text:p>0</text:p>
          </table:table-cell>
          <table:table-cell table:formula="of:=FLOOR([.$B$1]*[.$C$4]*[.$H91]*[.$H91]/([.$E$4]*[.$C$3]*[.$C$3]); 1; 0)" office:value-type="float" office:value="0" calcext:value-type="float">
            <text:p>0</text:p>
          </table:table-cell>
          <table:table-cell table:formula="of:=FLOOR([.$B$1]*[.$D$4]*[.$H91]*[.$H91]*[.$H91]/([.$E$4]*[.$C$3]*[.$C$3]*[.$C$3]); 1; 0)" office:value-type="float" office:value="0" calcext:value-type="float">
            <text:p>0</text:p>
          </table:table-cell>
          <table:table-cell table:formula="of:=[.I91]+[.J91]+[.K9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formula="of:=MAX(0; [.G92] - [.$B$3])" office:value-type="float" office:value="0" calcext:value-type="float">
            <text:p>0</text:p>
          </table:table-cell>
          <table:table-cell table:formula="of:=FLOOR([.$B$1]*[.$B$4]*[.$H92]/([.$E$4]*[.$C$3]); 1; 0)" office:value-type="float" office:value="0" calcext:value-type="float">
            <text:p>0</text:p>
          </table:table-cell>
          <table:table-cell table:formula="of:=FLOOR([.$B$1]*[.$C$4]*[.$H92]*[.$H92]/([.$E$4]*[.$C$3]*[.$C$3]); 1; 0)" office:value-type="float" office:value="0" calcext:value-type="float">
            <text:p>0</text:p>
          </table:table-cell>
          <table:table-cell table:formula="of:=FLOOR([.$B$1]*[.$D$4]*[.$H92]*[.$H92]*[.$H92]/([.$E$4]*[.$C$3]*[.$C$3]*[.$C$3]); 1; 0)" office:value-type="float" office:value="0" calcext:value-type="float">
            <text:p>0</text:p>
          </table:table-cell>
          <table:table-cell table:formula="of:=[.I92]+[.J92]+[.K9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table:formula="of:=MAX(0; [.G93] - [.$B$3])" office:value-type="float" office:value="0" calcext:value-type="float">
            <text:p>0</text:p>
          </table:table-cell>
          <table:table-cell table:formula="of:=FLOOR([.$B$1]*[.$B$4]*[.$H93]/([.$E$4]*[.$C$3]); 1; 0)" office:value-type="float" office:value="0" calcext:value-type="float">
            <text:p>0</text:p>
          </table:table-cell>
          <table:table-cell table:formula="of:=FLOOR([.$B$1]*[.$C$4]*[.$H93]*[.$H93]/([.$E$4]*[.$C$3]*[.$C$3]); 1; 0)" office:value-type="float" office:value="0" calcext:value-type="float">
            <text:p>0</text:p>
          </table:table-cell>
          <table:table-cell table:formula="of:=FLOOR([.$B$1]*[.$D$4]*[.$H93]*[.$H93]*[.$H93]/([.$E$4]*[.$C$3]*[.$C$3]*[.$C$3]); 1; 0)" office:value-type="float" office:value="0" calcext:value-type="float">
            <text:p>0</text:p>
          </table:table-cell>
          <table:table-cell table:formula="of:=[.I93]+[.J93]+[.K9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formula="of:=MAX(0; [.G94] - [.$B$3])" office:value-type="float" office:value="0" calcext:value-type="float">
            <text:p>0</text:p>
          </table:table-cell>
          <table:table-cell table:formula="of:=FLOOR([.$B$1]*[.$B$4]*[.$H94]/([.$E$4]*[.$C$3]); 1; 0)" office:value-type="float" office:value="0" calcext:value-type="float">
            <text:p>0</text:p>
          </table:table-cell>
          <table:table-cell table:formula="of:=FLOOR([.$B$1]*[.$C$4]*[.$H94]*[.$H94]/([.$E$4]*[.$C$3]*[.$C$3]); 1; 0)" office:value-type="float" office:value="0" calcext:value-type="float">
            <text:p>0</text:p>
          </table:table-cell>
          <table:table-cell table:formula="of:=FLOOR([.$B$1]*[.$D$4]*[.$H94]*[.$H94]*[.$H94]/([.$E$4]*[.$C$3]*[.$C$3]*[.$C$3]); 1; 0)" office:value-type="float" office:value="0" calcext:value-type="float">
            <text:p>0</text:p>
          </table:table-cell>
          <table:table-cell table:formula="of:=[.I94]+[.J94]+[.K9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formula="of:=MAX(0; [.G95] - [.$B$3])" office:value-type="float" office:value="0" calcext:value-type="float">
            <text:p>0</text:p>
          </table:table-cell>
          <table:table-cell table:formula="of:=FLOOR([.$B$1]*[.$B$4]*[.$H95]/([.$E$4]*[.$C$3]); 1; 0)" office:value-type="float" office:value="0" calcext:value-type="float">
            <text:p>0</text:p>
          </table:table-cell>
          <table:table-cell table:formula="of:=FLOOR([.$B$1]*[.$C$4]*[.$H95]*[.$H95]/([.$E$4]*[.$C$3]*[.$C$3]); 1; 0)" office:value-type="float" office:value="0" calcext:value-type="float">
            <text:p>0</text:p>
          </table:table-cell>
          <table:table-cell table:formula="of:=FLOOR([.$B$1]*[.$D$4]*[.$H95]*[.$H95]*[.$H95]/([.$E$4]*[.$C$3]*[.$C$3]*[.$C$3]); 1; 0)" office:value-type="float" office:value="0" calcext:value-type="float">
            <text:p>0</text:p>
          </table:table-cell>
          <table:table-cell table:formula="of:=[.I95]+[.J95]+[.K9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formula="of:=MAX(0; [.G96] - [.$B$3])" office:value-type="float" office:value="0" calcext:value-type="float">
            <text:p>0</text:p>
          </table:table-cell>
          <table:table-cell table:formula="of:=FLOOR([.$B$1]*[.$B$4]*[.$H96]/([.$E$4]*[.$C$3]); 1; 0)" office:value-type="float" office:value="0" calcext:value-type="float">
            <text:p>0</text:p>
          </table:table-cell>
          <table:table-cell table:formula="of:=FLOOR([.$B$1]*[.$C$4]*[.$H96]*[.$H96]/([.$E$4]*[.$C$3]*[.$C$3]); 1; 0)" office:value-type="float" office:value="0" calcext:value-type="float">
            <text:p>0</text:p>
          </table:table-cell>
          <table:table-cell table:formula="of:=FLOOR([.$B$1]*[.$D$4]*[.$H96]*[.$H96]*[.$H96]/([.$E$4]*[.$C$3]*[.$C$3]*[.$C$3]); 1; 0)" office:value-type="float" office:value="0" calcext:value-type="float">
            <text:p>0</text:p>
          </table:table-cell>
          <table:table-cell table:formula="of:=[.I96]+[.J96]+[.K9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formula="of:=MAX(0; [.G97] - [.$B$3])" office:value-type="float" office:value="0" calcext:value-type="float">
            <text:p>0</text:p>
          </table:table-cell>
          <table:table-cell table:formula="of:=FLOOR([.$B$1]*[.$B$4]*[.$H97]/([.$E$4]*[.$C$3]); 1; 0)" office:value-type="float" office:value="0" calcext:value-type="float">
            <text:p>0</text:p>
          </table:table-cell>
          <table:table-cell table:formula="of:=FLOOR([.$B$1]*[.$C$4]*[.$H97]*[.$H97]/([.$E$4]*[.$C$3]*[.$C$3]); 1; 0)" office:value-type="float" office:value="0" calcext:value-type="float">
            <text:p>0</text:p>
          </table:table-cell>
          <table:table-cell table:formula="of:=FLOOR([.$B$1]*[.$D$4]*[.$H97]*[.$H97]*[.$H97]/([.$E$4]*[.$C$3]*[.$C$3]*[.$C$3]); 1; 0)" office:value-type="float" office:value="0" calcext:value-type="float">
            <text:p>0</text:p>
          </table:table-cell>
          <table:table-cell table:formula="of:=[.I97]+[.J97]+[.K9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formula="of:=MAX(0; [.G98] - [.$B$3])" office:value-type="float" office:value="0" calcext:value-type="float">
            <text:p>0</text:p>
          </table:table-cell>
          <table:table-cell table:formula="of:=FLOOR([.$B$1]*[.$B$4]*[.$H98]/([.$E$4]*[.$C$3]); 1; 0)" office:value-type="float" office:value="0" calcext:value-type="float">
            <text:p>0</text:p>
          </table:table-cell>
          <table:table-cell table:formula="of:=FLOOR([.$B$1]*[.$C$4]*[.$H98]*[.$H98]/([.$E$4]*[.$C$3]*[.$C$3]); 1; 0)" office:value-type="float" office:value="0" calcext:value-type="float">
            <text:p>0</text:p>
          </table:table-cell>
          <table:table-cell table:formula="of:=FLOOR([.$B$1]*[.$D$4]*[.$H98]*[.$H98]*[.$H98]/([.$E$4]*[.$C$3]*[.$C$3]*[.$C$3]); 1; 0)" office:value-type="float" office:value="0" calcext:value-type="float">
            <text:p>0</text:p>
          </table:table-cell>
          <table:table-cell table:formula="of:=[.I98]+[.J98]+[.K9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formula="of:=MAX(0; [.G99] - [.$B$3])" office:value-type="float" office:value="0" calcext:value-type="float">
            <text:p>0</text:p>
          </table:table-cell>
          <table:table-cell table:formula="of:=FLOOR([.$B$1]*[.$B$4]*[.$H99]/([.$E$4]*[.$C$3]); 1; 0)" office:value-type="float" office:value="0" calcext:value-type="float">
            <text:p>0</text:p>
          </table:table-cell>
          <table:table-cell table:formula="of:=FLOOR([.$B$1]*[.$C$4]*[.$H99]*[.$H99]/([.$E$4]*[.$C$3]*[.$C$3]); 1; 0)" office:value-type="float" office:value="0" calcext:value-type="float">
            <text:p>0</text:p>
          </table:table-cell>
          <table:table-cell table:formula="of:=FLOOR([.$B$1]*[.$D$4]*[.$H99]*[.$H99]*[.$H99]/([.$E$4]*[.$C$3]*[.$C$3]*[.$C$3]); 1; 0)" office:value-type="float" office:value="0" calcext:value-type="float">
            <text:p>0</text:p>
          </table:table-cell>
          <table:table-cell table:formula="of:=[.I99]+[.J99]+[.K9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formula="of:=MAX(0; [.G100] - [.$B$3])" office:value-type="float" office:value="0" calcext:value-type="float">
            <text:p>0</text:p>
          </table:table-cell>
          <table:table-cell table:formula="of:=FLOOR([.$B$1]*[.$B$4]*[.$H100]/([.$E$4]*[.$C$3]); 1; 0)" office:value-type="float" office:value="0" calcext:value-type="float">
            <text:p>0</text:p>
          </table:table-cell>
          <table:table-cell table:formula="of:=FLOOR([.$B$1]*[.$C$4]*[.$H100]*[.$H100]/([.$E$4]*[.$C$3]*[.$C$3]); 1; 0)" office:value-type="float" office:value="0" calcext:value-type="float">
            <text:p>0</text:p>
          </table:table-cell>
          <table:table-cell table:formula="of:=FLOOR([.$B$1]*[.$D$4]*[.$H100]*[.$H100]*[.$H100]/([.$E$4]*[.$C$3]*[.$C$3]*[.$C$3]); 1; 0)" office:value-type="float" office:value="0" calcext:value-type="float">
            <text:p>0</text:p>
          </table:table-cell>
          <table:table-cell table:formula="of:=[.I100]+[.J100]+[.K10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formula="of:=MAX(0; [.G101] - [.$B$3])" office:value-type="float" office:value="0" calcext:value-type="float">
            <text:p>0</text:p>
          </table:table-cell>
          <table:table-cell table:formula="of:=FLOOR([.$B$1]*[.$B$4]*[.$H101]/([.$E$4]*[.$C$3]); 1; 0)" office:value-type="float" office:value="0" calcext:value-type="float">
            <text:p>0</text:p>
          </table:table-cell>
          <table:table-cell table:formula="of:=FLOOR([.$B$1]*[.$C$4]*[.$H101]*[.$H101]/([.$E$4]*[.$C$3]*[.$C$3]); 1; 0)" office:value-type="float" office:value="0" calcext:value-type="float">
            <text:p>0</text:p>
          </table:table-cell>
          <table:table-cell table:formula="of:=FLOOR([.$B$1]*[.$D$4]*[.$H101]*[.$H101]*[.$H101]/([.$E$4]*[.$C$3]*[.$C$3]*[.$C$3]); 1; 0)" office:value-type="float" office:value="0" calcext:value-type="float">
            <text:p>0</text:p>
          </table:table-cell>
          <table:table-cell table:formula="of:=[.I101]+[.J101]+[.K101]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percentage-style style:name="N122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00/00/0000</text:date>, <text:time style:data-style-name="N2" text:time-value="07:15:39.8540671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6:25:26.053124917</meta:creation-date>
    <dc:date>2017-08-10T08:20:28.457667944</dc:date>
    <meta:editing-duration>PT10H16M25S</meta:editing-duration>
    <meta:editing-cycles>29</meta:editing-cycles>
    <meta:generator>LibreOffice/4.2.8.2$Linux_X86_64 LibreOffice_project/420m0$Build-2</meta:generator>
    <meta:document-statistic meta:table-count="2" meta:cell-count="3162" meta:object-count="0"/>
  </office:meta>
</office:document-meta>
</file>